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031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6.071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Книги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Книги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16381"/>
        <table:table-row table:style-name="ro1">
          <table:table-cell office:value-type="string" calcext:value-type="string">
            <text:p>A Light in the Attic</text:p>
          </table:table-cell>
          <table:table-cell office:value-type="string" calcext:value-type="string">
            <text:p>£51.77</text:p>
          </table:table-cell>
          <table:table-cell office:value-type="string" calcext:value-type="string">
            <text:p><text:a xlink:href="https://books.toscrape.com/media/cache/2c/da/2cdad67c44b002e7ead0cc35693c0e8b.jpg" xlink:type="simple">https://books.toscrape.com/../media/cache/2c/da/2cdad67c44b002e7ead0cc35693c0e8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ipping the Velvet</text:p>
          </table:table-cell>
          <table:table-cell office:value-type="string" calcext:value-type="string">
            <text:p>£53.74</text:p>
          </table:table-cell>
          <table:table-cell office:value-type="string" calcext:value-type="string">
            <text:p><text:a xlink:href="https://books.toscrape.com/media/cache/26/0c/260c6ae16bce31c8f8c95daddd9f4a1c.jpg" xlink:type="simple">https://books.toscrape.com/../media/cache/26/0c/260c6ae16bce31c8f8c95daddd9f4a1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mission</text:p>
          </table:table-cell>
          <table:table-cell office:value-type="string" calcext:value-type="string">
            <text:p>£50.10</text:p>
          </table:table-cell>
          <table:table-cell office:value-type="string" calcext:value-type="string">
            <text:p><text:a xlink:href="https://books.toscrape.com/media/cache/3e/ef/3eef99c9d9adef34639f510662022830.jpg" xlink:type="simple">https://books.toscrape.com/../media/cache/3e/ef/3eef99c9d9adef34639f51066202283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harp Objects</text:p>
          </table:table-cell>
          <table:table-cell office:value-type="string" calcext:value-type="string">
            <text:p>£47.82</text:p>
          </table:table-cell>
          <table:table-cell office:value-type="string" calcext:value-type="string">
            <text:p><text:a xlink:href="https://books.toscrape.com/media/cache/32/51/3251cf3a3412f53f339e42cac2134093.jpg" xlink:type="simple">https://books.toscrape.com/../media/cache/32/51/3251cf3a3412f53f339e42cac213409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apiens: A Brief History of Humankind</text:p>
          </table:table-cell>
          <table:table-cell office:value-type="string" calcext:value-type="string">
            <text:p>£54.23</text:p>
          </table:table-cell>
          <table:table-cell office:value-type="string" calcext:value-type="string">
            <text:p><text:a xlink:href="https://books.toscrape.com/media/cache/be/a5/bea5697f2534a2f86a3ef27b5a8c12a6.jpg" xlink:type="simple">https://books.toscrape.com/../media/cache/be/a5/bea5697f2534a2f86a3ef27b5a8c12a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Requiem Red</text:p>
          </table:table-cell>
          <table:table-cell office:value-type="string" calcext:value-type="string">
            <text:p>£22.65</text:p>
          </table:table-cell>
          <table:table-cell office:value-type="string" calcext:value-type="string">
            <text:p><text:a xlink:href="https://books.toscrape.com/media/cache/68/33/68339b4c9bc034267e1da611ab3b34f8.jpg" xlink:type="simple">https://books.toscrape.com/../media/cache/68/33/68339b4c9bc034267e1da611ab3b34f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Dirty Little Secrets of Getting Your Dream Job</text:p>
          </table:table-cell>
          <table:table-cell office:value-type="string" calcext:value-type="string">
            <text:p>£33.34</text:p>
          </table:table-cell>
          <table:table-cell office:value-type="string" calcext:value-type="string">
            <text:p><text:a xlink:href="https://books.toscrape.com/media/cache/92/27/92274a95b7c251fea59a2b8a78275ab4.jpg" xlink:type="simple">https://books.toscrape.com/../media/cache/92/27/92274a95b7c251fea59a2b8a78275ab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Coming Woman: A Novel Based on the Life of the Infamous Feminist, Victoria Woodhull</text:p>
          </table:table-cell>
          <table:table-cell office:value-type="string" calcext:value-type="string">
            <text:p>£17.93</text:p>
          </table:table-cell>
          <table:table-cell office:value-type="string" calcext:value-type="string">
            <text:p><text:a xlink:href="https://books.toscrape.com/media/cache/3d/54/3d54940e57e662c4dd1f3ff00c78cc64.jpg" xlink:type="simple">https://books.toscrape.com/../media/cache/3d/54/3d54940e57e662c4dd1f3ff00c78cc6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oys in the Boat: Nine Americans and Their Epic Quest for Gold at the 1936 Berlin Olympics</text:p>
          </table:table-cell>
          <table:table-cell office:value-type="string" calcext:value-type="string">
            <text:p>£22.60</text:p>
          </table:table-cell>
          <table:table-cell office:value-type="string" calcext:value-type="string">
            <text:p><text:a xlink:href="https://books.toscrape.com/media/cache/66/88/66883b91f6804b2323c8369331cb7dd1.jpg" xlink:type="simple">https://books.toscrape.com/../media/cache/66/88/66883b91f6804b2323c8369331cb7dd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lack Maria</text:p>
          </table:table-cell>
          <table:table-cell office:value-type="string" calcext:value-type="string">
            <text:p>£52.15</text:p>
          </table:table-cell>
          <table:table-cell office:value-type="string" calcext:value-type="string">
            <text:p><text:a xlink:href="https://books.toscrape.com/media/cache/58/46/5846057e28022268153beff6d352b06c.jpg" xlink:type="simple">https://books.toscrape.com/../media/cache/58/46/5846057e28022268153beff6d352b06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rving Hearts (Triangular Trade Trilogy, #1)</text:p>
          </table:table-cell>
          <table:table-cell office:value-type="string" calcext:value-type="string">
            <text:p>£13.99</text:p>
          </table:table-cell>
          <table:table-cell office:value-type="string" calcext:value-type="string">
            <text:p><text:a xlink:href="https://books.toscrape.com/media/cache/be/f4/bef44da28c98f905a3ebec0b87be8530.jpg" xlink:type="simple">https://books.toscrape.com/../media/cache/be/f4/bef44da28c98f905a3ebec0b87be853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hakespeare's Sonnets</text:p>
          </table:table-cell>
          <table:table-cell office:value-type="string" calcext:value-type="string">
            <text:p>£20.66</text:p>
          </table:table-cell>
          <table:table-cell office:value-type="string" calcext:value-type="string">
            <text:p><text:a xlink:href="https://books.toscrape.com/media/cache/10/48/1048f63d3b5061cd2f424d20b3f9b666.jpg" xlink:type="simple">https://books.toscrape.com/../media/cache/10/48/1048f63d3b5061cd2f424d20b3f9b66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et Me Free</text:p>
          </table:table-cell>
          <table:table-cell office:value-type="string" calcext:value-type="string">
            <text:p>£17.46</text:p>
          </table:table-cell>
          <table:table-cell office:value-type="string" calcext:value-type="string">
            <text:p><text:a xlink:href="https://books.toscrape.com/media/cache/5b/88/5b88c52633f53cacf162c15f4f823153.jpg" xlink:type="simple">https://books.toscrape.com/../media/cache/5b/88/5b88c52633f53cacf162c15f4f82315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cott Pilgrim's Precious Little Life (Scott Pilgrim #1)</text:p>
          </table:table-cell>
          <table:table-cell office:value-type="string" calcext:value-type="string">
            <text:p>£52.29</text:p>
          </table:table-cell>
          <table:table-cell office:value-type="string" calcext:value-type="string">
            <text:p><text:a xlink:href="https://books.toscrape.com/media/cache/94/b1/94b1b8b244bce9677c2f29ccc890d4d2.jpg" xlink:type="simple">https://books.toscrape.com/../media/cache/94/b1/94b1b8b244bce9677c2f29ccc890d4d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p it Up and Start Again</text:p>
          </table:table-cell>
          <table:table-cell office:value-type="string" calcext:value-type="string">
            <text:p>£35.02</text:p>
          </table:table-cell>
          <table:table-cell office:value-type="string" calcext:value-type="string">
            <text:p><text:a xlink:href="https://books.toscrape.com/media/cache/81/c4/81c4a973364e17d01f217e1188253d5e.jpg" xlink:type="simple">https://books.toscrape.com/../media/cache/81/c4/81c4a973364e17d01f217e1188253d5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ur Band Could Be Your Life: Scenes from the American Indie Underground, 1981-1991</text:p>
          </table:table-cell>
          <table:table-cell office:value-type="string" calcext:value-type="string">
            <text:p>£57.25</text:p>
          </table:table-cell>
          <table:table-cell office:value-type="string" calcext:value-type="string">
            <text:p><text:a xlink:href="https://books.toscrape.com/media/cache/54/60/54607fe8945897cdcced0044103b10b6.jpg" xlink:type="simple">https://books.toscrape.com/../media/cache/54/60/54607fe8945897cdcced0044103b10b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lio</text:p>
          </table:table-cell>
          <table:table-cell office:value-type="string" calcext:value-type="string">
            <text:p>£23.88</text:p>
          </table:table-cell>
          <table:table-cell office:value-type="string" calcext:value-type="string">
            <text:p><text:a xlink:href="https://books.toscrape.com/media/cache/55/33/553310a7162dfbc2c6d19a84da0df9e1.jpg" xlink:type="simple">https://books.toscrape.com/../media/cache/55/33/553310a7162dfbc2c6d19a84da0df9e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esaerion: The Best Science Fiction Stories 1800-1849</text:p>
          </table:table-cell>
          <table:table-cell office:value-type="string" calcext:value-type="string">
            <text:p>£37.59</text:p>
          </table:table-cell>
          <table:table-cell office:value-type="string" calcext:value-type="string">
            <text:p><text:a xlink:href="https://books.toscrape.com/media/cache/09/a3/09a3aef48557576e1a85ba7efea8ecb7.jpg" xlink:type="simple">https://books.toscrape.com/../media/cache/09/a3/09a3aef48557576e1a85ba7efea8ecb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ibertarianism for Beginners</text:p>
          </table:table-cell>
          <table:table-cell office:value-type="string" calcext:value-type="string">
            <text:p>£51.33</text:p>
          </table:table-cell>
          <table:table-cell office:value-type="string" calcext:value-type="string">
            <text:p><text:a xlink:href="https://books.toscrape.com/media/cache/0b/bc/0bbcd0a6f4bcd81ccb1049a52736406e.jpg" xlink:type="simple">https://books.toscrape.com/../media/cache/0b/bc/0bbcd0a6f4bcd81ccb1049a52736406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t's Only the Himalayas</text:p>
          </table:table-cell>
          <table:table-cell office:value-type="string" calcext:value-type="string">
            <text:p>£45.17</text:p>
          </table:table-cell>
          <table:table-cell office:value-type="string" calcext:value-type="string">
            <text:p><text:a xlink:href="https://books.toscrape.com/media/cache/27/a5/27a53d0bb95bdd88288eaf66c9230d7e.jpg" xlink:type="simple">https://books.toscrape.com/../media/cache/27/a5/27a53d0bb95bdd88288eaf66c9230d7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n Her Wake</text:p>
          </table:table-cell>
          <table:table-cell office:value-type="string" calcext:value-type="string">
            <text:p>£12.84</text:p>
          </table:table-cell>
          <table:table-cell office:value-type="string" calcext:value-type="string">
            <text:p><text:a xlink:href="https://books.toscrape.com/media/cache/5d/72/5d72709c6a7a9584a4d1cf07648bfce1.jpg" xlink:type="simple">https://books.toscrape.com/../media/cache/5d/72/5d72709c6a7a9584a4d1cf07648bfce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ow Music Works</text:p>
          </table:table-cell>
          <table:table-cell office:value-type="string" calcext:value-type="string">
            <text:p>£37.32</text:p>
          </table:table-cell>
          <table:table-cell office:value-type="string" calcext:value-type="string">
            <text:p><text:a xlink:href="https://books.toscrape.com/media/cache/5c/c8/5cc8e107246cb478960d4f0aba1e1c8e.jpg" xlink:type="simple">https://books.toscrape.com/../media/cache/5c/c8/5cc8e107246cb478960d4f0aba1e1c8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oolproof Preserving: A Guide to Small Batch Jams, Jellies, Pickles, Condiments, and More: A Foolproof Guide to Making Small Batch Jams, Jellies, Pickles, Condiments, and More</text:p>
          </table:table-cell>
          <table:table-cell office:value-type="string" calcext:value-type="string">
            <text:p>£30.52</text:p>
          </table:table-cell>
          <table:table-cell office:value-type="string" calcext:value-type="string">
            <text:p><text:a xlink:href="https://books.toscrape.com/media/cache/9f/59/9f59f01fa916a7bb8f0b28a4012179a4.jpg" xlink:type="simple">https://books.toscrape.com/../media/cache/9f/59/9f59f01fa916a7bb8f0b28a4012179a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hase Me (Paris Nights #2)</text:p>
          </table:table-cell>
          <table:table-cell office:value-type="string" calcext:value-type="string">
            <text:p>£25.27</text:p>
          </table:table-cell>
          <table:table-cell office:value-type="string" calcext:value-type="string">
            <text:p><text:a xlink:href="https://books.toscrape.com/media/cache/9c/2e/9c2e0eb8866b8e3f3b768994fd3d1c1a.jpg" xlink:type="simple">https://books.toscrape.com/../media/cache/9c/2e/9c2e0eb8866b8e3f3b768994fd3d1c1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lack Dust</text:p>
          </table:table-cell>
          <table:table-cell office:value-type="string" calcext:value-type="string">
            <text:p>£34.53</text:p>
          </table:table-cell>
          <table:table-cell office:value-type="string" calcext:value-type="string">
            <text:p><text:a xlink:href="https://books.toscrape.com/media/cache/44/cc/44ccc99c8f82c33d4f9d2afa4ef25787.jpg" xlink:type="simple">https://books.toscrape.com/../media/cache/44/cc/44ccc99c8f82c33d4f9d2afa4ef2578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irdsong: A Story in Pictures</text:p>
          </table:table-cell>
          <table:table-cell office:value-type="string" calcext:value-type="string">
            <text:p>£54.64</text:p>
          </table:table-cell>
          <table:table-cell office:value-type="string" calcext:value-type="string">
            <text:p><text:a xlink:href="https://books.toscrape.com/media/cache/af/6e/af6e796160fe63e0cf19d44395c7ddf2.jpg" xlink:type="simple">https://books.toscrape.com/../media/cache/af/6e/af6e796160fe63e0cf19d44395c7ddf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merica's Cradle of Quarterbacks: Western Pennsylvania's Football Factory from Johnny Unitas to Joe Montana</text:p>
          </table:table-cell>
          <table:table-cell office:value-type="string" calcext:value-type="string">
            <text:p>£22.50</text:p>
          </table:table-cell>
          <table:table-cell office:value-type="string" calcext:value-type="string">
            <text:p><text:a xlink:href="https://books.toscrape.com/media/cache/ef/0b/ef0bed08de4e083dba5e20fdb98d9c36.jpg" xlink:type="simple">https://books.toscrape.com/../media/cache/ef/0b/ef0bed08de4e083dba5e20fdb98d9c3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laddin and His Wonderful Lamp</text:p>
          </table:table-cell>
          <table:table-cell office:value-type="string" calcext:value-type="string">
            <text:p>£53.13</text:p>
          </table:table-cell>
          <table:table-cell office:value-type="string" calcext:value-type="string">
            <text:p><text:a xlink:href="https://books.toscrape.com/media/cache/d6/da/d6da0371958068bbaf39ea9c174275cd.jpg" xlink:type="simple">https://books.toscrape.com/../media/cache/d6/da/d6da0371958068bbaf39ea9c174275c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orlds Elsewhere: Journeys Around Shakespeareâs Globe</text:p>
          </table:table-cell>
          <table:table-cell office:value-type="string" calcext:value-type="string">
            <text:p>£40.30</text:p>
          </table:table-cell>
          <table:table-cell office:value-type="string" calcext:value-type="string">
            <text:p><text:a xlink:href="https://books.toscrape.com/media/cache/2e/98/2e98c332bf8563b584784971541c4445.jpg" xlink:type="simple">https://books.toscrape.com/../media/cache/2e/98/2e98c332bf8563b584784971541c444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all and Piece</text:p>
          </table:table-cell>
          <table:table-cell office:value-type="string" calcext:value-type="string">
            <text:p>£44.18</text:p>
          </table:table-cell>
          <table:table-cell office:value-type="string" calcext:value-type="string">
            <text:p><text:a xlink:href="https://books.toscrape.com/media/cache/a5/41/a5416b9646aaa7287baa287ec2590270.jpg" xlink:type="simple">https://books.toscrape.com/../media/cache/a5/41/a5416b9646aaa7287baa287ec259027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Four Agreements: A Practical Guide to Personal Freedom</text:p>
          </table:table-cell>
          <table:table-cell office:value-type="string" calcext:value-type="string">
            <text:p>£17.66</text:p>
          </table:table-cell>
          <table:table-cell office:value-type="string" calcext:value-type="string">
            <text:p><text:a xlink:href="https://books.toscrape.com/media/cache/0f/7e/0f7ee69495c0df1d35723f012624a9f8.jpg" xlink:type="simple">https://books.toscrape.com/../media/cache/0f/7e/0f7ee69495c0df1d35723f012624a9f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Five Love Languages: How to Express Heartfelt Commitment to Your Mate</text:p>
          </table:table-cell>
          <table:table-cell office:value-type="string" calcext:value-type="string">
            <text:p>£31.05</text:p>
          </table:table-cell>
          <table:table-cell office:value-type="string" calcext:value-type="string">
            <text:p><text:a xlink:href="https://books.toscrape.com/media/cache/38/c5/38c56fba316c07305643a8065269594e.jpg" xlink:type="simple">https://books.toscrape.com/../media/cache/38/c5/38c56fba316c07305643a8065269594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Elephant Tree</text:p>
          </table:table-cell>
          <table:table-cell office:value-type="string" calcext:value-type="string">
            <text:p>£23.82</text:p>
          </table:table-cell>
          <table:table-cell office:value-type="string" calcext:value-type="string">
            <text:p><text:a xlink:href="https://books.toscrape.com/media/cache/5d/7e/5d7ecde8e81513eba8a64c9fe000744b.jpg" xlink:type="simple">https://books.toscrape.com/../media/cache/5d/7e/5d7ecde8e81513eba8a64c9fe000744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ear and the Piano</text:p>
          </table:table-cell>
          <table:table-cell office:value-type="string" calcext:value-type="string">
            <text:p>£36.89</text:p>
          </table:table-cell>
          <table:table-cell office:value-type="string" calcext:value-type="string">
            <text:p><text:a xlink:href="https://books.toscrape.com/media/cache/cf/bb/cfbb5e62715c6d888fd07794c9bab5d6.jpg" xlink:type="simple">https://books.toscrape.com/../media/cache/cf/bb/cfbb5e62715c6d888fd07794c9bab5d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ophie's World</text:p>
          </table:table-cell>
          <table:table-cell office:value-type="string" calcext:value-type="string">
            <text:p>£15.94</text:p>
          </table:table-cell>
          <table:table-cell office:value-type="string" calcext:value-type="string">
            <text:p><text:a xlink:href="https://books.toscrape.com/media/cache/65/71/6571919836ec51ed54f0050c31d8a0cd.jpg" xlink:type="simple">https://books.toscrape.com/../media/cache/65/71/6571919836ec51ed54f0050c31d8a0c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enny Maybe</text:p>
          </table:table-cell>
          <table:table-cell office:value-type="string" calcext:value-type="string">
            <text:p>£33.29</text:p>
          </table:table-cell>
          <table:table-cell office:value-type="string" calcext:value-type="string">
            <text:p><text:a xlink:href="https://books.toscrape.com/media/cache/12/53/1253c21c5ef3c6d075c5fa3f5fecee6a.jpg" xlink:type="simple">https://books.toscrape.com/../media/cache/12/53/1253c21c5ef3c6d075c5fa3f5fecee6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aude (1883-1993):She Grew Up with the country</text:p>
          </table:table-cell>
          <table:table-cell office:value-type="string" calcext:value-type="string">
            <text:p>£18.02</text:p>
          </table:table-cell>
          <table:table-cell office:value-type="string" calcext:value-type="string">
            <text:p><text:a xlink:href="https://books.toscrape.com/media/cache/f5/88/f5889d038f5d8e949b494d147c2dcf54.jpg" xlink:type="simple">https://books.toscrape.com/../media/cache/f5/88/f5889d038f5d8e949b494d147c2dcf5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n a Dark, Dark Wood</text:p>
          </table:table-cell>
          <table:table-cell office:value-type="string" calcext:value-type="string">
            <text:p>£19.63</text:p>
          </table:table-cell>
          <table:table-cell office:value-type="string" calcext:value-type="string">
            <text:p><text:a xlink:href="https://books.toscrape.com/media/cache/23/85/238570a1c284e730dbc737a7e631ae2b.jpg" xlink:type="simple">https://books.toscrape.com/../media/cache/23/85/238570a1c284e730dbc737a7e631ae2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ehind Closed Doors</text:p>
          </table:table-cell>
          <table:table-cell office:value-type="string" calcext:value-type="string">
            <text:p>£52.22</text:p>
          </table:table-cell>
          <table:table-cell office:value-type="string" calcext:value-type="string">
            <text:p><text:a xlink:href="https://books.toscrape.com/media/cache/e1/5c/e15c289ba58cea38519e1281e859f0c1.jpg" xlink:type="simple">https://books.toscrape.com/../media/cache/e1/5c/e15c289ba58cea38519e1281e859f0c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You can't bury them all: Poems</text:p>
          </table:table-cell>
          <table:table-cell office:value-type="string" calcext:value-type="string">
            <text:p>£33.63</text:p>
          </table:table-cell>
          <table:table-cell office:value-type="string" calcext:value-type="string">
            <text:p><text:a xlink:href="https://books.toscrape.com/media/cache/e9/20/e9203b733126c4a0832a1c7885dc27cf.jpg" xlink:type="simple">https://books.toscrape.com/../media/cache/e9/20/e9203b733126c4a0832a1c7885dc27c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low States of Collapse: Poems</text:p>
          </table:table-cell>
          <table:table-cell office:value-type="string" calcext:value-type="string">
            <text:p>£57.31</text:p>
          </table:table-cell>
          <table:table-cell office:value-type="string" calcext:value-type="string">
            <text:p><text:a xlink:href="https://books.toscrape.com/media/cache/72/41/72417db983862010ef0c1a25de98c7d7.jpg" xlink:type="simple">https://books.toscrape.com/../media/cache/72/41/72417db983862010ef0c1a25de98c7d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easons to Stay Alive</text:p>
          </table:table-cell>
          <table:table-cell office:value-type="string" calcext:value-type="string">
            <text:p>£26.41</text:p>
          </table:table-cell>
          <table:table-cell office:value-type="string" calcext:value-type="string">
            <text:p><text:a xlink:href="https://books.toscrape.com/media/cache/cb/bd/cbbdb0222ee8a0f6ab61657412a15794.jpg" xlink:type="simple">https://books.toscrape.com/../media/cache/cb/bd/cbbdb0222ee8a0f6ab61657412a1579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rivate Paris (Private #10)</text:p>
          </table:table-cell>
          <table:table-cell office:value-type="string" calcext:value-type="string">
            <text:p>£47.61</text:p>
          </table:table-cell>
          <table:table-cell office:value-type="string" calcext:value-type="string">
            <text:p><text:a xlink:href="https://books.toscrape.com/media/cache/9d/05/9d0533bae1578846d728a82913b95c26.jpg" xlink:type="simple">https://books.toscrape.com/../media/cache/9d/05/9d0533bae1578846d728a82913b95c2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#HigherSelfie: Wake Up Your Life. Free Your Soul. Find Your Tribe.</text:p>
          </table:table-cell>
          <table:table-cell office:value-type="string" calcext:value-type="string">
            <text:p>£23.11</text:p>
          </table:table-cell>
          <table:table-cell office:value-type="string" calcext:value-type="string">
            <text:p><text:a xlink:href="https://books.toscrape.com/media/cache/9c/46/9c463c7631c82401160fd3b554b8f0e1.jpg" xlink:type="simple">https://books.toscrape.com/../media/cache/9c/46/9c463c7631c82401160fd3b554b8f0e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ithout Borders (Wanderlove #1)</text:p>
          </table:table-cell>
          <table:table-cell office:value-type="string" calcext:value-type="string">
            <text:p>£45.07</text:p>
          </table:table-cell>
          <table:table-cell office:value-type="string" calcext:value-type="string">
            <text:p><text:a xlink:href="https://books.toscrape.com/media/cache/24/e2/24e2f5c9d325c4004d8190c054da86dd.jpg" xlink:type="simple">https://books.toscrape.com/../media/cache/24/e2/24e2f5c9d325c4004d8190c054da86d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hen We Collided</text:p>
          </table:table-cell>
          <table:table-cell office:value-type="string" calcext:value-type="string">
            <text:p>£31.77</text:p>
          </table:table-cell>
          <table:table-cell office:value-type="string" calcext:value-type="string">
            <text:p><text:a xlink:href="https://books.toscrape.com/media/cache/08/04/08044269fc197645268a6197c57e6173.jpg" xlink:type="simple">https://books.toscrape.com/../media/cache/08/04/08044269fc197645268a6197c57e617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e Love You, Charlie Freeman</text:p>
          </table:table-cell>
          <table:table-cell office:value-type="string" calcext:value-type="string">
            <text:p>£50.27</text:p>
          </table:table-cell>
          <table:table-cell office:value-type="string" calcext:value-type="string">
            <text:p><text:a xlink:href="https://books.toscrape.com/media/cache/5f/15/5f152afdbc42356ecba02f61058a7e5b.jpg" xlink:type="simple">https://books.toscrape.com/../media/cache/5f/15/5f152afdbc42356ecba02f61058a7e5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Untitled Collection: Sabbath Poems 2014</text:p>
          </table:table-cell>
          <table:table-cell office:value-type="string" calcext:value-type="string">
            <text:p>£14.27</text:p>
          </table:table-cell>
          <table:table-cell office:value-type="string" calcext:value-type="string">
            <text:p><text:a xlink:href="https://books.toscrape.com/media/cache/f9/3b/f93b4a650f03a5d21f2436d7813f42c2.jpg" xlink:type="simple">https://books.toscrape.com/../media/cache/f9/3b/f93b4a650f03a5d21f2436d7813f42c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Unseen City: The Majesty of Pigeons, the Discreet Charm of Snails &amp; Other Wonders of the Urban Wilderness</text:p>
          </table:table-cell>
          <table:table-cell office:value-type="string" calcext:value-type="string">
            <text:p>£44.18</text:p>
          </table:table-cell>
          <table:table-cell office:value-type="string" calcext:value-type="string">
            <text:p><text:a xlink:href="https://books.toscrape.com/media/cache/41/a2/41a20f35adf0caea24f208dc01ad7681.jpg" xlink:type="simple">https://books.toscrape.com/../media/cache/41/a2/41a20f35adf0caea24f208dc01ad768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Unicorn Tracks</text:p>
          </table:table-cell>
          <table:table-cell office:value-type="string" calcext:value-type="string">
            <text:p>£18.78</text:p>
          </table:table-cell>
          <table:table-cell office:value-type="string" calcext:value-type="string">
            <text:p><text:a xlink:href="https://books.toscrape.com/media/cache/76/8e/768ea5924ac1ef6297c2be9959c796c2.jpg" xlink:type="simple">https://books.toscrape.com/../media/cache/76/8e/768ea5924ac1ef6297c2be9959c796c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Unbound: How Eight Technologies Made Us Human, Transformed Society, and Brought Our World to the Brink</text:p>
          </table:table-cell>
          <table:table-cell office:value-type="string" calcext:value-type="string">
            <text:p>£25.52</text:p>
          </table:table-cell>
          <table:table-cell office:value-type="string" calcext:value-type="string">
            <text:p><text:a xlink:href="https://books.toscrape.com/media/cache/4a/3b/4a3b055f9e378a95fedbef55e7bab7ce.jpg" xlink:type="simple">https://books.toscrape.com/../media/cache/4a/3b/4a3b055f9e378a95fedbef55e7bab7c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subasa: WoRLD CHRoNiCLE 2 (Tsubasa WoRLD CHRoNiCLE #2)</text:p>
          </table:table-cell>
          <table:table-cell office:value-type="string" calcext:value-type="string">
            <text:p>£16.28</text:p>
          </table:table-cell>
          <table:table-cell office:value-type="string" calcext:value-type="string">
            <text:p><text:a xlink:href="https://books.toscrape.com/media/cache/36/df/36df4caaf1420b1183a8235355d39e69.jpg" xlink:type="simple">https://books.toscrape.com/../media/cache/36/df/36df4caaf1420b1183a8235355d39e6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rowing Rocks at the Google Bus: How Growth Became the Enemy of Prosperity</text:p>
          </table:table-cell>
          <table:table-cell office:value-type="string" calcext:value-type="string">
            <text:p>£31.12</text:p>
          </table:table-cell>
          <table:table-cell office:value-type="string" calcext:value-type="string">
            <text:p><text:a xlink:href="https://books.toscrape.com/media/cache/03/86/038650c9e7517b4baf2a423cd8eed38f.jpg" xlink:type="simple">https://books.toscrape.com/../media/cache/03/86/038650c9e7517b4baf2a423cd8eed38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is One Summer</text:p>
          </table:table-cell>
          <table:table-cell office:value-type="string" calcext:value-type="string">
            <text:p>£19.49</text:p>
          </table:table-cell>
          <table:table-cell office:value-type="string" calcext:value-type="string">
            <text:p><text:a xlink:href="https://books.toscrape.com/media/cache/c4/dd/c4ddd9ced89966b0602ec85e00cd5b61.jpg" xlink:type="simple">https://books.toscrape.com/../media/cache/c4/dd/c4ddd9ced89966b0602ec85e00cd5b6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irst</text:p>
          </table:table-cell>
          <table:table-cell office:value-type="string" calcext:value-type="string">
            <text:p>£17.27</text:p>
          </table:table-cell>
          <table:table-cell office:value-type="string" calcext:value-type="string">
            <text:p><text:a xlink:href="https://books.toscrape.com/media/cache/c4/0a/c40a64f59e7487b1a80a049f6ceb2ba5.jpg" xlink:type="simple">https://books.toscrape.com/../media/cache/c4/0a/c40a64f59e7487b1a80a049f6ceb2ba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Torch Is Passed: A Harding Family Story</text:p>
          </table:table-cell>
          <table:table-cell office:value-type="string" calcext:value-type="string">
            <text:p>£19.09</text:p>
          </table:table-cell>
          <table:table-cell office:value-type="string" calcext:value-type="string">
            <text:p><text:a xlink:href="https://books.toscrape.com/media/cache/33/e5/33e507172541628acfd421503196b578.jpg" xlink:type="simple">https://books.toscrape.com/../media/cache/33/e5/33e507172541628acfd421503196b57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ecret of Dreadwillow Carse</text:p>
          </table:table-cell>
          <table:table-cell office:value-type="string" calcext:value-type="string">
            <text:p>£56.13</text:p>
          </table:table-cell>
          <table:table-cell office:value-type="string" calcext:value-type="string">
            <text:p><text:a xlink:href="https://books.toscrape.com/media/cache/c4/a2/c4a2a1a026c67bcceb5a411c724d7d0c.jpg" xlink:type="simple">https://books.toscrape.com/../media/cache/c4/a2/c4a2a1a026c67bcceb5a411c724d7d0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Pioneer Woman Cooks: Dinnertime: Comfort Classics, Freezer Food, 16-Minute Meals, and Other Delicious Ways to Solve Supper!</text:p>
          </table:table-cell>
          <table:table-cell office:value-type="string" calcext:value-type="string">
            <text:p>£56.41</text:p>
          </table:table-cell>
          <table:table-cell office:value-type="string" calcext:value-type="string">
            <text:p><text:a xlink:href="https://books.toscrape.com/media/cache/b7/f4/b7f4843dbe062d44be1ffcfa16b2faa4.jpg" xlink:type="simple">https://books.toscrape.com/../media/cache/b7/f4/b7f4843dbe062d44be1ffcfa16b2faa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Past Never Ends</text:p>
          </table:table-cell>
          <table:table-cell office:value-type="string" calcext:value-type="string">
            <text:p>£56.50</text:p>
          </table:table-cell>
          <table:table-cell office:value-type="string" calcext:value-type="string">
            <text:p><text:a xlink:href="https://books.toscrape.com/media/cache/89/b8/89b850edb01851a91f64ba114b96acb6.jpg" xlink:type="simple">https://books.toscrape.com/../media/cache/89/b8/89b850edb01851a91f64ba114b96acb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Natural History of Us (The Fine Art of Pretending #2)</text:p>
          </table:table-cell>
          <table:table-cell office:value-type="string" calcext:value-type="string">
            <text:p>£45.22</text:p>
          </table:table-cell>
          <table:table-cell office:value-type="string" calcext:value-type="string">
            <text:p><text:a xlink:href="https://books.toscrape.com/media/cache/5d/7f/5d7f496cdf5e5962a73ecdcc1505c1d5.jpg" xlink:type="simple">https://books.toscrape.com/../media/cache/5d/7f/5d7f496cdf5e5962a73ecdcc1505c1d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Nameless City (The Nameless City #1)</text:p>
          </table:table-cell>
          <table:table-cell office:value-type="string" calcext:value-type="string">
            <text:p>£38.16</text:p>
          </table:table-cell>
          <table:table-cell office:value-type="string" calcext:value-type="string">
            <text:p><text:a xlink:href="https://books.toscrape.com/media/cache/f4/79/f479de5f305c2ac0512702cf7155bb74.jpg" xlink:type="simple">https://books.toscrape.com/../media/cache/f4/79/f479de5f305c2ac0512702cf7155bb7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urder That Never Was (Forensic Instincts #5)</text:p>
          </table:table-cell>
          <table:table-cell office:value-type="string" calcext:value-type="string">
            <text:p>£54.11</text:p>
          </table:table-cell>
          <table:table-cell office:value-type="string" calcext:value-type="string">
            <text:p><text:a xlink:href="https://books.toscrape.com/media/cache/dc/44/dc44f8e2aebac48ca8553814d9b021a8.jpg" xlink:type="simple">https://books.toscrape.com/../media/cache/dc/44/dc44f8e2aebac48ca8553814d9b021a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ost Perfect Thing: Inside (and Outside) a Bird's Egg</text:p>
          </table:table-cell>
          <table:table-cell office:value-type="string" calcext:value-type="string">
            <text:p>£42.96</text:p>
          </table:table-cell>
          <table:table-cell office:value-type="string" calcext:value-type="string">
            <text:p><text:a xlink:href="https://books.toscrape.com/media/cache/d4/8d/d48d5122a15347e9fe2b15ad354d69bf.jpg" xlink:type="simple">https://books.toscrape.com/../media/cache/d4/8d/d48d5122a15347e9fe2b15ad354d69b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indfulness and Acceptance Workbook for Anxiety: A Guide to Breaking Free from Anxiety, Phobias, and Worry Using Acceptance and Commitment Therapy</text:p>
          </table:table-cell>
          <table:table-cell office:value-type="string" calcext:value-type="string">
            <text:p>£23.89</text:p>
          </table:table-cell>
          <table:table-cell office:value-type="string" calcext:value-type="string">
            <text:p><text:a xlink:href="https://books.toscrape.com/media/cache/f8/6d/f86d08178e3788563ac17be5aefd29f0.jpg" xlink:type="simple">https://books.toscrape.com/../media/cache/f8/6d/f86d08178e3788563ac17be5aefd29f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ife-Changing Magic of Tidying Up: The Japanese Art of Decluttering and Organizing</text:p>
          </table:table-cell>
          <table:table-cell office:value-type="string" calcext:value-type="string">
            <text:p>£16.77</text:p>
          </table:table-cell>
          <table:table-cell office:value-type="string" calcext:value-type="string">
            <text:p><text:a xlink:href="https://books.toscrape.com/media/cache/95/64/95647d6a526bf54120b9445e124794e1.jpg" xlink:type="simple">https://books.toscrape.com/../media/cache/95/64/95647d6a526bf54120b9445e124794e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Inefficiency Assassin: Time Management Tactics for Working Smarter, Not Longer</text:p>
          </table:table-cell>
          <table:table-cell office:value-type="string" calcext:value-type="string">
            <text:p>£20.59</text:p>
          </table:table-cell>
          <table:table-cell office:value-type="string" calcext:value-type="string">
            <text:p><text:a xlink:href="https://books.toscrape.com/media/cache/75/dc/75dce2f5949b407161f37f0af249b018.jpg" xlink:type="simple">https://books.toscrape.com/../media/cache/75/dc/75dce2f5949b407161f37f0af249b01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utsy Girl: Escapades for Your Life of Epic Adventure</text:p>
          </table:table-cell>
          <table:table-cell office:value-type="string" calcext:value-type="string">
            <text:p>£37.13</text:p>
          </table:table-cell>
          <table:table-cell office:value-type="string" calcext:value-type="string">
            <text:p><text:a xlink:href="https://books.toscrape.com/media/cache/64/15/641570cd7e7aded53c7d33d78a9629f1.jpg" xlink:type="simple">https://books.toscrape.com/../media/cache/64/15/641570cd7e7aded53c7d33d78a9629f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Electric Pencil: Drawings from Inside State Hospital No. 3</text:p>
          </table:table-cell>
          <table:table-cell office:value-type="string" calcext:value-type="string">
            <text:p>£56.06</text:p>
          </table:table-cell>
          <table:table-cell office:value-type="string" calcext:value-type="string">
            <text:p><text:a xlink:href="https://books.toscrape.com/media/cache/2e/23/2e236e23ad52aa74505f224f6552eda8.jpg" xlink:type="simple">https://books.toscrape.com/../media/cache/2e/23/2e236e23ad52aa74505f224f6552eda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Death of Humanity: and the Case for Life</text:p>
          </table:table-cell>
          <table:table-cell office:value-type="string" calcext:value-type="string">
            <text:p>£58.11</text:p>
          </table:table-cell>
          <table:table-cell office:value-type="string" calcext:value-type="string">
            <text:p><text:a xlink:href="https://books.toscrape.com/media/cache/71/df/71df730cf38c232ee58a2e407135f055.jpg" xlink:type="simple">https://books.toscrape.com/../media/cache/71/df/71df730cf38c232ee58a2e407135f05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ulletproof Diet: Lose up to a Pound a Day, Reclaim Energy and Focus, Upgrade Your Life</text:p>
          </table:table-cell>
          <table:table-cell office:value-type="string" calcext:value-type="string">
            <text:p>£49.05</text:p>
          </table:table-cell>
          <table:table-cell office:value-type="string" calcext:value-type="string">
            <text:p><text:a xlink:href="https://books.toscrape.com/media/cache/ee/3e/ee3e219d23e73ba71c79b700f183aaed.jpg" xlink:type="simple">https://books.toscrape.com/../media/cache/ee/3e/ee3e219d23e73ba71c79b700f183aae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Art Forger</text:p>
          </table:table-cell>
          <table:table-cell office:value-type="string" calcext:value-type="string">
            <text:p>£40.76</text:p>
          </table:table-cell>
          <table:table-cell office:value-type="string" calcext:value-type="string">
            <text:p><text:a xlink:href="https://books.toscrape.com/media/cache/70/fa/70fa6c0437d9c97dbeada6bd32bf9d2c.jpg" xlink:type="simple">https://books.toscrape.com/../media/cache/70/fa/70fa6c0437d9c97dbeada6bd32bf9d2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Age of Genius: The Seventeenth Century and the Birth of the Modern Mind</text:p>
          </table:table-cell>
          <table:table-cell office:value-type="string" calcext:value-type="string">
            <text:p>£19.73</text:p>
          </table:table-cell>
          <table:table-cell office:value-type="string" calcext:value-type="string">
            <text:p><text:a xlink:href="https://books.toscrape.com/media/cache/2d/4e/2d4e358712e6c9f1d3bdd78d1a16e5a8.jpg" xlink:type="simple">https://books.toscrape.com/../media/cache/2d/4e/2d4e358712e6c9f1d3bdd78d1a16e5a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Activist's Tao Te Ching: Ancient Advice for a Modern Revolution</text:p>
          </table:table-cell>
          <table:table-cell office:value-type="string" calcext:value-type="string">
            <text:p>£32.24</text:p>
          </table:table-cell>
          <table:table-cell office:value-type="string" calcext:value-type="string">
            <text:p><text:a xlink:href="https://books.toscrape.com/media/cache/96/db/96db61bb53930c560fb4c1c62b583816.jpg" xlink:type="simple">https://books.toscrape.com/../media/cache/96/db/96db61bb53930c560fb4c1c62b58381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park Joy: An Illustrated Master Class on the Art of Organizing and Tidying Up</text:p>
          </table:table-cell>
          <table:table-cell office:value-type="string" calcext:value-type="string">
            <text:p>£41.83</text:p>
          </table:table-cell>
          <table:table-cell office:value-type="string" calcext:value-type="string">
            <text:p><text:a xlink:href="https://books.toscrape.com/media/cache/f3/4f/f34ffb24cc21c9f9f52dad4fd8f3ac21.jpg" xlink:type="simple">https://books.toscrape.com/../media/cache/f3/4f/f34ffb24cc21c9f9f52dad4fd8f3ac2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l Reader</text:p>
          </table:table-cell>
          <table:table-cell office:value-type="string" calcext:value-type="string">
            <text:p>£39.58</text:p>
          </table:table-cell>
          <table:table-cell office:value-type="string" calcext:value-type="string">
            <text:p><text:a xlink:href="https://books.toscrape.com/media/cache/69/85/69852567cf97264a1442cbc882c84903.jpg" xlink:type="simple">https://books.toscrape.com/../media/cache/69/85/69852567cf97264a1442cbc882c8490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ecurity</text:p>
          </table:table-cell>
          <table:table-cell office:value-type="string" calcext:value-type="string">
            <text:p>£39.25</text:p>
          </table:table-cell>
          <table:table-cell office:value-type="string" calcext:value-type="string">
            <text:p><text:a xlink:href="https://books.toscrape.com/media/cache/da/df/dadfac66a89774b46b10225362724c83.jpg" xlink:type="simple">https://books.toscrape.com/../media/cache/da/df/dadfac66a89774b46b10225362724c8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aga, Volume 6 (Saga (Collected Editions) #6)</text:p>
          </table:table-cell>
          <table:table-cell office:value-type="string" calcext:value-type="string">
            <text:p>£25.02</text:p>
          </table:table-cell>
          <table:table-cell office:value-type="string" calcext:value-type="string">
            <text:p><text:a xlink:href="https://books.toscrape.com/media/cache/43/ae/43aee83ebb31e2122a7215e413770e5c.jpg" xlink:type="simple">https://books.toscrape.com/../media/cache/43/ae/43aee83ebb31e2122a7215e413770e5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aga, Volume 5 (Saga (Collected Editions) #5)</text:p>
          </table:table-cell>
          <table:table-cell office:value-type="string" calcext:value-type="string">
            <text:p>£51.04</text:p>
          </table:table-cell>
          <table:table-cell office:value-type="string" calcext:value-type="string">
            <text:p><text:a xlink:href="https://books.toscrape.com/media/cache/e1/ea/e1ea6cb36e62ae6dc7b805f68ab9a700.jpg" xlink:type="simple">https://books.toscrape.com/../media/cache/e1/ea/e1ea6cb36e62ae6dc7b805f68ab9a70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eskilling America: Learning to Labor in the Twenty-First Century</text:p>
          </table:table-cell>
          <table:table-cell office:value-type="string" calcext:value-type="string">
            <text:p>£19.83</text:p>
          </table:table-cell>
          <table:table-cell office:value-type="string" calcext:value-type="string">
            <text:p><text:a xlink:href="https://books.toscrape.com/media/cache/97/f8/97f8debeeaaece9603267653076e760f.jpg" xlink:type="simple">https://books.toscrape.com/../media/cache/97/f8/97f8debeeaaece9603267653076e760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at Queens, Vol. 3: Demons (Rat Queens (Collected Editions) #11-15)</text:p>
          </table:table-cell>
          <table:table-cell office:value-type="string" calcext:value-type="string">
            <text:p>£50.40</text:p>
          </table:table-cell>
          <table:table-cell office:value-type="string" calcext:value-type="string">
            <text:p><text:a xlink:href="https://books.toscrape.com/media/cache/f3/ef/f3efd43ae0fa85d9b325d5e8783e7af5.jpg" xlink:type="simple">https://books.toscrape.com/../media/cache/f3/ef/f3efd43ae0fa85d9b325d5e8783e7af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rincess Jellyfish 2-in-1 Omnibus, Vol. 01 (Princess Jellyfish 2-in-1 Omnibus #1)</text:p>
          </table:table-cell>
          <table:table-cell office:value-type="string" calcext:value-type="string">
            <text:p>£13.61</text:p>
          </table:table-cell>
          <table:table-cell office:value-type="string" calcext:value-type="string">
            <text:p><text:a xlink:href="https://books.toscrape.com/media/cache/78/0b/780b2c28122750c2c383846155815bf7.jpg" xlink:type="simple">https://books.toscrape.com/../media/cache/78/0b/780b2c28122750c2c383846155815bf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rincess Between Worlds (Wide-Awake Princess #5)</text:p>
          </table:table-cell>
          <table:table-cell office:value-type="string" calcext:value-type="string">
            <text:p>£13.34</text:p>
          </table:table-cell>
          <table:table-cell office:value-type="string" calcext:value-type="string">
            <text:p><text:a xlink:href="https://books.toscrape.com/media/cache/b7/e8/b7e84b78be3d9bb79b71156a5e5d4e42.jpg" xlink:type="simple">https://books.toscrape.com/../media/cache/b7/e8/b7e84b78be3d9bb79b71156a5e5d4e4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op Gun War, Volume 1: Gift</text:p>
          </table:table-cell>
          <table:table-cell office:value-type="string" calcext:value-type="string">
            <text:p>£18.97</text:p>
          </table:table-cell>
          <table:table-cell office:value-type="string" calcext:value-type="string">
            <text:p><text:a xlink:href="https://books.toscrape.com/media/cache/c8/2f/c82f629a31b3f47bdb17ac14aa51076d.jpg" xlink:type="simple">https://books.toscrape.com/../media/cache/c8/2f/c82f629a31b3f47bdb17ac14aa51076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olitical Suicide: Missteps, Peccadilloes, Bad Calls, Backroom Hijinx, Sordid Pasts, Rotten Breaks, and Just Plain Dumb Mistakes in the Annals of American Politics</text:p>
          </table:table-cell>
          <table:table-cell office:value-type="string" calcext:value-type="string">
            <text:p>£36.28</text:p>
          </table:table-cell>
          <table:table-cell office:value-type="string" calcext:value-type="string">
            <text:p><text:a xlink:href="https://books.toscrape.com/media/cache/64/44/6444dacdcb9edaadbbd691524622aeb8.jpg" xlink:type="simple">https://books.toscrape.com/../media/cache/64/44/6444dacdcb9edaadbbd691524622aeb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atience</text:p>
          </table:table-cell>
          <table:table-cell office:value-type="string" calcext:value-type="string">
            <text:p>£10.16</text:p>
          </table:table-cell>
          <table:table-cell office:value-type="string" calcext:value-type="string">
            <text:p><text:a xlink:href="https://books.toscrape.com/media/cache/01/72/01726c619a05114dca75bd840095016d.jpg" xlink:type="simple">https://books.toscrape.com/../media/cache/01/72/01726c619a05114dca75bd840095016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utcast, Vol. 1: A Darkness Surrounds Him (Outcast #1)</text:p>
          </table:table-cell>
          <table:table-cell office:value-type="string" calcext:value-type="string">
            <text:p>£15.44</text:p>
          </table:table-cell>
          <table:table-cell office:value-type="string" calcext:value-type="string">
            <text:p><text:a xlink:href="https://books.toscrape.com/media/cache/cb/00/cb004189f548d75ad430d3ed19e6daa9.jpg" xlink:type="simple">https://books.toscrape.com/../media/cache/cb/00/cb004189f548d75ad430d3ed19e6daa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range: The Complete Collection 1 (orange: The Complete Collection #1)</text:p>
          </table:table-cell>
          <table:table-cell office:value-type="string" calcext:value-type="string">
            <text:p>£48.41</text:p>
          </table:table-cell>
          <table:table-cell office:value-type="string" calcext:value-type="string">
            <text:p><text:a xlink:href="https://books.toscrape.com/media/cache/03/88/03886a8502ca54dbce0d91c2568ab69d.jpg" xlink:type="simple">https://books.toscrape.com/../media/cache/03/88/03886a8502ca54dbce0d91c2568ab69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nline Marketing for Busy Authors: A Step-By-Step Guide</text:p>
          </table:table-cell>
          <table:table-cell office:value-type="string" calcext:value-type="string">
            <text:p>£46.35</text:p>
          </table:table-cell>
          <table:table-cell office:value-type="string" calcext:value-type="string">
            <text:p><text:a xlink:href="https://books.toscrape.com/media/cache/ea/9b/ea9b2cb8abbb317402e618445bade1e1.jpg" xlink:type="simple">https://books.toscrape.com/../media/cache/ea/9b/ea9b2cb8abbb317402e618445bade1e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n a Midnight Clear</text:p>
          </table:table-cell>
          <table:table-cell office:value-type="string" calcext:value-type="string">
            <text:p>£14.07</text:p>
          </table:table-cell>
          <table:table-cell office:value-type="string" calcext:value-type="string">
            <text:p><text:a xlink:href="https://books.toscrape.com/media/cache/a1/14/a114d70e7babf110ba42a389078e9a45.jpg" xlink:type="simple">https://books.toscrape.com/../media/cache/a1/14/a114d70e7babf110ba42a389078e9a4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bsidian (Lux #1)</text:p>
          </table:table-cell>
          <table:table-cell office:value-type="string" calcext:value-type="string">
            <text:p>£14.86</text:p>
          </table:table-cell>
          <table:table-cell office:value-type="string" calcext:value-type="string">
            <text:p><text:a xlink:href="https://books.toscrape.com/media/cache/fc/72/fc72f158554b4b4164701e1dfa1153c7.jpg" xlink:type="simple">https://books.toscrape.com/../media/cache/fc/72/fc72f158554b4b4164701e1dfa1153c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y Paris Kitchen: Recipes and Stories</text:p>
          </table:table-cell>
          <table:table-cell office:value-type="string" calcext:value-type="string">
            <text:p>£33.37</text:p>
          </table:table-cell>
          <table:table-cell office:value-type="string" calcext:value-type="string">
            <text:p><text:a xlink:href="https://books.toscrape.com/media/cache/f5/65/f565af3d9dd20a1ad72a1e7c4157387d.jpg" xlink:type="simple">https://books.toscrape.com/../media/cache/f5/65/f565af3d9dd20a1ad72a1e7c4157387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asks and Shadows</text:p>
          </table:table-cell>
          <table:table-cell office:value-type="string" calcext:value-type="string">
            <text:p>£56.40</text:p>
          </table:table-cell>
          <table:table-cell office:value-type="string" calcext:value-type="string">
            <text:p><text:a xlink:href="https://books.toscrape.com/media/cache/ff/e8/ffe81bf98f8386ef29e193abfb6f9c1e.jpg" xlink:type="simple">https://books.toscrape.com/../media/cache/ff/e8/ffe81bf98f8386ef29e193abfb6f9c1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ama Tried: Traditional Italian Cooking for the Screwed, Crude, Vegan, and Tattooed</text:p>
          </table:table-cell>
          <table:table-cell office:value-type="string" calcext:value-type="string">
            <text:p>£14.02</text:p>
          </table:table-cell>
          <table:table-cell office:value-type="string" calcext:value-type="string">
            <text:p><text:a xlink:href="https://books.toscrape.com/media/cache/10/c6/10c61093002db1fec4089d8076678624.jpg" xlink:type="simple">https://books.toscrape.com/../media/cache/10/c6/10c61093002db1fec4089d807667862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umberjanes, Vol. 2: Friendship to the Max (Lumberjanes #5-8)</text:p>
          </table:table-cell>
          <table:table-cell office:value-type="string" calcext:value-type="string">
            <text:p>£46.91</text:p>
          </table:table-cell>
          <table:table-cell office:value-type="string" calcext:value-type="string">
            <text:p><text:a xlink:href="https://books.toscrape.com/media/cache/d3/15/d3158e8d3546fb90cced3c1d44a92a34.jpg" xlink:type="simple">https://books.toscrape.com/../media/cache/d3/15/d3158e8d3546fb90cced3c1d44a92a3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umberjanes, Vol. 1: Beware the Kitten Holy (Lumberjanes #1-4)</text:p>
          </table:table-cell>
          <table:table-cell office:value-type="string" calcext:value-type="string">
            <text:p>£45.61</text:p>
          </table:table-cell>
          <table:table-cell office:value-type="string" calcext:value-type="string">
            <text:p><text:a xlink:href="https://books.toscrape.com/media/cache/7e/a0/7ea062007ef00107e3c16d336b41fab2.jpg" xlink:type="simple">https://books.toscrape.com/../media/cache/7e/a0/7ea062007ef00107e3c16d336b41fab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umberjanes Vol. 3: A Terrible Plan (Lumberjanes #9-12)</text:p>
          </table:table-cell>
          <table:table-cell office:value-type="string" calcext:value-type="string">
            <text:p>£19.92</text:p>
          </table:table-cell>
          <table:table-cell office:value-type="string" calcext:value-type="string">
            <text:p><text:a xlink:href="https://books.toscrape.com/media/cache/5f/b1/5fb1bf88dcfda795606745ce35be5975.jpg" xlink:type="simple">https://books.toscrape.com/../media/cache/5f/b1/5fb1bf88dcfda795606745ce35be597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ayered: Baking, Building, and Styling Spectacular Cakes</text:p>
          </table:table-cell>
          <table:table-cell office:value-type="string" calcext:value-type="string">
            <text:p>£40.11</text:p>
          </table:table-cell>
          <table:table-cell office:value-type="string" calcext:value-type="string">
            <text:p><text:a xlink:href="https://books.toscrape.com/media/cache/98/d1/98d1c979c4bac9e147a6718946578b0f.jpg" xlink:type="simple">https://books.toscrape.com/../media/cache/98/d1/98d1c979c4bac9e147a6718946578b0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Judo: Seven Steps to Black Belt (an Introductory Guide for Beginners)</text:p>
          </table:table-cell>
          <table:table-cell office:value-type="string" calcext:value-type="string">
            <text:p>£53.90</text:p>
          </table:table-cell>
          <table:table-cell office:value-type="string" calcext:value-type="string">
            <text:p><text:a xlink:href="https://books.toscrape.com/media/cache/5f/52/5f52b1bc6d45daab2e330c744feb0359.jpg" xlink:type="simple">https://books.toscrape.com/../media/cache/5f/52/5f52b1bc6d45daab2e330c744feb035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Join</text:p>
          </table:table-cell>
          <table:table-cell office:value-type="string" calcext:value-type="string">
            <text:p>£35.67</text:p>
          </table:table-cell>
          <table:table-cell office:value-type="string" calcext:value-type="string">
            <text:p><text:a xlink:href="https://books.toscrape.com/media/cache/93/63/9363f0065fbad5689f44fcf6e203eef3.jpg" xlink:type="simple">https://books.toscrape.com/../media/cache/93/63/9363f0065fbad5689f44fcf6e203eef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n the Country We Love: My Family Divided</text:p>
          </table:table-cell>
          <table:table-cell office:value-type="string" calcext:value-type="string">
            <text:p>£22.00</text:p>
          </table:table-cell>
          <table:table-cell office:value-type="string" calcext:value-type="string">
            <text:p><text:a xlink:href="https://books.toscrape.com/media/cache/fe/ea/feeafd2ad7b3077f8e74cbb1da9e3c7d.jpg" xlink:type="simple">https://books.toscrape.com/../media/cache/fe/ea/feeafd2ad7b3077f8e74cbb1da9e3c7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mmunity: How Elie Metchnikoff Changed the Course of Modern Medicine</text:p>
          </table:table-cell>
          <table:table-cell office:value-type="string" calcext:value-type="string">
            <text:p>£57.36</text:p>
          </table:table-cell>
          <table:table-cell office:value-type="string" calcext:value-type="string">
            <text:p><text:a xlink:href="https://books.toscrape.com/media/cache/26/1c/261c4eaf957ae4aacf2229b482e76dbe.jpg" xlink:type="simple">https://books.toscrape.com/../media/cache/26/1c/261c4eaf957ae4aacf2229b482e76db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 Hate Fairyland, Vol. 1: Madly Ever After (I Hate Fairyland (Compilations) #1-5)</text:p>
          </table:table-cell>
          <table:table-cell office:value-type="string" calcext:value-type="string">
            <text:p>£29.17</text:p>
          </table:table-cell>
          <table:table-cell office:value-type="string" calcext:value-type="string">
            <text:p><text:a xlink:href="https://books.toscrape.com/media/cache/aa/74/aa74004807e97a79aa084b5db329a99b.jpg" xlink:type="simple">https://books.toscrape.com/../media/cache/aa/74/aa74004807e97a79aa084b5db329a99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 am a Hero Omnibus Volume 1</text:p>
          </table:table-cell>
          <table:table-cell office:value-type="string" calcext:value-type="string">
            <text:p>£54.63</text:p>
          </table:table-cell>
          <table:table-cell office:value-type="string" calcext:value-type="string">
            <text:p><text:a xlink:href="https://books.toscrape.com/media/cache/16/d4/16d443437126bf6d536a89312c1995a5.jpg" xlink:type="simple">https://books.toscrape.com/../media/cache/16/d4/16d443437126bf6d536a89312c1995a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ow to Be Miserable: 40 Strategies You Already Use</text:p>
          </table:table-cell>
          <table:table-cell office:value-type="string" calcext:value-type="string">
            <text:p>£46.03</text:p>
          </table:table-cell>
          <table:table-cell office:value-type="string" calcext:value-type="string">
            <text:p><text:a xlink:href="https://books.toscrape.com/media/cache/da/8b/da8bc9b824dd3f446ef63e438ddbfc85.jpg" xlink:type="simple">https://books.toscrape.com/../media/cache/da/8b/da8bc9b824dd3f446ef63e438ddbfc8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er Backup Boyfriend (The Sorensen Family #1)</text:p>
          </table:table-cell>
          <table:table-cell office:value-type="string" calcext:value-type="string">
            <text:p>£33.97</text:p>
          </table:table-cell>
          <table:table-cell office:value-type="string" calcext:value-type="string">
            <text:p><text:a xlink:href="https://books.toscrape.com/media/cache/1e/bb/1ebbbc3e2d3249b111033cfc40763b0b.jpg" xlink:type="simple">https://books.toscrape.com/../media/cache/1e/bb/1ebbbc3e2d3249b111033cfc40763b0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iant Days, Vol. 2 (Giant Days #5-8)</text:p>
          </table:table-cell>
          <table:table-cell office:value-type="string" calcext:value-type="string">
            <text:p>£22.11</text:p>
          </table:table-cell>
          <table:table-cell office:value-type="string" calcext:value-type="string">
            <text:p><text:a xlink:href="https://books.toscrape.com/media/cache/90/6f/906f0168b0e155a7077625499b1737b5.jpg" xlink:type="simple">https://books.toscrape.com/../media/cache/90/6f/906f0168b0e155a7077625499b1737b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orever and Forever: The Courtship of Henry Longfellow and Fanny Appleton</text:p>
          </table:table-cell>
          <table:table-cell office:value-type="string" calcext:value-type="string">
            <text:p>£29.69</text:p>
          </table:table-cell>
          <table:table-cell office:value-type="string" calcext:value-type="string">
            <text:p><text:a xlink:href="https://books.toscrape.com/media/cache/d6/58/d658a1485b130ff26ca5fb0d5975ed2e.jpg" xlink:type="simple">https://books.toscrape.com/../media/cache/d6/58/d658a1485b130ff26ca5fb0d5975ed2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irst and First (Five Boroughs #3)</text:p>
          </table:table-cell>
          <table:table-cell office:value-type="string" calcext:value-type="string">
            <text:p>£15.97</text:p>
          </table:table-cell>
          <table:table-cell office:value-type="string" calcext:value-type="string">
            <text:p><text:a xlink:href="https://books.toscrape.com/media/cache/c4/d1/c4d1517cc9370e292366b6132ca9ca36.jpg" xlink:type="simple">https://books.toscrape.com/../media/cache/c4/d1/c4d1517cc9370e292366b6132ca9ca3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ifty Shades Darker (Fifty Shades #2)</text:p>
          </table:table-cell>
          <table:table-cell office:value-type="string" calcext:value-type="string">
            <text:p>£21.96</text:p>
          </table:table-cell>
          <table:table-cell office:value-type="string" calcext:value-type="string">
            <text:p><text:a xlink:href="https://books.toscrape.com/media/cache/cc/bd/ccbdae9e29b3594301528fa2c876ec29.jpg" xlink:type="simple">https://books.toscrape.com/../media/cache/cc/bd/ccbdae9e29b3594301528fa2c876ec2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verydata: The Misinformation Hidden in the Little Data You Consume Every Day</text:p>
          </table:table-cell>
          <table:table-cell office:value-type="string" calcext:value-type="string">
            <text:p>£54.35</text:p>
          </table:table-cell>
          <table:table-cell office:value-type="string" calcext:value-type="string">
            <text:p><text:a xlink:href="https://books.toscrape.com/media/cache/64/94/6494bf61176ca73b61255909230030be.jpg" xlink:type="simple">https://books.toscrape.com/../media/cache/64/94/6494bf61176ca73b61255909230030b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on't Be a Jerk: And Other Practical Advice from Dogen, Japan's Greatest Zen Master</text:p>
          </table:table-cell>
          <table:table-cell office:value-type="string" calcext:value-type="string">
            <text:p>£37.97</text:p>
          </table:table-cell>
          <table:table-cell office:value-type="string" calcext:value-type="string">
            <text:p><text:a xlink:href="https://books.toscrape.com/media/cache/95/30/953013d044aa313cc162dec414f3969a.jpg" xlink:type="simple">https://books.toscrape.com/../media/cache/95/30/953013d044aa313cc162dec414f3969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nganronpa Volume 1</text:p>
          </table:table-cell>
          <table:table-cell office:value-type="string" calcext:value-type="string">
            <text:p>£51.99</text:p>
          </table:table-cell>
          <table:table-cell office:value-type="string" calcext:value-type="string">
            <text:p><text:a xlink:href="https://books.toscrape.com/media/cache/78/97/7897eea91c4a85aca58d925861d4afec.jpg" xlink:type="simple">https://books.toscrape.com/../media/cache/78/97/7897eea91c4a85aca58d925861d4afe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rown of Midnight (Throne of Glass #2)</text:p>
          </table:table-cell>
          <table:table-cell office:value-type="string" calcext:value-type="string">
            <text:p>£43.29</text:p>
          </table:table-cell>
          <table:table-cell office:value-type="string" calcext:value-type="string">
            <text:p><text:a xlink:href="https://books.toscrape.com/media/cache/66/25/6625e3bbb050de3e42a0c302c0d69f1f.jpg" xlink:type="simple">https://books.toscrape.com/../media/cache/66/25/6625e3bbb050de3e42a0c302c0d69f1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odename Baboushka, Volume 1: The Conclave of Death</text:p>
          </table:table-cell>
          <table:table-cell office:value-type="string" calcext:value-type="string">
            <text:p>£36.72</text:p>
          </table:table-cell>
          <table:table-cell office:value-type="string" calcext:value-type="string">
            <text:p><text:a xlink:href="https://books.toscrape.com/media/cache/f6/88/f688a9d6a89fdf38e4e88439ee9eda69.jpg" xlink:type="simple">https://books.toscrape.com/../media/cache/f6/88/f688a9d6a89fdf38e4e88439ee9eda6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amp Midnight</text:p>
          </table:table-cell>
          <table:table-cell office:value-type="string" calcext:value-type="string">
            <text:p>£17.08</text:p>
          </table:table-cell>
          <table:table-cell office:value-type="string" calcext:value-type="string">
            <text:p><text:a xlink:href="https://books.toscrape.com/media/cache/dd/c9/ddc95df6754df8e71bf969c088056188.jpg" xlink:type="simple">https://books.toscrape.com/../media/cache/dd/c9/ddc95df6754df8e71bf969c08805618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all the Nurse: True Stories of a Country Nurse on a Scottish Isle</text:p>
          </table:table-cell>
          <table:table-cell office:value-type="string" calcext:value-type="string">
            <text:p>£29.14</text:p>
          </table:table-cell>
          <table:table-cell office:value-type="string" calcext:value-type="string">
            <text:p><text:a xlink:href="https://books.toscrape.com/media/cache/88/9e/889e0bac4c7c0e7178f0165b8d3b4617.jpg" xlink:type="simple">https://books.toscrape.com/../media/cache/88/9e/889e0bac4c7c0e7178f0165b8d3b461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urning</text:p>
          </table:table-cell>
          <table:table-cell office:value-type="string" calcext:value-type="string">
            <text:p>£28.81</text:p>
          </table:table-cell>
          <table:table-cell office:value-type="string" calcext:value-type="string">
            <text:p><text:a xlink:href="https://books.toscrape.com/media/cache/26/95/269507c7bb35d2cec9b61a03d1c28e67.jpg" xlink:type="simple">https://books.toscrape.com/../media/cache/26/95/269507c7bb35d2cec9b61a03d1c28e6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ossypants</text:p>
          </table:table-cell>
          <table:table-cell office:value-type="string" calcext:value-type="string">
            <text:p>£49.46</text:p>
          </table:table-cell>
          <table:table-cell office:value-type="string" calcext:value-type="string">
            <text:p><text:a xlink:href="https://books.toscrape.com/media/cache/27/d2/27d20361745ec2f7be668b18a4da29da.jpg" xlink:type="simple">https://books.toscrape.com/../media/cache/27/d2/27d20361745ec2f7be668b18a4da29d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itch Planet, Vol. 1: Extraordinary Machine (Bitch Planet (Collected Editions))</text:p>
          </table:table-cell>
          <table:table-cell office:value-type="string" calcext:value-type="string">
            <text:p>£37.92</text:p>
          </table:table-cell>
          <table:table-cell office:value-type="string" calcext:value-type="string">
            <text:p><text:a xlink:href="https://books.toscrape.com/media/cache/e4/1d/e41d34204a1fffbf825d8beb3dbf4cbc.jpg" xlink:type="simple">https://books.toscrape.com/../media/cache/e4/1d/e41d34204a1fffbf825d8beb3dbf4cb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vatar: The Last Airbender: Smoke and Shadow, Part 3 (Smoke and Shadow #3)</text:p>
          </table:table-cell>
          <table:table-cell office:value-type="string" calcext:value-type="string">
            <text:p>£28.09</text:p>
          </table:table-cell>
          <table:table-cell office:value-type="string" calcext:value-type="string">
            <text:p><text:a xlink:href="https://books.toscrape.com/media/cache/06/18/061811c5845d0e13bc04b2a755f0830f.jpg" xlink:type="simple">https://books.toscrape.com/../media/cache/06/18/061811c5845d0e13bc04b2a755f0830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lgorithms to Live By: The Computer Science of Human Decisions</text:p>
          </table:table-cell>
          <table:table-cell office:value-type="string" calcext:value-type="string">
            <text:p>£30.81</text:p>
          </table:table-cell>
          <table:table-cell office:value-type="string" calcext:value-type="string">
            <text:p><text:a xlink:href="https://books.toscrape.com/media/cache/23/b4/23b42e094c02d52b14b11a960d49610e.jpg" xlink:type="simple">https://books.toscrape.com/../media/cache/23/b4/23b42e094c02d52b14b11a960d49610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World of Flavor: Your Gluten Free Passport</text:p>
          </table:table-cell>
          <table:table-cell office:value-type="string" calcext:value-type="string">
            <text:p>£42.95</text:p>
          </table:table-cell>
          <table:table-cell office:value-type="string" calcext:value-type="string">
            <text:p><text:a xlink:href="https://books.toscrape.com/media/cache/78/2e/782e315667ec50759b8603527ee33dec.jpg" xlink:type="simple">https://books.toscrape.com/../media/cache/78/2e/782e315667ec50759b8603527ee33de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Piece of Sky, a Grain of Rice: A Memoir in Four Meditations</text:p>
          </table:table-cell>
          <table:table-cell office:value-type="string" calcext:value-type="string">
            <text:p>£56.76</text:p>
          </table:table-cell>
          <table:table-cell office:value-type="string" calcext:value-type="string">
            <text:p><text:a xlink:href="https://books.toscrape.com/media/cache/08/89/088995e862aac86c88c608d763f6390e.jpg" xlink:type="simple">https://books.toscrape.com/../media/cache/08/89/088995e862aac86c88c608d763f6390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Murder in Time</text:p>
          </table:table-cell>
          <table:table-cell office:value-type="string" calcext:value-type="string">
            <text:p>£16.64</text:p>
          </table:table-cell>
          <table:table-cell office:value-type="string" calcext:value-type="string">
            <text:p><text:a xlink:href="https://books.toscrape.com/media/cache/11/aa/11aaad48b5f15e262456ca65294084da.jpg" xlink:type="simple">https://books.toscrape.com/../media/cache/11/aa/11aaad48b5f15e262456ca65294084d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Flight of Arrows (The Pathfinders #2)</text:p>
          </table:table-cell>
          <table:table-cell office:value-type="string" calcext:value-type="string">
            <text:p>£55.53</text:p>
          </table:table-cell>
          <table:table-cell office:value-type="string" calcext:value-type="string">
            <text:p><text:a xlink:href="https://books.toscrape.com/media/cache/82/96/8296f92b70fb1dafefecda92c1d51941.jpg" xlink:type="simple">https://books.toscrape.com/../media/cache/82/96/8296f92b70fb1dafefecda92c1d5194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Fierce and Subtle Poison</text:p>
          </table:table-cell>
          <table:table-cell office:value-type="string" calcext:value-type="string">
            <text:p>£28.13</text:p>
          </table:table-cell>
          <table:table-cell office:value-type="string" calcext:value-type="string">
            <text:p><text:a xlink:href="https://books.toscrape.com/media/cache/12/f1/12f1963957f27fa83d51f76b183ef490.jpg" xlink:type="simple">https://books.toscrape.com/../media/cache/12/f1/12f1963957f27fa83d51f76b183ef49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Court of Thorns and Roses (A Court of Thorns and Roses #1)</text:p>
          </table:table-cell>
          <table:table-cell office:value-type="string" calcext:value-type="string">
            <text:p>£52.37</text:p>
          </table:table-cell>
          <table:table-cell office:value-type="string" calcext:value-type="string">
            <text:p><text:a xlink:href="https://books.toscrape.com/media/cache/c0/88/c08816960890396213a423941af65b8f.jpg" xlink:type="simple">https://books.toscrape.com/../media/cache/c0/88/c08816960890396213a423941af65b8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(Un)Qualified: How God Uses Broken People to Do Big Things</text:p>
          </table:table-cell>
          <table:table-cell office:value-type="string" calcext:value-type="string">
            <text:p>£54.00</text:p>
          </table:table-cell>
          <table:table-cell office:value-type="string" calcext:value-type="string">
            <text:p><text:a xlink:href="https://books.toscrape.com/media/cache/cd/db/cddb3eb483ef11a088d519205b7098fb.jpg" xlink:type="simple">https://books.toscrape.com/../media/cache/cd/db/cddb3eb483ef11a088d519205b7098f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You Are What You Love: The Spiritual Power of Habit</text:p>
          </table:table-cell>
          <table:table-cell office:value-type="string" calcext:value-type="string">
            <text:p>£21.87</text:p>
          </table:table-cell>
          <table:table-cell office:value-type="string" calcext:value-type="string">
            <text:p><text:a xlink:href="https://books.toscrape.com/media/cache/6b/70/6b70f2cdb17d9ab7551240a88b9211fe.jpg" xlink:type="simple">https://books.toscrape.com/../media/cache/6b/70/6b70f2cdb17d9ab7551240a88b9211f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illiam Shakespeare's Star Wars: Verily, A New Hope (William Shakespeare's Star Wars #4)</text:p>
          </table:table-cell>
          <table:table-cell office:value-type="string" calcext:value-type="string">
            <text:p>£43.30</text:p>
          </table:table-cell>
          <table:table-cell office:value-type="string" calcext:value-type="string">
            <text:p><text:a xlink:href="https://books.toscrape.com/media/cache/02/37/0237b445efc18c5562355a5a2c40889c.jpg" xlink:type="simple">https://books.toscrape.com/../media/cache/02/37/0237b445efc18c5562355a5a2c40889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uesday Nights in 1980</text:p>
          </table:table-cell>
          <table:table-cell office:value-type="string" calcext:value-type="string">
            <text:p>£21.04</text:p>
          </table:table-cell>
          <table:table-cell office:value-type="string" calcext:value-type="string">
            <text:p><text:a xlink:href="https://books.toscrape.com/media/cache/6b/da/6bdae061cb92c32b0b83cda8dd10275d.jpg" xlink:type="simple">https://books.toscrape.com/../media/cache/6b/da/6bdae061cb92c32b0b83cda8dd10275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racing Numbers on a Train</text:p>
          </table:table-cell>
          <table:table-cell office:value-type="string" calcext:value-type="string">
            <text:p>£41.60</text:p>
          </table:table-cell>
          <table:table-cell office:value-type="string" calcext:value-type="string">
            <text:p><text:a xlink:href="https://books.toscrape.com/media/cache/06/a6/06a6cfcf89afd1601cbba1a16cda57fb.jpg" xlink:type="simple">https://books.toscrape.com/../media/cache/06/a6/06a6cfcf89afd1601cbba1a16cda57f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rone of Glass (Throne of Glass #1)</text:p>
          </table:table-cell>
          <table:table-cell office:value-type="string" calcext:value-type="string">
            <text:p>£35.07</text:p>
          </table:table-cell>
          <table:table-cell office:value-type="string" calcext:value-type="string">
            <text:p><text:a xlink:href="https://books.toscrape.com/media/cache/32/d6/32d6aa560e8ddf2a4da1526b95d4c7ab.jpg" xlink:type="simple">https://books.toscrape.com/../media/cache/32/d6/32d6aa560e8ddf2a4da1526b95d4c7a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omas Jefferson and the Tripoli Pirates: The Forgotten War That Changed American History</text:p>
          </table:table-cell>
          <table:table-cell office:value-type="string" calcext:value-type="string">
            <text:p>£59.64</text:p>
          </table:table-cell>
          <table:table-cell office:value-type="string" calcext:value-type="string">
            <text:p><text:a xlink:href="https://books.toscrape.com/media/cache/97/47/974709d437b08e74649b5744471bf472.jpg" xlink:type="simple">https://books.toscrape.com/../media/cache/97/47/974709d437b08e74649b5744471bf47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irteen Reasons Why</text:p>
          </table:table-cell>
          <table:table-cell office:value-type="string" calcext:value-type="string">
            <text:p>£52.72</text:p>
          </table:table-cell>
          <table:table-cell office:value-type="string" calcext:value-type="string">
            <text:p><text:a xlink:href="https://books.toscrape.com/media/cache/8a/83/8a83b6ce350f01bab21f85e6ba539316.jpg" xlink:type="simple">https://books.toscrape.com/../media/cache/8a/83/8a83b6ce350f01bab21f85e6ba53931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White Cat and the Monk: A Retelling of the Poem âPangur BÃ¡nâ</text:p>
          </table:table-cell>
          <table:table-cell office:value-type="string" calcext:value-type="string">
            <text:p>£58.08</text:p>
          </table:table-cell>
          <table:table-cell office:value-type="string" calcext:value-type="string">
            <text:p><text:a xlink:href="https://books.toscrape.com/media/cache/26/32/2632a1e12f2c085fabbe022ae4cd6933.jpg" xlink:type="simple">https://books.toscrape.com/../media/cache/26/32/2632a1e12f2c085fabbe022ae4cd693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Wedding Dress</text:p>
          </table:table-cell>
          <table:table-cell office:value-type="string" calcext:value-type="string">
            <text:p>£24.12</text:p>
          </table:table-cell>
          <table:table-cell office:value-type="string" calcext:value-type="string">
            <text:p><text:a xlink:href="https://books.toscrape.com/media/cache/28/99/28992d89f4abf54fba183fc8d074adf3.jpg" xlink:type="simple">https://books.toscrape.com/../media/cache/28/99/28992d89f4abf54fba183fc8d074adf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Vacationers</text:p>
          </table:table-cell>
          <table:table-cell office:value-type="string" calcext:value-type="string">
            <text:p>£42.15</text:p>
          </table:table-cell>
          <table:table-cell office:value-type="string" calcext:value-type="string">
            <text:p><text:a xlink:href="https://books.toscrape.com/media/cache/37/25/372578cc073efae80cf284b56040a488.jpg" xlink:type="simple">https://books.toscrape.com/../media/cache/37/25/372578cc073efae80cf284b56040a48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Third Wave: An Entrepreneurâs Vision of the Future</text:p>
          </table:table-cell>
          <table:table-cell office:value-type="string" calcext:value-type="string">
            <text:p>£12.61</text:p>
          </table:table-cell>
          <table:table-cell office:value-type="string" calcext:value-type="string">
            <text:p><text:a xlink:href="https://books.toscrape.com/media/cache/d0/77/d077a30042df6b916bfc8d257345c69e.jpg" xlink:type="simple">https://books.toscrape.com/../media/cache/d0/77/d077a30042df6b916bfc8d257345c69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tranger</text:p>
          </table:table-cell>
          <table:table-cell office:value-type="string" calcext:value-type="string">
            <text:p>£17.44</text:p>
          </table:table-cell>
          <table:table-cell office:value-type="string" calcext:value-type="string">
            <text:p><text:a xlink:href="https://books.toscrape.com/media/cache/ea/04/ea0476a6f4c318ceccf5e2f2b39f2b15.jpg" xlink:type="simple">https://books.toscrape.com/../media/cache/ea/04/ea0476a6f4c318ceccf5e2f2b39f2b1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hadow Hero (The Shadow Hero)</text:p>
          </table:table-cell>
          <table:table-cell office:value-type="string" calcext:value-type="string">
            <text:p>£33.14</text:p>
          </table:table-cell>
          <table:table-cell office:value-type="string" calcext:value-type="string">
            <text:p><text:a xlink:href="https://books.toscrape.com/media/cache/1f/62/1f621dda1b302fc16d83d94b0b5ac31c.jpg" xlink:type="simple">https://books.toscrape.com/../media/cache/1f/62/1f621dda1b302fc16d83d94b0b5ac31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ecret (The Secret #1)</text:p>
          </table:table-cell>
          <table:table-cell office:value-type="string" calcext:value-type="string">
            <text:p>£27.37</text:p>
          </table:table-cell>
          <table:table-cell office:value-type="string" calcext:value-type="string">
            <text:p><text:a xlink:href="https://books.toscrape.com/media/cache/4e/0f/4e0f05ae01d8fb6bd0d3901edd06de16.jpg" xlink:type="simple">https://books.toscrape.com/../media/cache/4e/0f/4e0f05ae01d8fb6bd0d3901edd06de1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Regional Office Is Under Attack!</text:p>
          </table:table-cell>
          <table:table-cell office:value-type="string" calcext:value-type="string">
            <text:p>£51.36</text:p>
          </table:table-cell>
          <table:table-cell office:value-type="string" calcext:value-type="string">
            <text:p><text:a xlink:href="https://books.toscrape.com/media/cache/f8/31/f8314c7fdaa79fb7191a583e9a852db8.jpg" xlink:type="simple">https://books.toscrape.com/../media/cache/f8/31/f8314c7fdaa79fb7191a583e9a852db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Psychopath Test: A Journey Through the Madness Industry</text:p>
          </table:table-cell>
          <table:table-cell office:value-type="string" calcext:value-type="string">
            <text:p>£36.00</text:p>
          </table:table-cell>
          <table:table-cell office:value-type="string" calcext:value-type="string">
            <text:p><text:a xlink:href="https://books.toscrape.com/media/cache/34/f5/34f5f8e513c5f048241f5695e61b2483.jpg" xlink:type="simple">https://books.toscrape.com/../media/cache/34/f5/34f5f8e513c5f048241f5695e61b248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Project</text:p>
          </table:table-cell>
          <table:table-cell office:value-type="string" calcext:value-type="string">
            <text:p>£10.65</text:p>
          </table:table-cell>
          <table:table-cell office:value-type="string" calcext:value-type="string">
            <text:p><text:a xlink:href="https://books.toscrape.com/media/cache/10/6e/106e2fc7160712edf8e2ff996dc8cd6c.jpg" xlink:type="simple">https://books.toscrape.com/../media/cache/10/6e/106e2fc7160712edf8e2ff996dc8cd6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Power of Now: A Guide to Spiritual Enlightenment</text:p>
          </table:table-cell>
          <table:table-cell office:value-type="string" calcext:value-type="string">
            <text:p>£43.54</text:p>
          </table:table-cell>
          <table:table-cell office:value-type="string" calcext:value-type="string">
            <text:p><text:a xlink:href="https://books.toscrape.com/media/cache/03/38/0338682e76bad3216cd4c6c28b2b625a.jpg" xlink:type="simple">https://books.toscrape.com/../media/cache/03/38/0338682e76bad3216cd4c6c28b2b625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Omnivore's Dilemma: A Natural History of Four Meals</text:p>
          </table:table-cell>
          <table:table-cell office:value-type="string" calcext:value-type="string">
            <text:p>£38.21</text:p>
          </table:table-cell>
          <table:table-cell office:value-type="string" calcext:value-type="string">
            <text:p><text:a xlink:href="https://books.toscrape.com/media/cache/14/f3/14f3d525e2a114cd71e27201a16af188.jpg" xlink:type="simple">https://books.toscrape.com/../media/cache/14/f3/14f3d525e2a114cd71e27201a16af18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Nerdy Nummies Cookbook: Sweet Treats for the Geek in All of Us</text:p>
          </table:table-cell>
          <table:table-cell office:value-type="string" calcext:value-type="string">
            <text:p>£37.34</text:p>
          </table:table-cell>
          <table:table-cell office:value-type="string" calcext:value-type="string">
            <text:p><text:a xlink:href="https://books.toscrape.com/media/cache/61/bd/61bdfe3950643c47d70c37c4123530f3.jpg" xlink:type="simple">https://books.toscrape.com/../media/cache/61/bd/61bdfe3950643c47d70c37c4123530f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urder of Roger Ackroyd (Hercule Poirot #4)</text:p>
          </table:table-cell>
          <table:table-cell office:value-type="string" calcext:value-type="string">
            <text:p>£44.10</text:p>
          </table:table-cell>
          <table:table-cell office:value-type="string" calcext:value-type="string">
            <text:p><text:a xlink:href="https://books.toscrape.com/media/cache/29/fe/29fe70b1b2e5a9ba61d4bd331255e19e.jpg" xlink:type="simple">https://books.toscrape.com/../media/cache/29/fe/29fe70b1b2e5a9ba61d4bd331255e19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istake (Off-Campus #2)</text:p>
          </table:table-cell>
          <table:table-cell office:value-type="string" calcext:value-type="string">
            <text:p>£43.29</text:p>
          </table:table-cell>
          <table:table-cell office:value-type="string" calcext:value-type="string">
            <text:p><text:a xlink:href="https://books.toscrape.com/media/cache/a5/43/a543b100a8c1861c1bf5374ca6b576fe.jpg" xlink:type="simple">https://books.toscrape.com/../media/cache/a5/43/a543b100a8c1861c1bf5374ca6b576f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atchmaker's Playbook (Wingmen Inc. #1)</text:p>
          </table:table-cell>
          <table:table-cell office:value-type="string" calcext:value-type="string">
            <text:p>£55.85</text:p>
          </table:table-cell>
          <table:table-cell office:value-type="string" calcext:value-type="string">
            <text:p><text:a xlink:href="https://books.toscrape.com/media/cache/84/ac/84acb0606c96e55dc729a9d6572a08fb.jpg" xlink:type="simple">https://books.toscrape.com/../media/cache/84/ac/84acb0606c96e55dc729a9d6572a08f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ove and Lemons Cookbook: An Apple-to-Zucchini Celebration of Impromptu Cooking</text:p>
          </table:table-cell>
          <table:table-cell office:value-type="string" calcext:value-type="string">
            <text:p>£37.60</text:p>
          </table:table-cell>
          <table:table-cell office:value-type="string" calcext:value-type="string">
            <text:p><text:a xlink:href="https://books.toscrape.com/media/cache/0d/1f/0d1f3f934460f5a50aaa8c366641234c.jpg" xlink:type="simple">https://books.toscrape.com/../media/cache/0d/1f/0d1f3f934460f5a50aaa8c366641234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ong Shadow of Small Ghosts: Murder and Memory in an American City</text:p>
          </table:table-cell>
          <table:table-cell office:value-type="string" calcext:value-type="string">
            <text:p>£10.97</text:p>
          </table:table-cell>
          <table:table-cell office:value-type="string" calcext:value-type="string">
            <text:p><text:a xlink:href="https://books.toscrape.com/media/cache/f2/e5/f2e51dd2b26600459f8eaeb6b9eecaa7.jpg" xlink:type="simple">https://books.toscrape.com/../media/cache/f2/e5/f2e51dd2b26600459f8eaeb6b9eecaa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Kite Runner</text:p>
          </table:table-cell>
          <table:table-cell office:value-type="string" calcext:value-type="string">
            <text:p>£41.82</text:p>
          </table:table-cell>
          <table:table-cell office:value-type="string" calcext:value-type="string">
            <text:p><text:a xlink:href="https://books.toscrape.com/media/cache/58/9d/589d73503d9a23d224de836134fae553.jpg" xlink:type="simple">https://books.toscrape.com/../media/cache/58/9d/589d73503d9a23d224de836134fae55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House by the Lake</text:p>
          </table:table-cell>
          <table:table-cell office:value-type="string" calcext:value-type="string">
            <text:p>£36.95</text:p>
          </table:table-cell>
          <table:table-cell office:value-type="string" calcext:value-type="string">
            <text:p><text:a xlink:href="https://books.toscrape.com/media/cache/0d/cb/0dcb33d60b0e79adf8ab9842e697ea2e.jpg" xlink:type="simple">https://books.toscrape.com/../media/cache/0d/cb/0dcb33d60b0e79adf8ab9842e697ea2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littering Court (The Glittering Court #1)</text:p>
          </table:table-cell>
          <table:table-cell office:value-type="string" calcext:value-type="string">
            <text:p>£44.28</text:p>
          </table:table-cell>
          <table:table-cell office:value-type="string" calcext:value-type="string">
            <text:p><text:a xlink:href="https://books.toscrape.com/media/cache/3e/0b/3e0b16851bec08b6cbf78d5f64af9114.jpg" xlink:type="simple">https://books.toscrape.com/../media/cache/3e/0b/3e0b16851bec08b6cbf78d5f64af911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irl on the Train</text:p>
          </table:table-cell>
          <table:table-cell office:value-type="string" calcext:value-type="string">
            <text:p>£55.02</text:p>
          </table:table-cell>
          <table:table-cell office:value-type="string" calcext:value-type="string">
            <text:p><text:a xlink:href="https://books.toscrape.com/media/cache/25/6c/256c946dd0962095f66c6de3b15ab300.jpg" xlink:type="simple">https://books.toscrape.com/../media/cache/25/6c/256c946dd0962095f66c6de3b15ab30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enius of Birds</text:p>
          </table:table-cell>
          <table:table-cell office:value-type="string" calcext:value-type="string">
            <text:p>£17.24</text:p>
          </table:table-cell>
          <table:table-cell office:value-type="string" calcext:value-type="string">
            <text:p><text:a xlink:href="https://books.toscrape.com/media/cache/13/57/1357c6aa40c9e63d2f931927fbf81f3f.jpg" xlink:type="simple">https://books.toscrape.com/../media/cache/13/57/1357c6aa40c9e63d2f931927fbf81f3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Emerald Mystery</text:p>
          </table:table-cell>
          <table:table-cell office:value-type="string" calcext:value-type="string">
            <text:p>£23.15</text:p>
          </table:table-cell>
          <table:table-cell office:value-type="string" calcext:value-type="string">
            <text:p><text:a xlink:href="https://books.toscrape.com/media/cache/81/58/81586cd0bf8743e1f5ed80b6a0e1fabe.jpg" xlink:type="simple">https://books.toscrape.com/../media/cache/81/58/81586cd0bf8743e1f5ed80b6a0e1fab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Cookies &amp; Cups Cookbook: 125+ sweet &amp; savory recipes reminding you to Always Eat Dessert First</text:p>
          </table:table-cell>
          <table:table-cell office:value-type="string" calcext:value-type="string">
            <text:p>£41.25</text:p>
          </table:table-cell>
          <table:table-cell office:value-type="string" calcext:value-type="string">
            <text:p><text:a xlink:href="https://books.toscrape.com/media/cache/54/89/54899b4584e941ceced511d81092c88a.jpg" xlink:type="simple">https://books.toscrape.com/../media/cache/54/89/54899b4584e941ceced511d81092c88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ridge to Consciousness: I'm Writing the Bridge Between Science and Our Old and New Beliefs.</text:p>
          </table:table-cell>
          <table:table-cell office:value-type="string" calcext:value-type="string">
            <text:p>£32.00</text:p>
          </table:table-cell>
          <table:table-cell office:value-type="string" calcext:value-type="string">
            <text:p><text:a xlink:href="https://books.toscrape.com/media/cache/fe/b7/feb764b2afa54991cfdbbffdf501b333.jpg" xlink:type="simple">https://books.toscrape.com/../media/cache/fe/b7/feb764b2afa54991cfdbbffdf501b33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Artist's Way: A Spiritual Path to Higher Creativity</text:p>
          </table:table-cell>
          <table:table-cell office:value-type="string" calcext:value-type="string">
            <text:p>£38.49</text:p>
          </table:table-cell>
          <table:table-cell office:value-type="string" calcext:value-type="string">
            <text:p><text:a xlink:href="https://books.toscrape.com/media/cache/0e/6d/0e6dc2484322c5b9e7854ced66fdf62d.jpg" xlink:type="simple">https://books.toscrape.com/../media/cache/0e/6d/0e6dc2484322c5b9e7854ced66fdf62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Art of War</text:p>
          </table:table-cell>
          <table:table-cell office:value-type="string" calcext:value-type="string">
            <text:p>£33.34</text:p>
          </table:table-cell>
          <table:table-cell office:value-type="string" calcext:value-type="string">
            <text:p><text:a xlink:href="https://books.toscrape.com/media/cache/6d/71/6d71e36c8b1b9c885e1bb6c72cd8bcf8.jpg" xlink:type="simple">https://books.toscrape.com/../media/cache/6d/71/6d71e36c8b1b9c885e1bb6c72cd8bcf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Argonauts</text:p>
          </table:table-cell>
          <table:table-cell office:value-type="string" calcext:value-type="string">
            <text:p>£10.93</text:p>
          </table:table-cell>
          <table:table-cell office:value-type="string" calcext:value-type="string">
            <text:p><text:a xlink:href="https://books.toscrape.com/media/cache/0a/15/0a1567cd04a6582d333db71337b4e2a6.jpg" xlink:type="simple">https://books.toscrape.com/../media/cache/0a/15/0a1567cd04a6582d333db71337b4e2a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10% Entrepreneur: Live Your Startup Dream Without Quitting Your Day Job</text:p>
          </table:table-cell>
          <table:table-cell office:value-type="string" calcext:value-type="string">
            <text:p>£27.55</text:p>
          </table:table-cell>
          <table:table-cell office:value-type="string" calcext:value-type="string">
            <text:p><text:a xlink:href="https://books.toscrape.com/media/cache/82/93/82939ca78da0b724f16ec814849514fd.jpg" xlink:type="simple">https://books.toscrape.com/../media/cache/82/93/82939ca78da0b724f16ec814849514f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uddenly in Love (Lake Haven #1)</text:p>
          </table:table-cell>
          <table:table-cell office:value-type="string" calcext:value-type="string">
            <text:p>£55.99</text:p>
          </table:table-cell>
          <table:table-cell office:value-type="string" calcext:value-type="string">
            <text:p><text:a xlink:href="https://books.toscrape.com/media/cache/e9/f4/e9f4bc8cf5ffaea1504623c936e90a48.jpg" xlink:type="simple">https://books.toscrape.com/../media/cache/e9/f4/e9f4bc8cf5ffaea1504623c936e90a4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omething More Than This</text:p>
          </table:table-cell>
          <table:table-cell office:value-type="string" calcext:value-type="string">
            <text:p>£16.24</text:p>
          </table:table-cell>
          <table:table-cell office:value-type="string" calcext:value-type="string">
            <text:p><text:a xlink:href="https://books.toscrape.com/media/cache/59/10/5910fbd8a95e8e9de9c660b71e0694e2.jpg" xlink:type="simple">https://books.toscrape.com/../media/cache/59/10/5910fbd8a95e8e9de9c660b71e0694e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oft Apocalypse</text:p>
          </table:table-cell>
          <table:table-cell office:value-type="string" calcext:value-type="string">
            <text:p>£26.12</text:p>
          </table:table-cell>
          <table:table-cell office:value-type="string" calcext:value-type="string">
            <text:p><text:a xlink:href="https://books.toscrape.com/media/cache/f0/06/f0060c756556b855184fa32f66280961.jpg" xlink:type="simple">https://books.toscrape.com/../media/cache/f0/06/f0060c756556b855184fa32f6628096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o You've Been Publicly Shamed</text:p>
          </table:table-cell>
          <table:table-cell office:value-type="string" calcext:value-type="string">
            <text:p>£12.23</text:p>
          </table:table-cell>
          <table:table-cell office:value-type="string" calcext:value-type="string">
            <text:p><text:a xlink:href="https://books.toscrape.com/media/cache/6e/d4/6ed4991d97f60db29ec7b421e61a2cf3.jpg" xlink:type="simple">https://books.toscrape.com/../media/cache/6e/d4/6ed4991d97f60db29ec7b421e61a2cf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hoe Dog: A Memoir by the Creator of NIKE</text:p>
          </table:table-cell>
          <table:table-cell office:value-type="string" calcext:value-type="string">
            <text:p>£23.99</text:p>
          </table:table-cell>
          <table:table-cell office:value-type="string" calcext:value-type="string">
            <text:p><text:a xlink:href="https://books.toscrape.com/media/cache/19/aa/19aa1184a3565b1dae6092146018e109.jpg" xlink:type="simple">https://books.toscrape.com/../media/cache/19/aa/19aa1184a3565b1dae6092146018e10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hobu Samurai, Project Aryoku (#3)</text:p>
          </table:table-cell>
          <table:table-cell office:value-type="string" calcext:value-type="string">
            <text:p>£29.06</text:p>
          </table:table-cell>
          <table:table-cell office:value-type="string" calcext:value-type="string">
            <text:p><text:a xlink:href="https://books.toscrape.com/media/cache/ae/0c/ae0ccc307568b6d7699786411f3cbcc4.jpg" xlink:type="simple">https://books.toscrape.com/../media/cache/ae/0c/ae0ccc307568b6d7699786411f3cbcc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ecrets and Lace (Fatal Hearts #1)</text:p>
          </table:table-cell>
          <table:table-cell office:value-type="string" calcext:value-type="string">
            <text:p>£20.27</text:p>
          </table:table-cell>
          <table:table-cell office:value-type="string" calcext:value-type="string">
            <text:p><text:a xlink:href="https://books.toscrape.com/media/cache/84/7c/847c06b541e2a3b2228b96d97a5fe7a6.jpg" xlink:type="simple">https://books.toscrape.com/../media/cache/84/7c/847c06b541e2a3b2228b96d97a5fe7a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carlett Epstein Hates It Here</text:p>
          </table:table-cell>
          <table:table-cell office:value-type="string" calcext:value-type="string">
            <text:p>£43.55</text:p>
          </table:table-cell>
          <table:table-cell office:value-type="string" calcext:value-type="string">
            <text:p><text:a xlink:href="https://books.toscrape.com/media/cache/0f/d3/0fd306891f8fd3196653022fd67d6c87.jpg" xlink:type="simple">https://books.toscrape.com/../media/cache/0f/d3/0fd306891f8fd3196653022fd67d6c8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omero and Juliet: A Tragic Tale of Love and Zombies</text:p>
          </table:table-cell>
          <table:table-cell office:value-type="string" calcext:value-type="string">
            <text:p>£36.94</text:p>
          </table:table-cell>
          <table:table-cell office:value-type="string" calcext:value-type="string">
            <text:p><text:a xlink:href="https://books.toscrape.com/media/cache/12/f8/12f8002e5aab6d783e29b31aad36b5ba.jpg" xlink:type="simple">https://books.toscrape.com/../media/cache/12/f8/12f8002e5aab6d783e29b31aad36b5b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edeeming Love</text:p>
          </table:table-cell>
          <table:table-cell office:value-type="string" calcext:value-type="string">
            <text:p>£20.47</text:p>
          </table:table-cell>
          <table:table-cell office:value-type="string" calcext:value-type="string">
            <text:p><text:a xlink:href="https://books.toscrape.com/media/cache/21/21/2121ba78e26194d92c334fde3850f840.jpg" xlink:type="simple">https://books.toscrape.com/../media/cache/21/21/2121ba78e26194d92c334fde3850f84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oses for Artists Volume 1 - Dynamic and Sitting Poses: An Essential Reference for Figure Drawing and the Human Form</text:p>
          </table:table-cell>
          <table:table-cell office:value-type="string" calcext:value-type="string">
            <text:p>£41.06</text:p>
          </table:table-cell>
          <table:table-cell office:value-type="string" calcext:value-type="string">
            <text:p><text:a xlink:href="https://books.toscrape.com/media/cache/5a/89/5a89e2dd7866dda6660fe508bc4b5249.jpg" xlink:type="simple">https://books.toscrape.com/../media/cache/5a/89/5a89e2dd7866dda6660fe508bc4b524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oems That Make Grown Women Cry</text:p>
          </table:table-cell>
          <table:table-cell office:value-type="string" calcext:value-type="string">
            <text:p>£14.19</text:p>
          </table:table-cell>
          <table:table-cell office:value-type="string" calcext:value-type="string">
            <text:p><text:a xlink:href="https://books.toscrape.com/media/cache/38/64/386468a8c3e6b880664bf7885bf6f726.jpg" xlink:type="simple">https://books.toscrape.com/../media/cache/38/64/386468a8c3e6b880664bf7885bf6f72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ightingale, Sing</text:p>
          </table:table-cell>
          <table:table-cell office:value-type="string" calcext:value-type="string">
            <text:p>£38.28</text:p>
          </table:table-cell>
          <table:table-cell office:value-type="string" calcext:value-type="string">
            <text:p><text:a xlink:href="https://books.toscrape.com/media/cache/18/08/18086e581ad354aa65f945c2b5c51350.jpg" xlink:type="simple">https://books.toscrape.com/../media/cache/18/08/18086e581ad354aa65f945c2b5c5135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ight Sky with Exit Wounds</text:p>
          </table:table-cell>
          <table:table-cell office:value-type="string" calcext:value-type="string">
            <text:p>£41.05</text:p>
          </table:table-cell>
          <table:table-cell office:value-type="string" calcext:value-type="string">
            <text:p><text:a xlink:href="https://books.toscrape.com/media/cache/25/54/2554431c797ec725eea50b3f8a83758c.jpg" xlink:type="simple">https://books.toscrape.com/../media/cache/25/54/2554431c797ec725eea50b3f8a83758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rs. Houdini</text:p>
          </table:table-cell>
          <table:table-cell office:value-type="string" calcext:value-type="string">
            <text:p>£30.25</text:p>
          </table:table-cell>
          <table:table-cell office:value-type="string" calcext:value-type="string">
            <text:p><text:a xlink:href="https://books.toscrape.com/media/cache/0e/fe/0efe86960cdff718aed01a5c3f65b1c3.jpg" xlink:type="simple">https://books.toscrape.com/../media/cache/0e/fe/0efe86960cdff718aed01a5c3f65b1c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odern Romance</text:p>
          </table:table-cell>
          <table:table-cell office:value-type="string" calcext:value-type="string">
            <text:p>£28.26</text:p>
          </table:table-cell>
          <table:table-cell office:value-type="string" calcext:value-type="string">
            <text:p><text:a xlink:href="https://books.toscrape.com/media/cache/28/78/2878538a1039d9c4649110499a1393fb.jpg" xlink:type="simple">https://books.toscrape.com/../media/cache/28/78/2878538a1039d9c4649110499a1393f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iss Peregrineâs Home for Peculiar Children (Miss Peregrineâs Peculiar Children #1)</text:p>
          </table:table-cell>
          <table:table-cell office:value-type="string" calcext:value-type="string">
            <text:p>£10.76</text:p>
          </table:table-cell>
          <table:table-cell office:value-type="string" calcext:value-type="string">
            <text:p><text:a xlink:href="https://books.toscrape.com/media/cache/01/26/01264865c12ed6d987d6f0858cd1d0ba.jpg" xlink:type="simple">https://books.toscrape.com/../media/cache/01/26/01264865c12ed6d987d6f0858cd1d0b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ouisa: The Extraordinary Life of Mrs. Adams</text:p>
          </table:table-cell>
          <table:table-cell office:value-type="string" calcext:value-type="string">
            <text:p>£16.85</text:p>
          </table:table-cell>
          <table:table-cell office:value-type="string" calcext:value-type="string">
            <text:p><text:a xlink:href="https://books.toscrape.com/media/cache/6f/d9/6fd92e5143cbd5bb8bcf034e5f007dde.jpg" xlink:type="simple">https://books.toscrape.com/../media/cache/6f/d9/6fd92e5143cbd5bb8bcf034e5f007dd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ittle Red</text:p>
          </table:table-cell>
          <table:table-cell office:value-type="string" calcext:value-type="string">
            <text:p>£13.47</text:p>
          </table:table-cell>
          <table:table-cell office:value-type="string" calcext:value-type="string">
            <text:p><text:a xlink:href="https://books.toscrape.com/media/cache/80/25/8025b80a40178f2a6dd4f99ad88e0fba.jpg" xlink:type="simple">https://books.toscrape.com/../media/cache/80/25/8025b80a40178f2a6dd4f99ad88e0fb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ibrary of Souls (Miss Peregrineâs Peculiar Children #3)</text:p>
          </table:table-cell>
          <table:table-cell office:value-type="string" calcext:value-type="string">
            <text:p>£48.56</text:p>
          </table:table-cell>
          <table:table-cell office:value-type="string" calcext:value-type="string">
            <text:p><text:a xlink:href="https://books.toscrape.com/media/cache/f8/54/f85417465a73e33604624205ba8306cc.jpg" xlink:type="simple">https://books.toscrape.com/../media/cache/f8/54/f85417465a73e33604624205ba8306c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arge Print Heart of the Pride</text:p>
          </table:table-cell>
          <table:table-cell office:value-type="string" calcext:value-type="string">
            <text:p>£19.15</text:p>
          </table:table-cell>
          <table:table-cell office:value-type="string" calcext:value-type="string">
            <text:p><text:a xlink:href="https://books.toscrape.com/media/cache/bd/e9/bde95ab9f776c911a7aa759cad60bb41.jpg" xlink:type="simple">https://books.toscrape.com/../media/cache/bd/e9/bde95ab9f776c911a7aa759cad60bb4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 Had a Nice Time And Other Lies...: How to find love &amp; sh*t like that</text:p>
          </table:table-cell>
          <table:table-cell office:value-type="string" calcext:value-type="string">
            <text:p>£57.36</text:p>
          </table:table-cell>
          <table:table-cell office:value-type="string" calcext:value-type="string">
            <text:p><text:a xlink:href="https://books.toscrape.com/media/cache/5f/72/5f72c8a0d5a7292e2929a354ec8a022f.jpg" xlink:type="simple">https://books.toscrape.com/../media/cache/5f/72/5f72c8a0d5a7292e2929a354ec8a022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ollow City (Miss Peregrineâs Peculiar Children #2)</text:p>
          </table:table-cell>
          <table:table-cell office:value-type="string" calcext:value-type="string">
            <text:p>£42.98</text:p>
          </table:table-cell>
          <table:table-cell office:value-type="string" calcext:value-type="string">
            <text:p><text:a xlink:href="https://books.toscrape.com/media/cache/e2/60/e260b008b7ea7970562295b7bc64b0cb.jpg" xlink:type="simple">https://books.toscrape.com/../media/cache/e2/60/e260b008b7ea7970562295b7bc64b0c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rumbles</text:p>
          </table:table-cell>
          <table:table-cell office:value-type="string" calcext:value-type="string">
            <text:p>£22.16</text:p>
          </table:table-cell>
          <table:table-cell office:value-type="string" calcext:value-type="string">
            <text:p><text:a xlink:href="https://books.toscrape.com/media/cache/d6/1b/d61b12ef0e69d49e2645537dd6a8472a.jpg" xlink:type="simple">https://books.toscrape.com/../media/cache/d6/1b/d61b12ef0e69d49e2645537dd6a8472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ull Moon over Noahâs Ark: An Odyssey to Mount Ararat and Beyond</text:p>
          </table:table-cell>
          <table:table-cell office:value-type="string" calcext:value-type="string">
            <text:p>£49.43</text:p>
          </table:table-cell>
          <table:table-cell office:value-type="string" calcext:value-type="string">
            <text:p><text:a xlink:href="https://books.toscrape.com/media/cache/57/77/57770cac1628f4407636635f4b85e88c.jpg" xlink:type="simple">https://books.toscrape.com/../media/cache/57/77/57770cac1628f4407636635f4b85e88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rostbite (Vampire Academy #2)</text:p>
          </table:table-cell>
          <table:table-cell office:value-type="string" calcext:value-type="string">
            <text:p>£29.99</text:p>
          </table:table-cell>
          <table:table-cell office:value-type="string" calcext:value-type="string">
            <text:p><text:a xlink:href="https://books.toscrape.com/media/cache/71/76/7176317f1915fa0658bb2fe400441207.jpg" xlink:type="simple">https://books.toscrape.com/../media/cache/71/76/7176317f1915fa0658bb2fe40044120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ollow You Home</text:p>
          </table:table-cell>
          <table:table-cell office:value-type="string" calcext:value-type="string">
            <text:p>£21.36</text:p>
          </table:table-cell>
          <table:table-cell office:value-type="string" calcext:value-type="string">
            <text:p><text:a xlink:href="https://books.toscrape.com/media/cache/a7/4b/a74b35375ce874153fd352e33bc7bac9.jpg" xlink:type="simple">https://books.toscrape.com/../media/cache/a7/4b/a74b35375ce874153fd352e33bc7bac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irst Steps for New Christians (Print Edition)</text:p>
          </table:table-cell>
          <table:table-cell office:value-type="string" calcext:value-type="string">
            <text:p>£29.00</text:p>
          </table:table-cell>
          <table:table-cell office:value-type="string" calcext:value-type="string">
            <text:p><text:a xlink:href="https://books.toscrape.com/media/cache/f1/73/f1731459b1e2f4becf2c52b8f30b8cd7.jpg" xlink:type="simple">https://books.toscrape.com/../media/cache/f1/73/f1731459b1e2f4becf2c52b8f30b8cd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inders Keepers (Bill Hodges Trilogy #2)</text:p>
          </table:table-cell>
          <table:table-cell office:value-type="string" calcext:value-type="string">
            <text:p>£53.53</text:p>
          </table:table-cell>
          <table:table-cell office:value-type="string" calcext:value-type="string">
            <text:p><text:a xlink:href="https://books.toscrape.com/media/cache/6a/81/6a81103b1c01a3f6c56e5718a838a4c8.jpg" xlink:type="simple">https://books.toscrape.com/../media/cache/6a/81/6a81103b1c01a3f6c56e5718a838a4c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ables, Vol. 1: Legends in Exile (Fables #1)</text:p>
          </table:table-cell>
          <table:table-cell office:value-type="string" calcext:value-type="string">
            <text:p>£41.62</text:p>
          </table:table-cell>
          <table:table-cell office:value-type="string" calcext:value-type="string">
            <text:p><text:a xlink:href="https://books.toscrape.com/media/cache/51/8c/518c184a793b751b43045637c8002eb7.jpg" xlink:type="simple">https://books.toscrape.com/../media/cache/51/8c/518c184a793b751b43045637c8002eb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ureka Trivia 6.0</text:p>
          </table:table-cell>
          <table:table-cell office:value-type="string" calcext:value-type="string">
            <text:p>£54.59</text:p>
          </table:table-cell>
          <table:table-cell office:value-type="string" calcext:value-type="string">
            <text:p><text:a xlink:href="https://books.toscrape.com/media/cache/96/17/96173470df6fc6fef4d0008e957653ce.jpg" xlink:type="simple">https://books.toscrape.com/../media/cache/96/17/96173470df6fc6fef4d0008e957653c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rive: The Surprising Truth About What Motivates Us</text:p>
          </table:table-cell>
          <table:table-cell office:value-type="string" calcext:value-type="string">
            <text:p>£34.95</text:p>
          </table:table-cell>
          <table:table-cell office:value-type="string" calcext:value-type="string">
            <text:p><text:a xlink:href="https://books.toscrape.com/media/cache/8a/49/8a490347afdc10abe7c2099e466de32f.jpg" xlink:type="simple">https://books.toscrape.com/../media/cache/8a/49/8a490347afdc10abe7c2099e466de32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one Rubbed Out (Reightman &amp; Bailey #1)</text:p>
          </table:table-cell>
          <table:table-cell office:value-type="string" calcext:value-type="string">
            <text:p>£37.72</text:p>
          </table:table-cell>
          <table:table-cell office:value-type="string" calcext:value-type="string">
            <text:p><text:a xlink:href="https://books.toscrape.com/media/cache/08/4d/084da0199a717cb6c1eda30f98d0ea4c.jpg" xlink:type="simple">https://books.toscrape.com/../media/cache/08/4d/084da0199a717cb6c1eda30f98d0ea4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oing It Over (Most Likely To #1)</text:p>
          </table:table-cell>
          <table:table-cell office:value-type="string" calcext:value-type="string">
            <text:p>£35.61</text:p>
          </table:table-cell>
          <table:table-cell office:value-type="string" calcext:value-type="string">
            <text:p><text:a xlink:href="https://books.toscrape.com/media/cache/e9/25/e9250495a525eb203652ad9da85ccb8e.jpg" xlink:type="simple">https://books.toscrape.com/../media/cache/e9/25/e9250495a525eb203652ad9da85ccb8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eliciously Ella Every Day: Quick and Easy Recipes for Gluten-Free Snacks, Packed Lunches, and Simple Meals</text:p>
          </table:table-cell>
          <table:table-cell office:value-type="string" calcext:value-type="string">
            <text:p>£42.16</text:p>
          </table:table-cell>
          <table:table-cell office:value-type="string" calcext:value-type="string">
            <text:p><text:a xlink:href="https://books.toscrape.com/media/cache/20/f2/20f28657b49f8cb24ed2ec6448bb6df3.jpg" xlink:type="simple">https://books.toscrape.com/../media/cache/20/f2/20f28657b49f8cb24ed2ec6448bb6df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rk Notes</text:p>
          </table:table-cell>
          <table:table-cell office:value-type="string" calcext:value-type="string">
            <text:p>£19.19</text:p>
          </table:table-cell>
          <table:table-cell office:value-type="string" calcext:value-type="string">
            <text:p><text:a xlink:href="https://books.toscrape.com/media/cache/6e/4e/6e4e8f4f4abd94356a9be840e4681e65.jpg" xlink:type="simple">https://books.toscrape.com/../media/cache/6e/4e/6e4e8f4f4abd94356a9be840e4681e6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ring Greatly: How the Courage to Be Vulnerable Transforms the Way We Live, Love, Parent, and Lead</text:p>
          </table:table-cell>
          <table:table-cell office:value-type="string" calcext:value-type="string">
            <text:p>£19.43</text:p>
          </table:table-cell>
          <table:table-cell office:value-type="string" calcext:value-type="string">
            <text:p><text:a xlink:href="https://books.toscrape.com/media/cache/55/ce/55ced903becc59121d6edb47a4dcfb56.jpg" xlink:type="simple">https://books.toscrape.com/../media/cache/55/ce/55ced903becc59121d6edb47a4dcfb5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lose to You</text:p>
          </table:table-cell>
          <table:table-cell office:value-type="string" calcext:value-type="string">
            <text:p>£49.46</text:p>
          </table:table-cell>
          <table:table-cell office:value-type="string" calcext:value-type="string">
            <text:p><text:a xlink:href="https://books.toscrape.com/media/cache/fa/f6/faf6d69a42f477e1da80a71f05a4dc25.jpg" xlink:type="simple">https://books.toscrape.com/../media/cache/fa/f6/faf6d69a42f477e1da80a71f05a4dc2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hasing Heaven: What Dying Taught Me About Living</text:p>
          </table:table-cell>
          <table:table-cell office:value-type="string" calcext:value-type="string">
            <text:p>£37.80</text:p>
          </table:table-cell>
          <table:table-cell office:value-type="string" calcext:value-type="string">
            <text:p><text:a xlink:href="https://books.toscrape.com/media/cache/b7/6a/b76a73640d26b09c4a6f373b09050bed.jpg" xlink:type="simple">https://books.toscrape.com/../media/cache/b7/6a/b76a73640d26b09c4a6f373b09050be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ig Magic: Creative Living Beyond Fear</text:p>
          </table:table-cell>
          <table:table-cell office:value-type="string" calcext:value-type="string">
            <text:p>£30.80</text:p>
          </table:table-cell>
          <table:table-cell office:value-type="string" calcext:value-type="string">
            <text:p><text:a xlink:href="https://books.toscrape.com/media/cache/62/ad/62ad9b4077416ddc0c4908062bca0e5e.jpg" xlink:type="simple">https://books.toscrape.com/../media/cache/62/ad/62ad9b4077416ddc0c4908062bca0e5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ecoming Wise: An Inquiry into the Mystery and Art of Living</text:p>
          </table:table-cell>
          <table:table-cell office:value-type="string" calcext:value-type="string">
            <text:p>£27.43</text:p>
          </table:table-cell>
          <table:table-cell office:value-type="string" calcext:value-type="string">
            <text:p><text:a xlink:href="https://books.toscrape.com/media/cache/ff/69/ff69c96b05affa03f647287e46210bf9.jpg" xlink:type="simple">https://books.toscrape.com/../media/cache/ff/69/ff69c96b05affa03f647287e46210bf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eauty Restored (Riley Family Legacy Novellas #3)</text:p>
          </table:table-cell>
          <table:table-cell office:value-type="string" calcext:value-type="string">
            <text:p>£11.11</text:p>
          </table:table-cell>
          <table:table-cell office:value-type="string" calcext:value-type="string">
            <text:p><text:a xlink:href="https://books.toscrape.com/media/cache/51/6f/516f605a957a1f5592b81f4e06c491bb.jpg" xlink:type="simple">https://books.toscrape.com/../media/cache/51/6f/516f605a957a1f5592b81f4e06c491b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atman: The Long Halloween (Batman)</text:p>
          </table:table-cell>
          <table:table-cell office:value-type="string" calcext:value-type="string">
            <text:p>£36.50</text:p>
          </table:table-cell>
          <table:table-cell office:value-type="string" calcext:value-type="string">
            <text:p><text:a xlink:href="https://books.toscrape.com/media/cache/78/a7/78a7f184a4d6d62412861c68f1c3ad90.jpg" xlink:type="simple">https://books.toscrape.com/../media/cache/78/a7/78a7f184a4d6d62412861c68f1c3ad9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atman: The Dark Knight Returns (Batman)</text:p>
          </table:table-cell>
          <table:table-cell office:value-type="string" calcext:value-type="string">
            <text:p>£15.38</text:p>
          </table:table-cell>
          <table:table-cell office:value-type="string" calcext:value-type="string">
            <text:p><text:a xlink:href="https://books.toscrape.com/media/cache/be/a9/bea95dbd7b2a843519c9a1dcfc433f9b.jpg" xlink:type="simple">https://books.toscrape.com/../media/cache/be/a9/bea95dbd7b2a843519c9a1dcfc433f9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yumi's Violin</text:p>
          </table:table-cell>
          <table:table-cell office:value-type="string" calcext:value-type="string">
            <text:p>£15.48</text:p>
          </table:table-cell>
          <table:table-cell office:value-type="string" calcext:value-type="string">
            <text:p><text:a xlink:href="https://books.toscrape.com/media/cache/fa/18/fa18c44fba20b8191f6a88e2e28092fd.jpg" xlink:type="simple">https://books.toscrape.com/../media/cache/fa/18/fa18c44fba20b8191f6a88e2e28092f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nonymous</text:p>
          </table:table-cell>
          <table:table-cell office:value-type="string" calcext:value-type="string">
            <text:p>£46.82</text:p>
          </table:table-cell>
          <table:table-cell office:value-type="string" calcext:value-type="string">
            <text:p><text:a xlink:href="https://books.toscrape.com/media/cache/fb/75/fb75a0ce3e0b01fa3852806c6d1f1af6.jpg" xlink:type="simple">https://books.toscrape.com/../media/cache/fb/75/fb75a0ce3e0b01fa3852806c6d1f1af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my Meets the Saints and Sages</text:p>
          </table:table-cell>
          <table:table-cell office:value-type="string" calcext:value-type="string">
            <text:p>£18.46</text:p>
          </table:table-cell>
          <table:table-cell office:value-type="string" calcext:value-type="string">
            <text:p><text:a xlink:href="https://books.toscrape.com/media/cache/00/53/0053efa8515b8e2ad9b029c298766e9f.jpg" xlink:type="simple">https://books.toscrape.com/../media/cache/00/53/0053efa8515b8e2ad9b029c298766e9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mid the Chaos</text:p>
          </table:table-cell>
          <table:table-cell office:value-type="string" calcext:value-type="string">
            <text:p>£36.58</text:p>
          </table:table-cell>
          <table:table-cell office:value-type="string" calcext:value-type="string">
            <text:p><text:a xlink:href="https://books.toscrape.com/media/cache/52/46/524655fade1d9fe1475395a3eaff827a.jpg" xlink:type="simple">https://books.toscrape.com/../media/cache/52/46/524655fade1d9fe1475395a3eaff827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matus</text:p>
          </table:table-cell>
          <table:table-cell office:value-type="string" calcext:value-type="string">
            <text:p>£50.54</text:p>
          </table:table-cell>
          <table:table-cell office:value-type="string" calcext:value-type="string">
            <text:p><text:a xlink:href="https://books.toscrape.com/media/cache/8f/92/8f92c3b5dc8f5c1a23324bda7477b19c.jpg" xlink:type="simple">https://books.toscrape.com/../media/cache/8f/92/8f92c3b5dc8f5c1a23324bda7477b19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gnostic: A Spirited Manifesto</text:p>
          </table:table-cell>
          <table:table-cell office:value-type="string" calcext:value-type="string">
            <text:p>£12.51</text:p>
          </table:table-cell>
          <table:table-cell office:value-type="string" calcext:value-type="string">
            <text:p><text:a xlink:href="https://books.toscrape.com/media/cache/9f/fc/9ffc43826233092d2acb4414f86627eb.jpg" xlink:type="simple">https://books.toscrape.com/../media/cache/9f/fc/9ffc43826233092d2acb4414f86627e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Zealot: The Life and Times of Jesus of Nazareth</text:p>
          </table:table-cell>
          <table:table-cell office:value-type="string" calcext:value-type="string">
            <text:p>£24.70</text:p>
          </table:table-cell>
          <table:table-cell office:value-type="string" calcext:value-type="string">
            <text:p><text:a xlink:href="https://books.toscrape.com/media/cache/3d/60/3d6003fc37b842a07c2dbe28e47448e1.jpg" xlink:type="simple">https://books.toscrape.com/../media/cache/3d/60/3d6003fc37b842a07c2dbe28e47448e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You (You #1)</text:p>
          </table:table-cell>
          <table:table-cell office:value-type="string" calcext:value-type="string">
            <text:p>£43.61</text:p>
          </table:table-cell>
          <table:table-cell office:value-type="string" calcext:value-type="string">
            <text:p><text:a xlink:href="https://books.toscrape.com/media/cache/d6/97/d697268540fa982f4dce39f61ed3a342.jpg" xlink:type="simple">https://books.toscrape.com/../media/cache/d6/97/d697268540fa982f4dce39f61ed3a34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onder Woman: Earth One, Volume One (Wonder Woman: Earth One #1)</text:p>
          </table:table-cell>
          <table:table-cell office:value-type="string" calcext:value-type="string">
            <text:p>£37.34</text:p>
          </table:table-cell>
          <table:table-cell office:value-type="string" calcext:value-type="string">
            <text:p><text:a xlink:href="https://books.toscrape.com/media/cache/19/39/19396172462f4cc0504d4e6e8b0e1647.jpg" xlink:type="simple">https://books.toscrape.com/../media/cache/19/39/19396172462f4cc0504d4e6e8b0e164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ild Swans</text:p>
          </table:table-cell>
          <table:table-cell office:value-type="string" calcext:value-type="string">
            <text:p>£14.36</text:p>
          </table:table-cell>
          <table:table-cell office:value-type="string" calcext:value-type="string">
            <text:p><text:a xlink:href="https://books.toscrape.com/media/cache/bb/72/bb723ad463531c602ad8bcb244253bf3.jpg" xlink:type="simple">https://books.toscrape.com/../media/cache/bb/72/bb723ad463531c602ad8bcb244253bf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hy the Right Went Wrong: Conservatism--From Goldwater to the Tea Party and Beyond</text:p>
          </table:table-cell>
          <table:table-cell office:value-type="string" calcext:value-type="string">
            <text:p>£52.65</text:p>
          </table:table-cell>
          <table:table-cell office:value-type="string" calcext:value-type="string">
            <text:p><text:a xlink:href="https://books.toscrape.com/media/cache/db/1b/db1babd3c09b84da800b0e9897fe0097.jpg" xlink:type="simple">https://books.toscrape.com/../media/cache/db/1b/db1babd3c09b84da800b0e9897fe009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hole Lotta Creativity Going On: 60 Fun and Unusual Exercises to Awaken and Strengthen Your Creativity</text:p>
          </table:table-cell>
          <table:table-cell office:value-type="string" calcext:value-type="string">
            <text:p>£38.20</text:p>
          </table:table-cell>
          <table:table-cell office:value-type="string" calcext:value-type="string">
            <text:p><text:a xlink:href="https://books.toscrape.com/media/cache/ba/36/ba368dfb2b6ae9979ff59d049c626167.jpg" xlink:type="simple">https://books.toscrape.com/../media/cache/ba/36/ba368dfb2b6ae9979ff59d049c62616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hat's It Like in Space?: Stories from Astronauts Who've Been There</text:p>
          </table:table-cell>
          <table:table-cell office:value-type="string" calcext:value-type="string">
            <text:p>£19.60</text:p>
          </table:table-cell>
          <table:table-cell office:value-type="string" calcext:value-type="string">
            <text:p><text:a xlink:href="https://books.toscrape.com/media/cache/43/b7/43b70859e93901b019791cef86539ffc.jpg" xlink:type="simple">https://books.toscrape.com/../media/cache/43/b7/43b70859e93901b019791cef86539ff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e Are Robin, Vol. 1: The Vigilante Business (We Are Robin #1)</text:p>
          </table:table-cell>
          <table:table-cell office:value-type="string" calcext:value-type="string">
            <text:p>£53.90</text:p>
          </table:table-cell>
          <table:table-cell office:value-type="string" calcext:value-type="string">
            <text:p><text:a xlink:href="https://books.toscrape.com/media/cache/66/d6/66d6d2b4c0acfa8f40ad0285186ed2d8.jpg" xlink:type="simple">https://books.toscrape.com/../media/cache/66/d6/66d6d2b4c0acfa8f40ad0285186ed2d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alt Disney's Alice in Wonderland</text:p>
          </table:table-cell>
          <table:table-cell office:value-type="string" calcext:value-type="string">
            <text:p>£12.96</text:p>
          </table:table-cell>
          <table:table-cell office:value-type="string" calcext:value-type="string">
            <text:p><text:a xlink:href="https://books.toscrape.com/media/cache/28/50/2850439c2ba103fb69dba9cd2dd9f0c2.jpg" xlink:type="simple">https://books.toscrape.com/../media/cache/28/50/2850439c2ba103fb69dba9cd2dd9f0c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V for Vendetta (V for Vendetta Complete)</text:p>
          </table:table-cell>
          <table:table-cell office:value-type="string" calcext:value-type="string">
            <text:p>£37.10</text:p>
          </table:table-cell>
          <table:table-cell office:value-type="string" calcext:value-type="string">
            <text:p><text:a xlink:href="https://books.toscrape.com/media/cache/cc/8f/cc8fb914bfee31a7903a5cabaae64796.jpg" xlink:type="simple">https://books.toscrape.com/../media/cache/cc/8f/cc8fb914bfee31a7903a5cabaae6479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Until Friday Night (The Field Party #1)</text:p>
          </table:table-cell>
          <table:table-cell office:value-type="string" calcext:value-type="string">
            <text:p>£46.31</text:p>
          </table:table-cell>
          <table:table-cell office:value-type="string" calcext:value-type="string">
            <text:p><text:a xlink:href="https://books.toscrape.com/media/cache/19/cf/19cf50aea5bf0e8f4bc016f3745b3dfe.jpg" xlink:type="simple">https://books.toscrape.com/../media/cache/19/cf/19cf50aea5bf0e8f4bc016f3745b3df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Unbroken: A World War II Story of Survival, Resilience, and Redemption</text:p>
          </table:table-cell>
          <table:table-cell office:value-type="string" calcext:value-type="string">
            <text:p>£45.95</text:p>
          </table:table-cell>
          <table:table-cell office:value-type="string" calcext:value-type="string">
            <text:p><text:a xlink:href="https://books.toscrape.com/media/cache/74/cd/74cd3f345b50452c3be6631669f13aa8.jpg" xlink:type="simple">https://books.toscrape.com/../media/cache/74/cd/74cd3f345b50452c3be6631669f13aa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wenty Yawns</text:p>
          </table:table-cell>
          <table:table-cell office:value-type="string" calcext:value-type="string">
            <text:p>£22.08</text:p>
          </table:table-cell>
          <table:table-cell office:value-type="string" calcext:value-type="string">
            <text:p><text:a xlink:href="https://books.toscrape.com/media/cache/2b/38/2b380f77723c797c0389f978afa6db58.jpg" xlink:type="simple">https://books.toscrape.com/../media/cache/2b/38/2b380f77723c797c0389f978afa6db5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rough the Woods</text:p>
          </table:table-cell>
          <table:table-cell office:value-type="string" calcext:value-type="string">
            <text:p>£25.38</text:p>
          </table:table-cell>
          <table:table-cell office:value-type="string" calcext:value-type="string">
            <text:p><text:a xlink:href="https://books.toscrape.com/media/cache/4c/af/4caf8f2a5ee8828d408cc8faadd3419c.jpg" xlink:type="simple">https://books.toscrape.com/../media/cache/4c/af/4caf8f2a5ee8828d408cc8faadd3419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is Is Where It Ends</text:p>
          </table:table-cell>
          <table:table-cell office:value-type="string" calcext:value-type="string">
            <text:p>£27.12</text:p>
          </table:table-cell>
          <table:table-cell office:value-type="string" calcext:value-type="string">
            <text:p><text:a xlink:href="https://books.toscrape.com/media/cache/18/0b/180bfe1902cb3c0eb77d7c712efa2a96.jpg" xlink:type="simple">https://books.toscrape.com/../media/cache/18/0b/180bfe1902cb3c0eb77d7c712efa2a9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Year of Magical Thinking</text:p>
          </table:table-cell>
          <table:table-cell office:value-type="string" calcext:value-type="string">
            <text:p>£43.04</text:p>
          </table:table-cell>
          <table:table-cell office:value-type="string" calcext:value-type="string">
            <text:p><text:a xlink:href="https://books.toscrape.com/media/cache/bf/e5/bfe526c22c7c08235c27a6474ebb4db9.jpg" xlink:type="simple">https://books.toscrape.com/../media/cache/bf/e5/bfe526c22c7c08235c27a6474ebb4db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Wright Brothers</text:p>
          </table:table-cell>
          <table:table-cell office:value-type="string" calcext:value-type="string">
            <text:p>£56.80</text:p>
          </table:table-cell>
          <table:table-cell office:value-type="string" calcext:value-type="string">
            <text:p><text:a xlink:href="https://books.toscrape.com/media/cache/02/2e/022e8b81ba1405991401bb46d6330c73.jpg" xlink:type="simple">https://books.toscrape.com/../media/cache/02/2e/022e8b81ba1405991401bb46d6330c7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White Queen (The Cousins' War #1)</text:p>
          </table:table-cell>
          <table:table-cell office:value-type="string" calcext:value-type="string">
            <text:p>£25.91</text:p>
          </table:table-cell>
          <table:table-cell office:value-type="string" calcext:value-type="string">
            <text:p><text:a xlink:href="https://books.toscrape.com/media/cache/72/d8/72d861617b6d3aababe6e61e8d3c1056.jpg" xlink:type="simple">https://books.toscrape.com/../media/cache/72/d8/72d861617b6d3aababe6e61e8d3c105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Wedding Pact (The O'Malleys #2)</text:p>
          </table:table-cell>
          <table:table-cell office:value-type="string" calcext:value-type="string">
            <text:p>£32.61</text:p>
          </table:table-cell>
          <table:table-cell office:value-type="string" calcext:value-type="string">
            <text:p><text:a xlink:href="https://books.toscrape.com/media/cache/7e/67/7e67addd80caaf8a9f9e9daa9cf66bb2.jpg" xlink:type="simple">https://books.toscrape.com/../media/cache/7e/67/7e67addd80caaf8a9f9e9daa9cf66bb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Time Keeper</text:p>
          </table:table-cell>
          <table:table-cell office:value-type="string" calcext:value-type="string">
            <text:p>£27.88</text:p>
          </table:table-cell>
          <table:table-cell office:value-type="string" calcext:value-type="string">
            <text:p><text:a xlink:href="https://books.toscrape.com/media/cache/8f/f8/8ff8680dde59ea739d6978a01e4d7fe5.jpg" xlink:type="simple">https://books.toscrape.com/../media/cache/8f/f8/8ff8680dde59ea739d6978a01e4d7fe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Testament of Mary</text:p>
          </table:table-cell>
          <table:table-cell office:value-type="string" calcext:value-type="string">
            <text:p>£52.67</text:p>
          </table:table-cell>
          <table:table-cell office:value-type="string" calcext:value-type="string">
            <text:p><text:a xlink:href="https://books.toscrape.com/media/cache/83/05/8305154438c91a02cefacf4ec8b53393.jpg" xlink:type="simple">https://books.toscrape.com/../media/cache/83/05/8305154438c91a02cefacf4ec8b5339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tar-Touched Queen</text:p>
          </table:table-cell>
          <table:table-cell office:value-type="string" calcext:value-type="string">
            <text:p>£46.02</text:p>
          </table:table-cell>
          <table:table-cell office:value-type="string" calcext:value-type="string">
            <text:p><text:a xlink:href="https://books.toscrape.com/media/cache/53/5e/535e2be0b423797c2cdc7d98882c820a.jpg" xlink:type="simple">https://books.toscrape.com/../media/cache/53/5e/535e2be0b423797c2cdc7d98882c820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ongs of the Gods</text:p>
          </table:table-cell>
          <table:table-cell office:value-type="string" calcext:value-type="string">
            <text:p>£44.48</text:p>
          </table:table-cell>
          <table:table-cell office:value-type="string" calcext:value-type="string">
            <text:p><text:a xlink:href="https://books.toscrape.com/media/cache/6c/a3/6ca34db7c01e554ad17bd3be74b561e3.jpg" xlink:type="simple">https://books.toscrape.com/../media/cache/6c/a3/6ca34db7c01e554ad17bd3be74b561e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ong of Achilles</text:p>
          </table:table-cell>
          <table:table-cell office:value-type="string" calcext:value-type="string">
            <text:p>£37.40</text:p>
          </table:table-cell>
          <table:table-cell office:value-type="string" calcext:value-type="string">
            <text:p><text:a xlink:href="https://books.toscrape.com/media/cache/66/f7/66f79b76d6c6b64fcc8110515c454e09.jpg" xlink:type="simple">https://books.toscrape.com/../media/cache/66/f7/66f79b76d6c6b64fcc8110515c454e0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Rosie Project (Don Tillman #1)</text:p>
          </table:table-cell>
          <table:table-cell office:value-type="string" calcext:value-type="string">
            <text:p>£54.04</text:p>
          </table:table-cell>
          <table:table-cell office:value-type="string" calcext:value-type="string">
            <text:p><text:a xlink:href="https://books.toscrape.com/media/cache/f0/db/f0db1cf76d45f0522d4c8c3c39aa0dd8.jpg" xlink:type="simple">https://books.toscrape.com/../media/cache/f0/db/f0db1cf76d45f0522d4c8c3c39aa0dd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£16.88</text:p>
          </table:table-cell>
          <table:table-cell office:value-type="string" calcext:value-type="string">
            <text:p><text:a xlink:href="https://books.toscrape.com/media/cache/52/df/52dfc44f48cf29e7a9e305bcb63e1899.jpg" xlink:type="simple">https://books.toscrape.com/../media/cache/52/df/52dfc44f48cf29e7a9e305bcb63e189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arriage of Opposites</text:p>
          </table:table-cell>
          <table:table-cell office:value-type="string" calcext:value-type="string">
            <text:p>£28.08</text:p>
          </table:table-cell>
          <table:table-cell office:value-type="string" calcext:value-type="string">
            <text:p><text:a xlink:href="https://books.toscrape.com/media/cache/0f/c2/0fc21ec3489cb23116778ee84f425eca.jpg" xlink:type="simple">https://books.toscrape.com/../media/cache/0f/c2/0fc21ec3489cb23116778ee84f425ec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ucifer Effect: Understanding How Good People Turn Evil</text:p>
          </table:table-cell>
          <table:table-cell office:value-type="string" calcext:value-type="string">
            <text:p>£10.40</text:p>
          </table:table-cell>
          <table:table-cell office:value-type="string" calcext:value-type="string">
            <text:p><text:a xlink:href="https://books.toscrape.com/media/cache/a6/c8/a6c8256b123493472591c5855c7de704.jpg" xlink:type="simple">https://books.toscrape.com/../media/cache/a6/c8/a6c8256b123493472591c5855c7de70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ong Haul (Diary of a Wimpy Kid #9)</text:p>
          </table:table-cell>
          <table:table-cell office:value-type="string" calcext:value-type="string">
            <text:p>£44.07</text:p>
          </table:table-cell>
          <table:table-cell office:value-type="string" calcext:value-type="string">
            <text:p><text:a xlink:href="https://books.toscrape.com/media/cache/46/bd/46bdee520b8136972262fd040533772d.jpg" xlink:type="simple">https://books.toscrape.com/../media/cache/46/bd/46bdee520b8136972262fd040533772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oney</text:p>
          </table:table-cell>
          <table:table-cell office:value-type="string" calcext:value-type="string">
            <text:p>£23.40</text:p>
          </table:table-cell>
          <table:table-cell office:value-type="string" calcext:value-type="string">
            <text:p><text:a xlink:href="https://books.toscrape.com/media/cache/6d/10/6d10387a0175701d4ff456a0c7eee67b.jpg" xlink:type="simple">https://books.toscrape.com/../media/cache/6d/10/6d10387a0175701d4ff456a0c7eee67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iterature Book (Big Ideas Simply Explained)</text:p>
          </table:table-cell>
          <table:table-cell office:value-type="string" calcext:value-type="string">
            <text:p>£17.43</text:p>
          </table:table-cell>
          <table:table-cell office:value-type="string" calcext:value-type="string">
            <text:p><text:a xlink:href="https://books.toscrape.com/media/cache/9e/ea/9eea51ac4a15d18aa976be459da30c47.jpg" xlink:type="simple">https://books.toscrape.com/../media/cache/9e/ea/9eea51ac4a15d18aa976be459da30c4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ast Mile (Amos Decker #2)</text:p>
          </table:table-cell>
          <table:table-cell office:value-type="string" calcext:value-type="string">
            <text:p>£54.21</text:p>
          </table:table-cell>
          <table:table-cell office:value-type="string" calcext:value-type="string">
            <text:p><text:a xlink:href="https://books.toscrape.com/media/cache/37/f1/37f118b4a56d866e1e8b563759d6966c.jpg" xlink:type="simple">https://books.toscrape.com/../media/cache/37/f1/37f118b4a56d866e1e8b563759d6966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Immortal Life of Henrietta Lacks</text:p>
          </table:table-cell>
          <table:table-cell office:value-type="string" calcext:value-type="string">
            <text:p>£40.67</text:p>
          </table:table-cell>
          <table:table-cell office:value-type="string" calcext:value-type="string">
            <text:p><text:a xlink:href="https://books.toscrape.com/media/cache/94/ac/94ac87da7b40853013093f08356efa3b.jpg" xlink:type="simple">https://books.toscrape.com/../media/cache/94/ac/94ac87da7b40853013093f08356efa3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Hidden Oracle (The Trials of Apollo #1)</text:p>
          </table:table-cell>
          <table:table-cell office:value-type="string" calcext:value-type="string">
            <text:p>£52.26</text:p>
          </table:table-cell>
          <table:table-cell office:value-type="string" calcext:value-type="string">
            <text:p><text:a xlink:href="https://books.toscrape.com/media/cache/b4/67/b467a4f01ca6ae8464b9425a156c7c32.jpg" xlink:type="simple">https://books.toscrape.com/../media/cache/b4/67/b467a4f01ca6ae8464b9425a156c7c3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Help Yourself Cookbook for Kids: 60 Easy Plant-Based Recipes Kids Can Make to Stay Healthy and Save the Earth</text:p>
          </table:table-cell>
          <table:table-cell office:value-type="string" calcext:value-type="string">
            <text:p>£28.77</text:p>
          </table:table-cell>
          <table:table-cell office:value-type="string" calcext:value-type="string">
            <text:p><text:a xlink:href="https://books.toscrape.com/media/cache/c4/dc/c4dcec6f513eaca3f0f3c748d834c46d.jpg" xlink:type="simple">https://books.toscrape.com/../media/cache/c4/dc/c4dcec6f513eaca3f0f3c748d834c46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uilty (Will Robie #4)</text:p>
          </table:table-cell>
          <table:table-cell office:value-type="string" calcext:value-type="string">
            <text:p>£13.82</text:p>
          </table:table-cell>
          <table:table-cell office:value-type="string" calcext:value-type="string">
            <text:p><text:a xlink:href="https://books.toscrape.com/media/cache/76/de/76deee06ffe45e646c0113af01f4f401.jpg" xlink:type="simple">https://books.toscrape.com/../media/cache/76/de/76deee06ffe45e646c0113af01f4f40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First Hostage (J.B. Collins #2)</text:p>
          </table:table-cell>
          <table:table-cell office:value-type="string" calcext:value-type="string">
            <text:p>£25.85</text:p>
          </table:table-cell>
          <table:table-cell office:value-type="string" calcext:value-type="string">
            <text:p><text:a xlink:href="https://books.toscrape.com/media/cache/38/34/3834572e651cdc14b18d348fa4875aa9.jpg" xlink:type="simple">https://books.toscrape.com/../media/cache/38/34/3834572e651cdc14b18d348fa4875aa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Dovekeepers</text:p>
          </table:table-cell>
          <table:table-cell office:value-type="string" calcext:value-type="string">
            <text:p>£48.78</text:p>
          </table:table-cell>
          <table:table-cell office:value-type="string" calcext:value-type="string">
            <text:p><text:a xlink:href="https://books.toscrape.com/media/cache/8f/3f/8f3f4d67e30a8129577ccc4664998345.jpg" xlink:type="simple">https://books.toscrape.com/../media/cache/8f/3f/8f3f4d67e30a8129577ccc466499834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Darkest Lie</text:p>
          </table:table-cell>
          <table:table-cell office:value-type="string" calcext:value-type="string">
            <text:p>£35.35</text:p>
          </table:table-cell>
          <table:table-cell office:value-type="string" calcext:value-type="string">
            <text:p><text:a xlink:href="https://books.toscrape.com/media/cache/1d/3c/1d3c05b772ab846c111970232360d2c5.jpg" xlink:type="simple">https://books.toscrape.com/../media/cache/1d/3c/1d3c05b772ab846c111970232360d2c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ane Chronicles (The Bane Chronicles #1-11)</text:p>
          </table:table-cell>
          <table:table-cell office:value-type="string" calcext:value-type="string">
            <text:p>£44.73</text:p>
          </table:table-cell>
          <table:table-cell office:value-type="string" calcext:value-type="string">
            <text:p><text:a xlink:href="https://books.toscrape.com/media/cache/9a/33/9a333c4a06ce187c5c9d2f5969ddcac2.jpg" xlink:type="simple">https://books.toscrape.com/../media/cache/9a/33/9a333c4a06ce187c5c9d2f5969ddcac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ad-Ass Librarians of Timbuktu: And Their Race to Save the Worldâs Most Precious Manuscripts</text:p>
          </table:table-cell>
          <table:table-cell office:value-type="string" calcext:value-type="string">
            <text:p>£15.77</text:p>
          </table:table-cell>
          <table:table-cell office:value-type="string" calcext:value-type="string">
            <text:p><text:a xlink:href="https://books.toscrape.com/media/cache/88/90/8890073a9c9e3bb696f6baa84fb4dd95.jpg" xlink:type="simple">https://books.toscrape.com/../media/cache/88/90/8890073a9c9e3bb696f6baa84fb4dd9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14th Colony (Cotton Malone #11)</text:p>
          </table:table-cell>
          <table:table-cell office:value-type="string" calcext:value-type="string">
            <text:p>£39.24</text:p>
          </table:table-cell>
          <table:table-cell office:value-type="string" calcext:value-type="string">
            <text:p><text:a xlink:href="https://books.toscrape.com/media/cache/d9/1a/d91aae72af6c1cb2c63163acabe7895c.jpg" xlink:type="simple">https://books.toscrape.com/../media/cache/d9/1a/d91aae72af6c1cb2c63163acabe7895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at Darkness (Gardiner and Renner #1)</text:p>
          </table:table-cell>
          <table:table-cell office:value-type="string" calcext:value-type="string">
            <text:p>£13.92</text:p>
          </table:table-cell>
          <table:table-cell office:value-type="string" calcext:value-type="string">
            <text:p><text:a xlink:href="https://books.toscrape.com/media/cache/44/9e/449ed681142bc336646abee754e96639.jpg" xlink:type="simple">https://books.toscrape.com/../media/cache/44/9e/449ed681142bc336646abee754e9663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astes Like Fear (DI Marnie Rome #3)</text:p>
          </table:table-cell>
          <table:table-cell office:value-type="string" calcext:value-type="string">
            <text:p>£10.69</text:p>
          </table:table-cell>
          <table:table-cell office:value-type="string" calcext:value-type="string">
            <text:p><text:a xlink:href="https://books.toscrape.com/media/cache/3c/91/3c91d97266bd6dda322089695fb46daf.jpg" xlink:type="simple">https://books.toscrape.com/../media/cache/3c/91/3c91d97266bd6dda322089695fb46da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ake Me with You</text:p>
          </table:table-cell>
          <table:table-cell office:value-type="string" calcext:value-type="string">
            <text:p>£45.21</text:p>
          </table:table-cell>
          <table:table-cell office:value-type="string" calcext:value-type="string">
            <text:p><text:a xlink:href="https://books.toscrape.com/media/cache/d8/a4/d8a44eda7cbe7bd1207f868e9adc06f3.jpg" xlink:type="simple">https://books.toscrape.com/../media/cache/d8/a4/d8a44eda7cbe7bd1207f868e9adc06f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well: A Year of Waves</text:p>
          </table:table-cell>
          <table:table-cell office:value-type="string" calcext:value-type="string">
            <text:p>£45.58</text:p>
          </table:table-cell>
          <table:table-cell office:value-type="string" calcext:value-type="string">
            <text:p><text:a xlink:href="https://books.toscrape.com/media/cache/10/28/1028b2cf417e49dc1c14609e437a98e0.jpg" xlink:type="simple">https://books.toscrape.com/../media/cache/10/28/1028b2cf417e49dc1c14609e437a98e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uperman Vol. 1: Before Truth (Superman by Gene Luen Yang #1)</text:p>
          </table:table-cell>
          <table:table-cell office:value-type="string" calcext:value-type="string">
            <text:p>£11.89</text:p>
          </table:table-cell>
          <table:table-cell office:value-type="string" calcext:value-type="string">
            <text:p><text:a xlink:href="https://books.toscrape.com/media/cache/7e/c0/7ec0e9ca6153a23b2024b7df7407ee84.jpg" xlink:type="simple">https://books.toscrape.com/../media/cache/7e/c0/7ec0e9ca6153a23b2024b7df7407ee8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till Life with Bread Crumbs</text:p>
          </table:table-cell>
          <table:table-cell office:value-type="string" calcext:value-type="string">
            <text:p>£26.41</text:p>
          </table:table-cell>
          <table:table-cell office:value-type="string" calcext:value-type="string">
            <text:p><text:a xlink:href="https://books.toscrape.com/media/cache/8e/c7/8ec7f310b74ddd7ec3c859e9b0da7389.jpg" xlink:type="simple">https://books.toscrape.com/../media/cache/8e/c7/8ec7f310b74ddd7ec3c859e9b0da738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teve Jobs</text:p>
          </table:table-cell>
          <table:table-cell office:value-type="string" calcext:value-type="string">
            <text:p>£39.50</text:p>
          </table:table-cell>
          <table:table-cell office:value-type="string" calcext:value-type="string">
            <text:p><text:a xlink:href="https://books.toscrape.com/media/cache/86/31/86313c225719ac946894d780c4ff0839.jpg" xlink:type="simple">https://books.toscrape.com/../media/cache/86/31/86313c225719ac946894d780c4ff083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orting the Beef from the Bull: The Science of Food Fraud Forensics</text:p>
          </table:table-cell>
          <table:table-cell office:value-type="string" calcext:value-type="string">
            <text:p>£44.74</text:p>
          </table:table-cell>
          <table:table-cell office:value-type="string" calcext:value-type="string">
            <text:p><text:a xlink:href="https://books.toscrape.com/media/cache/68/ca/68caaf9ac41964d5167a3eb67c638393.jpg" xlink:type="simple">https://books.toscrape.com/../media/cache/68/ca/68caaf9ac41964d5167a3eb67c63839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omeone Like You (The Harrisons #2)</text:p>
          </table:table-cell>
          <table:table-cell office:value-type="string" calcext:value-type="string">
            <text:p>£52.79</text:p>
          </table:table-cell>
          <table:table-cell office:value-type="string" calcext:value-type="string">
            <text:p><text:a xlink:href="https://books.toscrape.com/media/cache/e3/d0/e3d05227f3fc24f0e0c84ccebe108fb0.jpg" xlink:type="simple">https://books.toscrape.com/../media/cache/e3/d0/e3d05227f3fc24f0e0c84ccebe108fb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o Cute It Hurts!!, Vol. 6 (So Cute It Hurts!! #6)</text:p>
          </table:table-cell>
          <table:table-cell office:value-type="string" calcext:value-type="string">
            <text:p>£35.43</text:p>
          </table:table-cell>
          <table:table-cell office:value-type="string" calcext:value-type="string">
            <text:p><text:a xlink:href="https://books.toscrape.com/media/cache/b2/48/b2484d13793ff1c4271a3d4023d4d24e.jpg" xlink:type="simple">https://books.toscrape.com/../media/cache/b2/48/b2484d13793ff1c4271a3d4023d4d24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htum</text:p>
          </table:table-cell>
          <table:table-cell office:value-type="string" calcext:value-type="string">
            <text:p>£55.84</text:p>
          </table:table-cell>
          <table:table-cell office:value-type="string" calcext:value-type="string">
            <text:p><text:a xlink:href="https://books.toscrape.com/media/cache/03/16/0316bb6f4785ac69c0643109201bad5d.jpg" xlink:type="simple">https://books.toscrape.com/../media/cache/03/16/0316bb6f4785ac69c0643109201bad5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ee America: A Celebration of Our National Parks &amp; Treasured Sites</text:p>
          </table:table-cell>
          <table:table-cell office:value-type="string" calcext:value-type="string">
            <text:p>£48.87</text:p>
          </table:table-cell>
          <table:table-cell office:value-type="string" calcext:value-type="string">
            <text:p><text:a xlink:href="https://books.toscrape.com/media/cache/9a/7e/9a7e63f12829df4b43b31d110bf3dc2e.jpg" xlink:type="simple">https://books.toscrape.com/../media/cache/9a/7e/9a7e63f12829df4b43b31d110bf3dc2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alt.</text:p>
          </table:table-cell>
          <table:table-cell office:value-type="string" calcext:value-type="string">
            <text:p>£46.78</text:p>
          </table:table-cell>
          <table:table-cell office:value-type="string" calcext:value-type="string">
            <text:p><text:a xlink:href="https://books.toscrape.com/media/cache/3f/41/3f4160ada0b16e3c64cd2d0dffe781c8.jpg" xlink:type="simple">https://books.toscrape.com/../media/cache/3f/41/3f4160ada0b16e3c64cd2d0dffe781c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obin War</text:p>
          </table:table-cell>
          <table:table-cell office:value-type="string" calcext:value-type="string">
            <text:p>£47.82</text:p>
          </table:table-cell>
          <table:table-cell office:value-type="string" calcext:value-type="string">
            <text:p><text:a xlink:href="https://books.toscrape.com/media/cache/45/1d/451d3543022242b8b245793e6b5c26bb.jpg" xlink:type="simple">https://books.toscrape.com/../media/cache/45/1d/451d3543022242b8b245793e6b5c26b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ed Hood/Arsenal, Vol. 1: Open for Business (Red Hood/Arsenal #1)</text:p>
          </table:table-cell>
          <table:table-cell office:value-type="string" calcext:value-type="string">
            <text:p>£25.48</text:p>
          </table:table-cell>
          <table:table-cell office:value-type="string" calcext:value-type="string">
            <text:p><text:a xlink:href="https://books.toscrape.com/media/cache/da/78/da78757466c3b0a2c89f0ddf6b5e642f.jpg" xlink:type="simple">https://books.toscrape.com/../media/cache/da/78/da78757466c3b0a2c89f0ddf6b5e642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ain Fish</text:p>
          </table:table-cell>
          <table:table-cell office:value-type="string" calcext:value-type="string">
            <text:p>£23.57</text:p>
          </table:table-cell>
          <table:table-cell office:value-type="string" calcext:value-type="string">
            <text:p><text:a xlink:href="https://books.toscrape.com/media/cache/bb/e2/bbe26db72b8a32117bfe4981b7cc8147.jpg" xlink:type="simple">https://books.toscrape.com/../media/cache/bb/e2/bbe26db72b8a32117bfe4981b7cc814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Quarter Life Poetry: Poems for the Young, Broke and Hangry</text:p>
          </table:table-cell>
          <table:table-cell office:value-type="string" calcext:value-type="string">
            <text:p>£50.89</text:p>
          </table:table-cell>
          <table:table-cell office:value-type="string" calcext:value-type="string">
            <text:p><text:a xlink:href="https://books.toscrape.com/media/cache/c8/f2/c8f297fab080ddd02b3ed5c17b83af85.jpg" xlink:type="simple">https://books.toscrape.com/../media/cache/c8/f2/c8f297fab080ddd02b3ed5c17b83af8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et Sematary</text:p>
          </table:table-cell>
          <table:table-cell office:value-type="string" calcext:value-type="string">
            <text:p>£10.56</text:p>
          </table:table-cell>
          <table:table-cell office:value-type="string" calcext:value-type="string">
            <text:p><text:a xlink:href="https://books.toscrape.com/media/cache/7a/72/7a72465b21dbf998323e37b31f9a3f4a.jpg" xlink:type="simple">https://books.toscrape.com/../media/cache/7a/72/7a72465b21dbf998323e37b31f9a3f4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verload: How to Unplug, Unwind, and Unleash Yourself from the Pressure of Stress</text:p>
          </table:table-cell>
          <table:table-cell office:value-type="string" calcext:value-type="string">
            <text:p>£52.15</text:p>
          </table:table-cell>
          <table:table-cell office:value-type="string" calcext:value-type="string">
            <text:p><text:a xlink:href="https://books.toscrape.com/media/cache/9c/da/9cda4893c7fce0c1c8eaa34fb092aa04.jpg" xlink:type="simple">https://books.toscrape.com/../media/cache/9c/da/9cda4893c7fce0c1c8eaa34fb092aa0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nce Was a Time</text:p>
          </table:table-cell>
          <table:table-cell office:value-type="string" calcext:value-type="string">
            <text:p>£18.28</text:p>
          </table:table-cell>
          <table:table-cell office:value-type="string" calcext:value-type="string">
            <text:p><text:a xlink:href="https://books.toscrape.com/media/cache/97/12/971212afa8e4ff49d92f678bc889d8b7.jpg" xlink:type="simple">https://books.toscrape.com/../media/cache/97/12/971212afa8e4ff49d92f678bc889d8b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ld School (Diary of a Wimpy Kid #10)</text:p>
          </table:table-cell>
          <table:table-cell office:value-type="string" calcext:value-type="string">
            <text:p>£11.83</text:p>
          </table:table-cell>
          <table:table-cell office:value-type="string" calcext:value-type="string">
            <text:p><text:a xlink:href="https://books.toscrape.com/media/cache/df/5d/df5d172abe87deda6d533e3e908d27d8.jpg" xlink:type="simple">https://books.toscrape.com/../media/cache/df/5d/df5d172abe87deda6d533e3e908d27d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o Dream Is Too High: Life Lessons From a Man Who Walked on the Moon</text:p>
          </table:table-cell>
          <table:table-cell office:value-type="string" calcext:value-type="string">
            <text:p>£21.95</text:p>
          </table:table-cell>
          <table:table-cell office:value-type="string" calcext:value-type="string">
            <text:p><text:a xlink:href="https://books.toscrape.com/media/cache/b5/6f/b56ff04effb66fe701a22abd4a7f1667.jpg" xlink:type="simple">https://books.toscrape.com/../media/cache/b5/6f/b56ff04effb66fe701a22abd4a7f166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aruto (3-in-1 Edition), Vol. 14: Includes Vols. 40, 41 &amp; 42 (Naruto: Omnibus #14)</text:p>
          </table:table-cell>
          <table:table-cell office:value-type="string" calcext:value-type="string">
            <text:p>£38.39</text:p>
          </table:table-cell>
          <table:table-cell office:value-type="string" calcext:value-type="string">
            <text:p><text:a xlink:href="https://books.toscrape.com/media/cache/c8/22/c822360ce0f91c40f7a0491c22287646.jpg" xlink:type="simple">https://books.toscrape.com/../media/cache/c8/22/c822360ce0f91c40f7a0491c2228764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y Name Is Lucy Barton</text:p>
          </table:table-cell>
          <table:table-cell office:value-type="string" calcext:value-type="string">
            <text:p>£41.56</text:p>
          </table:table-cell>
          <table:table-cell office:value-type="string" calcext:value-type="string">
            <text:p><text:a xlink:href="https://books.toscrape.com/media/cache/ca/b1/cab150e556b5fab663a9fec00ed97943.jpg" xlink:type="simple">https://books.toscrape.com/../media/cache/ca/b1/cab150e556b5fab663a9fec00ed9794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y Mrs. Brown</text:p>
          </table:table-cell>
          <table:table-cell office:value-type="string" calcext:value-type="string">
            <text:p>£24.48</text:p>
          </table:table-cell>
          <table:table-cell office:value-type="string" calcext:value-type="string">
            <text:p><text:a xlink:href="https://books.toscrape.com/media/cache/e0/79/e07906c1e507055da9a2260a74f58273.jpg" xlink:type="simple">https://books.toscrape.com/../media/cache/e0/79/e07906c1e507055da9a2260a74f5827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y Kind of Crazy</text:p>
          </table:table-cell>
          <table:table-cell office:value-type="string" calcext:value-type="string">
            <text:p>£40.36</text:p>
          </table:table-cell>
          <table:table-cell office:value-type="string" calcext:value-type="string">
            <text:p><text:a xlink:href="https://books.toscrape.com/media/cache/46/6e/466e9636819aad1126ac6cefb5313ba8.jpg" xlink:type="simple">https://books.toscrape.com/../media/cache/46/6e/466e9636819aad1126ac6cefb5313ba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r. Mercedes (Bill Hodges Trilogy #1)</text:p>
          </table:table-cell>
          <table:table-cell office:value-type="string" calcext:value-type="string">
            <text:p>£28.90</text:p>
          </table:table-cell>
          <table:table-cell office:value-type="string" calcext:value-type="string">
            <text:p><text:a xlink:href="https://books.toscrape.com/media/cache/a7/f0/a7f092a7b79f848df0226f808fed489b.jpg" xlink:type="simple">https://books.toscrape.com/../media/cache/a7/f0/a7f092a7b79f848df0226f808fed489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ore Than Music (Chasing the Dream #1)</text:p>
          </table:table-cell>
          <table:table-cell office:value-type="string" calcext:value-type="string">
            <text:p>£37.61</text:p>
          </table:table-cell>
          <table:table-cell office:value-type="string" calcext:value-type="string">
            <text:p><text:a xlink:href="https://books.toscrape.com/media/cache/3f/e7/3fe7073a5caac81929524d2d9488f928.jpg" xlink:type="simple">https://books.toscrape.com/../media/cache/3f/e7/3fe7073a5caac81929524d2d9488f92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ade to Stick: Why Some Ideas Survive and Others Die</text:p>
          </table:table-cell>
          <table:table-cell office:value-type="string" calcext:value-type="string">
            <text:p>£38.85</text:p>
          </table:table-cell>
          <table:table-cell office:value-type="string" calcext:value-type="string">
            <text:p><text:a xlink:href="https://books.toscrape.com/media/cache/e2/2e/e22e4a82d97f9f0689d5295a98f5dcff.jpg" xlink:type="simple">https://books.toscrape.com/../media/cache/e2/2e/e22e4a82d97f9f0689d5295a98f5dcf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uis Paints the World</text:p>
          </table:table-cell>
          <table:table-cell office:value-type="string" calcext:value-type="string">
            <text:p>£53.95</text:p>
          </table:table-cell>
          <table:table-cell office:value-type="string" calcext:value-type="string">
            <text:p><text:a xlink:href="https://books.toscrape.com/media/cache/85/e7/85e75d5a9309da5807c82decf3d90263.jpg" xlink:type="simple">https://books.toscrape.com/../media/cache/85/e7/85e75d5a9309da5807c82decf3d9026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uckiest Girl Alive</text:p>
          </table:table-cell>
          <table:table-cell office:value-type="string" calcext:value-type="string">
            <text:p>£49.83</text:p>
          </table:table-cell>
          <table:table-cell office:value-type="string" calcext:value-type="string">
            <text:p><text:a xlink:href="https://books.toscrape.com/media/cache/81/c0/81c0a1ce03db82568e2496db945a8227.jpg" xlink:type="simple">https://books.toscrape.com/../media/cache/81/c0/81c0a1ce03db82568e2496db945a822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owriders to the Center of the Earth (Lowriders in Space #2)</text:p>
          </table:table-cell>
          <table:table-cell office:value-type="string" calcext:value-type="string">
            <text:p>£51.51</text:p>
          </table:table-cell>
          <table:table-cell office:value-type="string" calcext:value-type="string">
            <text:p><text:a xlink:href="https://books.toscrape.com/media/cache/b2/97/b2978e96069dd91785e5ab0bc99c022e.jpg" xlink:type="simple">https://books.toscrape.com/../media/cache/b2/97/b2978e96069dd91785e5ab0bc99c022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ove Is a Mix Tape (Music #1)</text:p>
          </table:table-cell>
          <table:table-cell office:value-type="string" calcext:value-type="string">
            <text:p>£18.03</text:p>
          </table:table-cell>
          <table:table-cell office:value-type="string" calcext:value-type="string">
            <text:p><text:a xlink:href="https://books.toscrape.com/media/cache/a2/6d/a26d8449abb3381e09126eda5f4e8151.jpg" xlink:type="simple">https://books.toscrape.com/../media/cache/a2/6d/a26d8449abb3381e09126eda5f4e815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ooking for Lovely: Collecting the Moments that Matter</text:p>
          </table:table-cell>
          <table:table-cell office:value-type="string" calcext:value-type="string">
            <text:p>£29.14</text:p>
          </table:table-cell>
          <table:table-cell office:value-type="string" calcext:value-type="string">
            <text:p><text:a xlink:href="https://books.toscrape.com/media/cache/61/1e/611e1804ad968e309a5f788d4ebc1cb4.jpg" xlink:type="simple">https://books.toscrape.com/../media/cache/61/1e/611e1804ad968e309a5f788d4ebc1cb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iving Leadership by Insight: A Good Leader Achieves, a Great Leader Builds Monuments</text:p>
          </table:table-cell>
          <table:table-cell office:value-type="string" calcext:value-type="string">
            <text:p>£46.91</text:p>
          </table:table-cell>
          <table:table-cell office:value-type="string" calcext:value-type="string">
            <text:p><text:a xlink:href="https://books.toscrape.com/media/cache/e9/5e/e95e82f09681709bb0f927341dda274e.jpg" xlink:type="simple">https://books.toscrape.com/../media/cache/e9/5e/e95e82f09681709bb0f927341dda274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t It Out: A Journey Through Journaling</text:p>
          </table:table-cell>
          <table:table-cell office:value-type="string" calcext:value-type="string">
            <text:p>£26.79</text:p>
          </table:table-cell>
          <table:table-cell office:value-type="string" calcext:value-type="string">
            <text:p><text:a xlink:href="https://books.toscrape.com/media/cache/51/fc/51fcd3e9384894e6a53a753d2ab856ee.jpg" xlink:type="simple">https://books.toscrape.com/../media/cache/51/fc/51fcd3e9384894e6a53a753d2ab856e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ady Midnight (The Dark Artifices #1)</text:p>
          </table:table-cell>
          <table:table-cell office:value-type="string" calcext:value-type="string">
            <text:p>£16.28</text:p>
          </table:table-cell>
          <table:table-cell office:value-type="string" calcext:value-type="string">
            <text:p><text:a xlink:href="https://books.toscrape.com/media/cache/89/a6/89a61d48e93bc92537c0a2cb2c0094bb.jpg" xlink:type="simple">https://books.toscrape.com/../media/cache/89/a6/89a61d48e93bc92537c0a2cb2c0094b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t's All Easy: Healthy, Delicious Weeknight Meals in under 30 Minutes</text:p>
          </table:table-cell>
          <table:table-cell office:value-type="string" calcext:value-type="string">
            <text:p>£19.55</text:p>
          </table:table-cell>
          <table:table-cell office:value-type="string" calcext:value-type="string">
            <text:p><text:a xlink:href="https://books.toscrape.com/media/cache/fe/67/fe67c381d6a0c4c00a7c191d16939554.jpg" xlink:type="simple">https://books.toscrape.com/../media/cache/fe/67/fe67c381d6a0c4c00a7c191d1693955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sland of Dragons (Unwanteds #7)</text:p>
          </table:table-cell>
          <table:table-cell office:value-type="string" calcext:value-type="string">
            <text:p>£29.65</text:p>
          </table:table-cell>
          <table:table-cell office:value-type="string" calcext:value-type="string">
            <text:p><text:a xlink:href="https://books.toscrape.com/media/cache/75/b9/75b99691594fde72ccb1831624cfeff6.jpg" xlink:type="simple">https://books.toscrape.com/../media/cache/75/b9/75b99691594fde72ccb1831624cfeff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 Know What I'm Doing -- and Other Lies I Tell Myself: Dispatches from a Life Under Construction</text:p>
          </table:table-cell>
          <table:table-cell office:value-type="string" calcext:value-type="string">
            <text:p>£25.98</text:p>
          </table:table-cell>
          <table:table-cell office:value-type="string" calcext:value-type="string">
            <text:p><text:a xlink:href="https://books.toscrape.com/media/cache/ea/7b/ea7bcac4b27a5bf6d4f8125bb7af3361.jpg" xlink:type="simple">https://books.toscrape.com/../media/cache/ea/7b/ea7bcac4b27a5bf6d4f8125bb7af336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 Am Pilgrim (Pilgrim #1)</text:p>
          </table:table-cell>
          <table:table-cell office:value-type="string" calcext:value-type="string">
            <text:p>£10.60</text:p>
          </table:table-cell>
          <table:table-cell office:value-type="string" calcext:value-type="string">
            <text:p><text:a xlink:href="https://books.toscrape.com/media/cache/ed/07/ed07c9e7c53d4f33a6eb7d41eb0e6d4a.jpg" xlink:type="simple">https://books.toscrape.com/../media/cache/ed/07/ed07c9e7c53d4f33a6eb7d41eb0e6d4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yperbole and a Half: Unfortunate Situations, Flawed Coping Mechanisms, Mayhem, and Other Things That Happened</text:p>
          </table:table-cell>
          <table:table-cell office:value-type="string" calcext:value-type="string">
            <text:p>£14.75</text:p>
          </table:table-cell>
          <table:table-cell office:value-type="string" calcext:value-type="string">
            <text:p><text:a xlink:href="https://books.toscrape.com/media/cache/b5/a9/b5a90d1c36a96513942f006345ace3d2.jpg" xlink:type="simple">https://books.toscrape.com/../media/cache/b5/a9/b5a90d1c36a96513942f006345ace3d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ush, Hush (Hush, Hush #1)</text:p>
          </table:table-cell>
          <table:table-cell office:value-type="string" calcext:value-type="string">
            <text:p>£47.02</text:p>
          </table:table-cell>
          <table:table-cell office:value-type="string" calcext:value-type="string">
            <text:p><text:a xlink:href="https://books.toscrape.com/media/cache/2a/b9/2ab91479fe480e964f319fa8ac6991b2.jpg" xlink:type="simple">https://books.toscrape.com/../media/cache/2a/b9/2ab91479fe480e964f319fa8ac6991b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old Your Breath (Search and Rescue #1)</text:p>
          </table:table-cell>
          <table:table-cell office:value-type="string" calcext:value-type="string">
            <text:p>£28.82</text:p>
          </table:table-cell>
          <table:table-cell office:value-type="string" calcext:value-type="string">
            <text:p><text:a xlink:href="https://books.toscrape.com/media/cache/0b/89/0b89c3b317d0f89da48356a0b5959c1e.jpg" xlink:type="simple">https://books.toscrape.com/../media/cache/0b/89/0b89c3b317d0f89da48356a0b5959c1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amilton: The Revolution</text:p>
          </table:table-cell>
          <table:table-cell office:value-type="string" calcext:value-type="string">
            <text:p>£58.79</text:p>
          </table:table-cell>
          <table:table-cell office:value-type="string" calcext:value-type="string">
            <text:p><text:a xlink:href="https://books.toscrape.com/media/cache/34/ef/34ef0844cb1fbca6ab73444087fcf0e6.jpg" xlink:type="simple">https://books.toscrape.com/../media/cache/34/ef/34ef0844cb1fbca6ab73444087fcf0e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reek Mythic History</text:p>
          </table:table-cell>
          <table:table-cell office:value-type="string" calcext:value-type="string">
            <text:p>£10.23</text:p>
          </table:table-cell>
          <table:table-cell office:value-type="string" calcext:value-type="string">
            <text:p><text:a xlink:href="https://books.toscrape.com/media/cache/36/cf/36cf56c7bdf35aadbcc6f05a8e8d8fcb.jpg" xlink:type="simple">https://books.toscrape.com/../media/cache/36/cf/36cf56c7bdf35aadbcc6f05a8e8d8fc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od: The Most Unpleasant Character in All Fiction</text:p>
          </table:table-cell>
          <table:table-cell office:value-type="string" calcext:value-type="string">
            <text:p>£30.03</text:p>
          </table:table-cell>
          <table:table-cell office:value-type="string" calcext:value-type="string">
            <text:p><text:a xlink:href="https://books.toscrape.com/media/cache/1f/db/1fdb125bcb8cee71f3404b4dc293348c.jpg" xlink:type="simple">https://books.toscrape.com/../media/cache/1f/db/1fdb125bcb8cee71f3404b4dc293348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lory over Everything: Beyond The Kitchen House</text:p>
          </table:table-cell>
          <table:table-cell office:value-type="string" calcext:value-type="string">
            <text:p>£45.84</text:p>
          </table:table-cell>
          <table:table-cell office:value-type="string" calcext:value-type="string">
            <text:p><text:a xlink:href="https://books.toscrape.com/media/cache/96/41/964194a317f8ce5ed031bf4c9ceb43ab.jpg" xlink:type="simple">https://books.toscrape.com/../media/cache/96/41/964194a317f8ce5ed031bf4c9ceb43a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eathers: Displays of Brilliant Plumage</text:p>
          </table:table-cell>
          <table:table-cell office:value-type="string" calcext:value-type="string">
            <text:p>£49.05</text:p>
          </table:table-cell>
          <table:table-cell office:value-type="string" calcext:value-type="string">
            <text:p><text:a xlink:href="https://books.toscrape.com/media/cache/f2/ee/f2ee668cf593ff13a9560c2801e9c2a2.jpg" xlink:type="simple">https://books.toscrape.com/../media/cache/f2/ee/f2ee668cf593ff13a9560c2801e9c2a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ar &amp; Away: Places on the Brink of Change: Seven Continents, Twenty-Five Years</text:p>
          </table:table-cell>
          <table:table-cell office:value-type="string" calcext:value-type="string">
            <text:p>£15.06</text:p>
          </table:table-cell>
          <table:table-cell office:value-type="string" calcext:value-type="string">
            <text:p><text:a xlink:href="https://books.toscrape.com/media/cache/11/e2/11e227bdb5fe8b43dcc2366a157a47c2.jpg" xlink:type="simple">https://books.toscrape.com/../media/cache/11/e2/11e227bdb5fe8b43dcc2366a157a47c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very Last Word</text:p>
          </table:table-cell>
          <table:table-cell office:value-type="string" calcext:value-type="string">
            <text:p>£46.47</text:p>
          </table:table-cell>
          <table:table-cell office:value-type="string" calcext:value-type="string">
            <text:p><text:a xlink:href="https://books.toscrape.com/media/cache/92/e7/92e7f0a8ca38964fea93e911aefbf6c9.jpg" xlink:type="simple">https://books.toscrape.com/../media/cache/92/e7/92e7f0a8ca38964fea93e911aefbf6c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ligible (The Austen Project #4)</text:p>
          </table:table-cell>
          <table:table-cell office:value-type="string" calcext:value-type="string">
            <text:p>£27.09</text:p>
          </table:table-cell>
          <table:table-cell office:value-type="string" calcext:value-type="string">
            <text:p><text:a xlink:href="https://books.toscrape.com/media/cache/26/3b/263bf5d128bf18553ea8da8bb19e9a0c.jpg" xlink:type="simple">https://books.toscrape.com/../media/cache/26/3b/263bf5d128bf18553ea8da8bb19e9a0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l Deafo</text:p>
          </table:table-cell>
          <table:table-cell office:value-type="string" calcext:value-type="string">
            <text:p>£57.62</text:p>
          </table:table-cell>
          <table:table-cell office:value-type="string" calcext:value-type="string">
            <text:p><text:a xlink:href="https://books.toscrape.com/media/cache/34/eb/34eb0f1b570d4f1f6ad106652f1ac6ff.jpg" xlink:type="simple">https://books.toscrape.com/../media/cache/34/eb/34eb0f1b570d4f1f6ad106652f1ac6f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ight Hundred Grapes</text:p>
          </table:table-cell>
          <table:table-cell office:value-type="string" calcext:value-type="string">
            <text:p>£14.39</text:p>
          </table:table-cell>
          <table:table-cell office:value-type="string" calcext:value-type="string">
            <text:p><text:a xlink:href="https://books.toscrape.com/media/cache/8c/01/8c011092f05791961d25ec3cfcf0a832.jpg" xlink:type="simple">https://books.toscrape.com/../media/cache/8c/01/8c011092f05791961d25ec3cfcf0a83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aternity: More than 150 Deliciously Easy Vegan Recipes for a Long, Healthy, Satisfied, Joyful Life</text:p>
          </table:table-cell>
          <table:table-cell office:value-type="string" calcext:value-type="string">
            <text:p>£51.75</text:p>
          </table:table-cell>
          <table:table-cell office:value-type="string" calcext:value-type="string">
            <text:p><text:a xlink:href="https://books.toscrape.com/media/cache/b1/e1/b1e15eef42c0d71596f9f9ad4e9f48b0.jpg" xlink:type="simple">https://books.toscrape.com/../media/cache/b1/e1/b1e15eef42c0d71596f9f9ad4e9f48b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at Fat, Get Thin</text:p>
          </table:table-cell>
          <table:table-cell office:value-type="string" calcext:value-type="string">
            <text:p>£54.07</text:p>
          </table:table-cell>
          <table:table-cell office:value-type="string" calcext:value-type="string">
            <text:p><text:a xlink:href="https://books.toscrape.com/media/cache/62/3f/623f8e7f7432ce744f4318aae8166ce4.jpg" xlink:type="simple">https://books.toscrape.com/../media/cache/62/3f/623f8e7f7432ce744f4318aae8166ce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on't Get Caught</text:p>
          </table:table-cell>
          <table:table-cell office:value-type="string" calcext:value-type="string">
            <text:p>£55.35</text:p>
          </table:table-cell>
          <table:table-cell office:value-type="string" calcext:value-type="string">
            <text:p><text:a xlink:href="https://books.toscrape.com/media/cache/b2/df/b2df2ea409c5cf28538b67aff424b11f.jpg" xlink:type="simple">https://books.toscrape.com/../media/cache/b2/df/b2df2ea409c5cf28538b67aff424b11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octor Sleep (The Shining #2)</text:p>
          </table:table-cell>
          <table:table-cell office:value-type="string" calcext:value-type="string">
            <text:p>£40.12</text:p>
          </table:table-cell>
          <table:table-cell office:value-type="string" calcext:value-type="string">
            <text:p><text:a xlink:href="https://books.toscrape.com/media/cache/55/bf/55bfc858c1cb19867e41415532ae43c6.jpg" xlink:type="simple">https://books.toscrape.com/../media/cache/55/bf/55bfc858c1cb19867e41415532ae43c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emigods &amp; Magicians: Percy and Annabeth Meet the Kanes (Percy Jackson &amp; Kane Chronicles Crossover #1-3)</text:p>
          </table:table-cell>
          <table:table-cell office:value-type="string" calcext:value-type="string">
            <text:p>£37.51</text:p>
          </table:table-cell>
          <table:table-cell office:value-type="string" calcext:value-type="string">
            <text:p><text:a xlink:href="https://books.toscrape.com/media/cache/8f/80/8f8074d9f035c2a0ef8595ad89f7bcc8.jpg" xlink:type="simple">https://books.toscrape.com/../media/cache/8f/80/8f8074d9f035c2a0ef8595ad89f7bcc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ear Mr. Knightley</text:p>
          </table:table-cell>
          <table:table-cell office:value-type="string" calcext:value-type="string">
            <text:p>£11.21</text:p>
          </table:table-cell>
          <table:table-cell office:value-type="string" calcext:value-type="string">
            <text:p><text:a xlink:href="https://books.toscrape.com/media/cache/78/87/78873811f8c1d75a0c26d8cc8e6a9dbc.jpg" xlink:type="simple">https://books.toscrape.com/../media/cache/78/87/78873811f8c1d75a0c26d8cc8e6a9db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ily Fantasy Sports</text:p>
          </table:table-cell>
          <table:table-cell office:value-type="string" calcext:value-type="string">
            <text:p>£36.58</text:p>
          </table:table-cell>
          <table:table-cell office:value-type="string" calcext:value-type="string">
            <text:p><text:a xlink:href="https://books.toscrape.com/media/cache/44/ff/44ff81a2ea37d3946605e205ddd538eb.jpg" xlink:type="simple">https://books.toscrape.com/../media/cache/44/ff/44ff81a2ea37d3946605e205ddd538e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razy Love: Overwhelmed by a Relentless God</text:p>
          </table:table-cell>
          <table:table-cell office:value-type="string" calcext:value-type="string">
            <text:p>£47.72</text:p>
          </table:table-cell>
          <table:table-cell office:value-type="string" calcext:value-type="string">
            <text:p><text:a xlink:href="https://books.toscrape.com/media/cache/03/f1/03f1e337afadba35687672b5625a9757.jpg" xlink:type="simple">https://books.toscrape.com/../media/cache/03/f1/03f1e337afadba35687672b5625a975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ometh the Hour (The Clifton Chronicles #6)</text:p>
          </table:table-cell>
          <table:table-cell office:value-type="string" calcext:value-type="string">
            <text:p>£25.01</text:p>
          </table:table-cell>
          <table:table-cell office:value-type="string" calcext:value-type="string">
            <text:p><text:a xlink:href="https://books.toscrape.com/media/cache/55/11/5511a4296fbd484dcaa89c8a2d25965d.jpg" xlink:type="simple">https://books.toscrape.com/../media/cache/55/11/5511a4296fbd484dcaa89c8a2d25965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ode Name Verity (Code Name Verity #1)</text:p>
          </table:table-cell>
          <table:table-cell office:value-type="string" calcext:value-type="string">
            <text:p>£22.13</text:p>
          </table:table-cell>
          <table:table-cell office:value-type="string" calcext:value-type="string">
            <text:p><text:a xlink:href="https://books.toscrape.com/media/cache/f5/58/f55886d1bf600529a35e1bd932c78ca0.jpg" xlink:type="simple">https://books.toscrape.com/../media/cache/f5/58/f55886d1bf600529a35e1bd932c78ca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lockwork Angel (The Infernal Devices #1)</text:p>
          </table:table-cell>
          <table:table-cell office:value-type="string" calcext:value-type="string">
            <text:p>£44.14</text:p>
          </table:table-cell>
          <table:table-cell office:value-type="string" calcext:value-type="string">
            <text:p><text:a xlink:href="https://books.toscrape.com/media/cache/ff/0e/ff0ee0002f510112b6d7a88f53366e1d.jpg" xlink:type="simple">https://books.toscrape.com/../media/cache/ff/0e/ff0ee0002f510112b6d7a88f53366e1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ity of Glass (The Mortal Instruments #3)</text:p>
          </table:table-cell>
          <table:table-cell office:value-type="string" calcext:value-type="string">
            <text:p>£56.02</text:p>
          </table:table-cell>
          <table:table-cell office:value-type="string" calcext:value-type="string">
            <text:p><text:a xlink:href="https://books.toscrape.com/media/cache/00/08/0008e65aa431ed3625ad3a4352f8e90d.jpg" xlink:type="simple">https://books.toscrape.com/../media/cache/00/08/0008e65aa431ed3625ad3a4352f8e90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ity of Fallen Angels (The Mortal Instruments #4)</text:p>
          </table:table-cell>
          <table:table-cell office:value-type="string" calcext:value-type="string">
            <text:p>£11.23</text:p>
          </table:table-cell>
          <table:table-cell office:value-type="string" calcext:value-type="string">
            <text:p><text:a xlink:href="https://books.toscrape.com/media/cache/c9/40/c940b6c329ecc39aaed2ab0140592a4b.jpg" xlink:type="simple">https://books.toscrape.com/../media/cache/c9/40/c940b6c329ecc39aaed2ab0140592a4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ity of Bones (The Mortal Instruments #1)</text:p>
          </table:table-cell>
          <table:table-cell office:value-type="string" calcext:value-type="string">
            <text:p>£43.28</text:p>
          </table:table-cell>
          <table:table-cell office:value-type="string" calcext:value-type="string">
            <text:p><text:a xlink:href="https://books.toscrape.com/media/cache/96/af/96af4aaf25ab49b057c10b5b7eb7652c.jpg" xlink:type="simple">https://books.toscrape.com/../media/cache/96/af/96af4aaf25ab49b057c10b5b7eb7652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ity of Ashes (The Mortal Instruments #2)</text:p>
          </table:table-cell>
          <table:table-cell office:value-type="string" calcext:value-type="string">
            <text:p>£47.27</text:p>
          </table:table-cell>
          <table:table-cell office:value-type="string" calcext:value-type="string">
            <text:p><text:a xlink:href="https://books.toscrape.com/media/cache/68/da/68dab382d535305ca6025be9921df0d1.jpg" xlink:type="simple">https://books.toscrape.com/../media/cache/68/da/68dab382d535305ca6025be9921df0d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£20.29</text:p>
          </table:table-cell>
          <table:table-cell office:value-type="string" calcext:value-type="string">
            <text:p><text:a xlink:href="https://books.toscrape.com/media/cache/0b/97/0b97282ed82b771ed328e05386a84adb.jpg" xlink:type="simple">https://books.toscrape.com/../media/cache/0b/97/0b97282ed82b771ed328e05386a84ad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atching Jordan (Hundred Oaks)</text:p>
          </table:table-cell>
          <table:table-cell office:value-type="string" calcext:value-type="string">
            <text:p>£50.83</text:p>
          </table:table-cell>
          <table:table-cell office:value-type="string" calcext:value-type="string">
            <text:p><text:a xlink:href="https://books.toscrape.com/media/cache/ad/ac/adac97366586d261feab30bf5220756e.jpg" xlink:type="simple">https://books.toscrape.com/../media/cache/ad/ac/adac97366586d261feab30bf5220756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arry On, Warrior: Thoughts on Life Unarmed</text:p>
          </table:table-cell>
          <table:table-cell office:value-type="string" calcext:value-type="string">
            <text:p>£31.85</text:p>
          </table:table-cell>
          <table:table-cell office:value-type="string" calcext:value-type="string">
            <text:p><text:a xlink:href="https://books.toscrape.com/media/cache/dd/f5/ddf5da673bb34a74a81faf7271c7ca13.jpg" xlink:type="simple">https://books.toscrape.com/../media/cache/dd/f5/ddf5da673bb34a74a81faf7271c7ca1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arrie</text:p>
          </table:table-cell>
          <table:table-cell office:value-type="string" calcext:value-type="string">
            <text:p>£46.23</text:p>
          </table:table-cell>
          <table:table-cell office:value-type="string" calcext:value-type="string">
            <text:p><text:a xlink:href="https://books.toscrape.com/media/cache/c5/6f/c56f37eb53888765eb55f86fb7381c2f.jpg" xlink:type="simple">https://books.toscrape.com/../media/cache/c5/6f/c56f37eb53888765eb55f86fb7381c2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uying In: The Secret Dialogue Between What We Buy and Who We Are</text:p>
          </table:table-cell>
          <table:table-cell office:value-type="string" calcext:value-type="string">
            <text:p>£37.80</text:p>
          </table:table-cell>
          <table:table-cell office:value-type="string" calcext:value-type="string">
            <text:p><text:a xlink:href="https://books.toscrape.com/media/cache/f2/fa/f2faa289117546efa0b4068a07778ab0.jpg" xlink:type="simple">https://books.toscrape.com/../media/cache/f2/fa/f2faa289117546efa0b4068a07778ab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rain on Fire: My Month of Madness</text:p>
          </table:table-cell>
          <table:table-cell office:value-type="string" calcext:value-type="string">
            <text:p>£49.32</text:p>
          </table:table-cell>
          <table:table-cell office:value-type="string" calcext:value-type="string">
            <text:p><text:a xlink:href="https://books.toscrape.com/media/cache/88/aa/88aad1204951e0900906173b086e6695.jpg" xlink:type="simple">https://books.toscrape.com/../media/cache/88/aa/88aad1204951e0900906173b086e669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atman: Europa</text:p>
          </table:table-cell>
          <table:table-cell office:value-type="string" calcext:value-type="string">
            <text:p>£32.01</text:p>
          </table:table-cell>
          <table:table-cell office:value-type="string" calcext:value-type="string">
            <text:p><text:a xlink:href="https://books.toscrape.com/media/cache/f1/fe/f1fecf0ce9b5771e4d2c9619e8550988.jpg" xlink:type="simple">https://books.toscrape.com/../media/cache/f1/fe/f1fecf0ce9b5771e4d2c9619e855098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arefoot Contessa Back to Basics</text:p>
          </table:table-cell>
          <table:table-cell office:value-type="string" calcext:value-type="string">
            <text:p>£28.01</text:p>
          </table:table-cell>
          <table:table-cell office:value-type="string" calcext:value-type="string">
            <text:p><text:a xlink:href="https://books.toscrape.com/media/cache/b8/38/b838b65e0e1ac3a9b498dfb1bf004420.jpg" xlink:type="simple">https://books.toscrape.com/../media/cache/b8/38/b838b65e0e1ac3a9b498dfb1bf00442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arefoot Contessa at Home: Everyday Recipes You'll Make Over and Over Again</text:p>
          </table:table-cell>
          <table:table-cell office:value-type="string" calcext:value-type="string">
            <text:p>£50.62</text:p>
          </table:table-cell>
          <table:table-cell office:value-type="string" calcext:value-type="string">
            <text:p><text:a xlink:href="https://books.toscrape.com/media/cache/74/aa/74aa29b1ba4147eaf5b46671bf235861.jpg" xlink:type="simple">https://books.toscrape.com/../media/cache/74/aa/74aa29b1ba4147eaf5b46671bf23586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alloon Animals</text:p>
          </table:table-cell>
          <table:table-cell office:value-type="string" calcext:value-type="string">
            <text:p>£17.03</text:p>
          </table:table-cell>
          <table:table-cell office:value-type="string" calcext:value-type="string">
            <text:p><text:a xlink:href="https://books.toscrape.com/media/cache/6e/23/6e2324cae6335e8e98c8b46597afc9a3.jpg" xlink:type="simple">https://books.toscrape.com/../media/cache/6e/23/6e2324cae6335e8e98c8b46597afc9a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rt Ops Vol. 1</text:p>
          </table:table-cell>
          <table:table-cell office:value-type="string" calcext:value-type="string">
            <text:p>£48.80</text:p>
          </table:table-cell>
          <table:table-cell office:value-type="string" calcext:value-type="string">
            <text:p><text:a xlink:href="https://books.toscrape.com/media/cache/0b/b4/0bb4c64f1522c033368df5567a349472.jpg" xlink:type="simple">https://books.toscrape.com/../media/cache/0b/b4/0bb4c64f1522c033368df5567a34947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ristotle and Dante Discover the Secrets of the Universe (Aristotle and Dante Discover the Secrets of the Universe #1)</text:p>
          </table:table-cell>
          <table:table-cell office:value-type="string" calcext:value-type="string">
            <text:p>£58.14</text:p>
          </table:table-cell>
          <table:table-cell office:value-type="string" calcext:value-type="string">
            <text:p><text:a xlink:href="https://books.toscrape.com/media/cache/61/1a/611aba0ef5b859ba1977ef30677b0194.jpg" xlink:type="simple">https://books.toscrape.com/../media/cache/61/1a/611aba0ef5b859ba1977ef30677b019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ngels Walking (Angels Walking #1)</text:p>
          </table:table-cell>
          <table:table-cell office:value-type="string" calcext:value-type="string">
            <text:p>£34.20</text:p>
          </table:table-cell>
          <table:table-cell office:value-type="string" calcext:value-type="string">
            <text:p><text:a xlink:href="https://books.toscrape.com/media/cache/50/0e/500eeb810e940424827580574e46852c.jpg" xlink:type="simple">https://books.toscrape.com/../media/cache/50/0e/500eeb810e940424827580574e46852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ngels &amp; Demons (Robert Langdon #1)</text:p>
          </table:table-cell>
          <table:table-cell office:value-type="string" calcext:value-type="string">
            <text:p>£51.48</text:p>
          </table:table-cell>
          <table:table-cell office:value-type="string" calcext:value-type="string">
            <text:p><text:a xlink:href="https://books.toscrape.com/media/cache/b4/2a/b42a187c37de904f776070c57f51c756.jpg" xlink:type="simple">https://books.toscrape.com/../media/cache/b4/2a/b42a187c37de904f776070c57f51c75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ll the Light We Cannot See</text:p>
          </table:table-cell>
          <table:table-cell office:value-type="string" calcext:value-type="string">
            <text:p>£29.87</text:p>
          </table:table-cell>
          <table:table-cell office:value-type="string" calcext:value-type="string">
            <text:p><text:a xlink:href="https://books.toscrape.com/media/cache/41/c3/41c37f7f0e03ee1144dd6fa89483b5d9.jpg" xlink:type="simple">https://books.toscrape.com/../media/cache/41/c3/41c37f7f0e03ee1144dd6fa89483b5d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dulthood Is a Myth: A "Sarah's Scribbles" Collection</text:p>
          </table:table-cell>
          <table:table-cell office:value-type="string" calcext:value-type="string">
            <text:p>£10.90</text:p>
          </table:table-cell>
          <table:table-cell office:value-type="string" calcext:value-type="string">
            <text:p><text:a xlink:href="https://books.toscrape.com/media/cache/a2/b9/a2b974e5a66e7502c77d2e4632abe033.jpg" xlink:type="simple">https://books.toscrape.com/../media/cache/a2/b9/a2b974e5a66e7502c77d2e4632abe03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bstract City</text:p>
          </table:table-cell>
          <table:table-cell office:value-type="string" calcext:value-type="string">
            <text:p>£56.37</text:p>
          </table:table-cell>
          <table:table-cell office:value-type="string" calcext:value-type="string">
            <text:p><text:a xlink:href="https://books.toscrape.com/media/cache/e7/70/e77019ebd71bcf6badb085bddf47c413.jpg" xlink:type="simple">https://books.toscrape.com/../media/cache/e7/70/e77019ebd71bcf6badb085bddf47c41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Time of Torment (Charlie Parker #14)</text:p>
          </table:table-cell>
          <table:table-cell office:value-type="string" calcext:value-type="string">
            <text:p>£48.35</text:p>
          </table:table-cell>
          <table:table-cell office:value-type="string" calcext:value-type="string">
            <text:p><text:a xlink:href="https://books.toscrape.com/media/cache/e8/c0/e8c0ba15066bab950ae161fd60949b9a.jpg" xlink:type="simple">https://books.toscrape.com/../media/cache/e8/c0/e8c0ba15066bab950ae161fd60949b9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Study in Scarlet (Sherlock Holmes #1)</text:p>
          </table:table-cell>
          <table:table-cell office:value-type="string" calcext:value-type="string">
            <text:p>£16.73</text:p>
          </table:table-cell>
          <table:table-cell office:value-type="string" calcext:value-type="string">
            <text:p><text:a xlink:href="https://books.toscrape.com/media/cache/8f/a4/8fa41d6caa10e427356b8a590eb4d96b.jpg" xlink:type="simple">https://books.toscrape.com/../media/cache/8f/a4/8fa41d6caa10e427356b8a590eb4d96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Series of Catastrophes and Miracles: A True Story of Love, Science, and Cancer</text:p>
          </table:table-cell>
          <table:table-cell office:value-type="string" calcext:value-type="string">
            <text:p>£56.48</text:p>
          </table:table-cell>
          <table:table-cell office:value-type="string" calcext:value-type="string">
            <text:p><text:a xlink:href="https://books.toscrape.com/media/cache/9b/20/9b2076ce7414103a093ce2459d089969.jpg" xlink:type="simple">https://books.toscrape.com/../media/cache/9b/20/9b2076ce7414103a093ce2459d08996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People's History of the United States</text:p>
          </table:table-cell>
          <table:table-cell office:value-type="string" calcext:value-type="string">
            <text:p>£40.79</text:p>
          </table:table-cell>
          <table:table-cell office:value-type="string" calcext:value-type="string">
            <text:p><text:a xlink:href="https://books.toscrape.com/media/cache/75/20/75200336c141156746000f7055df344a.jpg" xlink:type="simple">https://books.toscrape.com/../media/cache/75/20/75200336c141156746000f7055df344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Man Called Ove</text:p>
          </table:table-cell>
          <table:table-cell office:value-type="string" calcext:value-type="string">
            <text:p>£39.72</text:p>
          </table:table-cell>
          <table:table-cell office:value-type="string" calcext:value-type="string">
            <text:p><text:a xlink:href="https://books.toscrape.com/media/cache/9c/f1/9cf1f4a47b8d08909fc092e6ae598d83.jpg" xlink:type="simple">https://books.toscrape.com/../media/cache/9c/f1/9cf1f4a47b8d08909fc092e6ae598d8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Distant Mirror: The Calamitous 14th Century</text:p>
          </table:table-cell>
          <table:table-cell office:value-type="string" calcext:value-type="string">
            <text:p>£14.58</text:p>
          </table:table-cell>
          <table:table-cell office:value-type="string" calcext:value-type="string">
            <text:p><text:a xlink:href="https://books.toscrape.com/media/cache/41/d5/41d5fa6a81cdbcbe6b0b15757a4c9144.jpg" xlink:type="simple">https://books.toscrape.com/../media/cache/41/d5/41d5fa6a81cdbcbe6b0b15757a4c914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Brush of Wings (Angels Walking #3)</text:p>
          </table:table-cell>
          <table:table-cell office:value-type="string" calcext:value-type="string">
            <text:p>£55.51</text:p>
          </table:table-cell>
          <table:table-cell office:value-type="string" calcext:value-type="string">
            <text:p><text:a xlink:href="https://books.toscrape.com/media/cache/4d/16/4d163d43cb4aa624e599330a39abace5.jpg" xlink:type="simple">https://books.toscrape.com/../media/cache/4d/16/4d163d43cb4aa624e599330a39abace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1491: New Revelations of the Americas Before Columbus</text:p>
          </table:table-cell>
          <table:table-cell office:value-type="string" calcext:value-type="string">
            <text:p>£21.80</text:p>
          </table:table-cell>
          <table:table-cell office:value-type="string" calcext:value-type="string">
            <text:p><text:a xlink:href="https://books.toscrape.com/media/cache/88/75/8875f384ce9103281b7f6e86a2b8204d.jpg" xlink:type="simple">https://books.toscrape.com/../media/cache/88/75/8875f384ce9103281b7f6e86a2b8204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Three Searches, Meaning, and the Story</text:p>
          </table:table-cell>
          <table:table-cell office:value-type="string" calcext:value-type="string">
            <text:p>£13.33</text:p>
          </table:table-cell>
          <table:table-cell office:value-type="string" calcext:value-type="string">
            <text:p><text:a xlink:href="https://books.toscrape.com/media/cache/83/35/8335b71599b5a257a56cfabdd79080a4.jpg" xlink:type="simple">https://books.toscrape.com/../media/cache/83/35/8335b71599b5a257a56cfabdd79080a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earching for Meaning in Gailana</text:p>
          </table:table-cell>
          <table:table-cell office:value-type="string" calcext:value-type="string">
            <text:p>£38.73</text:p>
          </table:table-cell>
          <table:table-cell office:value-type="string" calcext:value-type="string">
            <text:p><text:a xlink:href="https://books.toscrape.com/media/cache/3b/04/3b045fe0394dc192950a0ec9e3812fe4.jpg" xlink:type="simple">https://books.toscrape.com/../media/cache/3b/04/3b045fe0394dc192950a0ec9e3812fe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£37.86</text:p>
          </table:table-cell>
          <table:table-cell office:value-type="string" calcext:value-type="string">
            <text:p><text:a xlink:href="https://books.toscrape.com/media/cache/55/33/5533595a623c3bb947c4a5171fc2df08.jpg" xlink:type="simple">https://books.toscrape.com/../media/cache/55/33/5533595a623c3bb947c4a5171fc2df0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y Kitchen Year: 136 Recipes That Saved My Life</text:p>
          </table:table-cell>
          <table:table-cell office:value-type="string" calcext:value-type="string">
            <text:p>£11.53</text:p>
          </table:table-cell>
          <table:table-cell office:value-type="string" calcext:value-type="string">
            <text:p><text:a xlink:href="https://books.toscrape.com/media/cache/76/a1/76a1516c8d9c3e620626f30840013a85.jpg" xlink:type="simple">https://books.toscrape.com/../media/cache/76/a1/76a1516c8d9c3e620626f30840013a8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13 Hours: The Inside Account of What Really Happened In Benghazi</text:p>
          </table:table-cell>
          <table:table-cell office:value-type="string" calcext:value-type="string">
            <text:p>£27.06</text:p>
          </table:table-cell>
          <table:table-cell office:value-type="string" calcext:value-type="string">
            <text:p><text:a xlink:href="https://books.toscrape.com/media/cache/15/f7/15f78e0b04feb9b94e88865803cb5e9e.jpg" xlink:type="simple">https://books.toscrape.com/../media/cache/15/f7/15f78e0b04feb9b94e88865803cb5e9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ill You Won't You Want Me?</text:p>
          </table:table-cell>
          <table:table-cell office:value-type="string" calcext:value-type="string">
            <text:p>£13.86</text:p>
          </table:table-cell>
          <table:table-cell office:value-type="string" calcext:value-type="string">
            <text:p><text:a xlink:href="https://books.toscrape.com/media/cache/16/e3/16e3ca741956485119251e7442a67e2e.jpg" xlink:type="simple">https://books.toscrape.com/../media/cache/16/e3/16e3ca741956485119251e7442a67e2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ipping Point for Planet Earth: How Close Are We to the Edge?</text:p>
          </table:table-cell>
          <table:table-cell office:value-type="string" calcext:value-type="string">
            <text:p>£37.55</text:p>
          </table:table-cell>
          <table:table-cell office:value-type="string" calcext:value-type="string">
            <text:p><text:a xlink:href="https://books.toscrape.com/media/cache/56/97/5697f2f8f628129df01c5790985ffd9b.jpg" xlink:type="simple">https://books.toscrape.com/../media/cache/56/97/5697f2f8f628129df01c5790985ffd9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tar-Touched Queen</text:p>
          </table:table-cell>
          <table:table-cell office:value-type="string" calcext:value-type="string">
            <text:p>£32.30</text:p>
          </table:table-cell>
          <table:table-cell office:value-type="string" calcext:value-type="string">
            <text:p><text:a xlink:href="https://books.toscrape.com/media/cache/d3/0d/d30dd8b6be6f9fcfd17178e8083238b6.jpg" xlink:type="simple">https://books.toscrape.com/../media/cache/d3/0d/d30dd8b6be6f9fcfd17178e8083238b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ilent Sister (Riley MacPherson #1)</text:p>
          </table:table-cell>
          <table:table-cell office:value-type="string" calcext:value-type="string">
            <text:p>£46.29</text:p>
          </table:table-cell>
          <table:table-cell office:value-type="string" calcext:value-type="string">
            <text:p><text:a xlink:href="https://books.toscrape.com/media/cache/30/2c/302cd9c84442e139145ec0993880d7e0.jpg" xlink:type="simple">https://books.toscrape.com/../media/cache/30/2c/302cd9c84442e139145ec0993880d7e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idnight Watch: A Novel of the Titanic and the Californian</text:p>
          </table:table-cell>
          <table:table-cell office:value-type="string" calcext:value-type="string">
            <text:p>£26.20</text:p>
          </table:table-cell>
          <table:table-cell office:value-type="string" calcext:value-type="string">
            <text:p><text:a xlink:href="https://books.toscrape.com/media/cache/97/3a/973a2c3462a18fc90d3b9662d959df37.jpg" xlink:type="simple">https://books.toscrape.com/../media/cache/97/3a/973a2c3462a18fc90d3b9662d959df3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onely City: Adventures in the Art of Being Alone</text:p>
          </table:table-cell>
          <table:table-cell office:value-type="string" calcext:value-type="string">
            <text:p>£33.26</text:p>
          </table:table-cell>
          <table:table-cell office:value-type="string" calcext:value-type="string">
            <text:p><text:a xlink:href="https://books.toscrape.com/media/cache/5c/5e/5c5e527fea6b17199773bb175b515aee.jpg" xlink:type="simple">https://books.toscrape.com/../media/cache/5c/5e/5c5e527fea6b17199773bb175b515ae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ray Rhino: How to Recognize and Act on the Obvious Dangers We Ignore</text:p>
          </table:table-cell>
          <table:table-cell office:value-type="string" calcext:value-type="string">
            <text:p>£59.15</text:p>
          </table:table-cell>
          <table:table-cell office:value-type="string" calcext:value-type="string">
            <text:p><text:a xlink:href="https://books.toscrape.com/media/cache/9f/25/9f255826f354776dda9afbd5576a7add.jpg" xlink:type="simple">https://books.toscrape.com/../media/cache/9f/25/9f255826f354776dda9afbd5576a7ad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olden Condom: And Other Essays on Love Lost and Found</text:p>
          </table:table-cell>
          <table:table-cell office:value-type="string" calcext:value-type="string">
            <text:p>£39.43</text:p>
          </table:table-cell>
          <table:table-cell office:value-type="string" calcext:value-type="string">
            <text:p><text:a xlink:href="https://books.toscrape.com/media/cache/dc/4d/dc4d070e33813a07a4e02f069e6d482f.jpg" xlink:type="simple">https://books.toscrape.com/../media/cache/dc/4d/dc4d070e33813a07a4e02f069e6d482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Epidemic (The Program 0.6)</text:p>
          </table:table-cell>
          <table:table-cell office:value-type="string" calcext:value-type="string">
            <text:p>£14.44</text:p>
          </table:table-cell>
          <table:table-cell office:value-type="string" calcext:value-type="string">
            <text:p><text:a xlink:href="https://books.toscrape.com/media/cache/87/cd/87cd652c35e2a78535c83becae33cff2.jpg" xlink:type="simple">https://books.toscrape.com/../media/cache/87/cd/87cd652c35e2a78535c83becae33cff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Dinner Party</text:p>
          </table:table-cell>
          <table:table-cell office:value-type="string" calcext:value-type="string">
            <text:p>£56.54</text:p>
          </table:table-cell>
          <table:table-cell office:value-type="string" calcext:value-type="string">
            <text:p><text:a xlink:href="https://books.toscrape.com/media/cache/ba/76/ba761d23c5c0e5a0638e04739c69c5d0.jpg" xlink:type="simple">https://books.toscrape.com/../media/cache/ba/76/ba761d23c5c0e5a0638e04739c69c5d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Diary of a Young Girl</text:p>
          </table:table-cell>
          <table:table-cell office:value-type="string" calcext:value-type="string">
            <text:p>£59.90</text:p>
          </table:table-cell>
          <table:table-cell office:value-type="string" calcext:value-type="string">
            <text:p><text:a xlink:href="https://books.toscrape.com/media/cache/83/d5/83d5526864a108d27fd4b03dd31ec18b.jpg" xlink:type="simple">https://books.toscrape.com/../media/cache/83/d5/83d5526864a108d27fd4b03dd31ec18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Children</text:p>
          </table:table-cell>
          <table:table-cell office:value-type="string" calcext:value-type="string">
            <text:p>£11.88</text:p>
          </table:table-cell>
          <table:table-cell office:value-type="string" calcext:value-type="string">
            <text:p><text:a xlink:href="https://books.toscrape.com/media/cache/d8/03/d803ab341d3020a3bb280d6135e4ae65.jpg" xlink:type="simple">https://books.toscrape.com/../media/cache/d8/03/d803ab341d3020a3bb280d6135e4ae6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rs Above (The Lunar Chronicles #4.5)</text:p>
          </table:table-cell>
          <table:table-cell office:value-type="string" calcext:value-type="string">
            <text:p>£48.05</text:p>
          </table:table-cell>
          <table:table-cell office:value-type="string" calcext:value-type="string">
            <text:p><text:a xlink:href="https://books.toscrape.com/media/cache/fd/5b/fd5b14399052ab552e240ed18ab03c6d.jpg" xlink:type="simple">https://books.toscrape.com/../media/cache/fd/5b/fd5b14399052ab552e240ed18ab03c6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natched: How A Drug Queen Went Undercover for the DEA and Was Kidnapped By Colombian Guerillas</text:p>
          </table:table-cell>
          <table:table-cell office:value-type="string" calcext:value-type="string">
            <text:p>£21.21</text:p>
          </table:table-cell>
          <table:table-cell office:value-type="string" calcext:value-type="string">
            <text:p><text:a xlink:href="https://books.toscrape.com/media/cache/2a/f3/2af39796852729270fb23e05a662a42c.jpg" xlink:type="simple">https://books.toscrape.com/../media/cache/2a/f3/2af39796852729270fb23e05a662a42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aspberry Pi Electronics Projects for the Evil Genius</text:p>
          </table:table-cell>
          <table:table-cell office:value-type="string" calcext:value-type="string">
            <text:p>£49.67</text:p>
          </table:table-cell>
          <table:table-cell office:value-type="string" calcext:value-type="string">
            <text:p><text:a xlink:href="https://books.toscrape.com/media/cache/a2/da/a2da8957b9cb8265d7f1dfeb0651f1c7.jpg" xlink:type="simple">https://books.toscrape.com/../media/cache/a2/da/a2da8957b9cb8265d7f1dfeb0651f1c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Quench Your Own Thirst: Business Lessons Learned Over a Beer or Two</text:p>
          </table:table-cell>
          <table:table-cell office:value-type="string" calcext:value-type="string">
            <text:p>£43.14</text:p>
          </table:table-cell>
          <table:table-cell office:value-type="string" calcext:value-type="string">
            <text:p><text:a xlink:href="https://books.toscrape.com/media/cache/2d/fd/2dfdc52bcdbd82dee50372bc46c83e15.jpg" xlink:type="simple">https://books.toscrape.com/../media/cache/2d/fd/2dfdc52bcdbd82dee50372bc46c83e1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sycho: Sanitarium (Psycho #1.5)</text:p>
          </table:table-cell>
          <table:table-cell office:value-type="string" calcext:value-type="string">
            <text:p>£36.97</text:p>
          </table:table-cell>
          <table:table-cell office:value-type="string" calcext:value-type="string">
            <text:p><text:a xlink:href="https://books.toscrape.com/media/cache/02/5c/025c30a378e2a4190e84f1429e81b803.jpg" xlink:type="simple">https://books.toscrape.com/../media/cache/02/5c/025c30a378e2a4190e84f1429e81b80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oisonous (Max Revere Novels #3)</text:p>
          </table:table-cell>
          <table:table-cell office:value-type="string" calcext:value-type="string">
            <text:p>£26.80</text:p>
          </table:table-cell>
          <table:table-cell office:value-type="string" calcext:value-type="string">
            <text:p><text:a xlink:href="https://books.toscrape.com/media/cache/23/52/2352718971d5e166fa9541a5a7d716fa.jpg" xlink:type="simple">https://books.toscrape.com/../media/cache/23/52/2352718971d5e166fa9541a5a7d716f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ne with You (Crossfire #5)</text:p>
          </table:table-cell>
          <table:table-cell office:value-type="string" calcext:value-type="string">
            <text:p>£15.71</text:p>
          </table:table-cell>
          <table:table-cell office:value-type="string" calcext:value-type="string">
            <text:p><text:a xlink:href="https://books.toscrape.com/media/cache/b8/29/b829181ae95c8f020c1ad3273192de30.jpg" xlink:type="simple">https://books.toscrape.com/../media/cache/b8/29/b829181ae95c8f020c1ad3273192de3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o Love Allowed (Dodge Cove #1)</text:p>
          </table:table-cell>
          <table:table-cell office:value-type="string" calcext:value-type="string">
            <text:p>£54.65</text:p>
          </table:table-cell>
          <table:table-cell office:value-type="string" calcext:value-type="string">
            <text:p><text:a xlink:href="https://books.toscrape.com/media/cache/70/3e/703e053877204a396ec6e7beac863118.jpg" xlink:type="simple">https://books.toscrape.com/../media/cache/70/3e/703e053877204a396ec6e7beac86311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urder at the 42nd Street Library (Raymond Ambler #1)</text:p>
          </table:table-cell>
          <table:table-cell office:value-type="string" calcext:value-type="string">
            <text:p>£54.36</text:p>
          </table:table-cell>
          <table:table-cell office:value-type="string" calcext:value-type="string">
            <text:p><text:a xlink:href="https://books.toscrape.com/media/cache/c3/8d/c38d65cd155b67ca025f0655bd1bb095.jpg" xlink:type="simple">https://books.toscrape.com/../media/cache/c3/8d/c38d65cd155b67ca025f0655bd1bb09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ost Wanted</text:p>
          </table:table-cell>
          <table:table-cell office:value-type="string" calcext:value-type="string">
            <text:p>£35.28</text:p>
          </table:table-cell>
          <table:table-cell office:value-type="string" calcext:value-type="string">
            <text:p><text:a xlink:href="https://books.toscrape.com/media/cache/8b/bc/8bbc5ab4c3784b4d9b93eb0fd1fb6fd6.jpg" xlink:type="simple">https://books.toscrape.com/../media/cache/8b/bc/8bbc5ab4c3784b4d9b93eb0fd1fb6fd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ove, Lies and Spies</text:p>
          </table:table-cell>
          <table:table-cell office:value-type="string" calcext:value-type="string">
            <text:p>£20.55</text:p>
          </table:table-cell>
          <table:table-cell office:value-type="string" calcext:value-type="string">
            <text:p><text:a xlink:href="https://books.toscrape.com/media/cache/7a/22/7a224a6e174af91950e9b124afe54e0e.jpg" xlink:type="simple">https://books.toscrape.com/../media/cache/7a/22/7a224a6e174af91950e9b124afe54e0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ow to Speak Golf: An Illustrated Guide to Links Lingo</text:p>
          </table:table-cell>
          <table:table-cell office:value-type="string" calcext:value-type="string">
            <text:p>£58.32</text:p>
          </table:table-cell>
          <table:table-cell office:value-type="string" calcext:value-type="string">
            <text:p><text:a xlink:href="https://books.toscrape.com/media/cache/d2/64/d264ad1af882ce391005dc7215ac90e7.jpg" xlink:type="simple">https://books.toscrape.com/../media/cache/d2/64/d264ad1af882ce391005dc7215ac90e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ide Away (Eve Duncan #20)</text:p>
          </table:table-cell>
          <table:table-cell office:value-type="string" calcext:value-type="string">
            <text:p>£11.84</text:p>
          </table:table-cell>
          <table:table-cell office:value-type="string" calcext:value-type="string">
            <text:p><text:a xlink:href="https://books.toscrape.com/media/cache/57/07/5707c3d5d4fd44d943d51730ba7d429a.jpg" xlink:type="simple">https://books.toscrape.com/../media/cache/57/07/5707c3d5d4fd44d943d51730ba7d429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uriously Happy: A Funny Book About Horrible Things</text:p>
          </table:table-cell>
          <table:table-cell office:value-type="string" calcext:value-type="string">
            <text:p>£41.46</text:p>
          </table:table-cell>
          <table:table-cell office:value-type="string" calcext:value-type="string">
            <text:p><text:a xlink:href="https://books.toscrape.com/media/cache/ab/2a/ab2ae4f02aa46271b4bfc77494039fc6.jpg" xlink:type="simple">https://books.toscrape.com/../media/cache/ab/2a/ab2ae4f02aa46271b4bfc77494039fc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veryday Italian: 125 Simple and Delicious Recipes</text:p>
          </table:table-cell>
          <table:table-cell office:value-type="string" calcext:value-type="string">
            <text:p>£20.10</text:p>
          </table:table-cell>
          <table:table-cell office:value-type="string" calcext:value-type="string">
            <text:p><text:a xlink:href="https://books.toscrape.com/media/cache/5a/64/5a6499d41ccaad4c4f7eeaa90e16345a.jpg" xlink:type="simple">https://books.toscrape.com/../media/cache/5a/64/5a6499d41ccaad4c4f7eeaa90e16345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qual Is Unfair: America's Misguided Fight Against Income Inequality</text:p>
          </table:table-cell>
          <table:table-cell office:value-type="string" calcext:value-type="string">
            <text:p>£56.86</text:p>
          </table:table-cell>
          <table:table-cell office:value-type="string" calcext:value-type="string">
            <text:p><text:a xlink:href="https://books.toscrape.com/media/cache/00/11/001153d2a22d889837efac1703e10a5e.jpg" xlink:type="simple">https://books.toscrape.com/../media/cache/00/11/001153d2a22d889837efac1703e10a5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leanor &amp; Park</text:p>
          </table:table-cell>
          <table:table-cell office:value-type="string" calcext:value-type="string">
            <text:p>£56.51</text:p>
          </table:table-cell>
          <table:table-cell office:value-type="string" calcext:value-type="string">
            <text:p><text:a xlink:href="https://books.toscrape.com/media/cache/ed/d7/edd781d3c9d63a395f80f241445e88fa.jpg" xlink:type="simple">https://books.toscrape.com/../media/cache/ed/d7/edd781d3c9d63a395f80f241445e88f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rty (Dive Bar #1)</text:p>
          </table:table-cell>
          <table:table-cell office:value-type="string" calcext:value-type="string">
            <text:p>£40.83</text:p>
          </table:table-cell>
          <table:table-cell office:value-type="string" calcext:value-type="string">
            <text:p><text:a xlink:href="https://books.toscrape.com/media/cache/ae/90/ae903f6f6d059954be4e85497dd76bf5.jpg" xlink:type="simple">https://books.toscrape.com/../media/cache/ae/90/ae903f6f6d059954be4e85497dd76bf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an You Keep a Secret? (Fear Street Relaunch #4)</text:p>
          </table:table-cell>
          <table:table-cell office:value-type="string" calcext:value-type="string">
            <text:p>£48.64</text:p>
          </table:table-cell>
          <table:table-cell office:value-type="string" calcext:value-type="string">
            <text:p><text:a xlink:href="https://books.toscrape.com/media/cache/0b/2f/0b2f432cc27132f688fcdf29618521e0.jpg" xlink:type="simple">https://books.toscrape.com/../media/cache/0b/2f/0b2f432cc27132f688fcdf29618521e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oar Island (Anna Pigeon #19)</text:p>
          </table:table-cell>
          <table:table-cell office:value-type="string" calcext:value-type="string">
            <text:p>£59.48</text:p>
          </table:table-cell>
          <table:table-cell office:value-type="string" calcext:value-type="string">
            <text:p><text:a xlink:href="https://books.toscrape.com/media/cache/d5/81/d58157866ea8f015a8e4c55b23b8c96f.jpg" xlink:type="simple">https://books.toscrape.com/../media/cache/d5/81/d58157866ea8f015a8e4c55b23b8c96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Paris Apartment</text:p>
          </table:table-cell>
          <table:table-cell office:value-type="string" calcext:value-type="string">
            <text:p>£39.01</text:p>
          </table:table-cell>
          <table:table-cell office:value-type="string" calcext:value-type="string">
            <text:p><text:a xlink:href="https://books.toscrape.com/media/cache/16/57/16575316618bd7e922d5b0e0f87de2ca.jpg" xlink:type="simple">https://books.toscrape.com/../media/cache/16/57/16575316618bd7e922d5b0e0f87de2c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la Mode: 120 Recipes in 60 Pairings: Pies, Tarts, Cakes, Crisps, and More Topped with Ice Cream, Gelato, Frozen Custard, and More</text:p>
          </table:table-cell>
          <table:table-cell office:value-type="string" calcext:value-type="string">
            <text:p>£38.77</text:p>
          </table:table-cell>
          <table:table-cell office:value-type="string" calcext:value-type="string">
            <text:p><text:a xlink:href="https://books.toscrape.com/media/cache/98/19/9819ff3a8290dc6ab8797d00de5ec554.jpg" xlink:type="simple">https://books.toscrape.com/../media/cache/98/19/9819ff3a8290dc6ab8797d00de5ec55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roublemaker: Surviving Hollywood and Scientology</text:p>
          </table:table-cell>
          <table:table-cell office:value-type="string" calcext:value-type="string">
            <text:p>£48.39</text:p>
          </table:table-cell>
          <table:table-cell office:value-type="string" calcext:value-type="string">
            <text:p><text:a xlink:href="https://books.toscrape.com/media/cache/77/82/778285b3c87d6d5d98003aa0f2f65933.jpg" xlink:type="simple">https://books.toscrape.com/../media/cache/77/82/778285b3c87d6d5d98003aa0f2f6593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Widow</text:p>
          </table:table-cell>
          <table:table-cell office:value-type="string" calcext:value-type="string">
            <text:p>£27.26</text:p>
          </table:table-cell>
          <table:table-cell office:value-type="string" calcext:value-type="string">
            <text:p><text:a xlink:href="https://books.toscrape.com/media/cache/fd/71/fd71fb07247bf911505a351c0670c6dc.jpg" xlink:type="simple">https://books.toscrape.com/../media/cache/fd/71/fd71fb07247bf911505a351c0670c6d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leep Revolution: Transforming Your Life, One Night at a Time</text:p>
          </table:table-cell>
          <table:table-cell office:value-type="string" calcext:value-type="string">
            <text:p>£11.68</text:p>
          </table:table-cell>
          <table:table-cell office:value-type="string" calcext:value-type="string">
            <text:p><text:a xlink:href="https://books.toscrape.com/media/cache/3d/c5/3dc5455313710cf7055c060114e25bf0.jpg" xlink:type="simple">https://books.toscrape.com/../media/cache/3d/c5/3dc5455313710cf7055c060114e25bf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Improbability of Love</text:p>
          </table:table-cell>
          <table:table-cell office:value-type="string" calcext:value-type="string">
            <text:p>£59.45</text:p>
          </table:table-cell>
          <table:table-cell office:value-type="string" calcext:value-type="string">
            <text:p><text:a xlink:href="https://books.toscrape.com/media/cache/06/49/06493269f6893cfd24b650f66df51882.jpg" xlink:type="simple">https://books.toscrape.com/../media/cache/06/49/06493269f6893cfd24b650f66df5188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Art of Startup Fundraising</text:p>
          </table:table-cell>
          <table:table-cell office:value-type="string" calcext:value-type="string">
            <text:p>£21.00</text:p>
          </table:table-cell>
          <table:table-cell office:value-type="string" calcext:value-type="string">
            <text:p><text:a xlink:href="https://books.toscrape.com/media/cache/b3/7b/b37be83183f1dcb759d92bda8f8998a4.jpg" xlink:type="simple">https://books.toscrape.com/../media/cache/b3/7b/b37be83183f1dcb759d92bda8f8998a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ake Me Home Tonight (Rock Star Romance #3)</text:p>
          </table:table-cell>
          <table:table-cell office:value-type="string" calcext:value-type="string">
            <text:p>£53.98</text:p>
          </table:table-cell>
          <table:table-cell office:value-type="string" calcext:value-type="string">
            <text:p><text:a xlink:href="https://books.toscrape.com/media/cache/a6/4b/a64b3c559f59748bfdbbe75be3e16075.jpg" xlink:type="simple">https://books.toscrape.com/../media/cache/a6/4b/a64b3c559f59748bfdbbe75be3e1607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leeping Giants (Themis Files #1)</text:p>
          </table:table-cell>
          <table:table-cell office:value-type="string" calcext:value-type="string">
            <text:p>£48.74</text:p>
          </table:table-cell>
          <table:table-cell office:value-type="string" calcext:value-type="string">
            <text:p><text:a xlink:href="https://books.toscrape.com/media/cache/c0/72/c072c1ef144d571abd25fe9cc18cceba.jpg" xlink:type="simple">https://books.toscrape.com/../media/cache/c0/72/c072c1ef144d571abd25fe9cc18cceb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etting the World on Fire: The Brief, Astonishing Life of St. Catherine of Siena</text:p>
          </table:table-cell>
          <table:table-cell office:value-type="string" calcext:value-type="string">
            <text:p>£21.15</text:p>
          </table:table-cell>
          <table:table-cell office:value-type="string" calcext:value-type="string">
            <text:p><text:a xlink:href="https://books.toscrape.com/media/cache/8b/c4/8bc43a6b42d0283ab4bf611f1b497126.jpg" xlink:type="simple">https://books.toscrape.com/../media/cache/8b/c4/8bc43a6b42d0283ab4bf611f1b49712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laying with Fire</text:p>
          </table:table-cell>
          <table:table-cell office:value-type="string" calcext:value-type="string">
            <text:p>£13.71</text:p>
          </table:table-cell>
          <table:table-cell office:value-type="string" calcext:value-type="string">
            <text:p><text:a xlink:href="https://books.toscrape.com/media/cache/90/0b/900bd2e60d56b6480a4e8eb2dddb46d6.jpg" xlink:type="simple">https://books.toscrape.com/../media/cache/90/0b/900bd2e60d56b6480a4e8eb2dddb46d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ff the Hook (Fishing for Trouble #1)</text:p>
          </table:table-cell>
          <table:table-cell office:value-type="string" calcext:value-type="string">
            <text:p>£47.67</text:p>
          </table:table-cell>
          <table:table-cell office:value-type="string" calcext:value-type="string">
            <text:p><text:a xlink:href="https://books.toscrape.com/media/cache/1d/78/1d78fe226e1adb9cb591fa21f8a9bf68.jpg" xlink:type="simple">https://books.toscrape.com/../media/cache/1d/78/1d78fe226e1adb9cb591fa21f8a9bf6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othering Sunday</text:p>
          </table:table-cell>
          <table:table-cell office:value-type="string" calcext:value-type="string">
            <text:p>£13.34</text:p>
          </table:table-cell>
          <table:table-cell office:value-type="string" calcext:value-type="string">
            <text:p><text:a xlink:href="https://books.toscrape.com/media/cache/a8/84/a8843a3fe1a40d5c7df60bbb8cd76ecd.jpg" xlink:type="simple">https://books.toscrape.com/../media/cache/a8/84/a8843a3fe1a40d5c7df60bbb8cd76ec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other, Can You Not?</text:p>
          </table:table-cell>
          <table:table-cell office:value-type="string" calcext:value-type="string">
            <text:p>£16.89</text:p>
          </table:table-cell>
          <table:table-cell office:value-type="string" calcext:value-type="string">
            <text:p><text:a xlink:href="https://books.toscrape.com/media/cache/ae/03/ae03f5d4d4c2ee038ac4c4ce9b71e592.jpg" xlink:type="simple">https://books.toscrape.com/../media/cache/ae/03/ae03f5d4d4c2ee038ac4c4ce9b71e59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 Train</text:p>
          </table:table-cell>
          <table:table-cell office:value-type="string" calcext:value-type="string">
            <text:p>£27.18</text:p>
          </table:table-cell>
          <table:table-cell office:value-type="string" calcext:value-type="string">
            <text:p><text:a xlink:href="https://books.toscrape.com/media/cache/d6/e8/d6e8258cee98f80727e99f7ac5aa1b88.jpg" xlink:type="simple">https://books.toscrape.com/../media/cache/d6/e8/d6e8258cee98f80727e99f7ac5aa1b8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ilac Girls</text:p>
          </table:table-cell>
          <table:table-cell office:value-type="string" calcext:value-type="string">
            <text:p>£17.28</text:p>
          </table:table-cell>
          <table:table-cell office:value-type="string" calcext:value-type="string">
            <text:p><text:a xlink:href="https://books.toscrape.com/media/cache/6c/2e/6c2e764e3ea89859b52df8de4f12af7a.jpg" xlink:type="simple">https://books.toscrape.com/../media/cache/6c/2e/6c2e764e3ea89859b52df8de4f12af7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ies and Other Acts of Love</text:p>
          </table:table-cell>
          <table:table-cell office:value-type="string" calcext:value-type="string">
            <text:p>£45.14</text:p>
          </table:table-cell>
          <table:table-cell office:value-type="string" calcext:value-type="string">
            <text:p><text:a xlink:href="https://books.toscrape.com/media/cache/29/88/2988f5fb3dfd95214dba2ecb2d496c94.jpg" xlink:type="simple">https://books.toscrape.com/../media/cache/29/88/2988f5fb3dfd95214dba2ecb2d496c9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ab Girl</text:p>
          </table:table-cell>
          <table:table-cell office:value-type="string" calcext:value-type="string">
            <text:p>£40.85</text:p>
          </table:table-cell>
          <table:table-cell office:value-type="string" calcext:value-type="string">
            <text:p><text:a xlink:href="https://books.toscrape.com/media/cache/e9/72/e972f8b4abaaa6f8f449479cd9d87be3.jpg" xlink:type="simple">https://books.toscrape.com/../media/cache/e9/72/e972f8b4abaaa6f8f449479cd9d87be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Keep Me Posted</text:p>
          </table:table-cell>
          <table:table-cell office:value-type="string" calcext:value-type="string">
            <text:p>£20.46</text:p>
          </table:table-cell>
          <table:table-cell office:value-type="string" calcext:value-type="string">
            <text:p><text:a xlink:href="https://books.toscrape.com/media/cache/ae/ac/aeac003461b89c7ef826251d940b2afc.jpg" xlink:type="simple">https://books.toscrape.com/../media/cache/ae/ac/aeac003461b89c7ef826251d940b2af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t Didn't Start with You: How Inherited Family Trauma Shapes Who We Are and How to End the Cycle</text:p>
          </table:table-cell>
          <table:table-cell office:value-type="string" calcext:value-type="string">
            <text:p>£56.27</text:p>
          </table:table-cell>
          <table:table-cell office:value-type="string" calcext:value-type="string">
            <text:p><text:a xlink:href="https://books.toscrape.com/media/cache/ee/a9/eea9e831f8964b4dc0190c84a1f9a1f6.jpg" xlink:type="simple">https://books.toscrape.com/../media/cache/ee/a9/eea9e831f8964b4dc0190c84a1f9a1f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rey (Fifty Shades #4)</text:p>
          </table:table-cell>
          <table:table-cell office:value-type="string" calcext:value-type="string">
            <text:p>£48.49</text:p>
          </table:table-cell>
          <table:table-cell office:value-type="string" calcext:value-type="string">
            <text:p><text:a xlink:href="https://books.toscrape.com/media/cache/bb/ee/bbeeab4c4ce572c0e9764e3a96c6d4a5.jpg" xlink:type="simple">https://books.toscrape.com/../media/cache/bb/ee/bbeeab4c4ce572c0e9764e3a96c6d4a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xit, Pursued by a Bear</text:p>
          </table:table-cell>
          <table:table-cell office:value-type="string" calcext:value-type="string">
            <text:p>£51.34</text:p>
          </table:table-cell>
          <table:table-cell office:value-type="string" calcext:value-type="string">
            <text:p><text:a xlink:href="https://books.toscrape.com/media/cache/ca/99/ca99bafb2a75d4fadb8d64efed26316f.jpg" xlink:type="simple">https://books.toscrape.com/../media/cache/ca/99/ca99bafb2a75d4fadb8d64efed26316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redevils</text:p>
          </table:table-cell>
          <table:table-cell office:value-type="string" calcext:value-type="string">
            <text:p>£16.34</text:p>
          </table:table-cell>
          <table:table-cell office:value-type="string" calcext:value-type="string">
            <text:p><text:a xlink:href="https://books.toscrape.com/media/cache/31/71/31715c5e3b53bf1e2f41e394f024a8c4.jpg" xlink:type="simple">https://books.toscrape.com/../media/cache/31/71/31715c5e3b53bf1e2f41e394f024a8c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ravings: Recipes for What You Want to Eat</text:p>
          </table:table-cell>
          <table:table-cell office:value-type="string" calcext:value-type="string">
            <text:p>£20.50</text:p>
          </table:table-cell>
          <table:table-cell office:value-type="string" calcext:value-type="string">
            <text:p><text:a xlink:href="https://books.toscrape.com/media/cache/ae/5c/ae5ca435fb095e374d2c2aa9f7b6f380.jpg" xlink:type="simple">https://books.toscrape.com/../media/cache/ae/5c/ae5ca435fb095e374d2c2aa9f7b6f38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orn for This: How to Find the Work You Were Meant to Do</text:p>
          </table:table-cell>
          <table:table-cell office:value-type="string" calcext:value-type="string">
            <text:p>£21.59</text:p>
          </table:table-cell>
          <table:table-cell office:value-type="string" calcext:value-type="string">
            <text:p><text:a xlink:href="https://books.toscrape.com/media/cache/aa/67/aa677a97ecdcbbde7471f1c90ed0cf6f.jpg" xlink:type="simple">https://books.toscrape.com/../media/cache/aa/67/aa677a97ecdcbbde7471f1c90ed0cf6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£21.36</text:p>
          </table:table-cell>
          <table:table-cell office:value-type="string" calcext:value-type="string">
            <text:p><text:a xlink:href="https://books.toscrape.com/media/cache/51/88/518810d182843244a404f2a2a614a93b.jpg" xlink:type="simple">https://books.toscrape.com/../media/cache/51/88/518810d182843244a404f2a2a614a93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dultery</text:p>
          </table:table-cell>
          <table:table-cell office:value-type="string" calcext:value-type="string">
            <text:p>£20.88</text:p>
          </table:table-cell>
          <table:table-cell office:value-type="string" calcext:value-type="string">
            <text:p><text:a xlink:href="https://books.toscrape.com/media/cache/79/d9/79d99cfa5557be0643ba00bfcd35256b.jpg" xlink:type="simple">https://books.toscrape.com/../media/cache/79/d9/79d99cfa5557be0643ba00bfcd35256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Mother's Reckoning: Living in the Aftermath of Tragedy</text:p>
          </table:table-cell>
          <table:table-cell office:value-type="string" calcext:value-type="string">
            <text:p>£19.53</text:p>
          </table:table-cell>
          <table:table-cell office:value-type="string" calcext:value-type="string">
            <text:p><text:a xlink:href="https://books.toscrape.com/media/cache/28/58/285861a80930ffa7521dcb8bd19656e9.jpg" xlink:type="simple">https://books.toscrape.com/../media/cache/28/58/285861a80930ffa7521dcb8bd19656e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Gentleman's Position (Society of Gentlemen #3)</text:p>
          </table:table-cell>
          <table:table-cell office:value-type="string" calcext:value-type="string">
            <text:p>£14.75</text:p>
          </table:table-cell>
          <table:table-cell office:value-type="string" calcext:value-type="string">
            <text:p><text:a xlink:href="https://books.toscrape.com/media/cache/f0/e0/f0e0db3edcb14293a52b51929cc72979.jpg" xlink:type="simple">https://books.toscrape.com/../media/cache/f0/e0/f0e0db3edcb14293a52b51929cc7297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11/22/63</text:p>
          </table:table-cell>
          <table:table-cell office:value-type="string" calcext:value-type="string">
            <text:p>£48.48</text:p>
          </table:table-cell>
          <table:table-cell office:value-type="string" calcext:value-type="string">
            <text:p><text:a xlink:href="https://books.toscrape.com/media/cache/f6/c5/f6c5d27eacb123238f28a32263694d74.jpg" xlink:type="simple">https://books.toscrape.com/../media/cache/f6/c5/f6c5d27eacb123238f28a32263694d7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10% Happier: How I Tamed the Voice in My Head, Reduced Stress Without Losing My Edge, and Found Self-Help That Actually Works</text:p>
          </table:table-cell>
          <table:table-cell office:value-type="string" calcext:value-type="string">
            <text:p>£24.57</text:p>
          </table:table-cell>
          <table:table-cell office:value-type="string" calcext:value-type="string">
            <text:p><text:a xlink:href="https://books.toscrape.com/media/cache/40/b2/40b246cf12df5345dc0371c040fddb4b.jpg" xlink:type="simple">https://books.toscrape.com/../media/cache/40/b2/40b246cf12df5345dc0371c040fddb4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10-Day Green Smoothie Cleanse: Lose Up to 15 Pounds in 10 Days!</text:p>
          </table:table-cell>
          <table:table-cell office:value-type="string" calcext:value-type="string">
            <text:p>£49.71</text:p>
          </table:table-cell>
          <table:table-cell office:value-type="string" calcext:value-type="string">
            <text:p><text:a xlink:href="https://books.toscrape.com/media/cache/23/c2/23c2108ae81327c7f3fb0721976cba5e.jpg" xlink:type="simple">https://books.toscrape.com/../media/cache/23/c2/23c2108ae81327c7f3fb0721976cba5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ithout Shame</text:p>
          </table:table-cell>
          <table:table-cell office:value-type="string" calcext:value-type="string">
            <text:p>£48.27</text:p>
          </table:table-cell>
          <table:table-cell office:value-type="string" calcext:value-type="string">
            <text:p><text:a xlink:href="https://books.toscrape.com/media/cache/90/86/9086ca3d1d5c4059beb7dcf762926e1e.jpg" xlink:type="simple">https://books.toscrape.com/../media/cache/90/86/9086ca3d1d5c4059beb7dcf762926e1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atchmen</text:p>
          </table:table-cell>
          <table:table-cell office:value-type="string" calcext:value-type="string">
            <text:p>£58.05</text:p>
          </table:table-cell>
          <table:table-cell office:value-type="string" calcext:value-type="string">
            <text:p><text:a xlink:href="https://books.toscrape.com/media/cache/0b/43/0b43137f35134bf211608d1e7197b086.jpg" xlink:type="simple">https://books.toscrape.com/../media/cache/0b/43/0b43137f35134bf211608d1e7197b08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Unlimited Intuition Now</text:p>
          </table:table-cell>
          <table:table-cell office:value-type="string" calcext:value-type="string">
            <text:p>£58.87</text:p>
          </table:table-cell>
          <table:table-cell office:value-type="string" calcext:value-type="string">
            <text:p><text:a xlink:href="https://books.toscrape.com/media/cache/61/46/6146f9ffb87a4f82301d033aa74cc48b.jpg" xlink:type="simple">https://books.toscrape.com/../media/cache/61/46/6146f9ffb87a4f82301d033aa74cc48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Underlying Notes</text:p>
          </table:table-cell>
          <table:table-cell office:value-type="string" calcext:value-type="string">
            <text:p>£11.82</text:p>
          </table:table-cell>
          <table:table-cell office:value-type="string" calcext:value-type="string">
            <text:p><text:a xlink:href="https://books.toscrape.com/media/cache/ee/59/ee593e57a7fb110d96f1688b0fdd9d59.jpg" xlink:type="simple">https://books.toscrape.com/../media/cache/ee/59/ee593e57a7fb110d96f1688b0fdd9d5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hack</text:p>
          </table:table-cell>
          <table:table-cell office:value-type="string" calcext:value-type="string">
            <text:p>£28.03</text:p>
          </table:table-cell>
          <table:table-cell office:value-type="string" calcext:value-type="string">
            <text:p><text:a xlink:href="https://books.toscrape.com/media/cache/20/8b/208b77faac57115ae239391fe2a64c86.jpg" xlink:type="simple">https://books.toscrape.com/../media/cache/20/8b/208b77faac57115ae239391fe2a64c8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New Brand You: Your New Image Makes the Sale for You</text:p>
          </table:table-cell>
          <table:table-cell office:value-type="string" calcext:value-type="string">
            <text:p>£44.05</text:p>
          </table:table-cell>
          <table:table-cell office:value-type="string" calcext:value-type="string">
            <text:p><text:a xlink:href="https://books.toscrape.com/media/cache/9b/33/9b33c7a5431415614f7b788e0c1552c9.jpg" xlink:type="simple">https://books.toscrape.com/../media/cache/9b/33/9b33c7a5431415614f7b788e0c1552c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oosewood Cookbook: Recipes from Moosewood Restaurant, Ithaca, New York</text:p>
          </table:table-cell>
          <table:table-cell office:value-type="string" calcext:value-type="string">
            <text:p>£12.34</text:p>
          </table:table-cell>
          <table:table-cell office:value-type="string" calcext:value-type="string">
            <text:p><text:a xlink:href="https://books.toscrape.com/media/cache/d4/53/d453cfb6c08dbf76d200ffa858bc9979.jpg" xlink:type="simple">https://books.toscrape.com/../media/cache/d4/53/d453cfb6c08dbf76d200ffa858bc997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Flowers Lied</text:p>
          </table:table-cell>
          <table:table-cell office:value-type="string" calcext:value-type="string">
            <text:p>£16.68</text:p>
          </table:table-cell>
          <table:table-cell office:value-type="string" calcext:value-type="string">
            <text:p><text:a xlink:href="https://books.toscrape.com/media/cache/a9/f0/a9f00f8505431e64db0f91df762a6d73.jpg" xlink:type="simple">https://books.toscrape.com/../media/cache/a9/f0/a9f00f8505431e64db0f91df762a6d7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Fabric of the Cosmos: Space, Time, and the Texture of Reality</text:p>
          </table:table-cell>
          <table:table-cell office:value-type="string" calcext:value-type="string">
            <text:p>£55.91</text:p>
          </table:table-cell>
          <table:table-cell office:value-type="string" calcext:value-type="string">
            <text:p><text:a xlink:href="https://books.toscrape.com/media/cache/5e/7f/5e7f7d9913d4c95d33904770c518d537.jpg" xlink:type="simple">https://books.toscrape.com/../media/cache/5e/7f/5e7f7d9913d4c95d33904770c518d53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ook of Mormon</text:p>
          </table:table-cell>
          <table:table-cell office:value-type="string" calcext:value-type="string">
            <text:p>£24.57</text:p>
          </table:table-cell>
          <table:table-cell office:value-type="string" calcext:value-type="string">
            <text:p><text:a xlink:href="https://books.toscrape.com/media/cache/83/db/83dbf86eb0fed1d99de2148eac4eb064.jpg" xlink:type="simple">https://books.toscrape.com/../media/cache/83/db/83dbf86eb0fed1d99de2148eac4eb06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Art and Science of Low Carbohydrate Living</text:p>
          </table:table-cell>
          <table:table-cell office:value-type="string" calcext:value-type="string">
            <text:p>£52.98</text:p>
          </table:table-cell>
          <table:table-cell office:value-type="string" calcext:value-type="string">
            <text:p><text:a xlink:href="https://books.toscrape.com/media/cache/4b/d4/4bd43108fb070ad8ebba9cdb00b14069.jpg" xlink:type="simple">https://books.toscrape.com/../media/cache/4b/d4/4bd43108fb070ad8ebba9cdb00b1406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Alien Club</text:p>
          </table:table-cell>
          <table:table-cell office:value-type="string" calcext:value-type="string">
            <text:p>£54.40</text:p>
          </table:table-cell>
          <table:table-cell office:value-type="string" calcext:value-type="string">
            <text:p><text:a xlink:href="https://books.toscrape.com/media/cache/93/d0/93d01bc6bce58e8efbf560e9e3dc3379.jpg" xlink:type="simple">https://books.toscrape.com/../media/cache/93/d0/93d01bc6bce58e8efbf560e9e3dc337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uzie Snowflake: One beautiful flake (a self-esteem story)</text:p>
          </table:table-cell>
          <table:table-cell office:value-type="string" calcext:value-type="string">
            <text:p>£54.81</text:p>
          </table:table-cell>
          <table:table-cell office:value-type="string" calcext:value-type="string">
            <text:p><text:a xlink:href="https://books.toscrape.com/media/cache/db/cc/dbcc9d63b73ce9058d53f36465dbe2b2.jpg" xlink:type="simple">https://books.toscrape.com/../media/cache/db/cc/dbcc9d63b73ce9058d53f36465dbe2b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ap-a-Roo</text:p>
          </table:table-cell>
          <table:table-cell office:value-type="string" calcext:value-type="string">
            <text:p>£25.08</text:p>
          </table:table-cell>
          <table:table-cell office:value-type="string" calcext:value-type="string">
            <text:p><text:a xlink:href="https://books.toscrape.com/media/cache/27/1f/271faa1d7561473974d12803feb1f0a1.jpg" xlink:type="simple">https://books.toscrape.com/../media/cache/27/1f/271faa1d7561473974d12803feb1f0a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aNo What Now? Finding your editing process, revising your NaNoWriMo book and building a writing career through publishing and beyond</text:p>
          </table:table-cell>
          <table:table-cell office:value-type="string" calcext:value-type="string">
            <text:p>£10.41</text:p>
          </table:table-cell>
          <table:table-cell office:value-type="string" calcext:value-type="string">
            <text:p><text:a xlink:href="https://books.toscrape.com/media/cache/f3/b9/f3b94d63844537271e86565071e5d716.jpg" xlink:type="simple">https://books.toscrape.com/../media/cache/f3/b9/f3b94d63844537271e86565071e5d71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odern Day Fables</text:p>
          </table:table-cell>
          <table:table-cell office:value-type="string" calcext:value-type="string">
            <text:p>£47.44</text:p>
          </table:table-cell>
          <table:table-cell office:value-type="string" calcext:value-type="string">
            <text:p><text:a xlink:href="https://books.toscrape.com/media/cache/79/40/79405be1357e2576e7f4b307600be914.jpg" xlink:type="simple">https://books.toscrape.com/../media/cache/79/40/79405be1357e2576e7f4b307600be91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f I Gave You God's Phone Number....: Searching for Spirituality in America</text:p>
          </table:table-cell>
          <table:table-cell office:value-type="string" calcext:value-type="string">
            <text:p>£20.91</text:p>
          </table:table-cell>
          <table:table-cell office:value-type="string" calcext:value-type="string">
            <text:p><text:a xlink:href="https://books.toscrape.com/media/cache/87/fe/87fe3f7f3f62c1b1b81890578c9cf294.jpg" xlink:type="simple">https://books.toscrape.com/../media/cache/87/fe/87fe3f7f3f62c1b1b81890578c9cf29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ruits Basket, Vol. 9 (Fruits Basket #9)</text:p>
          </table:table-cell>
          <table:table-cell office:value-type="string" calcext:value-type="string">
            <text:p>£33.95</text:p>
          </table:table-cell>
          <table:table-cell office:value-type="string" calcext:value-type="string">
            <text:p><text:a xlink:href="https://books.toscrape.com/media/cache/7c/ea/7cea6ff4f6f1427739b136db35fbfad4.jpg" xlink:type="simple">https://books.toscrape.com/../media/cache/7c/ea/7cea6ff4f6f1427739b136db35fbfad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ress Your Family in Corduroy and Denim</text:p>
          </table:table-cell>
          <table:table-cell office:value-type="string" calcext:value-type="string">
            <text:p>£43.68</text:p>
          </table:table-cell>
          <table:table-cell office:value-type="string" calcext:value-type="string">
            <text:p><text:a xlink:href="https://books.toscrape.com/media/cache/df/14/df1418baa09e00b877be35066084c9dc.jpg" xlink:type="simple">https://books.toscrape.com/../media/cache/df/14/df1418baa09e00b877be35066084c9d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on't Forget Steven</text:p>
          </table:table-cell>
          <table:table-cell office:value-type="string" calcext:value-type="string">
            <text:p>£33.23</text:p>
          </table:table-cell>
          <table:table-cell office:value-type="string" calcext:value-type="string">
            <text:p><text:a xlink:href="https://books.toscrape.com/media/cache/e7/75/e775bf9ea6343b2ee0be5166bb445bd2.jpg" xlink:type="simple">https://books.toscrape.com/../media/cache/e7/75/e775bf9ea6343b2ee0be5166bb445bd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hernobyl 01:23:40: The Incredible True Story of the World's Worst Nuclear Disaster</text:p>
          </table:table-cell>
          <table:table-cell office:value-type="string" calcext:value-type="string">
            <text:p>£35.92</text:p>
          </table:table-cell>
          <table:table-cell office:value-type="string" calcext:value-type="string">
            <text:p><text:a xlink:href="https://books.toscrape.com/media/cache/5e/76/5e76a5026bd17a5b484ae2a60eec0542.jpg" xlink:type="simple">https://books.toscrape.com/../media/cache/5e/76/5e76a5026bd17a5b484ae2a60eec054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rt and Fear: Observations on the Perils (and Rewards) of Artmaking</text:p>
          </table:table-cell>
          <table:table-cell office:value-type="string" calcext:value-type="string">
            <text:p>£48.63</text:p>
          </table:table-cell>
          <table:table-cell office:value-type="string" calcext:value-type="string">
            <text:p><text:a xlink:href="https://books.toscrape.com/media/cache/ef/80/ef80e6100214c486562a73ce76444826.jpg" xlink:type="simple">https://books.toscrape.com/../media/cache/ef/80/ef80e6100214c486562a73ce7644482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Shard of Ice (The Black Symphony Saga #1)</text:p>
          </table:table-cell>
          <table:table-cell office:value-type="string" calcext:value-type="string">
            <text:p>£56.63</text:p>
          </table:table-cell>
          <table:table-cell office:value-type="string" calcext:value-type="string">
            <text:p><text:a xlink:href="https://books.toscrape.com/media/cache/27/64/27649cb5da52970f4bb2fc5234a48578.jpg" xlink:type="simple">https://books.toscrape.com/../media/cache/27/64/27649cb5da52970f4bb2fc5234a4857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Hero's Curse (The Unseen Chronicles #1)</text:p>
          </table:table-cell>
          <table:table-cell office:value-type="string" calcext:value-type="string">
            <text:p>£50.49</text:p>
          </table:table-cell>
          <table:table-cell office:value-type="string" calcext:value-type="string">
            <text:p><text:a xlink:href="https://books.toscrape.com/media/cache/95/68/95685fabe00befa6dc91277cde703b55.jpg" xlink:type="simple">https://books.toscrape.com/../media/cache/95/68/95685fabe00befa6dc91277cde703b5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23 Degrees South: A Tropical Tale of Changing Whether...</text:p>
          </table:table-cell>
          <table:table-cell office:value-type="string" calcext:value-type="string">
            <text:p>£35.79</text:p>
          </table:table-cell>
          <table:table-cell office:value-type="string" calcext:value-type="string">
            <text:p><text:a xlink:href="https://books.toscrape.com/media/cache/29/3e/293e31894cd2c5bf2aff452b8c818b66.jpg" xlink:type="simple">https://books.toscrape.com/../media/cache/29/3e/293e31894cd2c5bf2aff452b8c818b6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Zero to One: Notes on Startups, or How to Build the Future</text:p>
          </table:table-cell>
          <table:table-cell office:value-type="string" calcext:value-type="string">
            <text:p>£34.06</text:p>
          </table:table-cell>
          <table:table-cell office:value-type="string" calcext:value-type="string">
            <text:p><text:a xlink:href="https://books.toscrape.com/media/cache/f4/8e/f48ee738bc992a68d08eadcb4338a547.jpg" xlink:type="simple">https://books.toscrape.com/../media/cache/f4/8e/f48ee738bc992a68d08eadcb4338a54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hy Not Me?</text:p>
          </table:table-cell>
          <table:table-cell office:value-type="string" calcext:value-type="string">
            <text:p>£17.76</text:p>
          </table:table-cell>
          <table:table-cell office:value-type="string" calcext:value-type="string">
            <text:p><text:a xlink:href="https://books.toscrape.com/media/cache/31/a6/31a61c2587add91e55a85fec33e93d15.jpg" xlink:type="simple">https://books.toscrape.com/../media/cache/31/a6/31a61c2587add91e55a85fec33e93d1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hen Breath Becomes Air</text:p>
          </table:table-cell>
          <table:table-cell office:value-type="string" calcext:value-type="string">
            <text:p>£39.36</text:p>
          </table:table-cell>
          <table:table-cell office:value-type="string" calcext:value-type="string">
            <text:p><text:a xlink:href="https://books.toscrape.com/media/cache/39/a5/39a5f0d3280010ca400eb4f5d262b950.jpg" xlink:type="simple">https://books.toscrape.com/../media/cache/39/a5/39a5f0d3280010ca400eb4f5d262b95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Vagabonding: An Uncommon Guide to the Art of Long-Term World Travel</text:p>
          </table:table-cell>
          <table:table-cell office:value-type="string" calcext:value-type="string">
            <text:p>£36.94</text:p>
          </table:table-cell>
          <table:table-cell office:value-type="string" calcext:value-type="string">
            <text:p><text:a xlink:href="https://books.toscrape.com/media/cache/d5/bf/d5bf0090470b0b8ea46d9c166f7895aa.jpg" xlink:type="simple">https://books.toscrape.com/../media/cache/d5/bf/d5bf0090470b0b8ea46d9c166f7895a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Unlikely Pilgrimage of Harold Fry (Harold Fry #1)</text:p>
          </table:table-cell>
          <table:table-cell office:value-type="string" calcext:value-type="string">
            <text:p>£43.62</text:p>
          </table:table-cell>
          <table:table-cell office:value-type="string" calcext:value-type="string">
            <text:p><text:a xlink:href="https://books.toscrape.com/media/cache/06/e2/06e2e125d332e2e09a64816ff915b859.jpg" xlink:type="simple">https://books.toscrape.com/../media/cache/06/e2/06e2e125d332e2e09a64816ff915b85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New Drawing on the Right Side of the Brain</text:p>
          </table:table-cell>
          <table:table-cell office:value-type="string" calcext:value-type="string">
            <text:p>£43.02</text:p>
          </table:table-cell>
          <table:table-cell office:value-type="string" calcext:value-type="string">
            <text:p><text:a xlink:href="https://books.toscrape.com/media/cache/6a/55/6a55ccd4bc2383f5fe915fbef8bd5a23.jpg" xlink:type="simple">https://books.toscrape.com/../media/cache/6a/55/6a55ccd4bc2383f5fe915fbef8bd5a2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idnight Assassin: Panic, Scandal, and the Hunt for America's First Serial Killer</text:p>
          </table:table-cell>
          <table:table-cell office:value-type="string" calcext:value-type="string">
            <text:p>£28.45</text:p>
          </table:table-cell>
          <table:table-cell office:value-type="string" calcext:value-type="string">
            <text:p><text:a xlink:href="https://books.toscrape.com/media/cache/82/6c/826c590f552ce717a2972649350c8030.jpg" xlink:type="simple">https://books.toscrape.com/../media/cache/82/6c/826c590f552ce717a2972649350c803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artian (The Martian #1)</text:p>
          </table:table-cell>
          <table:table-cell office:value-type="string" calcext:value-type="string">
            <text:p>£41.39</text:p>
          </table:table-cell>
          <table:table-cell office:value-type="string" calcext:value-type="string">
            <text:p><text:a xlink:href="https://books.toscrape.com/media/cache/72/ed/72ed6908c3fcf2bccf79013a65943849.jpg" xlink:type="simple">https://books.toscrape.com/../media/cache/72/ed/72ed6908c3fcf2bccf79013a6594384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High Mountains of Portugal</text:p>
          </table:table-cell>
          <table:table-cell office:value-type="string" calcext:value-type="string">
            <text:p>£51.15</text:p>
          </table:table-cell>
          <table:table-cell office:value-type="string" calcext:value-type="string">
            <text:p><text:a xlink:href="https://books.toscrape.com/media/cache/55/00/550091fc134bbe67f562d95a6d6313f7.jpg" xlink:type="simple">https://books.toscrape.com/../media/cache/55/00/550091fc134bbe67f562d95a6d6313f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rownup</text:p>
          </table:table-cell>
          <table:table-cell office:value-type="string" calcext:value-type="string">
            <text:p>£35.88</text:p>
          </table:table-cell>
          <table:table-cell office:value-type="string" calcext:value-type="string">
            <text:p><text:a xlink:href="https://books.toscrape.com/media/cache/f4/cb/f4cb1f9c7280bf1fd05fe33d2816080f.jpg" xlink:type="simple">https://books.toscrape.com/../media/cache/f4/cb/f4cb1f9c7280bf1fd05fe33d2816080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E-Myth Revisited: Why Most Small Businesses Don't Work and What to Do About It</text:p>
          </table:table-cell>
          <table:table-cell office:value-type="string" calcext:value-type="string">
            <text:p>£36.91</text:p>
          </table:table-cell>
          <table:table-cell office:value-type="string" calcext:value-type="string">
            <text:p><text:a xlink:href="https://books.toscrape.com/media/cache/11/2c/112c55a6bcd401c3bd603f5ddb2e6b82.jpg" xlink:type="simple">https://books.toscrape.com/../media/cache/11/2c/112c55a6bcd401c3bd603f5ddb2e6b8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th of Sunshine</text:p>
          </table:table-cell>
          <table:table-cell office:value-type="string" calcext:value-type="string">
            <text:p>£28.93</text:p>
          </table:table-cell>
          <table:table-cell office:value-type="string" calcext:value-type="string">
            <text:p><text:a xlink:href="https://books.toscrape.com/media/cache/09/11/09118b974f3685483f3e4debd1f97c90.jpg" xlink:type="simple">https://books.toscrape.com/../media/cache/09/11/09118b974f3685483f3e4debd1f97c9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marter Faster Better: The Secrets of Being Productive in Life and Business</text:p>
          </table:table-cell>
          <table:table-cell office:value-type="string" calcext:value-type="string">
            <text:p>£38.89</text:p>
          </table:table-cell>
          <table:table-cell office:value-type="string" calcext:value-type="string">
            <text:p><text:a xlink:href="https://books.toscrape.com/media/cache/21/88/21889b1eddaec853b02a41bdd06eef54.jpg" xlink:type="simple">https://books.toscrape.com/../media/cache/21/88/21889b1eddaec853b02a41bdd06eef5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ilence in the Dark (Logan Point #4)</text:p>
          </table:table-cell>
          <table:table-cell office:value-type="string" calcext:value-type="string">
            <text:p>£58.33</text:p>
          </table:table-cell>
          <table:table-cell office:value-type="string" calcext:value-type="string">
            <text:p><text:a xlink:href="https://books.toscrape.com/media/cache/bb/1c/bb1c91883579f1f99fe6ebf13b92c1c1.jpg" xlink:type="simple">https://books.toscrape.com/../media/cache/bb/1c/bb1c91883579f1f99fe6ebf13b92c1c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hadows of the Past (Logan Point #1)</text:p>
          </table:table-cell>
          <table:table-cell office:value-type="string" calcext:value-type="string">
            <text:p>£39.67</text:p>
          </table:table-cell>
          <table:table-cell office:value-type="string" calcext:value-type="string">
            <text:p><text:a xlink:href="https://books.toscrape.com/media/cache/93/e0/93e0ec623673a8f83598c9aa7b6c94ec.jpg" xlink:type="simple">https://books.toscrape.com/../media/cache/93/e0/93e0ec623673a8f83598c9aa7b6c94e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oller Girl</text:p>
          </table:table-cell>
          <table:table-cell office:value-type="string" calcext:value-type="string">
            <text:p>£14.10</text:p>
          </table:table-cell>
          <table:table-cell office:value-type="string" calcext:value-type="string">
            <text:p><text:a xlink:href="https://books.toscrape.com/media/cache/b8/bd/b8bd3e5bc547c7c851689a844c9db429.jpg" xlink:type="simple">https://books.toscrape.com/../media/cache/b8/bd/b8bd3e5bc547c7c851689a844c9db42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sing Strong</text:p>
          </table:table-cell>
          <table:table-cell office:value-type="string" calcext:value-type="string">
            <text:p>£21.82</text:p>
          </table:table-cell>
          <table:table-cell office:value-type="string" calcext:value-type="string">
            <text:p><text:a xlink:href="https://books.toscrape.com/media/cache/3b/f3/3bf3c719382c03984ab9766803bed964.jpg" xlink:type="simple">https://books.toscrape.com/../media/cache/3b/f3/3bf3c719382c03984ab9766803bed96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ofs of God: Classical Arguments from Tertullian to Barth</text:p>
          </table:table-cell>
          <table:table-cell office:value-type="string" calcext:value-type="string">
            <text:p>£54.21</text:p>
          </table:table-cell>
          <table:table-cell office:value-type="string" calcext:value-type="string">
            <text:p><text:a xlink:href="https://books.toscrape.com/media/cache/3f/ef/3fef12d9da503693af12997c0ea0897f.jpg" xlink:type="simple">https://books.toscrape.com/../media/cache/3f/ef/3fef12d9da503693af12997c0ea0897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lease Kill Me: The Uncensored Oral History of Punk</text:p>
          </table:table-cell>
          <table:table-cell office:value-type="string" calcext:value-type="string">
            <text:p>£31.19</text:p>
          </table:table-cell>
          <table:table-cell office:value-type="string" calcext:value-type="string">
            <text:p><text:a xlink:href="https://books.toscrape.com/media/cache/06/f1/06f185c0be2ad6e2fe059464c03f1b47.jpg" xlink:type="simple">https://books.toscrape.com/../media/cache/06/f1/06f185c0be2ad6e2fe059464c03f1b4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ut of Print: City Lights Spotlight No. 14</text:p>
          </table:table-cell>
          <table:table-cell office:value-type="string" calcext:value-type="string">
            <text:p>£53.64</text:p>
          </table:table-cell>
          <table:table-cell office:value-type="string" calcext:value-type="string">
            <text:p><text:a xlink:href="https://books.toscrape.com/media/cache/93/d5/93d5c64abfad9ed6a0cb2e26f19f1a1e.jpg" xlink:type="simple">https://books.toscrape.com/../media/cache/93/d5/93d5c64abfad9ed6a0cb2e26f19f1a1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y Life Next Door (My Life Next Door )</text:p>
          </table:table-cell>
          <table:table-cell office:value-type="string" calcext:value-type="string">
            <text:p>£36.39</text:p>
          </table:table-cell>
          <table:table-cell office:value-type="string" calcext:value-type="string">
            <text:p><text:a xlink:href="https://books.toscrape.com/media/cache/98/00/98001a78a78ab77027145ff586d64431.jpg" xlink:type="simple">https://books.toscrape.com/../media/cache/98/00/98001a78a78ab77027145ff586d6443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iller's Valley</text:p>
          </table:table-cell>
          <table:table-cell office:value-type="string" calcext:value-type="string">
            <text:p>£58.54</text:p>
          </table:table-cell>
          <table:table-cell office:value-type="string" calcext:value-type="string">
            <text:p><text:a xlink:href="https://books.toscrape.com/media/cache/dc/1a/dc1a54201eff16a11e7d84eef5ea36c7.jpg" xlink:type="simple">https://books.toscrape.com/../media/cache/dc/1a/dc1a54201eff16a11e7d84eef5ea36c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an's Search for Meaning</text:p>
          </table:table-cell>
          <table:table-cell office:value-type="string" calcext:value-type="string">
            <text:p>£29.48</text:p>
          </table:table-cell>
          <table:table-cell office:value-type="string" calcext:value-type="string">
            <text:p><text:a xlink:href="https://books.toscrape.com/media/cache/ed/ff/edffa2eec8d96b8ddcd53d5c2eff8453.jpg" xlink:type="simple">https://books.toscrape.com/../media/cache/ed/ff/edffa2eec8d96b8ddcd53d5c2eff845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ove That Boy: What Two Presidents, Eight Road Trips, and My Son Taught Me About a Parent's Expectations</text:p>
          </table:table-cell>
          <table:table-cell office:value-type="string" calcext:value-type="string">
            <text:p>£25.06</text:p>
          </table:table-cell>
          <table:table-cell office:value-type="string" calcext:value-type="string">
            <text:p><text:a xlink:href="https://books.toscrape.com/media/cache/6d/1b/6d1b236549b8d5bc9e20786a25b7e7d1.jpg" xlink:type="simple">https://books.toscrape.com/../media/cache/6d/1b/6d1b236549b8d5bc9e20786a25b7e7d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iving Forward: A Proven Plan to Stop Drifting and Get the Life You Want</text:p>
          </table:table-cell>
          <table:table-cell office:value-type="string" calcext:value-type="string">
            <text:p>£12.55</text:p>
          </table:table-cell>
          <table:table-cell office:value-type="string" calcext:value-type="string">
            <text:p><text:a xlink:href="https://books.toscrape.com/media/cache/c9/76/c9767187068d80827d0967225ce3925d.jpg" xlink:type="simple">https://books.toscrape.com/../media/cache/c9/76/c9767187068d80827d0967225ce3925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s Fleurs du Mal</text:p>
          </table:table-cell>
          <table:table-cell office:value-type="string" calcext:value-type="string">
            <text:p>£29.04</text:p>
          </table:table-cell>
          <table:table-cell office:value-type="string" calcext:value-type="string">
            <text:p><text:a xlink:href="https://books.toscrape.com/media/cache/36/5b/365b3ab7ab72a6258873716aef6d5c1a.jpg" xlink:type="simple">https://books.toscrape.com/../media/cache/36/5b/365b3ab7ab72a6258873716aef6d5c1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ft Behind (Left Behind #1)</text:p>
          </table:table-cell>
          <table:table-cell office:value-type="string" calcext:value-type="string">
            <text:p>£40.72</text:p>
          </table:table-cell>
          <table:table-cell office:value-type="string" calcext:value-type="string">
            <text:p><text:a xlink:href="https://books.toscrape.com/media/cache/d7/e2/d7e27f418884548ee1b551c67bcd222c.jpg" xlink:type="simple">https://books.toscrape.com/../media/cache/d7/e2/d7e27f418884548ee1b551c67bcd222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Kill 'Em and Leave: Searching for James Brown and the American Soul</text:p>
          </table:table-cell>
          <table:table-cell office:value-type="string" calcext:value-type="string">
            <text:p>£45.05</text:p>
          </table:table-cell>
          <table:table-cell office:value-type="string" calcext:value-type="string">
            <text:p><text:a xlink:href="https://books.toscrape.com/media/cache/85/42/8542841f5644a6daf433504f1e106e97.jpg" xlink:type="simple">https://books.toscrape.com/../media/cache/85/42/8542841f5644a6daf433504f1e106e9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Kierkegaard: A Christian Missionary to Christians</text:p>
          </table:table-cell>
          <table:table-cell office:value-type="string" calcext:value-type="string">
            <text:p>£47.13</text:p>
          </table:table-cell>
          <table:table-cell office:value-type="string" calcext:value-type="string">
            <text:p><text:a xlink:href="https://books.toscrape.com/media/cache/05/ce/05ce699eaf78c0fae20308497c4f496a.jpg" xlink:type="simple">https://books.toscrape.com/../media/cache/05/ce/05ce699eaf78c0fae20308497c4f496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John Vassos: Industrial Design for Modern Life</text:p>
          </table:table-cell>
          <table:table-cell office:value-type="string" calcext:value-type="string">
            <text:p>£20.22</text:p>
          </table:table-cell>
          <table:table-cell office:value-type="string" calcext:value-type="string">
            <text:p><text:a xlink:href="https://books.toscrape.com/media/cache/85/a1/85a19d4c20a4801013e8108a166d10af.jpg" xlink:type="simple">https://books.toscrape.com/../media/cache/85/a1/85a19d4c20a4801013e8108a166d10a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'll Give You the Sun</text:p>
          </table:table-cell>
          <table:table-cell office:value-type="string" calcext:value-type="string">
            <text:p>£56.48</text:p>
          </table:table-cell>
          <table:table-cell office:value-type="string" calcext:value-type="string">
            <text:p><text:a xlink:href="https://books.toscrape.com/media/cache/af/93/af933f86038dc55487b5bf1d81ff4bfb.jpg" xlink:type="simple">https://books.toscrape.com/../media/cache/af/93/af933f86038dc55487b5bf1d81ff4bf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 Will Find You</text:p>
          </table:table-cell>
          <table:table-cell office:value-type="string" calcext:value-type="string">
            <text:p>£44.21</text:p>
          </table:table-cell>
          <table:table-cell office:value-type="string" calcext:value-type="string">
            <text:p><text:a xlink:href="https://books.toscrape.com/media/cache/87/28/8728f8880e95b848021f6a9b3dcd07ca.jpg" xlink:type="simple">https://books.toscrape.com/../media/cache/87/28/8728f8880e95b848021f6a9b3dcd07c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ystopia: A Novel</text:p>
          </table:table-cell>
          <table:table-cell office:value-type="string" calcext:value-type="string">
            <text:p>£21.96</text:p>
          </table:table-cell>
          <table:table-cell office:value-type="string" calcext:value-type="string">
            <text:p><text:a xlink:href="https://books.toscrape.com/media/cache/2d/7b/2d7b77d8b45b2f8e1bc0ce20aacddad0.jpg" xlink:type="simple">https://books.toscrape.com/../media/cache/2d/7b/2d7b77d8b45b2f8e1bc0ce20aacddad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owl and Other Poems</text:p>
          </table:table-cell>
          <table:table-cell office:value-type="string" calcext:value-type="string">
            <text:p>£40.45</text:p>
          </table:table-cell>
          <table:table-cell office:value-type="string" calcext:value-type="string">
            <text:p><text:a xlink:href="https://books.toscrape.com/media/cache/b7/29/b7293f602efb0c17e305077f8175888a.jpg" xlink:type="simple">https://books.toscrape.com/../media/cache/b7/29/b7293f602efb0c17e305077f8175888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istory of Beauty</text:p>
          </table:table-cell>
          <table:table-cell office:value-type="string" calcext:value-type="string">
            <text:p>£10.29</text:p>
          </table:table-cell>
          <table:table-cell office:value-type="string" calcext:value-type="string">
            <text:p><text:a xlink:href="https://books.toscrape.com/media/cache/58/a6/58a634c3231b5380544cc330536cb5ea.jpg" xlink:type="simple">https://books.toscrape.com/../media/cache/58/a6/58a634c3231b5380544cc330536cb5e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eaven is for Real: A Little Boy's Astounding Story of His Trip to Heaven and Back</text:p>
          </table:table-cell>
          <table:table-cell office:value-type="string" calcext:value-type="string">
            <text:p>£52.86</text:p>
          </table:table-cell>
          <table:table-cell office:value-type="string" calcext:value-type="string">
            <text:p><text:a xlink:href="https://books.toscrape.com/media/cache/58/6a/586afa8809f59bff51b89b2bc4a16129.jpg" xlink:type="simple">https://books.toscrape.com/../media/cache/58/6a/586afa8809f59bff51b89b2bc4a1612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uture Shock (Future Shock #1)</text:p>
          </table:table-cell>
          <table:table-cell office:value-type="string" calcext:value-type="string">
            <text:p>£55.65</text:p>
          </table:table-cell>
          <table:table-cell office:value-type="string" calcext:value-type="string">
            <text:p><text:a xlink:href="https://books.toscrape.com/media/cache/89/10/8910c36eec96636288a9cfb61610c9fa.jpg" xlink:type="simple">https://books.toscrape.com/../media/cache/89/10/8910c36eec96636288a9cfb61610c9f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nder's Game (The Ender Quintet #1)</text:p>
          </table:table-cell>
          <table:table-cell office:value-type="string" calcext:value-type="string">
            <text:p>£43.64</text:p>
          </table:table-cell>
          <table:table-cell office:value-type="string" calcext:value-type="string">
            <text:p><text:a xlink:href="https://books.toscrape.com/media/cache/8a/0d/8a0d251ccece436f956df676c99e70f7.jpg" xlink:type="simple">https://books.toscrape.com/../media/cache/8a/0d/8a0d251ccece436f956df676c99e70f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ary of a Citizen Scientist: Chasing Tiger Beetles and Other New Ways of Engaging the World</text:p>
          </table:table-cell>
          <table:table-cell office:value-type="string" calcext:value-type="string">
            <text:p>£28.41</text:p>
          </table:table-cell>
          <table:table-cell office:value-type="string" calcext:value-type="string">
            <text:p><text:a xlink:href="https://books.toscrape.com/media/cache/33/4f/334fd0ebdf0c0192baf5914d199c53b5.jpg" xlink:type="simple">https://books.toscrape.com/../media/cache/33/4f/334fd0ebdf0c0192baf5914d199c53b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eath by Leisure: A Cautionary Tale</text:p>
          </table:table-cell>
          <table:table-cell office:value-type="string" calcext:value-type="string">
            <text:p>£37.51</text:p>
          </table:table-cell>
          <table:table-cell office:value-type="string" calcext:value-type="string">
            <text:p><text:a xlink:href="https://books.toscrape.com/media/cache/7d/16/7d16c126f85826628bf9dcccd7a66b32.jpg" xlink:type="simple">https://books.toscrape.com/../media/cache/7d/16/7d16c126f85826628bf9dcccd7a66b3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rilliant Beacons: A History of the American Lighthouse</text:p>
          </table:table-cell>
          <table:table-cell office:value-type="string" calcext:value-type="string">
            <text:p>£11.45</text:p>
          </table:table-cell>
          <table:table-cell office:value-type="string" calcext:value-type="string">
            <text:p><text:a xlink:href="https://books.toscrape.com/media/cache/56/cb/56cb66d73fb438d64af14dce8bd8b22b.jpg" xlink:type="simple">https://books.toscrape.com/../media/cache/56/cb/56cb66d73fb438d64af14dce8bd8b22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razen: The Courage to Find the You That's Been Hiding</text:p>
          </table:table-cell>
          <table:table-cell office:value-type="string" calcext:value-type="string">
            <text:p>£19.22</text:p>
          </table:table-cell>
          <table:table-cell office:value-type="string" calcext:value-type="string">
            <text:p><text:a xlink:href="https://books.toscrape.com/media/cache/3a/4f/3a4fb30cfc5742f4726bc9f807b66cda.jpg" xlink:type="simple">https://books.toscrape.com/../media/cache/3a/4f/3a4fb30cfc5742f4726bc9f807b66cd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etween the World and Me</text:p>
          </table:table-cell>
          <table:table-cell office:value-type="string" calcext:value-type="string">
            <text:p>£56.91</text:p>
          </table:table-cell>
          <table:table-cell office:value-type="string" calcext:value-type="string">
            <text:p><text:a xlink:href="https://books.toscrape.com/media/cache/73/45/7345c412c4c821f131d3c159e027c3a0.jpg" xlink:type="simple">https://books.toscrape.com/../media/cache/73/45/7345c412c4c821f131d3c159e027c3a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eing Mortal: Medicine and What Matters in the End</text:p>
          </table:table-cell>
          <table:table-cell office:value-type="string" calcext:value-type="string">
            <text:p>£55.06</text:p>
          </table:table-cell>
          <table:table-cell office:value-type="string" calcext:value-type="string">
            <text:p><text:a xlink:href="https://books.toscrape.com/media/cache/c7/7f/c77fdad22e40b8b923ec6c5b1f5a740f.jpg" xlink:type="simple">https://books.toscrape.com/../media/cache/c7/7f/c77fdad22e40b8b923ec6c5b1f5a740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Murder Over a Girl: Justice, Gender, Junior High</text:p>
          </table:table-cell>
          <table:table-cell office:value-type="string" calcext:value-type="string">
            <text:p>£13.20</text:p>
          </table:table-cell>
          <table:table-cell office:value-type="string" calcext:value-type="string">
            <text:p><text:a xlink:href="https://books.toscrape.com/media/cache/56/31/56313728d302c83f2a8c70fba635ce33.jpg" xlink:type="simple">https://books.toscrape.com/../media/cache/56/31/56313728d302c83f2a8c70fba635ce3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32 Yolks</text:p>
          </table:table-cell>
          <table:table-cell office:value-type="string" calcext:value-type="string">
            <text:p>£53.63</text:p>
          </table:table-cell>
          <table:table-cell office:value-type="string" calcext:value-type="string">
            <text:p><text:a xlink:href="https://books.toscrape.com/media/cache/1d/1f/1d1fbd89f0290275b9166877663ee9f5.jpg" xlink:type="simple">https://books.toscrape.com/../media/cache/1d/1f/1d1fbd89f0290275b9166877663ee9f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"Most Blessed of the Patriarchs": Thomas Jefferson and the Empire of the Imagination</text:p>
          </table:table-cell>
          <table:table-cell office:value-type="string" calcext:value-type="string">
            <text:p>£44.48</text:p>
          </table:table-cell>
          <table:table-cell office:value-type="string" calcext:value-type="string">
            <text:p><text:a xlink:href="https://books.toscrape.com/media/cache/11/af/11af7fbd6aec06a75fe207fae92b17e0.jpg" xlink:type="simple">https://books.toscrape.com/../media/cache/11/af/11af7fbd6aec06a75fe207fae92b17e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You Are a Badass: How to Stop Doubting Your Greatness and Start Living an Awesome Life</text:p>
          </table:table-cell>
          <table:table-cell office:value-type="string" calcext:value-type="string">
            <text:p>£12.08</text:p>
          </table:table-cell>
          <table:table-cell office:value-type="string" calcext:value-type="string">
            <text:p><text:a xlink:href="https://books.toscrape.com/media/cache/9e/15/9e15d7add5090ff2a17bd71ac96aa55a.jpg" xlink:type="simple">https://books.toscrape.com/../media/cache/9e/15/9e15d7add5090ff2a17bd71ac96aa55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ildlife of New York: A Five-Borough Coloring Book</text:p>
          </table:table-cell>
          <table:table-cell office:value-type="string" calcext:value-type="string">
            <text:p>£22.14</text:p>
          </table:table-cell>
          <table:table-cell office:value-type="string" calcext:value-type="string">
            <text:p><text:a xlink:href="https://books.toscrape.com/media/cache/0c/07/0c07b114195b45c156f7f1e23820c49a.jpg" xlink:type="simple">https://books.toscrape.com/../media/cache/0c/07/0c07b114195b45c156f7f1e23820c49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hat Happened on Beale Street (Secrets of the South Mysteries #2)</text:p>
          </table:table-cell>
          <table:table-cell office:value-type="string" calcext:value-type="string">
            <text:p>£25.37</text:p>
          </table:table-cell>
          <table:table-cell office:value-type="string" calcext:value-type="string">
            <text:p><text:a xlink:href="https://books.toscrape.com/media/cache/c7/ab/c7abb5e32bd37118a87523dcee0a70a6.jpg" xlink:type="simple">https://books.toscrape.com/../media/cache/c7/ab/c7abb5e32bd37118a87523dcee0a70a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Unreasonable Hope: Finding Faith in the God Who Brings Purpose to Your Pain</text:p>
          </table:table-cell>
          <table:table-cell office:value-type="string" calcext:value-type="string">
            <text:p>£46.33</text:p>
          </table:table-cell>
          <table:table-cell office:value-type="string" calcext:value-type="string">
            <text:p><text:a xlink:href="https://books.toscrape.com/media/cache/8b/10/8b102daec94d1ea9c6fc36dd3ec1c1fe.jpg" xlink:type="simple">https://books.toscrape.com/../media/cache/8b/10/8b102daec94d1ea9c6fc36dd3ec1c1f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Under the Tuscan Sun</text:p>
          </table:table-cell>
          <table:table-cell office:value-type="string" calcext:value-type="string">
            <text:p>£37.33</text:p>
          </table:table-cell>
          <table:table-cell office:value-type="string" calcext:value-type="string">
            <text:p><text:a xlink:href="https://books.toscrape.com/media/cache/98/c2/98c2e95c5fd1a4e7cd5f2b63c52826cb.jpg" xlink:type="simple">https://books.toscrape.com/../media/cache/98/c2/98c2e95c5fd1a4e7cd5f2b63c52826c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oddlers Are A**holes: It's Not Your Fault</text:p>
          </table:table-cell>
          <table:table-cell office:value-type="string" calcext:value-type="string">
            <text:p>£25.55</text:p>
          </table:table-cell>
          <table:table-cell office:value-type="string" calcext:value-type="string">
            <text:p><text:a xlink:href="https://books.toscrape.com/media/cache/4c/30/4c3041def6f29659e009f61e45e492b0.jpg" xlink:type="simple">https://books.toscrape.com/../media/cache/4c/30/4c3041def6f29659e009f61e45e492b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Year of Living Biblically: One Man's Humble Quest to Follow the Bible as Literally as Possible</text:p>
          </table:table-cell>
          <table:table-cell office:value-type="string" calcext:value-type="string">
            <text:p>£34.72</text:p>
          </table:table-cell>
          <table:table-cell office:value-type="string" calcext:value-type="string">
            <text:p><text:a xlink:href="https://books.toscrape.com/media/cache/8e/43/8e4335b369bdad5ccc1551e5592f89ac.jpg" xlink:type="simple">https://books.toscrape.com/../media/cache/8e/43/8e4335b369bdad5ccc1551e5592f89a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Whale</text:p>
          </table:table-cell>
          <table:table-cell office:value-type="string" calcext:value-type="string">
            <text:p>£35.96</text:p>
          </table:table-cell>
          <table:table-cell office:value-type="string" calcext:value-type="string">
            <text:p><text:a xlink:href="https://books.toscrape.com/media/cache/6c/18/6c18ea03e294bfcfe07cf531c6c5f5b3.jpg" xlink:type="simple">https://books.toscrape.com/../media/cache/6c/18/6c18ea03e294bfcfe07cf531c6c5f5b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tory of Art</text:p>
          </table:table-cell>
          <table:table-cell office:value-type="string" calcext:value-type="string">
            <text:p>£41.14</text:p>
          </table:table-cell>
          <table:table-cell office:value-type="string" calcext:value-type="string">
            <text:p><text:a xlink:href="https://books.toscrape.com/media/cache/bb/36/bb364a10868756d1c0877c928b43b533.jpg" xlink:type="simple">https://books.toscrape.com/../media/cache/bb/36/bb364a10868756d1c0877c928b43b53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Origin of Species</text:p>
          </table:table-cell>
          <table:table-cell office:value-type="string" calcext:value-type="string">
            <text:p>£10.01</text:p>
          </table:table-cell>
          <table:table-cell office:value-type="string" calcext:value-type="string">
            <text:p><text:a xlink:href="https://books.toscrape.com/media/cache/da/0d/da0d13699a090516502257a4d7da623f.jpg" xlink:type="simple">https://books.toscrape.com/../media/cache/da/0d/da0d13699a090516502257a4d7da623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reat Gatsby</text:p>
          </table:table-cell>
          <table:table-cell office:value-type="string" calcext:value-type="string">
            <text:p>£36.05</text:p>
          </table:table-cell>
          <table:table-cell office:value-type="string" calcext:value-type="string">
            <text:p><text:a xlink:href="https://books.toscrape.com/media/cache/28/cb/28cb7a5e23c1339a0d6aafd5e7e190d6.jpg" xlink:type="simple">https://books.toscrape.com/../media/cache/28/cb/28cb7a5e23c1339a0d6aafd5e7e190d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ood Girl</text:p>
          </table:table-cell>
          <table:table-cell office:value-type="string" calcext:value-type="string">
            <text:p>£49.03</text:p>
          </table:table-cell>
          <table:table-cell office:value-type="string" calcext:value-type="string">
            <text:p><text:a xlink:href="https://books.toscrape.com/media/cache/e2/71/e2718be90a081b33d2606a386b073998.jpg" xlink:type="simple">https://books.toscrape.com/../media/cache/e2/71/e2718be90a081b33d2606a386b07399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lass Castle</text:p>
          </table:table-cell>
          <table:table-cell office:value-type="string" calcext:value-type="string">
            <text:p>£16.24</text:p>
          </table:table-cell>
          <table:table-cell office:value-type="string" calcext:value-type="string">
            <text:p><text:a xlink:href="https://books.toscrape.com/media/cache/e0/e9/e0e97d416322d9728df7d9e589d6a998.jpg" xlink:type="simple">https://books.toscrape.com/../media/cache/e0/e9/e0e97d416322d9728df7d9e589d6a99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Faith of Christopher Hitchens: The Restless Soul of the World's Most Notorious Atheist</text:p>
          </table:table-cell>
          <table:table-cell office:value-type="string" calcext:value-type="string">
            <text:p>£39.55</text:p>
          </table:table-cell>
          <table:table-cell office:value-type="string" calcext:value-type="string">
            <text:p><text:a xlink:href="https://books.toscrape.com/media/cache/cc/a4/cca4e6a4cd5c207e7ce7d992ff464c3b.jpg" xlink:type="simple">https://books.toscrape.com/../media/cache/cc/a4/cca4e6a4cd5c207e7ce7d992ff464c3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Drowning Girls</text:p>
          </table:table-cell>
          <table:table-cell office:value-type="string" calcext:value-type="string">
            <text:p>£35.67</text:p>
          </table:table-cell>
          <table:table-cell office:value-type="string" calcext:value-type="string">
            <text:p><text:a xlink:href="https://books.toscrape.com/media/cache/f5/d9/f5d90537f3bed5ad7c8971190beb0730.jpg" xlink:type="simple">https://books.toscrape.com/../media/cache/f5/d9/f5d90537f3bed5ad7c8971190beb073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Constant Princess (The Tudor Court #1)</text:p>
          </table:table-cell>
          <table:table-cell office:value-type="string" calcext:value-type="string">
            <text:p>£16.62</text:p>
          </table:table-cell>
          <table:table-cell office:value-type="string" calcext:value-type="string">
            <text:p><text:a xlink:href="https://books.toscrape.com/media/cache/fc/80/fc80b999ff4b8ef24b7071f62d2bf6d1.jpg" xlink:type="simple">https://books.toscrape.com/../media/cache/fc/80/fc80b999ff4b8ef24b7071f62d2bf6d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ourne Identity (Jason Bourne #1)</text:p>
          </table:table-cell>
          <table:table-cell office:value-type="string" calcext:value-type="string">
            <text:p>£42.78</text:p>
          </table:table-cell>
          <table:table-cell office:value-type="string" calcext:value-type="string">
            <text:p><text:a xlink:href="https://books.toscrape.com/media/cache/40/8d/408d93b27ce8c9cfb3bf66c17e9a54ab.jpg" xlink:type="simple">https://books.toscrape.com/../media/cache/40/8d/408d93b27ce8c9cfb3bf66c17e9a54a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achelor Girl's Guide to Murder (Herringford and Watts Mysteries #1)</text:p>
          </table:table-cell>
          <table:table-cell office:value-type="string" calcext:value-type="string">
            <text:p>£52.30</text:p>
          </table:table-cell>
          <table:table-cell office:value-type="string" calcext:value-type="string">
            <text:p><text:a xlink:href="https://books.toscrape.com/media/cache/95/d7/95d7541679fcbd579b8a4f2b47231aaf.jpg" xlink:type="simple">https://books.toscrape.com/../media/cache/95/d7/95d7541679fcbd579b8a4f2b47231aa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Art Book</text:p>
          </table:table-cell>
          <table:table-cell office:value-type="string" calcext:value-type="string">
            <text:p>£32.34</text:p>
          </table:table-cell>
          <table:table-cell office:value-type="string" calcext:value-type="string">
            <text:p><text:a xlink:href="https://books.toscrape.com/media/cache/99/51/99511f4da1a4a2114e2ed12e6ba17b65.jpg" xlink:type="simple">https://books.toscrape.com/../media/cache/99/51/99511f4da1a4a2114e2ed12e6ba17b6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7 Habits of Highly Effective People: Powerful Lessons in Personal Change</text:p>
          </table:table-cell>
          <table:table-cell office:value-type="string" calcext:value-type="string">
            <text:p>£33.17</text:p>
          </table:table-cell>
          <table:table-cell office:value-type="string" calcext:value-type="string">
            <text:p><text:a xlink:href="https://books.toscrape.com/media/cache/c9/c3/c9c3d568ff6ddb98bde01c9d0b1d920a.jpg" xlink:type="simple">https://books.toscrape.com/../media/cache/c9/c3/c9c3d568ff6ddb98bde01c9d0b1d920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eam of Rivals: The Political Genius of Abraham Lincoln</text:p>
          </table:table-cell>
          <table:table-cell office:value-type="string" calcext:value-type="string">
            <text:p>£20.12</text:p>
          </table:table-cell>
          <table:table-cell office:value-type="string" calcext:value-type="string">
            <text:p><text:a xlink:href="https://books.toscrape.com/media/cache/56/75/567575381760b5c1ec018d10d350fc5f.jpg" xlink:type="simple">https://books.toscrape.com/../media/cache/56/75/567575381760b5c1ec018d10d350fc5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teal Like an Artist: 10 Things Nobody Told You About Being Creative</text:p>
          </table:table-cell>
          <table:table-cell office:value-type="string" calcext:value-type="string">
            <text:p>£20.90</text:p>
          </table:table-cell>
          <table:table-cell office:value-type="string" calcext:value-type="string">
            <text:p><text:a xlink:href="https://books.toscrape.com/media/cache/5f/17/5f17f0e06d7d67717eff3833d309a233.jpg" xlink:type="simple">https://books.toscrape.com/../media/cache/5f/17/5f17f0e06d7d67717eff3833d309a23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it, Stay, Love</text:p>
          </table:table-cell>
          <table:table-cell office:value-type="string" calcext:value-type="string">
            <text:p>£20.90</text:p>
          </table:table-cell>
          <table:table-cell office:value-type="string" calcext:value-type="string">
            <text:p><text:a xlink:href="https://books.toscrape.com/media/cache/8e/40/8e408552c2e7ee81cd60c03c79f604af.jpg" xlink:type="simple">https://books.toscrape.com/../media/cache/8e/40/8e408552c2e7ee81cd60c03c79f604a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ister Dear</text:p>
          </table:table-cell>
          <table:table-cell office:value-type="string" calcext:value-type="string">
            <text:p>£40.20</text:p>
          </table:table-cell>
          <table:table-cell office:value-type="string" calcext:value-type="string">
            <text:p><text:a xlink:href="https://books.toscrape.com/media/cache/fa/57/fa570b7a0fb42252f61e1e750c79d417.jpg" xlink:type="simple">https://books.toscrape.com/../media/cache/fa/57/fa570b7a0fb42252f61e1e750c79d41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hrunken Treasures: Literary Classics, Short, Sweet, and Silly</text:p>
          </table:table-cell>
          <table:table-cell office:value-type="string" calcext:value-type="string">
            <text:p>£52.87</text:p>
          </table:table-cell>
          <table:table-cell office:value-type="string" calcext:value-type="string">
            <text:p><text:a xlink:href="https://books.toscrape.com/media/cache/4f/1e/4f1ece2500f8dbacecca42d57befca03.jpg" xlink:type="simple">https://books.toscrape.com/../media/cache/4f/1e/4f1ece2500f8dbacecca42d57befca0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ch Dad, Poor Dad</text:p>
          </table:table-cell>
          <table:table-cell office:value-type="string" calcext:value-type="string">
            <text:p>£51.74</text:p>
          </table:table-cell>
          <table:table-cell office:value-type="string" calcext:value-type="string">
            <text:p><text:a xlink:href="https://books.toscrape.com/media/cache/18/f4/18f45d31e3892fee589e23f15d759ee3.jpg" xlink:type="simple">https://books.toscrape.com/../media/cache/18/f4/18f45d31e3892fee589e23f15d759ee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aymie Nightingale</text:p>
          </table:table-cell>
          <table:table-cell office:value-type="string" calcext:value-type="string">
            <text:p>£34.41</text:p>
          </table:table-cell>
          <table:table-cell office:value-type="string" calcext:value-type="string">
            <text:p><text:a xlink:href="https://books.toscrape.com/media/cache/8f/66/8f66ec46e671d6fca79649c10c7c8f8a.jpg" xlink:type="simple">https://books.toscrape.com/../media/cache/8f/66/8f66ec46e671d6fca79649c10c7c8f8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laying from the Heart</text:p>
          </table:table-cell>
          <table:table-cell office:value-type="string" calcext:value-type="string">
            <text:p>£32.38</text:p>
          </table:table-cell>
          <table:table-cell office:value-type="string" calcext:value-type="string">
            <text:p><text:a xlink:href="https://books.toscrape.com/media/cache/1c/eb/1cebdf525ebe970a1dc3c5a8c50eae6b.jpg" xlink:type="simple">https://books.toscrape.com/../media/cache/1c/eb/1cebdf525ebe970a1dc3c5a8c50eae6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ightstruck: A Novel</text:p>
          </table:table-cell>
          <table:table-cell office:value-type="string" calcext:value-type="string">
            <text:p>£50.35</text:p>
          </table:table-cell>
          <table:table-cell office:value-type="string" calcext:value-type="string">
            <text:p><text:a xlink:href="https://books.toscrape.com/media/cache/c0/df/c0dfd5388bb38b9c24da2e94534e1198.jpg" xlink:type="simple">https://books.toscrape.com/../media/cache/c0/df/c0dfd5388bb38b9c24da2e94534e119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aturally Lean: 125 Nourishing Gluten-Free, Plant-Based Recipes--All Under 300 Calories</text:p>
          </table:table-cell>
          <table:table-cell office:value-type="string" calcext:value-type="string">
            <text:p>£11.38</text:p>
          </table:table-cell>
          <table:table-cell office:value-type="string" calcext:value-type="string">
            <text:p><text:a xlink:href="https://books.toscrape.com/media/cache/e6/b6/e6b66353f9325518994dd8b564290fd7.jpg" xlink:type="simple">https://books.toscrape.com/../media/cache/e6/b6/e6b66353f9325518994dd8b564290fd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eternity</text:p>
          </table:table-cell>
          <table:table-cell office:value-type="string" calcext:value-type="string">
            <text:p>£43.58</text:p>
          </table:table-cell>
          <table:table-cell office:value-type="string" calcext:value-type="string">
            <text:p><text:a xlink:href="https://books.toscrape.com/media/cache/39/e3/39e33ebef2d7a35dd6899541eba8306d.jpg" xlink:type="simple">https://books.toscrape.com/../media/cache/39/e3/39e33ebef2d7a35dd6899541eba8306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emoirs of a Geisha</text:p>
          </table:table-cell>
          <table:table-cell office:value-type="string" calcext:value-type="string">
            <text:p>£49.67</text:p>
          </table:table-cell>
          <table:table-cell office:value-type="string" calcext:value-type="string">
            <text:p><text:a xlink:href="https://books.toscrape.com/media/cache/41/80/4180406c788ff3e0f37cd4491a260a5b.jpg" xlink:type="simple">https://books.toscrape.com/../media/cache/41/80/4180406c788ff3e0f37cd4491a260a5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ike Never Before (Walker Family #2)</text:p>
          </table:table-cell>
          <table:table-cell office:value-type="string" calcext:value-type="string">
            <text:p>£28.77</text:p>
          </table:table-cell>
          <table:table-cell office:value-type="string" calcext:value-type="string">
            <text:p><text:a xlink:href="https://books.toscrape.com/media/cache/17/e2/17e264d978942f73b859fa1c1d2cf827.jpg" xlink:type="simple">https://books.toscrape.com/../media/cache/17/e2/17e264d978942f73b859fa1c1d2cf82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ife of Pi</text:p>
          </table:table-cell>
          <table:table-cell office:value-type="string" calcext:value-type="string">
            <text:p>£13.22</text:p>
          </table:table-cell>
          <table:table-cell office:value-type="string" calcext:value-type="string">
            <text:p><text:a xlink:href="https://books.toscrape.com/media/cache/e7/ae/e7aee104ca78dac961bd906294fe88f1.jpg" xlink:type="simple">https://books.toscrape.com/../media/cache/e7/ae/e7aee104ca78dac961bd906294fe88f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ave This Song Behind: Teen Poetry at Its Best</text:p>
          </table:table-cell>
          <table:table-cell office:value-type="string" calcext:value-type="string">
            <text:p>£51.17</text:p>
          </table:table-cell>
          <table:table-cell office:value-type="string" calcext:value-type="string">
            <text:p><text:a xlink:href="https://books.toscrape.com/media/cache/31/c7/31c7c5ce7b04d227aa36ecb250b9dad5.jpg" xlink:type="simple">https://books.toscrape.com/../media/cache/31/c7/31c7c5ce7b04d227aa36ecb250b9dad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King's Folly (The Kinsman Chronicles #1)</text:p>
          </table:table-cell>
          <table:table-cell office:value-type="string" calcext:value-type="string">
            <text:p>£39.61</text:p>
          </table:table-cell>
          <table:table-cell office:value-type="string" calcext:value-type="string">
            <text:p><text:a xlink:href="https://books.toscrape.com/media/cache/3e/2d/3e2d526ee062008ab1cbf54f90a5abb2.jpg" xlink:type="simple">https://books.toscrape.com/../media/cache/3e/2d/3e2d526ee062008ab1cbf54f90a5abb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John Adams</text:p>
          </table:table-cell>
          <table:table-cell office:value-type="string" calcext:value-type="string">
            <text:p>£57.43</text:p>
          </table:table-cell>
          <table:table-cell office:value-type="string" calcext:value-type="string">
            <text:p><text:a xlink:href="https://books.toscrape.com/media/cache/59/b4/59b4f94b4dc4c7cb844a6f24a5e2a41e.jpg" xlink:type="simple">https://books.toscrape.com/../media/cache/59/b4/59b4f94b4dc4c7cb844a6f24a5e2a41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ow to Cook Everything Vegetarian: Simple Meatless Recipes for Great Food (How to Cook Everything)</text:p>
          </table:table-cell>
          <table:table-cell office:value-type="string" calcext:value-type="string">
            <text:p>£46.01</text:p>
          </table:table-cell>
          <table:table-cell office:value-type="string" calcext:value-type="string">
            <text:p><text:a xlink:href="https://books.toscrape.com/media/cache/59/2d/592dc2dee11b798780f5ae613b970a34.jpg" xlink:type="simple">https://books.toscrape.com/../media/cache/59/2d/592dc2dee11b798780f5ae613b970a3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ow to Be a Domestic Goddess: Baking and the Art of Comfort Cooking</text:p>
          </table:table-cell>
          <table:table-cell office:value-type="string" calcext:value-type="string">
            <text:p>£28.25</text:p>
          </table:table-cell>
          <table:table-cell office:value-type="string" calcext:value-type="string">
            <text:p><text:a xlink:href="https://books.toscrape.com/media/cache/e2/5c/e25cbc27ebc12e47cdf3f7adc87cccdc.jpg" xlink:type="simple">https://books.toscrape.com/../media/cache/e2/5c/e25cbc27ebc12e47cdf3f7adc87cccd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ood in Bed (Cannie Shapiro #1)</text:p>
          </table:table-cell>
          <table:table-cell office:value-type="string" calcext:value-type="string">
            <text:p>£37.05</text:p>
          </table:table-cell>
          <table:table-cell office:value-type="string" calcext:value-type="string">
            <text:p><text:a xlink:href="https://books.toscrape.com/media/cache/1d/f4/1df443b1bd6d7a1d804b4780a666438f.jpg" xlink:type="simple">https://books.toscrape.com/../media/cache/1d/f4/1df443b1bd6d7a1d804b4780a666438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ruits Basket, Vol. 7 (Fruits Basket #7)</text:p>
          </table:table-cell>
          <table:table-cell office:value-type="string" calcext:value-type="string">
            <text:p>£19.57</text:p>
          </table:table-cell>
          <table:table-cell office:value-type="string" calcext:value-type="string">
            <text:p><text:a xlink:href="https://books.toscrape.com/media/cache/b4/36/b43672509477baa090e57ebeacbb28fb.jpg" xlink:type="simple">https://books.toscrape.com/../media/cache/b4/36/b43672509477baa090e57ebeacbb28f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or the Love: Fighting for Grace in a World of Impossible Standards</text:p>
          </table:table-cell>
          <table:table-cell office:value-type="string" calcext:value-type="string">
            <text:p>£45.13</text:p>
          </table:table-cell>
          <table:table-cell office:value-type="string" calcext:value-type="string">
            <text:p><text:a xlink:href="https://books.toscrape.com/media/cache/a7/d8/a7d8fda2a874567aab8f61b2b141a5e2.jpg" xlink:type="simple">https://books.toscrape.com/../media/cache/a7/d8/a7d8fda2a874567aab8f61b2b141a5e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inding God in the Ruins: How God Redeems Pain</text:p>
          </table:table-cell>
          <table:table-cell office:value-type="string" calcext:value-type="string">
            <text:p>£46.64</text:p>
          </table:table-cell>
          <table:table-cell office:value-type="string" calcext:value-type="string">
            <text:p><text:a xlink:href="https://books.toscrape.com/media/cache/ae/2c/ae2ce9662ed6da3de501ff87551ccb2d.jpg" xlink:type="simple">https://books.toscrape.com/../media/cache/ae/2c/ae2ce9662ed6da3de501ff87551ccb2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very Heart a Doorway (Every Heart A Doorway #1)</text:p>
          </table:table-cell>
          <table:table-cell office:value-type="string" calcext:value-type="string">
            <text:p>£12.16</text:p>
          </table:table-cell>
          <table:table-cell office:value-type="string" calcext:value-type="string">
            <text:p><text:a xlink:href="https://books.toscrape.com/media/cache/50/d4/50d41a24990208deb72c9802a6c1e540.jpg" xlink:type="simple">https://books.toscrape.com/../media/cache/50/d4/50d41a24990208deb72c9802a6c1e54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elivering the Truth (Quaker Midwife Mystery #1)</text:p>
          </table:table-cell>
          <table:table-cell office:value-type="string" calcext:value-type="string">
            <text:p>£20.89</text:p>
          </table:table-cell>
          <table:table-cell office:value-type="string" calcext:value-type="string">
            <text:p><text:a xlink:href="https://books.toscrape.com/media/cache/57/31/5731a5d46c2c1e88977eb5e6d1337a2e.jpg" xlink:type="simple">https://books.toscrape.com/../media/cache/57/31/5731a5d46c2c1e88977eb5e6d1337a2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ounted With the Stars (Out from Egypt #1)</text:p>
          </table:table-cell>
          <table:table-cell office:value-type="string" calcext:value-type="string">
            <text:p>£17.97</text:p>
          </table:table-cell>
          <table:table-cell office:value-type="string" calcext:value-type="string">
            <text:p><text:a xlink:href="https://books.toscrape.com/media/cache/32/2c/322c1f6cce6d5a69a7d2321779195a0c.jpg" xlink:type="simple">https://books.toscrape.com/../media/cache/32/2c/322c1f6cce6d5a69a7d2321779195a0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hronicles, Vol. 1</text:p>
          </table:table-cell>
          <table:table-cell office:value-type="string" calcext:value-type="string">
            <text:p>£52.60</text:p>
          </table:table-cell>
          <table:table-cell office:value-type="string" calcext:value-type="string">
            <text:p><text:a xlink:href="https://books.toscrape.com/media/cache/11/fc/11fc94453c4dc0d68543971d7843afb0.jpg" xlink:type="simple">https://books.toscrape.com/../media/cache/11/fc/11fc94453c4dc0d68543971d7843afb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lue Like Jazz: Nonreligious Thoughts on Christian Spirituality</text:p>
          </table:table-cell>
          <table:table-cell office:value-type="string" calcext:value-type="string">
            <text:p>£25.77</text:p>
          </table:table-cell>
          <table:table-cell office:value-type="string" calcext:value-type="string">
            <text:p><text:a xlink:href="https://books.toscrape.com/media/cache/a2/f5/a2f5b5fd4421d56d37c73a7fb29f5f40.jpg" xlink:type="simple">https://books.toscrape.com/../media/cache/a2/f5/a2f5b5fd4421d56d37c73a7fb29f5f4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enjamin Franklin: An American Life</text:p>
          </table:table-cell>
          <table:table-cell office:value-type="string" calcext:value-type="string">
            <text:p>£48.19</text:p>
          </table:table-cell>
          <table:table-cell office:value-type="string" calcext:value-type="string">
            <text:p><text:a xlink:href="https://books.toscrape.com/media/cache/25/f8/25f869fa75340fca0fc2a68e8a0412a1.jpg" xlink:type="simple">https://books.toscrape.com/../media/cache/25/f8/25f869fa75340fca0fc2a68e8a0412a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t The Existentialist CafÃ©: Freedom, Being, and apricot cocktails with: Jean-Paul Sartre, Simone de Beauvoir, Albert Camus, Martin Heidegger, Edmund Husserl, Karl Jaspers, Maurice Merleau-Ponty and others</text:p>
          </table:table-cell>
          <table:table-cell office:value-type="string" calcext:value-type="string">
            <text:p>£29.93</text:p>
          </table:table-cell>
          <table:table-cell office:value-type="string" calcext:value-type="string">
            <text:p><text:a xlink:href="https://books.toscrape.com/media/cache/de/76/de76d5c473c358bd41c03cf710692bfb.jpg" xlink:type="simple">https://books.toscrape.com/../media/cache/de/76/de76d5c473c358bd41c03cf710692bf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Summer In Europe</text:p>
          </table:table-cell>
          <table:table-cell office:value-type="string" calcext:value-type="string">
            <text:p>£44.34</text:p>
          </table:table-cell>
          <table:table-cell office:value-type="string" calcext:value-type="string">
            <text:p><text:a xlink:href="https://books.toscrape.com/media/cache/4e/15/4e15150388702ebca2c5a523ac270539.jpg" xlink:type="simple">https://books.toscrape.com/../media/cache/4e/15/4e15150388702ebca2c5a523ac27053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Short History of Nearly Everything</text:p>
          </table:table-cell>
          <table:table-cell office:value-type="string" calcext:value-type="string">
            <text:p>£52.40</text:p>
          </table:table-cell>
          <table:table-cell office:value-type="string" calcext:value-type="string">
            <text:p><text:a xlink:href="https://books.toscrape.com/media/cache/3c/f6/3cf646523ff7fb8647c500d6325cfcaf.jpg" xlink:type="simple">https://books.toscrape.com/../media/cache/3c/f6/3cf646523ff7fb8647c500d6325cfca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Gathering of Shadows (Shades of Magic #2)</text:p>
          </table:table-cell>
          <table:table-cell office:value-type="string" calcext:value-type="string">
            <text:p>£44.81</text:p>
          </table:table-cell>
          <table:table-cell office:value-type="string" calcext:value-type="string">
            <text:p><text:a xlink:href="https://books.toscrape.com/media/cache/48/b2/48b20fcc9ab722729de2c4da3d4de26e.jpg" xlink:type="simple">https://books.toscrape.com/../media/cache/48/b2/48b20fcc9ab722729de2c4da3d4de26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ound Of Love</text:p>
          </table:table-cell>
          <table:table-cell office:value-type="string" calcext:value-type="string">
            <text:p>£57.84</text:p>
          </table:table-cell>
          <table:table-cell office:value-type="string" calcext:value-type="string">
            <text:p><text:a xlink:href="https://books.toscrape.com/media/cache/4e/3a/4e3a151bbe2629a55df09fd318fdeb0a.jpg" xlink:type="simple">https://books.toscrape.com/../media/cache/4e/3a/4e3a151bbe2629a55df09fd318fdeb0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Rise and Fall of the Third Reich: A History of Nazi Germany</text:p>
          </table:table-cell>
          <table:table-cell office:value-type="string" calcext:value-type="string">
            <text:p>£39.67</text:p>
          </table:table-cell>
          <table:table-cell office:value-type="string" calcext:value-type="string">
            <text:p><text:a xlink:href="https://books.toscrape.com/media/cache/e1/02/e102cefae5bb523bc67eb6b49bc18b5d.jpg" xlink:type="simple">https://books.toscrape.com/../media/cache/e1/02/e102cefae5bb523bc67eb6b49bc18b5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Perks of Being a Wallflower</text:p>
          </table:table-cell>
          <table:table-cell office:value-type="string" calcext:value-type="string">
            <text:p>£55.02</text:p>
          </table:table-cell>
          <table:table-cell office:value-type="string" calcext:value-type="string">
            <text:p><text:a xlink:href="https://books.toscrape.com/media/cache/ca/5b/ca5b33c09daab4667ed37b330de889bd.jpg" xlink:type="simple">https://books.toscrape.com/../media/cache/ca/5b/ca5b33c09daab4667ed37b330de889b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ysterious Affair at Styles (Hercule Poirot #1)</text:p>
          </table:table-cell>
          <table:table-cell office:value-type="string" calcext:value-type="string">
            <text:p>£24.80</text:p>
          </table:table-cell>
          <table:table-cell office:value-type="string" calcext:value-type="string">
            <text:p><text:a xlink:href="https://books.toscrape.com/media/cache/32/94/3294e5eaf73a37958583483fc9a90f04.jpg" xlink:type="simple">https://books.toscrape.com/../media/cache/32/94/3294e5eaf73a37958583483fc9a90f0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an Who Mistook His Wife for a Hat and Other Clinical Tales</text:p>
          </table:table-cell>
          <table:table-cell office:value-type="string" calcext:value-type="string">
            <text:p>£59.45</text:p>
          </table:table-cell>
          <table:table-cell office:value-type="string" calcext:value-type="string">
            <text:p><text:a xlink:href="https://books.toscrape.com/media/cache/92/fe/92fe1c1823653412fe68be2c525dfc3a.jpg" xlink:type="simple">https://books.toscrape.com/../media/cache/92/fe/92fe1c1823653412fe68be2c525dfc3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akings of a Fatherless Child</text:p>
          </table:table-cell>
          <table:table-cell office:value-type="string" calcext:value-type="string">
            <text:p>£31.58</text:p>
          </table:table-cell>
          <table:table-cell office:value-type="string" calcext:value-type="string">
            <text:p><text:a xlink:href="https://books.toscrape.com/media/cache/6f/6c/6f6c7560e254f8242f86ef048f1ba7b3.jpg" xlink:type="simple">https://books.toscrape.com/../media/cache/6f/6c/6f6c7560e254f8242f86ef048f1ba7b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Joy of Cooking</text:p>
          </table:table-cell>
          <table:table-cell office:value-type="string" calcext:value-type="string">
            <text:p>£43.27</text:p>
          </table:table-cell>
          <table:table-cell office:value-type="string" calcext:value-type="string">
            <text:p><text:a xlink:href="https://books.toscrape.com/media/cache/05/8e/058ebff59d12ebe40df1844bedd9366b.jpg" xlink:type="simple">https://books.toscrape.com/../media/cache/05/8e/058ebff59d12ebe40df1844bedd9366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Invention of Wings</text:p>
          </table:table-cell>
          <table:table-cell office:value-type="string" calcext:value-type="string">
            <text:p>£37.34</text:p>
          </table:table-cell>
          <table:table-cell office:value-type="string" calcext:value-type="string">
            <text:p><text:a xlink:href="https://books.toscrape.com/media/cache/62/fa/62fa1e72f06f05762db5d9cedf654153.jpg" xlink:type="simple">https://books.toscrape.com/../media/cache/62/fa/62fa1e72f06f05762db5d9cedf65415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Hobbit (Middle-Earth Universe)</text:p>
          </table:table-cell>
          <table:table-cell office:value-type="string" calcext:value-type="string">
            <text:p>£17.80</text:p>
          </table:table-cell>
          <table:table-cell office:value-type="string" calcext:value-type="string">
            <text:p><text:a xlink:href="https://books.toscrape.com/media/cache/8b/d3/8bd38de5367fc675467431f343862569.jpg" xlink:type="simple">https://books.toscrape.com/../media/cache/8b/d3/8bd38de5367fc675467431f34386256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reat Railway Bazaar</text:p>
          </table:table-cell>
          <table:table-cell office:value-type="string" calcext:value-type="string">
            <text:p>£30.54</text:p>
          </table:table-cell>
          <table:table-cell office:value-type="string" calcext:value-type="string">
            <text:p><text:a xlink:href="https://books.toscrape.com/media/cache/76/de/76de41867f323d7f1f4fbe2fdfc1b2ba.jpg" xlink:type="simple">https://books.toscrape.com/../media/cache/76/de/76de41867f323d7f1f4fbe2fdfc1b2b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olden Compass (His Dark Materials #1)</text:p>
          </table:table-cell>
          <table:table-cell office:value-type="string" calcext:value-type="string">
            <text:p>£18.77</text:p>
          </table:table-cell>
          <table:table-cell office:value-type="string" calcext:value-type="string">
            <text:p><text:a xlink:href="https://books.toscrape.com/media/cache/e7/9f/e79f81bfea1cb8b0503db022b64da713.jpg" xlink:type="simple">https://books.toscrape.com/../media/cache/e7/9f/e79f81bfea1cb8b0503db022b64da71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od Delusion</text:p>
          </table:table-cell>
          <table:table-cell office:value-type="string" calcext:value-type="string">
            <text:p>£46.85</text:p>
          </table:table-cell>
          <table:table-cell office:value-type="string" calcext:value-type="string">
            <text:p><text:a xlink:href="https://books.toscrape.com/media/cache/36/64/36643d44134c8a227988927013805e61.jpg" xlink:type="simple">https://books.toscrape.com/../media/cache/36/64/36643d44134c8a227988927013805e6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irl You Left Behind (The Girl You Left Behind #1)</text:p>
          </table:table-cell>
          <table:table-cell office:value-type="string" calcext:value-type="string">
            <text:p>£15.79</text:p>
          </table:table-cell>
          <table:table-cell office:value-type="string" calcext:value-type="string">
            <text:p><text:a xlink:href="https://books.toscrape.com/media/cache/d0/b6/d0b6d59c0662dcbd15d47add40af1ebd.jpg" xlink:type="simple">https://books.toscrape.com/../media/cache/d0/b6/d0b6d59c0662dcbd15d47add40af1eb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Fellowship of the Ring (The Lord of the Rings #1)</text:p>
          </table:table-cell>
          <table:table-cell office:value-type="string" calcext:value-type="string">
            <text:p>£10.27</text:p>
          </table:table-cell>
          <table:table-cell office:value-type="string" calcext:value-type="string">
            <text:p><text:a xlink:href="https://books.toscrape.com/media/cache/ed/75/ed75000b92734d99b76a17954857327c.jpg" xlink:type="simple">https://books.toscrape.com/../media/cache/ed/75/ed75000b92734d99b76a17954857327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Collected Poems of W.B. Yeats (The Collected Works of W.B. Yeats #1)</text:p>
          </table:table-cell>
          <table:table-cell office:value-type="string" calcext:value-type="string">
            <text:p>£15.42</text:p>
          </table:table-cell>
          <table:table-cell office:value-type="string" calcext:value-type="string">
            <text:p><text:a xlink:href="https://books.toscrape.com/media/cache/7e/93/7e934132cd03486649fb492fe702f704.jpg" xlink:type="simple">https://books.toscrape.com/../media/cache/7e/93/7e934132cd03486649fb492fe702f70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arefoot Contessa Cookbook</text:p>
          </table:table-cell>
          <table:table-cell office:value-type="string" calcext:value-type="string">
            <text:p>£59.92</text:p>
          </table:table-cell>
          <table:table-cell office:value-type="string" calcext:value-type="string">
            <text:p><text:a xlink:href="https://books.toscrape.com/media/cache/dd/07/dd07bd0c443756b9dc260813c1949b4f.jpg" xlink:type="simple">https://books.toscrape.com/../media/cache/dd/07/dd07bd0c443756b9dc260813c1949b4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ell the Wolves I'm Home</text:p>
          </table:table-cell>
          <table:table-cell office:value-type="string" calcext:value-type="string">
            <text:p>£50.96</text:p>
          </table:table-cell>
          <table:table-cell office:value-type="string" calcext:value-type="string">
            <text:p><text:a xlink:href="https://books.toscrape.com/media/cache/f9/72/f972e744117c9d4b5fefb3410c0e9f7c.jpg" xlink:type="simple">https://books.toscrape.com/../media/cache/f9/72/f972e744117c9d4b5fefb3410c0e9f7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hip Leaves Harbor: Essays on Travel by a Recovering Journeyman</text:p>
          </table:table-cell>
          <table:table-cell office:value-type="string" calcext:value-type="string">
            <text:p>£30.60</text:p>
          </table:table-cell>
          <table:table-cell office:value-type="string" calcext:value-type="string">
            <text:p><text:a xlink:href="https://books.toscrape.com/media/cache/31/b0/31b0e0a42826b326e43235beb8ddd783.jpg" xlink:type="simple">https://books.toscrape.com/../media/cache/31/b0/31b0e0a42826b326e43235beb8ddd78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ride and Prejudice</text:p>
          </table:table-cell>
          <table:table-cell office:value-type="string" calcext:value-type="string">
            <text:p>£19.27</text:p>
          </table:table-cell>
          <table:table-cell office:value-type="string" calcext:value-type="string">
            <text:p><text:a xlink:href="https://books.toscrape.com/media/cache/c8/09/c80991f861675b6e75dc7f2f6a50e5a0.jpg" xlink:type="simple">https://books.toscrape.com/../media/cache/c8/09/c80991f861675b6e75dc7f2f6a50e5a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usicophilia: Tales of Music and the Brain</text:p>
          </table:table-cell>
          <table:table-cell office:value-type="string" calcext:value-type="string">
            <text:p>£46.58</text:p>
          </table:table-cell>
          <table:table-cell office:value-type="string" calcext:value-type="string">
            <text:p><text:a xlink:href="https://books.toscrape.com/media/cache/02/66/02667c5b8f5a5e9e45c0799518f086ca.jpg" xlink:type="simple">https://books.toscrape.com/../media/cache/02/66/02667c5b8f5a5e9e45c0799518f086c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ere Christianity</text:p>
          </table:table-cell>
          <table:table-cell office:value-type="string" calcext:value-type="string">
            <text:p>£48.51</text:p>
          </table:table-cell>
          <table:table-cell office:value-type="string" calcext:value-type="string">
            <text:p><text:a xlink:href="https://books.toscrape.com/media/cache/d2/90/d29093abd0b9d5258e2e08b731778158.jpg" xlink:type="simple">https://books.toscrape.com/../media/cache/d2/90/d29093abd0b9d5258e2e08b73177815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e Before You (Me Before You #1)</text:p>
          </table:table-cell>
          <table:table-cell office:value-type="string" calcext:value-type="string">
            <text:p>£19.02</text:p>
          </table:table-cell>
          <table:table-cell office:value-type="string" calcext:value-type="string">
            <text:p><text:a xlink:href="https://books.toscrape.com/media/cache/a2/cd/a2cd0016b37c0407059147e58e14afe5.jpg" xlink:type="simple">https://books.toscrape.com/../media/cache/a2/cd/a2cd0016b37c0407059147e58e14afe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n the Woods (Dublin Murder Squad #1)</text:p>
          </table:table-cell>
          <table:table-cell office:value-type="string" calcext:value-type="string">
            <text:p>£38.38</text:p>
          </table:table-cell>
          <table:table-cell office:value-type="string" calcext:value-type="string">
            <text:p><text:a xlink:href="https://books.toscrape.com/media/cache/24/a1/24a175dac7cb91ff26e2d723cdc6e098.jpg" xlink:type="simple">https://books.toscrape.com/../media/cache/24/a1/24a175dac7cb91ff26e2d723cdc6e09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n Cold Blood</text:p>
          </table:table-cell>
          <table:table-cell office:value-type="string" calcext:value-type="string">
            <text:p>£49.98</text:p>
          </table:table-cell>
          <table:table-cell office:value-type="string" calcext:value-type="string">
            <text:p><text:a xlink:href="https://books.toscrape.com/media/cache/eb/4e/eb4ea9c04dccab509451ba31feb6b4e8.jpg" xlink:type="simple">https://books.toscrape.com/../media/cache/eb/4e/eb4ea9c04dccab509451ba31feb6b4e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ow to Stop Worrying and Start Living</text:p>
          </table:table-cell>
          <table:table-cell office:value-type="string" calcext:value-type="string">
            <text:p>£46.49</text:p>
          </table:table-cell>
          <table:table-cell office:value-type="string" calcext:value-type="string">
            <text:p><text:a xlink:href="https://books.toscrape.com/media/cache/4f/08/4f08f7948770912e4e340e10caa604cb.jpg" xlink:type="simple">https://books.toscrape.com/../media/cache/4f/08/4f08f7948770912e4e340e10caa604c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ive It Back</text:p>
          </table:table-cell>
          <table:table-cell office:value-type="string" calcext:value-type="string">
            <text:p>£18.32</text:p>
          </table:table-cell>
          <table:table-cell office:value-type="string" calcext:value-type="string">
            <text:p><text:a xlink:href="https://books.toscrape.com/media/cache/8b/7c/8b7c73e075cc687b6890dc0dca9fcbcc.jpg" xlink:type="simple">https://books.toscrape.com/../media/cache/8b/7c/8b7c73e075cc687b6890dc0dca9fcbc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irl, Interrupted</text:p>
          </table:table-cell>
          <table:table-cell office:value-type="string" calcext:value-type="string">
            <text:p>£42.14</text:p>
          </table:table-cell>
          <table:table-cell office:value-type="string" calcext:value-type="string">
            <text:p><text:a xlink:href="https://books.toscrape.com/media/cache/f9/ec/f9ec97bd8b29cc4e36d6c2b093d04709.jpg" xlink:type="simple">https://books.toscrape.com/../media/cache/f9/ec/f9ec97bd8b29cc4e36d6c2b093d0470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un Home: A Family Tragicomic</text:p>
          </table:table-cell>
          <table:table-cell office:value-type="string" calcext:value-type="string">
            <text:p>£56.59</text:p>
          </table:table-cell>
          <table:table-cell office:value-type="string" calcext:value-type="string">
            <text:p><text:a xlink:href="https://books.toscrape.com/media/cache/54/ae/54ae8233e8422676c241d1cea0b67f1d.jpg" xlink:type="simple">https://books.toscrape.com/../media/cache/54/ae/54ae8233e8422676c241d1cea0b67f1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ruits Basket, Vol. 6 (Fruits Basket #6)</text:p>
          </table:table-cell>
          <table:table-cell office:value-type="string" calcext:value-type="string">
            <text:p>£20.96</text:p>
          </table:table-cell>
          <table:table-cell office:value-type="string" calcext:value-type="string">
            <text:p><text:a xlink:href="https://books.toscrape.com/media/cache/94/1a/941a14dec32f0a949c38a325a715c138.jpg" xlink:type="simple">https://books.toscrape.com/../media/cache/94/1a/941a14dec32f0a949c38a325a715c13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eception Point</text:p>
          </table:table-cell>
          <table:table-cell office:value-type="string" calcext:value-type="string">
            <text:p>£40.32</text:p>
          </table:table-cell>
          <table:table-cell office:value-type="string" calcext:value-type="string">
            <text:p><text:a xlink:href="https://books.toscrape.com/media/cache/fa/2d/fa2d3198b7ba9785e0edd6f41b84d72b.jpg" xlink:type="simple">https://books.toscrape.com/../media/cache/fa/2d/fa2d3198b7ba9785e0edd6f41b84d72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eath Note, Vol. 6: Give-and-Take (Death Note #6)</text:p>
          </table:table-cell>
          <table:table-cell office:value-type="string" calcext:value-type="string">
            <text:p>£36.39</text:p>
          </table:table-cell>
          <table:table-cell office:value-type="string" calcext:value-type="string">
            <text:p><text:a xlink:href="https://books.toscrape.com/media/cache/07/5c/075c210f5ce43b84d29646a54529d1bd.jpg" xlink:type="simple">https://books.toscrape.com/../media/cache/07/5c/075c210f5ce43b84d29646a54529d1b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atherine the Great: Portrait of a Woman</text:p>
          </table:table-cell>
          <table:table-cell office:value-type="string" calcext:value-type="string">
            <text:p>£58.55</text:p>
          </table:table-cell>
          <table:table-cell office:value-type="string" calcext:value-type="string">
            <text:p><text:a xlink:href="https://books.toscrape.com/media/cache/72/f1/72f13b8f069d3a018d2c378be5a1de20.jpg" xlink:type="simple">https://books.toscrape.com/../media/cache/72/f1/72f13b8f069d3a018d2c378be5a1de2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etter Homes and Gardens New Cook Book</text:p>
          </table:table-cell>
          <table:table-cell office:value-type="string" calcext:value-type="string">
            <text:p>£39.61</text:p>
          </table:table-cell>
          <table:table-cell office:value-type="string" calcext:value-type="string">
            <text:p><text:a xlink:href="https://books.toscrape.com/media/cache/75/82/7582e20b84f603358a8d55cd6a0a50f4.jpg" xlink:type="simple">https://books.toscrape.com/../media/cache/75/82/7582e20b84f603358a8d55cd6a0a50f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n Unquiet Mind: A Memoir of Moods and Madness</text:p>
          </table:table-cell>
          <table:table-cell office:value-type="string" calcext:value-type="string">
            <text:p>£21.30</text:p>
          </table:table-cell>
          <table:table-cell office:value-type="string" calcext:value-type="string">
            <text:p><text:a xlink:href="https://books.toscrape.com/media/cache/00/29/002924b764dc367dcaa3486fa4c0aa0b.jpg" xlink:type="simple">https://books.toscrape.com/../media/cache/00/29/002924b764dc367dcaa3486fa4c0aa0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Year in Provence (Provence #1)</text:p>
          </table:table-cell>
          <table:table-cell office:value-type="string" calcext:value-type="string">
            <text:p>£56.88</text:p>
          </table:table-cell>
          <table:table-cell office:value-type="string" calcext:value-type="string">
            <text:p><text:a xlink:href="https://books.toscrape.com/media/cache/db/46/db46159b05faa5d95262112bf9c29ddd.jpg" xlink:type="simple">https://books.toscrape.com/../media/cache/db/46/db46159b05faa5d95262112bf9c29dd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orld Without End (The Pillars of the Earth #2)</text:p>
          </table:table-cell>
          <table:table-cell office:value-type="string" calcext:value-type="string">
            <text:p>£32.97</text:p>
          </table:table-cell>
          <table:table-cell office:value-type="string" calcext:value-type="string">
            <text:p><text:a xlink:href="https://books.toscrape.com/media/cache/be/7c/be7ce6fbc9a8e1a5a5b5c32e73cfd78a.jpg" xlink:type="simple">https://books.toscrape.com/../media/cache/be/7c/be7ce6fbc9a8e1a5a5b5c32e73cfd78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ill Grayson, Will Grayson (Will Grayson, Will Grayson)</text:p>
          </table:table-cell>
          <table:table-cell office:value-type="string" calcext:value-type="string">
            <text:p>£47.31</text:p>
          </table:table-cell>
          <table:table-cell office:value-type="string" calcext:value-type="string">
            <text:p><text:a xlink:href="https://books.toscrape.com/media/cache/de/a1/dea174c8a8dbfd98e5e05c9e479a52b2.jpg" xlink:type="simple">https://books.toscrape.com/../media/cache/de/a1/dea174c8a8dbfd98e5e05c9e479a52b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hy Save the Bankers?: And Other Essays on Our Economic and Political Crisis</text:p>
          </table:table-cell>
          <table:table-cell office:value-type="string" calcext:value-type="string">
            <text:p>£48.67</text:p>
          </table:table-cell>
          <table:table-cell office:value-type="string" calcext:value-type="string">
            <text:p><text:a xlink:href="https://books.toscrape.com/media/cache/16/f5/16f545b2e14c16ed4bd0e098a0700b57.jpg" xlink:type="simple">https://books.toscrape.com/../media/cache/16/f5/16f545b2e14c16ed4bd0e098a0700b5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here She Went (If I Stay #2)</text:p>
          </table:table-cell>
          <table:table-cell office:value-type="string" calcext:value-type="string">
            <text:p>£41.73</text:p>
          </table:table-cell>
          <table:table-cell office:value-type="string" calcext:value-type="string">
            <text:p><text:a xlink:href="https://books.toscrape.com/media/cache/05/86/0586b3d79013f606494e843de1faea0b.jpg" xlink:type="simple">https://books.toscrape.com/../media/cache/05/86/0586b3d79013f606494e843de1faea0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hat If?: Serious Scientific Answers to Absurd Hypothetical Questions</text:p>
          </table:table-cell>
          <table:table-cell office:value-type="string" calcext:value-type="string">
            <text:p>£53.68</text:p>
          </table:table-cell>
          <table:table-cell office:value-type="string" calcext:value-type="string">
            <text:p><text:a xlink:href="https://books.toscrape.com/media/cache/59/bc/59bcc421ae9f5a6f12ef11e849fb745d.jpg" xlink:type="simple">https://books.toscrape.com/../media/cache/59/bc/59bcc421ae9f5a6f12ef11e849fb745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wo Summers</text:p>
          </table:table-cell>
          <table:table-cell office:value-type="string" calcext:value-type="string">
            <text:p>£14.64</text:p>
          </table:table-cell>
          <table:table-cell office:value-type="string" calcext:value-type="string">
            <text:p><text:a xlink:href="https://books.toscrape.com/media/cache/89/16/89165d7488fbaa9e60cfcabe56796288.jpg" xlink:type="simple">https://books.toscrape.com/../media/cache/89/16/89165d7488fbaa9e60cfcabe5679628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is Is Your Brain on Music: The Science of a Human Obsession</text:p>
          </table:table-cell>
          <table:table-cell office:value-type="string" calcext:value-type="string">
            <text:p>£38.40</text:p>
          </table:table-cell>
          <table:table-cell office:value-type="string" calcext:value-type="string">
            <text:p><text:a xlink:href="https://books.toscrape.com/media/cache/35/a4/35a4a7c6c76c4e82186753078e441654.jpg" xlink:type="simple">https://books.toscrape.com/../media/cache/35/a4/35a4a7c6c76c4e82186753078e44165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ecret Garden</text:p>
          </table:table-cell>
          <table:table-cell office:value-type="string" calcext:value-type="string">
            <text:p>£15.08</text:p>
          </table:table-cell>
          <table:table-cell office:value-type="string" calcext:value-type="string">
            <text:p><text:a xlink:href="https://books.toscrape.com/media/cache/c5/46/c5465a06182ed6ebfa40d049258a2f58.jpg" xlink:type="simple">https://books.toscrape.com/../media/cache/c5/46/c5465a06182ed6ebfa40d049258a2f5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Raven King (The Raven Cycle #4)</text:p>
          </table:table-cell>
          <table:table-cell office:value-type="string" calcext:value-type="string">
            <text:p>£30.57</text:p>
          </table:table-cell>
          <table:table-cell office:value-type="string" calcext:value-type="string">
            <text:p><text:a xlink:href="https://books.toscrape.com/media/cache/da/54/da54d953f00d1e465f31f865df3d0f3f.jpg" xlink:type="simple">https://books.toscrape.com/../media/cache/da/54/da54d953f00d1e465f31f865df3d0f3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Raven Boys (The Raven Cycle #1)</text:p>
          </table:table-cell>
          <table:table-cell office:value-type="string" calcext:value-type="string">
            <text:p>£57.74</text:p>
          </table:table-cell>
          <table:table-cell office:value-type="string" calcext:value-type="string">
            <text:p><text:a xlink:href="https://books.toscrape.com/media/cache/3c/a4/3ca4889e4bb7f9a1cc1d7a1c920e9d42.jpg" xlink:type="simple">https://books.toscrape.com/../media/cache/3c/a4/3ca4889e4bb7f9a1cc1d7a1c920e9d4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Power Greens Cookbook: 140 Delicious Superfood Recipes</text:p>
          </table:table-cell>
          <table:table-cell office:value-type="string" calcext:value-type="string">
            <text:p>£11.05</text:p>
          </table:table-cell>
          <table:table-cell office:value-type="string" calcext:value-type="string">
            <text:p><text:a xlink:href="https://books.toscrape.com/media/cache/82/1d/821d2c02dcd0a10fc9d533917482746e.jpg" xlink:type="simple">https://books.toscrape.com/../media/cache/82/1d/821d2c02dcd0a10fc9d533917482746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etamorphosis</text:p>
          </table:table-cell>
          <table:table-cell office:value-type="string" calcext:value-type="string">
            <text:p>£28.58</text:p>
          </table:table-cell>
          <table:table-cell office:value-type="string" calcext:value-type="string">
            <text:p><text:a xlink:href="https://books.toscrape.com/media/cache/4a/1b/4a1b6e9c1af75db0dc34ae63344f6883.jpg" xlink:type="simple">https://books.toscrape.com/../media/cache/4a/1b/4a1b6e9c1af75db0dc34ae63344f688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athews Men: Seven Brothers and the War Against Hitler's U-boats</text:p>
          </table:table-cell>
          <table:table-cell office:value-type="string" calcext:value-type="string">
            <text:p>£42.91</text:p>
          </table:table-cell>
          <table:table-cell office:value-type="string" calcext:value-type="string">
            <text:p><text:a xlink:href="https://books.toscrape.com/media/cache/f2/64/f26457d65a03b2636c4bcc7c318f7346.jpg" xlink:type="simple">https://books.toscrape.com/../media/cache/f2/64/f26457d65a03b2636c4bcc7c318f734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ittle Paris Bookshop</text:p>
          </table:table-cell>
          <table:table-cell office:value-type="string" calcext:value-type="string">
            <text:p>£24.73</text:p>
          </table:table-cell>
          <table:table-cell office:value-type="string" calcext:value-type="string">
            <text:p><text:a xlink:href="https://books.toscrape.com/media/cache/50/a9/50a901fb008c0b8965c8d4da2dff5470.jpg" xlink:type="simple">https://books.toscrape.com/../media/cache/50/a9/50a901fb008c0b8965c8d4da2dff547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Hiding Place</text:p>
          </table:table-cell>
          <table:table-cell office:value-type="string" calcext:value-type="string">
            <text:p>£55.91</text:p>
          </table:table-cell>
          <table:table-cell office:value-type="string" calcext:value-type="string">
            <text:p><text:a xlink:href="https://books.toscrape.com/media/cache/cf/18/cf187c1dc5575fcbbf49c58024146c4b.jpg" xlink:type="simple">https://books.toscrape.com/../media/cache/cf/18/cf187c1dc5575fcbbf49c58024146c4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rand Design</text:p>
          </table:table-cell>
          <table:table-cell office:value-type="string" calcext:value-type="string">
            <text:p>£13.76</text:p>
          </table:table-cell>
          <table:table-cell office:value-type="string" calcext:value-type="string">
            <text:p><text:a xlink:href="https://books.toscrape.com/media/cache/08/a9/08a957eb34f8047862e225774c3bdde2.jpg" xlink:type="simple">https://books.toscrape.com/../media/cache/08/a9/08a957eb34f8047862e225774c3bdde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Firm</text:p>
          </table:table-cell>
          <table:table-cell office:value-type="string" calcext:value-type="string">
            <text:p>£45.56</text:p>
          </table:table-cell>
          <table:table-cell office:value-type="string" calcext:value-type="string">
            <text:p><text:a xlink:href="https://books.toscrape.com/media/cache/95/84/95847132a78de44b7249a2d0a3fe3ef6.jpg" xlink:type="simple">https://books.toscrape.com/../media/cache/95/84/95847132a78de44b7249a2d0a3fe3ef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Fault in Our Stars</text:p>
          </table:table-cell>
          <table:table-cell office:value-type="string" calcext:value-type="string">
            <text:p>£47.22</text:p>
          </table:table-cell>
          <table:table-cell office:value-type="string" calcext:value-type="string">
            <text:p><text:a xlink:href="https://books.toscrape.com/media/cache/69/61/696100859e82b2ec7a796129d6cca44a.jpg" xlink:type="simple">https://books.toscrape.com/../media/cache/69/61/696100859e82b2ec7a796129d6cca44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False Prince (The Ascendance Trilogy #1)</text:p>
          </table:table-cell>
          <table:table-cell office:value-type="string" calcext:value-type="string">
            <text:p>£56.00</text:p>
          </table:table-cell>
          <table:table-cell office:value-type="string" calcext:value-type="string">
            <text:p><text:a xlink:href="https://books.toscrape.com/media/cache/f8/e3/f8e371e2869d13b9d89999f8d5173245.jpg" xlink:type="simple">https://books.toscrape.com/../media/cache/f8/e3/f8e371e2869d13b9d89999f8d517324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Expatriates</text:p>
          </table:table-cell>
          <table:table-cell office:value-type="string" calcext:value-type="string">
            <text:p>£44.58</text:p>
          </table:table-cell>
          <table:table-cell office:value-type="string" calcext:value-type="string">
            <text:p><text:a xlink:href="https://books.toscrape.com/media/cache/db/e4/dbe49e1cb06136eeb51182f551ccdc52.jpg" xlink:type="simple">https://books.toscrape.com/../media/cache/db/e4/dbe49e1cb06136eeb51182f551ccdc5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Dream Thieves (The Raven Cycle #2)</text:p>
          </table:table-cell>
          <table:table-cell office:value-type="string" calcext:value-type="string">
            <text:p>£34.50</text:p>
          </table:table-cell>
          <table:table-cell office:value-type="string" calcext:value-type="string">
            <text:p><text:a xlink:href="https://books.toscrape.com/media/cache/d9/7a/d97a3a4a65b5275ab506b28c7a88e0a5.jpg" xlink:type="simple">https://books.toscrape.com/../media/cache/d9/7a/d97a3a4a65b5275ab506b28c7a88e0a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Darkest Corners</text:p>
          </table:table-cell>
          <table:table-cell office:value-type="string" calcext:value-type="string">
            <text:p>£11.33</text:p>
          </table:table-cell>
          <table:table-cell office:value-type="string" calcext:value-type="string">
            <text:p><text:a xlink:href="https://books.toscrape.com/media/cache/c1/ab/c1ab73a20d02b5f3a5599e7c5704a909.jpg" xlink:type="simple">https://books.toscrape.com/../media/cache/c1/ab/c1ab73a20d02b5f3a5599e7c5704a90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Crossover</text:p>
          </table:table-cell>
          <table:table-cell office:value-type="string" calcext:value-type="string">
            <text:p>£38.77</text:p>
          </table:table-cell>
          <table:table-cell office:value-type="string" calcext:value-type="string">
            <text:p><text:a xlink:href="https://books.toscrape.com/media/cache/9f/35/9f351ca1978128c60a3b7f85987075b3.jpg" xlink:type="simple">https://books.toscrape.com/../media/cache/9f/35/9f351ca1978128c60a3b7f85987075b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5th Wave (The 5th Wave #1)</text:p>
          </table:table-cell>
          <table:table-cell office:value-type="string" calcext:value-type="string">
            <text:p>£11.83</text:p>
          </table:table-cell>
          <table:table-cell office:value-type="string" calcext:value-type="string">
            <text:p><text:a xlink:href="https://books.toscrape.com/media/cache/10/d0/10d0c5e47d0e8cce16b6b5e6be48cb16.jpg" xlink:type="simple">https://books.toscrape.com/../media/cache/10/d0/10d0c5e47d0e8cce16b6b5e6be48cb1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ell the Wind and Fire</text:p>
          </table:table-cell>
          <table:table-cell office:value-type="string" calcext:value-type="string">
            <text:p>£45.51</text:p>
          </table:table-cell>
          <table:table-cell office:value-type="string" calcext:value-type="string">
            <text:p><text:a xlink:href="https://books.toscrape.com/media/cache/3b/0c/3b0c5f4df26b73659af4e25107499384.jpg" xlink:type="simple">https://books.toscrape.com/../media/cache/3b/0c/3b0c5f4df26b73659af4e2510749938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ell Me Three Things</text:p>
          </table:table-cell>
          <table:table-cell office:value-type="string" calcext:value-type="string">
            <text:p>£41.81</text:p>
          </table:table-cell>
          <table:table-cell office:value-type="string" calcext:value-type="string">
            <text:p><text:a xlink:href="https://books.toscrape.com/media/cache/a1/2f/a12f0bec8c8728800f901b4e5f6e3f9a.jpg" xlink:type="simple">https://books.toscrape.com/../media/cache/a1/2f/a12f0bec8c8728800f901b4e5f6e3f9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alking to Girls About Duran Duran: One Young Man's Quest for True Love and a Cooler Haircut</text:p>
          </table:table-cell>
          <table:table-cell office:value-type="string" calcext:value-type="string">
            <text:p>£25.15</text:p>
          </table:table-cell>
          <table:table-cell office:value-type="string" calcext:value-type="string">
            <text:p><text:a xlink:href="https://books.toscrape.com/media/cache/07/8b/078b934613af473daf7ecf918e05d050.jpg" xlink:type="simple">https://books.toscrape.com/../media/cache/07/8b/078b934613af473daf7ecf918e05d05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iddhartha</text:p>
          </table:table-cell>
          <table:table-cell office:value-type="string" calcext:value-type="string">
            <text:p>£34.22</text:p>
          </table:table-cell>
          <table:table-cell office:value-type="string" calcext:value-type="string">
            <text:p><text:a xlink:href="https://books.toscrape.com/media/cache/ce/0b/ce0be2d86e388540122c222306c6d62c.jpg" xlink:type="simple">https://books.toscrape.com/../media/cache/ce/0b/ce0be2d86e388540122c222306c6d62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hiver (The Wolves of Mercy Falls #1)</text:p>
          </table:table-cell>
          <table:table-cell office:value-type="string" calcext:value-type="string">
            <text:p>£16.23</text:p>
          </table:table-cell>
          <table:table-cell office:value-type="string" calcext:value-type="string">
            <text:p><text:a xlink:href="https://books.toscrape.com/media/cache/84/73/847399651d8f2dfae1a0d5a0ea4064b2.jpg" xlink:type="simple">https://books.toscrape.com/../media/cache/84/73/847399651d8f2dfae1a0d5a0ea4064b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emember Me?</text:p>
          </table:table-cell>
          <table:table-cell office:value-type="string" calcext:value-type="string">
            <text:p>£11.48</text:p>
          </table:table-cell>
          <table:table-cell office:value-type="string" calcext:value-type="string">
            <text:p><text:a xlink:href="https://books.toscrape.com/media/cache/3f/95/3f9572f94858197e92786b194f0f12df.jpg" xlink:type="simple">https://books.toscrape.com/../media/cache/3f/95/3f9572f94858197e92786b194f0f12d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ed Dragon (Hannibal Lecter #1)</text:p>
          </table:table-cell>
          <table:table-cell office:value-type="string" calcext:value-type="string">
            <text:p>£23.37</text:p>
          </table:table-cell>
          <table:table-cell office:value-type="string" calcext:value-type="string">
            <text:p><text:a xlink:href="https://books.toscrape.com/media/cache/30/66/3066f8bcd2e2ed6b45084355ff084a61.jpg" xlink:type="simple">https://books.toscrape.com/../media/cache/30/66/3066f8bcd2e2ed6b45084355ff084a6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£16.28</text:p>
          </table:table-cell>
          <table:table-cell office:value-type="string" calcext:value-type="string">
            <text:p><text:a xlink:href="https://books.toscrape.com/media/cache/83/ab/83ab65f938b24fa1a9cb47235be49b57.jpg" xlink:type="simple">https://books.toscrape.com/../media/cache/83/ab/83ab65f938b24fa1a9cb47235be49b5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y Mother Was Nuts</text:p>
          </table:table-cell>
          <table:table-cell office:value-type="string" calcext:value-type="string">
            <text:p>£31.63</text:p>
          </table:table-cell>
          <table:table-cell office:value-type="string" calcext:value-type="string">
            <text:p><text:a xlink:href="https://books.toscrape.com/media/cache/9b/b4/9bb42bf833e91193ca05badddded4bfb.jpg" xlink:type="simple">https://books.toscrape.com/../media/cache/9b/b4/9bb42bf833e91193ca05badddded4bf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exican Today: New and Rediscovered Recipes for Contemporary Kitchens</text:p>
          </table:table-cell>
          <table:table-cell office:value-type="string" calcext:value-type="string">
            <text:p>£24.91</text:p>
          </table:table-cell>
          <table:table-cell office:value-type="string" calcext:value-type="string">
            <text:p><text:a xlink:href="https://books.toscrape.com/media/cache/5d/02/5d029bff299cdb777e06f35800faa628.jpg" xlink:type="simple">https://books.toscrape.com/../media/cache/5d/02/5d029bff299cdb777e06f35800faa62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aybe Something Beautiful: How Art Transformed a Neighborhood</text:p>
          </table:table-cell>
          <table:table-cell office:value-type="string" calcext:value-type="string">
            <text:p>£22.54</text:p>
          </table:table-cell>
          <table:table-cell office:value-type="string" calcext:value-type="string">
            <text:p><text:a xlink:href="https://books.toscrape.com/media/cache/c0/bb/c0bb6e42743b9c1aaf9b754501100a5d.jpg" xlink:type="simple">https://books.toscrape.com/../media/cache/c0/bb/c0bb6e42743b9c1aaf9b754501100a5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ola and the Boy Next Door (Anna and the French Kiss #2)</text:p>
          </table:table-cell>
          <table:table-cell office:value-type="string" calcext:value-type="string">
            <text:p>£23.63</text:p>
          </table:table-cell>
          <table:table-cell office:value-type="string" calcext:value-type="string">
            <text:p><text:a xlink:href="https://books.toscrape.com/media/cache/bc/c8/bcc8374e0c81ded1486b6225ca4fe78a.jpg" xlink:type="simple">https://books.toscrape.com/../media/cache/bc/c8/bcc8374e0c81ded1486b6225ca4fe78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ogan Kade (Fallen Crest High #5.5)</text:p>
          </table:table-cell>
          <table:table-cell office:value-type="string" calcext:value-type="string">
            <text:p>£13.12</text:p>
          </table:table-cell>
          <table:table-cell office:value-type="string" calcext:value-type="string">
            <text:p><text:a xlink:href="https://books.toscrape.com/media/cache/d9/4e/d94e6206c2decd3acd9a61b2cbac7eaf.jpg" xlink:type="simple">https://books.toscrape.com/../media/cache/d9/4e/d94e6206c2decd3acd9a61b2cbac7ea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ast One Home (New Beginnings #1)</text:p>
          </table:table-cell>
          <table:table-cell office:value-type="string" calcext:value-type="string">
            <text:p>£59.98</text:p>
          </table:table-cell>
          <table:table-cell office:value-type="string" calcext:value-type="string">
            <text:p><text:a xlink:href="https://books.toscrape.com/media/cache/e4/0a/e40a336622fe578699be5a1eeba18f9d.jpg" xlink:type="simple">https://books.toscrape.com/../media/cache/e4/0a/e40a336622fe578699be5a1eeba18f9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Killing Floor (Jack Reacher #1)</text:p>
          </table:table-cell>
          <table:table-cell office:value-type="string" calcext:value-type="string">
            <text:p>£31.49</text:p>
          </table:table-cell>
          <table:table-cell office:value-type="string" calcext:value-type="string">
            <text:p><text:a xlink:href="https://books.toscrape.com/media/cache/eb/e9/ebe9f06ccebf83d9853a846052b58fff.jpg" xlink:type="simple">https://books.toscrape.com/../media/cache/eb/e9/ebe9f06ccebf83d9853a846052b58ff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Kill the Boy Band</text:p>
          </table:table-cell>
          <table:table-cell office:value-type="string" calcext:value-type="string">
            <text:p>£15.52</text:p>
          </table:table-cell>
          <table:table-cell office:value-type="string" calcext:value-type="string">
            <text:p><text:a xlink:href="https://books.toscrape.com/media/cache/05/74/0574a71ccaff1fef1f8e9a1f4c22b7bc.jpg" xlink:type="simple">https://books.toscrape.com/../media/cache/05/74/0574a71ccaff1fef1f8e9a1f4c22b7b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sla and the Happily Ever After (Anna and the French Kiss #3)</text:p>
          </table:table-cell>
          <table:table-cell office:value-type="string" calcext:value-type="string">
            <text:p>£48.13</text:p>
          </table:table-cell>
          <table:table-cell office:value-type="string" calcext:value-type="string">
            <text:p><text:a xlink:href="https://books.toscrape.com/media/cache/0d/0b/0d0bd1fce3e0171cf101764393caea41.jpg" xlink:type="simple">https://books.toscrape.com/../media/cache/0d/0b/0d0bd1fce3e0171cf101764393caea4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f I Stay (If I Stay #1)</text:p>
          </table:table-cell>
          <table:table-cell office:value-type="string" calcext:value-type="string">
            <text:p>£38.13</text:p>
          </table:table-cell>
          <table:table-cell office:value-type="string" calcext:value-type="string">
            <text:p><text:a xlink:href="https://books.toscrape.com/media/cache/cb/b3/cbb3754c7bae0d54dcf561aed4f9d6e3.jpg" xlink:type="simple">https://books.toscrape.com/../media/cache/cb/b3/cbb3754c7bae0d54dcf561aed4f9d6e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 Know Why the Caged Bird Sings (Maya Angelou's Autobiography #1)</text:p>
          </table:table-cell>
          <table:table-cell office:value-type="string" calcext:value-type="string">
            <text:p>£36.55</text:p>
          </table:table-cell>
          <table:table-cell office:value-type="string" calcext:value-type="string">
            <text:p><text:a xlink:href="https://books.toscrape.com/media/cache/c1/42/c14297e48de02ac420c587822ff329ab.jpg" xlink:type="simple">https://books.toscrape.com/../media/cache/c1/42/c14297e48de02ac420c587822ff329a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arry Potter and the Deathly Hallows (Harry Potter #7)</text:p>
          </table:table-cell>
          <table:table-cell office:value-type="string" calcext:value-type="string">
            <text:p>£23.32</text:p>
          </table:table-cell>
          <table:table-cell office:value-type="string" calcext:value-type="string">
            <text:p><text:a xlink:href="https://books.toscrape.com/media/cache/58/e4/58e434a6a4eb267eac7aa529b0c2ec15.jpg" xlink:type="simple">https://books.toscrape.com/../media/cache/58/e4/58e434a6a4eb267eac7aa529b0c2ec1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ruits Basket, Vol. 5 (Fruits Basket #5)</text:p>
          </table:table-cell>
          <table:table-cell office:value-type="string" calcext:value-type="string">
            <text:p>£16.33</text:p>
          </table:table-cell>
          <table:table-cell office:value-type="string" calcext:value-type="string">
            <text:p><text:a xlink:href="https://books.toscrape.com/media/cache/51/cf/51cf19c74f21a7043910615fefcf0847.jpg" xlink:type="simple">https://books.toscrape.com/../media/cache/51/cf/51cf19c74f21a7043910615fefcf084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oundation (Foundation (Publication Order) #1)</text:p>
          </table:table-cell>
          <table:table-cell office:value-type="string" calcext:value-type="string">
            <text:p>£32.42</text:p>
          </table:table-cell>
          <table:table-cell office:value-type="string" calcext:value-type="string">
            <text:p><text:a xlink:href="https://books.toscrape.com/media/cache/8b/92/8b9267df86378b6973974ae7e1924ffe.jpg" xlink:type="simple">https://books.toscrape.com/../media/cache/8b/92/8b9267df86378b6973974ae7e1924ff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ool Me Once</text:p>
          </table:table-cell>
          <table:table-cell office:value-type="string" calcext:value-type="string">
            <text:p>£16.96</text:p>
          </table:table-cell>
          <table:table-cell office:value-type="string" calcext:value-type="string">
            <text:p><text:a xlink:href="https://books.toscrape.com/media/cache/b6/9c/b69c4ea86e09921aabc4e0431a8273a5.jpg" xlink:type="simple">https://books.toscrape.com/../media/cache/b6/9c/b69c4ea86e09921aabc4e0431a8273a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ind Her (Detective D.D. Warren #8)</text:p>
          </table:table-cell>
          <table:table-cell office:value-type="string" calcext:value-type="string">
            <text:p>£22.37</text:p>
          </table:table-cell>
          <table:table-cell office:value-type="string" calcext:value-type="string">
            <text:p><text:a xlink:href="https://books.toscrape.com/media/cache/f6/f2/f6f2094e8a318093fa53784df2bfeab8.jpg" xlink:type="simple">https://books.toscrape.com/../media/cache/f6/f2/f6f2094e8a318093fa53784df2bfeab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victed: Poverty and Profit in the American City</text:p>
          </table:table-cell>
          <table:table-cell office:value-type="string" calcext:value-type="string">
            <text:p>£42.27</text:p>
          </table:table-cell>
          <table:table-cell office:value-type="string" calcext:value-type="string">
            <text:p><text:a xlink:href="https://books.toscrape.com/media/cache/d0/4f/d04f8176cf0527b293114173d01999d7.jpg" xlink:type="simple">https://books.toscrape.com/../media/cache/d0/4f/d04f8176cf0527b293114173d01999d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rama</text:p>
          </table:table-cell>
          <table:table-cell office:value-type="string" calcext:value-type="string">
            <text:p>£38.70</text:p>
          </table:table-cell>
          <table:table-cell office:value-type="string" calcext:value-type="string">
            <text:p><text:a xlink:href="https://books.toscrape.com/media/cache/68/ce/68ce8be6a167f510d07a7da637b62c6f.jpg" xlink:type="simple">https://books.toscrape.com/../media/cache/68/ce/68ce8be6a167f510d07a7da637b62c6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racula the Un-Dead</text:p>
          </table:table-cell>
          <table:table-cell office:value-type="string" calcext:value-type="string">
            <text:p>£35.63</text:p>
          </table:table-cell>
          <table:table-cell office:value-type="string" calcext:value-type="string">
            <text:p><text:a xlink:href="https://books.toscrape.com/media/cache/13/ff/13fffcde653948339d3427184b7bd0b5.jpg" xlink:type="simple">https://books.toscrape.com/../media/cache/13/ff/13fffcde653948339d3427184b7bd0b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gital Fortress</text:p>
          </table:table-cell>
          <table:table-cell office:value-type="string" calcext:value-type="string">
            <text:p>£58.00</text:p>
          </table:table-cell>
          <table:table-cell office:value-type="string" calcext:value-type="string">
            <text:p><text:a xlink:href="https://books.toscrape.com/media/cache/5c/77/5c770b251d27aeef263f8ae974ca02e0.jpg" xlink:type="simple">https://books.toscrape.com/../media/cache/5c/77/5c770b251d27aeef263f8ae974ca02e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eath Note, Vol. 5: Whiteout (Death Note #5)</text:p>
          </table:table-cell>
          <table:table-cell office:value-type="string" calcext:value-type="string">
            <text:p>£52.41</text:p>
          </table:table-cell>
          <table:table-cell office:value-type="string" calcext:value-type="string">
            <text:p><text:a xlink:href="https://books.toscrape.com/media/cache/4e/c1/4ec161cc09ee437c9eda6d437d232a11.jpg" xlink:type="simple">https://books.toscrape.com/../media/cache/4e/c1/4ec161cc09ee437c9eda6d437d232a1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, A Love Story: How I Gamed Online Dating to Meet My Match</text:p>
          </table:table-cell>
          <table:table-cell office:value-type="string" calcext:value-type="string">
            <text:p>£32.35</text:p>
          </table:table-cell>
          <table:table-cell office:value-type="string" calcext:value-type="string">
            <text:p><text:a xlink:href="https://books.toscrape.com/media/cache/1f/d8/1fd8340d9b3fd95861f0407b4dbb0fa7.jpg" xlink:type="simple">https://books.toscrape.com/../media/cache/1f/d8/1fd8340d9b3fd95861f0407b4dbb0fa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ritique of Pure Reason</text:p>
          </table:table-cell>
          <table:table-cell office:value-type="string" calcext:value-type="string">
            <text:p>£20.75</text:p>
          </table:table-cell>
          <table:table-cell office:value-type="string" calcext:value-type="string">
            <text:p><text:a xlink:href="https://books.toscrape.com/media/cache/12/6e/126ef8f6473b81808ebbb9cff155e883.jpg" xlink:type="simple">https://books.toscrape.com/../media/cache/12/6e/126ef8f6473b81808ebbb9cff155e88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ooked</text:p>
          </table:table-cell>
          <table:table-cell office:value-type="string" calcext:value-type="string">
            <text:p>£17.49</text:p>
          </table:table-cell>
          <table:table-cell office:value-type="string" calcext:value-type="string">
            <text:p><text:a xlink:href="https://books.toscrape.com/media/cache/8f/46/8f46bb13feb3a4440a27dfcf688fbaa6.jpg" xlink:type="simple">https://books.toscrape.com/../media/cache/8f/46/8f46bb13feb3a4440a27dfcf688fbaa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lue Lily, Lily Blue (The Raven Cycle #3)</text:p>
          </table:table-cell>
          <table:table-cell office:value-type="string" calcext:value-type="string">
            <text:p>£34.13</text:p>
          </table:table-cell>
          <table:table-cell office:value-type="string" calcext:value-type="string">
            <text:p><text:a xlink:href="https://books.toscrape.com/media/cache/db/14/db14903b3a56a297ef6aefe7624d637f.jpg" xlink:type="simple">https://books.toscrape.com/../media/cache/db/14/db14903b3a56a297ef6aefe7624d637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pproval Junkie: Adventures in Caring Too Much</text:p>
          </table:table-cell>
          <table:table-cell office:value-type="string" calcext:value-type="string">
            <text:p>£58.81</text:p>
          </table:table-cell>
          <table:table-cell office:value-type="string" calcext:value-type="string">
            <text:p><text:a xlink:href="https://books.toscrape.com/media/cache/17/aa/17aacb738eace89a635a4eb47a94c11d.jpg" xlink:type="simple">https://books.toscrape.com/../media/cache/17/aa/17aacb738eace89a635a4eb47a94c11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n Abundance of Katherines</text:p>
          </table:table-cell>
          <table:table-cell office:value-type="string" calcext:value-type="string">
            <text:p>£10.00</text:p>
          </table:table-cell>
          <table:table-cell office:value-type="string" calcext:value-type="string">
            <text:p><text:a xlink:href="https://books.toscrape.com/media/cache/ed/45/ed4517339d4780f4158c485c83850d20.jpg" xlink:type="simple">https://books.toscrape.com/../media/cache/ed/45/ed4517339d4780f4158c485c83850d2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merica's War for the Greater Middle East: A Military History</text:p>
          </table:table-cell>
          <table:table-cell office:value-type="string" calcext:value-type="string">
            <text:p>£51.22</text:p>
          </table:table-cell>
          <table:table-cell office:value-type="string" calcext:value-type="string">
            <text:p><text:a xlink:href="https://books.toscrape.com/media/cache/eb/17/eb178eceef1e9290591cabd5155571a3.jpg" xlink:type="simple">https://books.toscrape.com/../media/cache/eb/17/eb178eceef1e9290591cabd5155571a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light (The Generations Trilogy #2)</text:p>
          </table:table-cell>
          <table:table-cell office:value-type="string" calcext:value-type="string">
            <text:p>£58.59</text:p>
          </table:table-cell>
          <table:table-cell office:value-type="string" calcext:value-type="string">
            <text:p><text:a xlink:href="https://books.toscrape.com/media/cache/5e/f3/5ef34ba3e937218db15178a1a5ce195f.jpg" xlink:type="simple">https://books.toscrape.com/../media/cache/5e/f3/5ef34ba3e937218db15178a1a5ce195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Girl's Guide to Moving On (New Beginnings #2)</text:p>
          </table:table-cell>
          <table:table-cell office:value-type="string" calcext:value-type="string">
            <text:p>£31.30</text:p>
          </table:table-cell>
          <table:table-cell office:value-type="string" calcext:value-type="string">
            <text:p><text:a xlink:href="https://books.toscrape.com/media/cache/f7/a9/f7a90a63f66ac92cc280def001970ed2.jpg" xlink:type="simple">https://books.toscrape.com/../media/cache/f7/a9/f7a90a63f66ac92cc280def001970ed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Game of Thrones (A Song of Ice and Fire #1)</text:p>
          </table:table-cell>
          <table:table-cell office:value-type="string" calcext:value-type="string">
            <text:p>£46.42</text:p>
          </table:table-cell>
          <table:table-cell office:value-type="string" calcext:value-type="string">
            <text:p><text:a xlink:href="https://books.toscrape.com/media/cache/13/d1/13d11b26b46484ee73e9923ff307a7b4.jpg" xlink:type="simple">https://books.toscrape.com/../media/cache/13/d1/13d11b26b46484ee73e9923ff307a7b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Feast for Crows (A Song of Ice and Fire #4)</text:p>
          </table:table-cell>
          <table:table-cell office:value-type="string" calcext:value-type="string">
            <text:p>£17.21</text:p>
          </table:table-cell>
          <table:table-cell office:value-type="string" calcext:value-type="string">
            <text:p><text:a xlink:href="https://books.toscrape.com/media/cache/b3/6b/b36b278233baf55ebaad761d8d3d0fec.jpg" xlink:type="simple">https://books.toscrape.com/../media/cache/b3/6b/b36b278233baf55ebaad761d8d3d0fe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Clash of Kings (A Song of Ice and Fire #2)</text:p>
          </table:table-cell>
          <table:table-cell office:value-type="string" calcext:value-type="string">
            <text:p>£10.79</text:p>
          </table:table-cell>
          <table:table-cell office:value-type="string" calcext:value-type="string">
            <text:p><text:a xlink:href="https://books.toscrape.com/media/cache/1a/29/1a298a157f4113d6e0127521aaa1f5f0.jpg" xlink:type="simple">https://books.toscrape.com/../media/cache/1a/29/1a298a157f4113d6e0127521aaa1f5f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Vogue Colors A to Z: A Fashion Coloring Book</text:p>
          </table:table-cell>
          <table:table-cell office:value-type="string" calcext:value-type="string">
            <text:p>£52.35</text:p>
          </table:table-cell>
          <table:table-cell office:value-type="string" calcext:value-type="string">
            <text:p><text:a xlink:href="https://books.toscrape.com/media/cache/1f/55/1f5541682b39b390a3db41430922d510.jpg" xlink:type="simple">https://books.toscrape.com/../media/cache/1f/55/1f5541682b39b390a3db41430922d51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hining (The Shining #1)</text:p>
          </table:table-cell>
          <table:table-cell office:value-type="string" calcext:value-type="string">
            <text:p>£27.88</text:p>
          </table:table-cell>
          <table:table-cell office:value-type="string" calcext:value-type="string">
            <text:p><text:a xlink:href="https://books.toscrape.com/media/cache/db/96/db9686744f93c0e9ff3945144827f99a.jpg" xlink:type="simple">https://books.toscrape.com/../media/cache/db/96/db9686744f93c0e9ff3945144827f99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Pilgrim's Progress</text:p>
          </table:table-cell>
          <table:table-cell office:value-type="string" calcext:value-type="string">
            <text:p>£50.26</text:p>
          </table:table-cell>
          <table:table-cell office:value-type="string" calcext:value-type="string">
            <text:p><text:a xlink:href="https://books.toscrape.com/media/cache/45/bb/45bb59d19eb3aa868293d44809078418.jpg" xlink:type="simple">https://books.toscrape.com/../media/cache/45/bb/45bb59d19eb3aa868293d4480907841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Perfect Play (Play by Play #1)</text:p>
          </table:table-cell>
          <table:table-cell office:value-type="string" calcext:value-type="string">
            <text:p>£59.99</text:p>
          </table:table-cell>
          <table:table-cell office:value-type="string" calcext:value-type="string">
            <text:p><text:a xlink:href="https://books.toscrape.com/media/cache/40/16/4016ffba678f309171d8130135f6eb8e.jpg" xlink:type="simple">https://books.toscrape.com/../media/cache/40/16/4016ffba678f309171d8130135f6eb8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Passion of Dolssa</text:p>
          </table:table-cell>
          <table:table-cell office:value-type="string" calcext:value-type="string">
            <text:p>£28.32</text:p>
          </table:table-cell>
          <table:table-cell office:value-type="string" calcext:value-type="string">
            <text:p><text:a xlink:href="https://books.toscrape.com/media/cache/6b/82/6b822681c4035131560d40dd3b5a6a2e.jpg" xlink:type="simple">https://books.toscrape.com/../media/cache/6b/82/6b822681c4035131560d40dd3b5a6a2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Jazz of Physics: The Secret Link Between Music and the Structure of the Universe</text:p>
          </table:table-cell>
          <table:table-cell office:value-type="string" calcext:value-type="string">
            <text:p>£38.71</text:p>
          </table:table-cell>
          <table:table-cell office:value-type="string" calcext:value-type="string">
            <text:p><text:a xlink:href="https://books.toscrape.com/media/cache/2d/32/2d32efe1c5f97510596a2cc21c5daf5d.jpg" xlink:type="simple">https://books.toscrape.com/../media/cache/2d/32/2d32efe1c5f97510596a2cc21c5daf5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Hunger Games (The Hunger Games #1)</text:p>
          </table:table-cell>
          <table:table-cell office:value-type="string" calcext:value-type="string">
            <text:p>£29.85</text:p>
          </table:table-cell>
          <table:table-cell office:value-type="string" calcext:value-type="string">
            <text:p><text:a xlink:href="https://books.toscrape.com/media/cache/41/c7/41c72a9c7733fc5f7434b2fa33060c54.jpg" xlink:type="simple">https://books.toscrape.com/../media/cache/41/c7/41c72a9c7733fc5f7434b2fa33060c5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Hound of the Baskervilles (Sherlock Holmes #5)</text:p>
          </table:table-cell>
          <table:table-cell office:value-type="string" calcext:value-type="string">
            <text:p>£14.82</text:p>
          </table:table-cell>
          <table:table-cell office:value-type="string" calcext:value-type="string">
            <text:p><text:a xlink:href="https://books.toscrape.com/media/cache/1f/b0/1fb03cdabe6001c8a2620f65e025cbd5.jpg" xlink:type="simple">https://books.toscrape.com/../media/cache/1f/b0/1fb03cdabe6001c8a2620f65e025cbd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unning of America: Business and the Making of American Gun Culture</text:p>
          </table:table-cell>
          <table:table-cell office:value-type="string" calcext:value-type="string">
            <text:p>£16.81</text:p>
          </table:table-cell>
          <table:table-cell office:value-type="string" calcext:value-type="string">
            <text:p><text:a xlink:href="https://books.toscrape.com/media/cache/28/a8/28a8784d0b38b148a35bce421dc16910.jpg" xlink:type="simple">https://books.toscrape.com/../media/cache/28/a8/28a8784d0b38b148a35bce421dc1691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eography of Bliss: One Grump's Search for the Happiest Places in the World</text:p>
          </table:table-cell>
          <table:table-cell office:value-type="string" calcext:value-type="string">
            <text:p>£28.23</text:p>
          </table:table-cell>
          <table:table-cell office:value-type="string" calcext:value-type="string">
            <text:p><text:a xlink:href="https://books.toscrape.com/media/cache/bd/a0/bda0fa21e6d06862920c0eedecc6201e.jpg" xlink:type="simple">https://books.toscrape.com/../media/cache/bd/a0/bda0fa21e6d06862920c0eedecc6201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Demonists (Demonist #1)</text:p>
          </table:table-cell>
          <table:table-cell office:value-type="string" calcext:value-type="string">
            <text:p>£52.11</text:p>
          </table:table-cell>
          <table:table-cell office:value-type="string" calcext:value-type="string">
            <text:p><text:a xlink:href="https://books.toscrape.com/media/cache/1a/d2/1ad2a260776198051f4d1849be347cc6.jpg" xlink:type="simple">https://books.toscrape.com/../media/cache/1a/d2/1ad2a260776198051f4d1849be347cc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Demon Prince of Momochi House, Vol. 4 (The Demon Prince of Momochi House #4)</text:p>
          </table:table-cell>
          <table:table-cell office:value-type="string" calcext:value-type="string">
            <text:p>£27.88</text:p>
          </table:table-cell>
          <table:table-cell office:value-type="string" calcext:value-type="string">
            <text:p><text:a xlink:href="https://books.toscrape.com/media/cache/47/71/477173fe3000a6da4b241c2e71a21418.jpg" xlink:type="simple">https://books.toscrape.com/../media/cache/47/71/477173fe3000a6da4b241c2e71a2141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one Hunters (Lexy Vaughan &amp; Steven Macaulay #2)</text:p>
          </table:table-cell>
          <table:table-cell office:value-type="string" calcext:value-type="string">
            <text:p>£59.71</text:p>
          </table:table-cell>
          <table:table-cell office:value-type="string" calcext:value-type="string">
            <text:p><text:a xlink:href="https://books.toscrape.com/media/cache/ee/d4/eed4d5d63d13f0aa86575c90f8ccacb7.jpg" xlink:type="simple">https://books.toscrape.com/../media/cache/ee/d4/eed4d5d63d13f0aa86575c90f8ccacb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east (Black Dagger Brotherhood #14)</text:p>
          </table:table-cell>
          <table:table-cell office:value-type="string" calcext:value-type="string">
            <text:p>£46.08</text:p>
          </table:table-cell>
          <table:table-cell office:value-type="string" calcext:value-type="string">
            <text:p><text:a xlink:href="https://books.toscrape.com/media/cache/1b/3f/1b3f5057f9e7f7cb81a8c10b58024145.jpg" xlink:type="simple">https://books.toscrape.com/../media/cache/1b/3f/1b3f5057f9e7f7cb81a8c10b5802414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ome Women</text:p>
          </table:table-cell>
          <table:table-cell office:value-type="string" calcext:value-type="string">
            <text:p>£13.73</text:p>
          </table:table-cell>
          <table:table-cell office:value-type="string" calcext:value-type="string">
            <text:p><text:a xlink:href="https://books.toscrape.com/media/cache/27/b7/27b7f4ec590965b5acc15dc4b1376684.jpg" xlink:type="simple">https://books.toscrape.com/../media/cache/27/b7/27b7f4ec590965b5acc15dc4b137668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hopaholic Ties the Knot (Shopaholic #3)</text:p>
          </table:table-cell>
          <table:table-cell office:value-type="string" calcext:value-type="string">
            <text:p>£48.39</text:p>
          </table:table-cell>
          <table:table-cell office:value-type="string" calcext:value-type="string">
            <text:p><text:a xlink:href="https://books.toscrape.com/media/cache/ac/ba/acba5e4e1813b8c1fff4890f1efef3ab.jpg" xlink:type="simple">https://books.toscrape.com/../media/cache/ac/ba/acba5e4e1813b8c1fff4890f1efef3a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aper and Fire (The Great Library #2)</text:p>
          </table:table-cell>
          <table:table-cell office:value-type="string" calcext:value-type="string">
            <text:p>£49.45</text:p>
          </table:table-cell>
          <table:table-cell office:value-type="string" calcext:value-type="string">
            <text:p><text:a xlink:href="https://books.toscrape.com/media/cache/a7/04/a704d4248b21c0cdd8038c1b8345ed17.jpg" xlink:type="simple">https://books.toscrape.com/../media/cache/a7/04/a704d4248b21c0cdd8038c1b8345ed1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utlander (Outlander #1)</text:p>
          </table:table-cell>
          <table:table-cell office:value-type="string" calcext:value-type="string">
            <text:p>£19.67</text:p>
          </table:table-cell>
          <table:table-cell office:value-type="string" calcext:value-type="string">
            <text:p><text:a xlink:href="https://books.toscrape.com/media/cache/b1/0b/b10ba73e67297fc8ed9e877bdcf60813.jpg" xlink:type="simple">https://books.toscrape.com/../media/cache/b1/0b/b10ba73e67297fc8ed9e877bdcf6081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rchestra of Exiles: The Story of Bronislaw Huberman, the Israel Philharmonic, and the One Thousand Jews He Saved from Nazi Horrors</text:p>
          </table:table-cell>
          <table:table-cell office:value-type="string" calcext:value-type="string">
            <text:p>£12.36</text:p>
          </table:table-cell>
          <table:table-cell office:value-type="string" calcext:value-type="string">
            <text:p><text:a xlink:href="https://books.toscrape.com/media/cache/15/de/15de75548ee9a4c6be1420ee309c03e0.jpg" xlink:type="simple">https://books.toscrape.com/../media/cache/15/de/15de75548ee9a4c6be1420ee309c03e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o One Here Gets Out Alive</text:p>
          </table:table-cell>
          <table:table-cell office:value-type="string" calcext:value-type="string">
            <text:p>£20.02</text:p>
          </table:table-cell>
          <table:table-cell office:value-type="string" calcext:value-type="string">
            <text:p><text:a xlink:href="https://books.toscrape.com/media/cache/7a/7e/7a7eb52e7075a5305522948375c1316e.jpg" xlink:type="simple">https://books.toscrape.com/../media/cache/7a/7e/7a7eb52e7075a5305522948375c1316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ight Shift (Night Shift #1-20)</text:p>
          </table:table-cell>
          <table:table-cell office:value-type="string" calcext:value-type="string">
            <text:p>£12.75</text:p>
          </table:table-cell>
          <table:table-cell office:value-type="string" calcext:value-type="string">
            <text:p><text:a xlink:href="https://books.toscrape.com/media/cache/c0/02/c0029d48c2588e6d2a6a31c9f96088ba.jpg" xlink:type="simple">https://books.toscrape.com/../media/cache/c0/02/c0029d48c2588e6d2a6a31c9f96088b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eedful Things</text:p>
          </table:table-cell>
          <table:table-cell office:value-type="string" calcext:value-type="string">
            <text:p>£47.51</text:p>
          </table:table-cell>
          <table:table-cell office:value-type="string" calcext:value-type="string">
            <text:p><text:a xlink:href="https://books.toscrape.com/media/cache/2d/e0/2de0eff716ca13d12cf5420e88e1a8b3.jpg" xlink:type="simple">https://books.toscrape.com/../media/cache/2d/e0/2de0eff716ca13d12cf5420e88e1a8b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ockingjay (The Hunger Games #3)</text:p>
          </table:table-cell>
          <table:table-cell office:value-type="string" calcext:value-type="string">
            <text:p>£20.44</text:p>
          </table:table-cell>
          <table:table-cell office:value-type="string" calcext:value-type="string">
            <text:p><text:a xlink:href="https://books.toscrape.com/media/cache/76/b4/76b462eda7a84ccf39a543d63c695ca7.jpg" xlink:type="simple">https://books.toscrape.com/../media/cache/76/b4/76b462eda7a84ccf39a543d63c695ca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isery</text:p>
          </table:table-cell>
          <table:table-cell office:value-type="string" calcext:value-type="string">
            <text:p>£34.79</text:p>
          </table:table-cell>
          <table:table-cell office:value-type="string" calcext:value-type="string">
            <text:p><text:a xlink:href="https://books.toscrape.com/media/cache/7c/93/7c9302e392e128881e926d19f761da33.jpg" xlink:type="simple">https://books.toscrape.com/../media/cache/7c/93/7c9302e392e128881e926d19f761da3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ittle Women (Little Women #1)</text:p>
          </table:table-cell>
          <table:table-cell office:value-type="string" calcext:value-type="string">
            <text:p>£28.07</text:p>
          </table:table-cell>
          <table:table-cell office:value-type="string" calcext:value-type="string">
            <text:p><text:a xlink:href="https://books.toscrape.com/media/cache/81/f5/81f559ebe403317226fa8b611e35ce8a.jpg" xlink:type="simple">https://books.toscrape.com/../media/cache/81/f5/81f559ebe403317226fa8b611e35ce8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£25.01</text:p>
          </table:table-cell>
          <table:table-cell office:value-type="string" calcext:value-type="string">
            <text:p><text:a xlink:href="https://books.toscrape.com/media/cache/f7/b7/f7b73392b12909a1e8261ef3f96c5fd1.jpg" xlink:type="simple">https://books.toscrape.com/../media/cache/f7/b7/f7b73392b12909a1e8261ef3f96c5fd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arry Potter and the Sorcerer's Stone (Harry Potter #1)</text:p>
          </table:table-cell>
          <table:table-cell office:value-type="string" calcext:value-type="string">
            <text:p>£13.90</text:p>
          </table:table-cell>
          <table:table-cell office:value-type="string" calcext:value-type="string">
            <text:p><text:a xlink:href="https://books.toscrape.com/media/cache/04/c8/04c8a51d23d4335d300324e917ca4d8f.jpg" xlink:type="simple">https://books.toscrape.com/../media/cache/04/c8/04c8a51d23d4335d300324e917ca4d8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arry Potter and the Prisoner of Azkaban (Harry Potter #3)</text:p>
          </table:table-cell>
          <table:table-cell office:value-type="string" calcext:value-type="string">
            <text:p>£24.17</text:p>
          </table:table-cell>
          <table:table-cell office:value-type="string" calcext:value-type="string">
            <text:p><text:a xlink:href="https://books.toscrape.com/media/cache/d1/fb/d1fbdddb0d4fb0c445a33c6d003d0990.jpg" xlink:type="simple">https://books.toscrape.com/../media/cache/d1/fb/d1fbdddb0d4fb0c445a33c6d003d099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arry Potter and the Order of the Phoenix (Harry Potter #5)</text:p>
          </table:table-cell>
          <table:table-cell office:value-type="string" calcext:value-type="string">
            <text:p>£31.63</text:p>
          </table:table-cell>
          <table:table-cell office:value-type="string" calcext:value-type="string">
            <text:p><text:a xlink:href="https://books.toscrape.com/media/cache/96/11/9611147982037cd7d79483452938c10f.jpg" xlink:type="simple">https://books.toscrape.com/../media/cache/96/11/9611147982037cd7d79483452938c10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arry Potter and the Half-Blood Prince (Harry Potter #6)</text:p>
          </table:table-cell>
          <table:table-cell office:value-type="string" calcext:value-type="string">
            <text:p>£48.75</text:p>
          </table:table-cell>
          <table:table-cell office:value-type="string" calcext:value-type="string">
            <text:p><text:a xlink:href="https://books.toscrape.com/media/cache/c8/24/c8248518fb59de3a798a4b5baae949b5.jpg" xlink:type="simple">https://books.toscrape.com/../media/cache/c8/24/c8248518fb59de3a798a4b5baae949b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arry Potter and the Chamber of Secrets (Harry Potter #2)</text:p>
          </table:table-cell>
          <table:table-cell office:value-type="string" calcext:value-type="string">
            <text:p>£14.74</text:p>
          </table:table-cell>
          <table:table-cell office:value-type="string" calcext:value-type="string">
            <text:p><text:a xlink:href="https://books.toscrape.com/media/cache/fc/08/fc08dcfc1ae86bbd5bc0bca74c9b6d3d.jpg" xlink:type="simple">https://books.toscrape.com/../media/cache/fc/08/fc08dcfc1ae86bbd5bc0bca74c9b6d3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one with the Wind</text:p>
          </table:table-cell>
          <table:table-cell office:value-type="string" calcext:value-type="string">
            <text:p>£32.49</text:p>
          </table:table-cell>
          <table:table-cell office:value-type="string" calcext:value-type="string">
            <text:p><text:a xlink:href="https://books.toscrape.com/media/cache/27/82/2782701b5c877cb063065b9fc14c5b13.jpg" xlink:type="simple">https://books.toscrape.com/../media/cache/27/82/2782701b5c877cb063065b9fc14c5b1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od Is Not Great: How Religion Poisons Everything</text:p>
          </table:table-cell>
          <table:table-cell office:value-type="string" calcext:value-type="string">
            <text:p>£27.80</text:p>
          </table:table-cell>
          <table:table-cell office:value-type="string" calcext:value-type="string">
            <text:p><text:a xlink:href="https://books.toscrape.com/media/cache/d2/80/d280aed3d0c46653a9c33f76559e9e6d.jpg" xlink:type="simple">https://books.toscrape.com/../media/cache/d2/80/d280aed3d0c46653a9c33f76559e9e6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irl With a Pearl Earring</text:p>
          </table:table-cell>
          <table:table-cell office:value-type="string" calcext:value-type="string">
            <text:p>£26.77</text:p>
          </table:table-cell>
          <table:table-cell office:value-type="string" calcext:value-type="string">
            <text:p><text:a xlink:href="https://books.toscrape.com/media/cache/b7/ad/b7ad37d93d8401c84d7325aa645ff6d5.jpg" xlink:type="simple">https://books.toscrape.com/../media/cache/b7/ad/b7ad37d93d8401c84d7325aa645ff6d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ruits Basket, Vol. 4 (Fruits Basket #4)</text:p>
          </table:table-cell>
          <table:table-cell office:value-type="string" calcext:value-type="string">
            <text:p>£50.44</text:p>
          </table:table-cell>
          <table:table-cell office:value-type="string" calcext:value-type="string">
            <text:p><text:a xlink:href="https://books.toscrape.com/media/cache/38/79/38794d8729a111018260d931e7101de2.jpg" xlink:type="simple">https://books.toscrape.com/../media/cache/38/79/38794d8729a111018260d931e7101de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ar From True (Promise Falls Trilogy #2)</text:p>
          </table:table-cell>
          <table:table-cell office:value-type="string" calcext:value-type="string">
            <text:p>£34.93</text:p>
          </table:table-cell>
          <table:table-cell office:value-type="string" calcext:value-type="string">
            <text:p><text:a xlink:href="https://books.toscrape.com/media/cache/87/54/8754267f27581996f93e8d94d3c04bf9.jpg" xlink:type="simple">https://books.toscrape.com/../media/cache/87/54/8754267f27581996f93e8d94d3c04bf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rk Lover (Black Dagger Brotherhood #1)</text:p>
          </table:table-cell>
          <table:table-cell office:value-type="string" calcext:value-type="string">
            <text:p>£12.87</text:p>
          </table:table-cell>
          <table:table-cell office:value-type="string" calcext:value-type="string">
            <text:p><text:a xlink:href="https://books.toscrape.com/media/cache/3c/a2/3ca2e61181fc1122658af8f85354bae8.jpg" xlink:type="simple">https://books.toscrape.com/../media/cache/3c/a2/3ca2e61181fc1122658af8f85354bae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onfessions of a Shopaholic (Shopaholic #1)</text:p>
          </table:table-cell>
          <table:table-cell office:value-type="string" calcext:value-type="string">
            <text:p>£48.94</text:p>
          </table:table-cell>
          <table:table-cell office:value-type="string" calcext:value-type="string">
            <text:p><text:a xlink:href="https://books.toscrape.com/media/cache/e3/b5/e3b5a3dcc2993295f5a6fb429052799c.jpg" xlink:type="simple">https://books.toscrape.com/../media/cache/e3/b5/e3b5a3dcc2993295f5a6fb429052799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hanging the Game (Play by Play #2)</text:p>
          </table:table-cell>
          <table:table-cell office:value-type="string" calcext:value-type="string">
            <text:p>£13.38</text:p>
          </table:table-cell>
          <table:table-cell office:value-type="string" calcext:value-type="string">
            <text:p><text:a xlink:href="https://books.toscrape.com/media/cache/57/47/57472d9c6d483bee9c38c90bfa10b3ee.jpg" xlink:type="simple">https://books.toscrape.com/../media/cache/57/47/57472d9c6d483bee9c38c90bfa10b3e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andide</text:p>
          </table:table-cell>
          <table:table-cell office:value-type="string" calcext:value-type="string">
            <text:p>£58.63</text:p>
          </table:table-cell>
          <table:table-cell office:value-type="string" calcext:value-type="string">
            <text:p><text:a xlink:href="https://books.toscrape.com/media/cache/e3/c4/e3c4aba2409bb769a6488805e3fc4709.jpg" xlink:type="simple">https://books.toscrape.com/../media/cache/e3/c4/e3c4aba2409bb769a6488805e3fc470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an You Keep a Secret?</text:p>
          </table:table-cell>
          <table:table-cell office:value-type="string" calcext:value-type="string">
            <text:p>£21.94</text:p>
          </table:table-cell>
          <table:table-cell office:value-type="string" calcext:value-type="string">
            <text:p><text:a xlink:href="https://books.toscrape.com/media/cache/72/73/7273ff1bfe3b0a6aab7f54ddf9be7b44.jpg" xlink:type="simple">https://books.toscrape.com/../media/cache/72/73/7273ff1bfe3b0a6aab7f54ddf9be7b4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tlas Shrugged</text:p>
          </table:table-cell>
          <table:table-cell office:value-type="string" calcext:value-type="string">
            <text:p>£26.58</text:p>
          </table:table-cell>
          <table:table-cell office:value-type="string" calcext:value-type="string">
            <text:p><text:a xlink:href="https://books.toscrape.com/media/cache/a5/4f/a54fea8d034eba2ee4d1b8af30f1a308.jpg" xlink:type="simple">https://books.toscrape.com/../media/cache/a5/4f/a54fea8d034eba2ee4d1b8af30f1a30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£57.22</text:p>
          </table:table-cell>
          <table:table-cell office:value-type="string" calcext:value-type="string">
            <text:p><text:a xlink:href="https://books.toscrape.com/media/cache/10/db/10db56354b4550d92270c6f097d9bebc.jpg" xlink:type="simple">https://books.toscrape.com/../media/cache/10/db/10db56354b4550d92270c6f097d9beb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Walk to Remember</text:p>
          </table:table-cell>
          <table:table-cell office:value-type="string" calcext:value-type="string">
            <text:p>£56.43</text:p>
          </table:table-cell>
          <table:table-cell office:value-type="string" calcext:value-type="string">
            <text:p><text:a xlink:href="https://books.toscrape.com/media/cache/fa/1b/fa1b0fac146201645c740b02802e2211.jpg" xlink:type="simple">https://books.toscrape.com/../media/cache/fa/1b/fa1b0fac146201645c740b02802e221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New Earth: Awakening to Your Life's Purpose</text:p>
          </table:table-cell>
          <table:table-cell office:value-type="string" calcext:value-type="string">
            <text:p>£55.65</text:p>
          </table:table-cell>
          <table:table-cell office:value-type="string" calcext:value-type="string">
            <text:p><text:a xlink:href="https://books.toscrape.com/media/cache/83/c8/83c834b3779be4e577c37ead6d2acf65.jpg" xlink:type="simple">https://books.toscrape.com/../media/cache/83/c8/83c834b3779be4e577c37ead6d2acf6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History of God: The 4,000-Year Quest of Judaism, Christianity, and Islam</text:p>
          </table:table-cell>
          <table:table-cell office:value-type="string" calcext:value-type="string">
            <text:p>£27.62</text:p>
          </table:table-cell>
          <table:table-cell office:value-type="string" calcext:value-type="string">
            <text:p><text:a xlink:href="https://books.toscrape.com/media/cache/71/91/7191a7d76eb6c3a18259541e2c038ae3.jpg" xlink:type="simple">https://books.toscrape.com/../media/cache/71/91/7191a7d76eb6c3a18259541e2c038ae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'Salem's Lot</text:p>
          </table:table-cell>
          <table:table-cell office:value-type="string" calcext:value-type="string">
            <text:p>£49.56</text:p>
          </table:table-cell>
          <table:table-cell office:value-type="string" calcext:value-type="string">
            <text:p><text:a xlink:href="https://books.toscrape.com/media/cache/ee/d3/eed3afc5e444e3da5eec34e2b0036ec7.jpg" xlink:type="simple">https://books.toscrape.com/../media/cache/ee/d3/eed3afc5e444e3da5eec34e2b0036ec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Zero History (Blue Ant #3)</text:p>
          </table:table-cell>
          <table:table-cell office:value-type="string" calcext:value-type="string">
            <text:p>£34.77</text:p>
          </table:table-cell>
          <table:table-cell office:value-type="string" calcext:value-type="string">
            <text:p><text:a xlink:href="https://books.toscrape.com/media/cache/74/52/74524b04dc99cbfc7bf5d37fcc1489ab.jpg" xlink:type="simple">https://books.toscrape.com/../media/cache/74/52/74524b04dc99cbfc7bf5d37fcc1489a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uthering Heights</text:p>
          </table:table-cell>
          <table:table-cell office:value-type="string" calcext:value-type="string">
            <text:p>£17.73</text:p>
          </table:table-cell>
          <table:table-cell office:value-type="string" calcext:value-type="string">
            <text:p><text:a xlink:href="https://books.toscrape.com/media/cache/93/4e/934e966c1ddf559d3ac2b5c1407aaf1e.jpg" xlink:type="simple">https://books.toscrape.com/../media/cache/93/4e/934e966c1ddf559d3ac2b5c1407aaf1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orld War Z: An Oral History of the Zombie War</text:p>
          </table:table-cell>
          <table:table-cell office:value-type="string" calcext:value-type="string">
            <text:p>£21.80</text:p>
          </table:table-cell>
          <table:table-cell office:value-type="string" calcext:value-type="string">
            <text:p><text:a xlink:href="https://books.toscrape.com/media/cache/7e/bf/7ebfa1c62b21beeaad37a6474a39cfe8.jpg" xlink:type="simple">https://books.toscrape.com/../media/cache/7e/bf/7ebfa1c62b21beeaad37a6474a39cfe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ild: From Lost to Found on the Pacific Crest Trail</text:p>
          </table:table-cell>
          <table:table-cell office:value-type="string" calcext:value-type="string">
            <text:p>£46.02</text:p>
          </table:table-cell>
          <table:table-cell office:value-type="string" calcext:value-type="string">
            <text:p><text:a xlink:href="https://books.toscrape.com/media/cache/c8/41/c841873951efb18dea28162452efff58.jpg" xlink:type="simple">https://books.toscrape.com/../media/cache/c8/41/c841873951efb18dea28162452efff5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here'd You Go, Bernadette</text:p>
          </table:table-cell>
          <table:table-cell office:value-type="string" calcext:value-type="string">
            <text:p>£18.13</text:p>
          </table:table-cell>
          <table:table-cell office:value-type="string" calcext:value-type="string">
            <text:p><text:a xlink:href="https://books.toscrape.com/media/cache/c6/7e/c67eb0d6e56c4459e8c0d45c08471a89.jpg" xlink:type="simple">https://books.toscrape.com/../media/cache/c6/7e/c67eb0d6e56c4459e8c0d45c08471a8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hen You Are Engulfed in Flames</text:p>
          </table:table-cell>
          <table:table-cell office:value-type="string" calcext:value-type="string">
            <text:p>£30.89</text:p>
          </table:table-cell>
          <table:table-cell office:value-type="string" calcext:value-type="string">
            <text:p><text:a xlink:href="https://books.toscrape.com/media/cache/73/36/733662595aede2dff1a5be1e76a3b936.jpg" xlink:type="simple">https://books.toscrape.com/../media/cache/73/36/733662595aede2dff1a5be1e76a3b93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e the People: The Modern-Day Figures Who Have Reshaped and Affirmed the Founding Fathers' Vision of America</text:p>
          </table:table-cell>
          <table:table-cell office:value-type="string" calcext:value-type="string">
            <text:p>£31.95</text:p>
          </table:table-cell>
          <table:table-cell office:value-type="string" calcext:value-type="string">
            <text:p><text:a xlink:href="https://books.toscrape.com/media/cache/f6/52/f65271ce557e9192537e24847bbb1210.jpg" xlink:type="simple">https://books.toscrape.com/../media/cache/f6/52/f65271ce557e9192537e24847bbb121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e Are All Completely Beside Ourselves</text:p>
          </table:table-cell>
          <table:table-cell office:value-type="string" calcext:value-type="string">
            <text:p>£24.04</text:p>
          </table:table-cell>
          <table:table-cell office:value-type="string" calcext:value-type="string">
            <text:p><text:a xlink:href="https://books.toscrape.com/media/cache/4d/18/4d1891e435c6692c864331c585e0d014.jpg" xlink:type="simple">https://books.toscrape.com/../media/cache/4d/18/4d1891e435c6692c864331c585e0d01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alk the Edge (Thunder Road #2)</text:p>
          </table:table-cell>
          <table:table-cell office:value-type="string" calcext:value-type="string">
            <text:p>£32.36</text:p>
          </table:table-cell>
          <table:table-cell office:value-type="string" calcext:value-type="string">
            <text:p><text:a xlink:href="https://books.toscrape.com/media/cache/61/2c/612ce7fa4cbee472392ce8721a4e863e.jpg" xlink:type="simple">https://books.toscrape.com/../media/cache/61/2c/612ce7fa4cbee472392ce8721a4e863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Voyager (Outlander #3)</text:p>
          </table:table-cell>
          <table:table-cell office:value-type="string" calcext:value-type="string">
            <text:p>£21.07</text:p>
          </table:table-cell>
          <table:table-cell office:value-type="string" calcext:value-type="string">
            <text:p><text:a xlink:href="https://books.toscrape.com/media/cache/b5/d8/b5d813da01f2ccd7bcfe34e2b875e752.jpg" xlink:type="simple">https://books.toscrape.com/../media/cache/b5/d8/b5d813da01f2ccd7bcfe34e2b875e75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Very Good Lives: The Fringe Benefits of Failure and the Importance of Imagination</text:p>
          </table:table-cell>
          <table:table-cell office:value-type="string" calcext:value-type="string">
            <text:p>£50.66</text:p>
          </table:table-cell>
          <table:table-cell office:value-type="string" calcext:value-type="string">
            <text:p><text:a xlink:href="https://books.toscrape.com/media/cache/ab/ac/abac4222af5cc296b704a0e5df82e162.jpg" xlink:type="simple">https://books.toscrape.com/../media/cache/ab/ac/abac4222af5cc296b704a0e5df82e16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Vegan Vegetarian Omnivore: Dinner for Everyone at the Table</text:p>
          </table:table-cell>
          <table:table-cell office:value-type="string" calcext:value-type="string">
            <text:p>£13.66</text:p>
          </table:table-cell>
          <table:table-cell office:value-type="string" calcext:value-type="string">
            <text:p><text:a xlink:href="https://books.toscrape.com/media/cache/80/63/80631f8bca036361343fdce528725654.jpg" xlink:type="simple">https://books.toscrape.com/../media/cache/80/63/80631f8bca036361343fdce52872565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Unstuffed: Decluttering Your Home, Mind, and Soul</text:p>
          </table:table-cell>
          <table:table-cell office:value-type="string" calcext:value-type="string">
            <text:p>£58.09</text:p>
          </table:table-cell>
          <table:table-cell office:value-type="string" calcext:value-type="string">
            <text:p><text:a xlink:href="https://books.toscrape.com/media/cache/14/07/1407c2d6318956b10abd970c2e83154d.jpg" xlink:type="simple">https://books.toscrape.com/../media/cache/14/07/1407c2d6318956b10abd970c2e83154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Under the Banner of Heaven: A Story of Violent Faith</text:p>
          </table:table-cell>
          <table:table-cell office:value-type="string" calcext:value-type="string">
            <text:p>£30.00</text:p>
          </table:table-cell>
          <table:table-cell office:value-type="string" calcext:value-type="string">
            <text:p><text:a xlink:href="https://books.toscrape.com/media/cache/14/2f/142f99787241bb65e031a76e74e14d1b.jpg" xlink:type="simple">https://books.toscrape.com/../media/cache/14/2f/142f99787241bb65e031a76e74e14d1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wo Boys Kissing</text:p>
          </table:table-cell>
          <table:table-cell office:value-type="string" calcext:value-type="string">
            <text:p>£32.74</text:p>
          </table:table-cell>
          <table:table-cell office:value-type="string" calcext:value-type="string">
            <text:p><text:a xlink:href="https://books.toscrape.com/media/cache/53/bd/53bd80b1fc1914f418dc31a9d6571cb1.jpg" xlink:type="simple">https://books.toscrape.com/../media/cache/53/bd/53bd80b1fc1914f418dc31a9d6571cb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wilight (Twilight #1)</text:p>
          </table:table-cell>
          <table:table-cell office:value-type="string" calcext:value-type="string">
            <text:p>£41.93</text:p>
          </table:table-cell>
          <table:table-cell office:value-type="string" calcext:value-type="string">
            <text:p><text:a xlink:href="https://books.toscrape.com/media/cache/70/10/7010c24f80a4172f7405677ef0592f26.jpg" xlink:type="simple">https://books.toscrape.com/../media/cache/70/10/7010c24f80a4172f7405677ef0592f2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wenties Girl</text:p>
          </table:table-cell>
          <table:table-cell office:value-type="string" calcext:value-type="string">
            <text:p>£42.80</text:p>
          </table:table-cell>
          <table:table-cell office:value-type="string" calcext:value-type="string">
            <text:p><text:a xlink:href="https://books.toscrape.com/media/cache/a0/fa/a0fa38039f6a674a7c89dfe2be866259.jpg" xlink:type="simple">https://books.toscrape.com/../media/cache/a0/fa/a0fa38039f6a674a7c89dfe2be86625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respassing Across America: One Man's Epic, Never-Done-Before (and Sort of Illegal) Hike Across the Heartland</text:p>
          </table:table-cell>
          <table:table-cell office:value-type="string" calcext:value-type="string">
            <text:p>£53.51</text:p>
          </table:table-cell>
          <table:table-cell office:value-type="string" calcext:value-type="string">
            <text:p><text:a xlink:href="https://books.toscrape.com/media/cache/77/bc/77bcc3cde72998ee488ac169f7e4e540.jpg" xlink:type="simple">https://books.toscrape.com/../media/cache/77/bc/77bcc3cde72998ee488ac169f7e4e54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ree-Martini Lunch</text:p>
          </table:table-cell>
          <table:table-cell office:value-type="string" calcext:value-type="string">
            <text:p>£23.21</text:p>
          </table:table-cell>
          <table:table-cell office:value-type="string" calcext:value-type="string">
            <text:p><text:a xlink:href="https://books.toscrape.com/media/cache/1d/8e/1d8eb8aaebd14464fc58a681091b8d45.jpg" xlink:type="simple">https://books.toscrape.com/../media/cache/1d/8e/1d8eb8aaebd14464fc58a681091b8d4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inking, Fast and Slow</text:p>
          </table:table-cell>
          <table:table-cell office:value-type="string" calcext:value-type="string">
            <text:p>£21.14</text:p>
          </table:table-cell>
          <table:table-cell office:value-type="string" calcext:value-type="string">
            <text:p><text:a xlink:href="https://books.toscrape.com/media/cache/b4/a5/b4a56663d56f1e84ee1b15bd819563cc.jpg" xlink:type="simple">https://books.toscrape.com/../media/cache/b4/a5/b4a56663d56f1e84ee1b15bd819563c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Wild Robot</text:p>
          </table:table-cell>
          <table:table-cell office:value-type="string" calcext:value-type="string">
            <text:p>£56.07</text:p>
          </table:table-cell>
          <table:table-cell office:value-type="string" calcext:value-type="string">
            <text:p><text:a xlink:href="https://books.toscrape.com/media/cache/bf/db/bfdbf9726621276fc7821d705690dbae.jpg" xlink:type="simple">https://books.toscrape.com/../media/cache/bf/db/bfdbf9726621276fc7821d705690dba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Wicked + The Divine, Vol. 3: Commercial Suicide (The Wicked + The Divine)</text:p>
          </table:table-cell>
          <table:table-cell office:value-type="string" calcext:value-type="string">
            <text:p>£14.41</text:p>
          </table:table-cell>
          <table:table-cell office:value-type="string" calcext:value-type="string">
            <text:p><text:a xlink:href="https://books.toscrape.com/media/cache/ee/ed/eeeddf8af9e6cc8c7f71c0e41de1b562.jpg" xlink:type="simple">https://books.toscrape.com/../media/cache/ee/ed/eeeddf8af9e6cc8c7f71c0e41de1b56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Undomestic Goddess</text:p>
          </table:table-cell>
          <table:table-cell office:value-type="string" calcext:value-type="string">
            <text:p>£45.75</text:p>
          </table:table-cell>
          <table:table-cell office:value-type="string" calcext:value-type="string">
            <text:p><text:a xlink:href="https://books.toscrape.com/media/cache/13/8f/138f4cf84be250d08e1f5c1db3643dbc.jpg" xlink:type="simple">https://books.toscrape.com/../media/cache/13/8f/138f4cf84be250d08e1f5c1db3643db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Travelers</text:p>
          </table:table-cell>
          <table:table-cell office:value-type="string" calcext:value-type="string">
            <text:p>£15.77</text:p>
          </table:table-cell>
          <table:table-cell office:value-type="string" calcext:value-type="string">
            <text:p><text:a xlink:href="https://books.toscrape.com/media/cache/2a/a8/2aa8afd15f97617ab75f616766161cda.jpg" xlink:type="simple">https://books.toscrape.com/../media/cache/2a/a8/2aa8afd15f97617ab75f616766161cd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£10.02</text:p>
          </table:table-cell>
          <table:table-cell office:value-type="string" calcext:value-type="string">
            <text:p><text:a xlink:href="https://books.toscrape.com/media/cache/27/3d/273d4c813111bc482e8c473ebd90fbbb.jpg" xlink:type="simple">https://books.toscrape.com/../media/cache/27/3d/273d4c813111bc482e8c473ebd90fbb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Thing About Jellyfish</text:p>
          </table:table-cell>
          <table:table-cell office:value-type="string" calcext:value-type="string">
            <text:p>£48.77</text:p>
          </table:table-cell>
          <table:table-cell office:value-type="string" calcext:value-type="string">
            <text:p><text:a xlink:href="https://books.toscrape.com/media/cache/e0/90/e090748ce5a567207aed9185c97eb34b.jpg" xlink:type="simple">https://books.toscrape.com/../media/cache/e0/90/e090748ce5a567207aed9185c97eb34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tand</text:p>
          </table:table-cell>
          <table:table-cell office:value-type="string" calcext:value-type="string">
            <text:p>£57.86</text:p>
          </table:table-cell>
          <table:table-cell office:value-type="string" calcext:value-type="string">
            <text:p><text:a xlink:href="https://books.toscrape.com/media/cache/3a/7c/3a7c2393061031e7911d7b533b723391.jpg" xlink:type="simple">https://books.toscrape.com/../media/cache/3a/7c/3a7c2393061031e7911d7b533b72339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mitten Kitchen Cookbook</text:p>
          </table:table-cell>
          <table:table-cell office:value-type="string" calcext:value-type="string">
            <text:p>£23.59</text:p>
          </table:table-cell>
          <table:table-cell office:value-type="string" calcext:value-type="string">
            <text:p><text:a xlink:href="https://books.toscrape.com/media/cache/8e/09/8e09faaea71886048b27959e607e6c7b.jpg" xlink:type="simple">https://books.toscrape.com/../media/cache/8e/09/8e09faaea71886048b27959e607e6c7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ilkworm (Cormoran Strike #2)</text:p>
          </table:table-cell>
          <table:table-cell office:value-type="string" calcext:value-type="string">
            <text:p>£23.05</text:p>
          </table:table-cell>
          <table:table-cell office:value-type="string" calcext:value-type="string">
            <text:p><text:a xlink:href="https://books.toscrape.com/media/cache/3a/2c/3a2c46cd40a7ecbd7c40815d6390fb8a.jpg" xlink:type="simple">https://books.toscrape.com/../media/cache/3a/2c/3a2c46cd40a7ecbd7c40815d6390fb8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andman, Vol. 3: Dream Country (The Sandman (volumes) #3)</text:p>
          </table:table-cell>
          <table:table-cell office:value-type="string" calcext:value-type="string">
            <text:p>£55.55</text:p>
          </table:table-cell>
          <table:table-cell office:value-type="string" calcext:value-type="string">
            <text:p><text:a xlink:href="https://books.toscrape.com/media/cache/bb/18/bb1845c22faea465cad3d556d22936a2.jpg" xlink:type="simple">https://books.toscrape.com/../media/cache/bb/18/bb1845c22faea465cad3d556d22936a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Rose &amp; the Dagger (The Wrath and the Dawn #2)</text:p>
          </table:table-cell>
          <table:table-cell office:value-type="string" calcext:value-type="string">
            <text:p>£58.64</text:p>
          </table:table-cell>
          <table:table-cell office:value-type="string" calcext:value-type="string">
            <text:p><text:a xlink:href="https://books.toscrape.com/media/cache/57/9c/579cd2ca789c8a796a1864d08ee8d686.jpg" xlink:type="simple">https://books.toscrape.com/../media/cache/57/9c/579cd2ca789c8a796a1864d08ee8d68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Road to Little Dribbling: Adventures of an American in Britain (Notes From a Small Island #2)</text:p>
          </table:table-cell>
          <table:table-cell office:value-type="string" calcext:value-type="string">
            <text:p>£23.21</text:p>
          </table:table-cell>
          <table:table-cell office:value-type="string" calcext:value-type="string">
            <text:p><text:a xlink:href="https://books.toscrape.com/media/cache/e0/4f/e04f8eda2a2fa947aec17640202d9ab0.jpg" xlink:type="simple">https://books.toscrape.com/../media/cache/e0/4f/e04f8eda2a2fa947aec17640202d9ab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Rise of Theodore Roosevelt (Theodore Roosevelt #1)</text:p>
          </table:table-cell>
          <table:table-cell office:value-type="string" calcext:value-type="string">
            <text:p>£42.57</text:p>
          </table:table-cell>
          <table:table-cell office:value-type="string" calcext:value-type="string">
            <text:p><text:a xlink:href="https://books.toscrape.com/media/cache/ff/d4/ffd45d95f314555e20c923d3522adea7.jpg" xlink:type="simple">https://books.toscrape.com/../media/cache/ff/d4/ffd45d95f314555e20c923d3522adea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Restaurant at the End of the Universe (Hitchhiker's Guide to the Galaxy #2)</text:p>
          </table:table-cell>
          <table:table-cell office:value-type="string" calcext:value-type="string">
            <text:p>£10.92</text:p>
          </table:table-cell>
          <table:table-cell office:value-type="string" calcext:value-type="string">
            <text:p><text:a xlink:href="https://books.toscrape.com/media/cache/b8/b2/b8b2956acc758a381beef87339c0a52f.jpg" xlink:type="simple">https://books.toscrape.com/../media/cache/b8/b2/b8b2956acc758a381beef87339c0a52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Rest Is Noise: Listening to the Twentieth Century</text:p>
          </table:table-cell>
          <table:table-cell office:value-type="string" calcext:value-type="string">
            <text:p>£34.77</text:p>
          </table:table-cell>
          <table:table-cell office:value-type="string" calcext:value-type="string">
            <text:p><text:a xlink:href="https://books.toscrape.com/media/cache/4d/e1/4de1d174bf4ab498788c9488c9fd29fc.jpg" xlink:type="simple">https://books.toscrape.com/../media/cache/4d/e1/4de1d174bf4ab498788c9488c9fd29f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Red Tent</text:p>
          </table:table-cell>
          <table:table-cell office:value-type="string" calcext:value-type="string">
            <text:p>£35.66</text:p>
          </table:table-cell>
          <table:table-cell office:value-type="string" calcext:value-type="string">
            <text:p><text:a xlink:href="https://books.toscrape.com/media/cache/b2/8f/b28f211e50e74445ca071d4279d1080d.jpg" xlink:type="simple">https://books.toscrape.com/../media/cache/b2/8f/b28f211e50e74445ca071d4279d1080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Purpose Driven Life: What on Earth Am I Here for?</text:p>
          </table:table-cell>
          <table:table-cell office:value-type="string" calcext:value-type="string">
            <text:p>£37.19</text:p>
          </table:table-cell>
          <table:table-cell office:value-type="string" calcext:value-type="string">
            <text:p><text:a xlink:href="https://books.toscrape.com/media/cache/95/08/9508e6b28fe4c63e67b3ef33f11eff98.jpg" xlink:type="simple">https://books.toscrape.com/../media/cache/95/08/9508e6b28fe4c63e67b3ef33f11eff9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Purest Hook (Second Circle Tattoos #3)</text:p>
          </table:table-cell>
          <table:table-cell office:value-type="string" calcext:value-type="string">
            <text:p>£12.25</text:p>
          </table:table-cell>
          <table:table-cell office:value-type="string" calcext:value-type="string">
            <text:p><text:a xlink:href="https://books.toscrape.com/media/cache/15/68/1568ef85fdb4e405b9f8bc62ef855c10.jpg" xlink:type="simple">https://books.toscrape.com/../media/cache/15/68/1568ef85fdb4e405b9f8bc62ef855c1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Picture of Dorian Gray</text:p>
          </table:table-cell>
          <table:table-cell office:value-type="string" calcext:value-type="string">
            <text:p>£29.70</text:p>
          </table:table-cell>
          <table:table-cell office:value-type="string" calcext:value-type="string">
            <text:p><text:a xlink:href="https://books.toscrape.com/media/cache/a6/72/a67245346daa38c2b23a4fc64c6e7115.jpg" xlink:type="simple">https://books.toscrape.com/../media/cache/a6/72/a67245346daa38c2b23a4fc64c6e711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Paris Wife</text:p>
          </table:table-cell>
          <table:table-cell office:value-type="string" calcext:value-type="string">
            <text:p>£36.80</text:p>
          </table:table-cell>
          <table:table-cell office:value-type="string" calcext:value-type="string">
            <text:p><text:a xlink:href="https://books.toscrape.com/media/cache/01/c8/01c847671683538fcf084eede54d6270.jpg" xlink:type="simple">https://books.toscrape.com/../media/cache/01/c8/01c847671683538fcf084eede54d627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Obsession</text:p>
          </table:table-cell>
          <table:table-cell office:value-type="string" calcext:value-type="string">
            <text:p>£45.43</text:p>
          </table:table-cell>
          <table:table-cell office:value-type="string" calcext:value-type="string">
            <text:p><text:a xlink:href="https://books.toscrape.com/media/cache/24/93/2493c74c614afcc435cc00e33bd55f64.jpg" xlink:type="simple">https://books.toscrape.com/../media/cache/24/93/2493c74c614afcc435cc00e33bd55f6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Nightingale</text:p>
          </table:table-cell>
          <table:table-cell office:value-type="string" calcext:value-type="string">
            <text:p>£26.26</text:p>
          </table:table-cell>
          <table:table-cell office:value-type="string" calcext:value-type="string">
            <text:p><text:a xlink:href="https://books.toscrape.com/media/cache/77/aa/77aa0ef1f62a0b0b40000a81f65c4e65.jpg" xlink:type="simple">https://books.toscrape.com/../media/cache/77/aa/77aa0ef1f62a0b0b40000a81f65c4e6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New Guy (and Other Senior Year Distractions)</text:p>
          </table:table-cell>
          <table:table-cell office:value-type="string" calcext:value-type="string">
            <text:p>£44.92</text:p>
          </table:table-cell>
          <table:table-cell office:value-type="string" calcext:value-type="string">
            <text:p><text:a xlink:href="https://books.toscrape.com/media/cache/d8/9d/d89dc869d5ea1462fd746ac6de97583f.jpg" xlink:type="simple">https://books.toscrape.com/../media/cache/d8/9d/d89dc869d5ea1462fd746ac6de97583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Nanny Diaries (Nanny #1)</text:p>
          </table:table-cell>
          <table:table-cell office:value-type="string" calcext:value-type="string">
            <text:p>£52.53</text:p>
          </table:table-cell>
          <table:table-cell office:value-type="string" calcext:value-type="string">
            <text:p><text:a xlink:href="https://books.toscrape.com/media/cache/63/5f/635fb981e464f7427787824b20a15e71.jpg" xlink:type="simple">https://books.toscrape.com/../media/cache/63/5f/635fb981e464f7427787824b20a15e7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Name of God is Mercy</text:p>
          </table:table-cell>
          <table:table-cell office:value-type="string" calcext:value-type="string">
            <text:p>£37.25</text:p>
          </table:table-cell>
          <table:table-cell office:value-type="string" calcext:value-type="string">
            <text:p><text:a xlink:href="https://books.toscrape.com/media/cache/d2/41/d241ca89679593a589a6614162ab6eb6.jpg" xlink:type="simple">https://books.toscrape.com/../media/cache/d2/41/d241ca89679593a589a6614162ab6eb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aze Runner (The Maze Runner #1)</text:p>
          </table:table-cell>
          <table:table-cell office:value-type="string" calcext:value-type="string">
            <text:p>£20.93</text:p>
          </table:table-cell>
          <table:table-cell office:value-type="string" calcext:value-type="string">
            <text:p><text:a xlink:href="https://books.toscrape.com/media/cache/5e/87/5e87e44785de47c2a03091deaa82330f.jpg" xlink:type="simple">https://books.toscrape.com/../media/cache/5e/87/5e87e44785de47c2a03091deaa82330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over's Dictionary</text:p>
          </table:table-cell>
          <table:table-cell office:value-type="string" calcext:value-type="string">
            <text:p>£58.09</text:p>
          </table:table-cell>
          <table:table-cell office:value-type="string" calcext:value-type="string">
            <text:p><text:a xlink:href="https://books.toscrape.com/media/cache/47/e7/47e7563b0731a2b8131233f70d211f7a.jpg" xlink:type="simple">https://books.toscrape.com/../media/cache/47/e7/47e7563b0731a2b8131233f70d211f7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onely Ones</text:p>
          </table:table-cell>
          <table:table-cell office:value-type="string" calcext:value-type="string">
            <text:p>£43.59</text:p>
          </table:table-cell>
          <table:table-cell office:value-type="string" calcext:value-type="string">
            <text:p><text:a xlink:href="https://books.toscrape.com/media/cache/21/bd/21bdf7ae21476b1debf4aa3eefe6f29d.jpg" xlink:type="simple">https://books.toscrape.com/../media/cache/21/bd/21bdf7ae21476b1debf4aa3eefe6f29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ean Startup: How Today's Entrepreneurs Use Continuous Innovation to Create Radically Successful Businesses</text:p>
          </table:table-cell>
          <table:table-cell office:value-type="string" calcext:value-type="string">
            <text:p>£33.92</text:p>
          </table:table-cell>
          <table:table-cell office:value-type="string" calcext:value-type="string">
            <text:p><text:a xlink:href="https://books.toscrape.com/media/cache/39/f1/39f167dff90d7f84f5c8dc5e05d4051b.jpg" xlink:type="simple">https://books.toscrape.com/../media/cache/39/f1/39f167dff90d7f84f5c8dc5e05d4051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ast Painting of Sara de Vos</text:p>
          </table:table-cell>
          <table:table-cell office:value-type="string" calcext:value-type="string">
            <text:p>£55.55</text:p>
          </table:table-cell>
          <table:table-cell office:value-type="string" calcext:value-type="string">
            <text:p><text:a xlink:href="https://books.toscrape.com/media/cache/bf/fd/bffd473ab232c5f35e8c81bb927f1624.jpg" xlink:type="simple">https://books.toscrape.com/../media/cache/bf/fd/bffd473ab232c5f35e8c81bb927f162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and of 10,000 Madonnas</text:p>
          </table:table-cell>
          <table:table-cell office:value-type="string" calcext:value-type="string">
            <text:p>£29.64</text:p>
          </table:table-cell>
          <table:table-cell office:value-type="string" calcext:value-type="string">
            <text:p><text:a xlink:href="https://books.toscrape.com/media/cache/ae/93/ae93b007df22c99ea2ff2f907b06663e.jpg" xlink:type="simple">https://books.toscrape.com/../media/cache/ae/93/ae93b007df22c99ea2ff2f907b06663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Infinities</text:p>
          </table:table-cell>
          <table:table-cell office:value-type="string" calcext:value-type="string">
            <text:p>£27.41</text:p>
          </table:table-cell>
          <table:table-cell office:value-type="string" calcext:value-type="string">
            <text:p><text:a xlink:href="https://books.toscrape.com/media/cache/9c/44/9c445b33d53b3810f1c12f4adad71a27.jpg" xlink:type="simple">https://books.toscrape.com/../media/cache/9c/44/9c445b33d53b3810f1c12f4adad71a2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Husband's Secret</text:p>
          </table:table-cell>
          <table:table-cell office:value-type="string" calcext:value-type="string">
            <text:p>£52.51</text:p>
          </table:table-cell>
          <table:table-cell office:value-type="string" calcext:value-type="string">
            <text:p><text:a xlink:href="https://books.toscrape.com/media/cache/f0/5b/f05be79a4b319e24819c318e35e6963c.jpg" xlink:type="simple">https://books.toscrape.com/../media/cache/f0/5b/f05be79a4b319e24819c318e35e6963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Hitchhiker's Guide to the Galaxy (Hitchhiker's Guide to the Galaxy #1)</text:p>
          </table:table-cell>
          <table:table-cell office:value-type="string" calcext:value-type="string">
            <text:p>£47.80</text:p>
          </table:table-cell>
          <table:table-cell office:value-type="string" calcext:value-type="string">
            <text:p><text:a xlink:href="https://books.toscrape.com/media/cache/41/74/41747f533b211d324799a03dc64ed175.jpg" xlink:type="simple">https://books.toscrape.com/../media/cache/41/74/41747f533b211d324799a03dc64ed17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uns of August</text:p>
          </table:table-cell>
          <table:table-cell office:value-type="string" calcext:value-type="string">
            <text:p>£14.54</text:p>
          </table:table-cell>
          <table:table-cell office:value-type="string" calcext:value-type="string">
            <text:p><text:a xlink:href="https://books.toscrape.com/media/cache/06/c8/06c897070611b78b80a37333cbb7851c.jpg" xlink:type="simple">https://books.toscrape.com/../media/cache/06/c8/06c897070611b78b80a37333cbb7851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uernsey Literary and Potato Peel Pie Society</text:p>
          </table:table-cell>
          <table:table-cell office:value-type="string" calcext:value-type="string">
            <text:p>£49.53</text:p>
          </table:table-cell>
          <table:table-cell office:value-type="string" calcext:value-type="string">
            <text:p><text:a xlink:href="https://books.toscrape.com/media/cache/18/f7/18f7bf6366cd7a8b947fd790d808047b.jpg" xlink:type="simple">https://books.toscrape.com/../media/cache/18/f7/18f7bf6366cd7a8b947fd790d808047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oldfinch</text:p>
          </table:table-cell>
          <table:table-cell office:value-type="string" calcext:value-type="string">
            <text:p>£43.58</text:p>
          </table:table-cell>
          <table:table-cell office:value-type="string" calcext:value-type="string">
            <text:p><text:a xlink:href="https://books.toscrape.com/media/cache/fb/4d/fb4dde3351d00ef104f29aeecd2d41fb.jpg" xlink:type="simple">https://books.toscrape.com/../media/cache/fb/4d/fb4dde3351d00ef104f29aeecd2d41f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iver (The Giver Quartet #1)</text:p>
          </table:table-cell>
          <table:table-cell office:value-type="string" calcext:value-type="string">
            <text:p>£12.30</text:p>
          </table:table-cell>
          <table:table-cell office:value-type="string" calcext:value-type="string">
            <text:p><text:a xlink:href="https://books.toscrape.com/media/cache/b3/ed/b3eda9490c9e2ed02c3a8650e687731b.jpg" xlink:type="simple">https://books.toscrape.com/../media/cache/b3/ed/b3eda9490c9e2ed02c3a8650e687731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irl with All the Gifts</text:p>
          </table:table-cell>
          <table:table-cell office:value-type="string" calcext:value-type="string">
            <text:p>£49.47</text:p>
          </table:table-cell>
          <table:table-cell office:value-type="string" calcext:value-type="string">
            <text:p><text:a xlink:href="https://books.toscrape.com/media/cache/41/c7/41c74d82b853606fe98182c417b4669c.jpg" xlink:type="simple">https://books.toscrape.com/../media/cache/41/c7/41c74d82b853606fe98182c417b4669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irl Who Played with Fire (Millennium Trilogy #2)</text:p>
          </table:table-cell>
          <table:table-cell office:value-type="string" calcext:value-type="string">
            <text:p>£22.14</text:p>
          </table:table-cell>
          <table:table-cell office:value-type="string" calcext:value-type="string">
            <text:p><text:a xlink:href="https://books.toscrape.com/media/cache/11/71/117145e4525b2e801e2cd1ba4dd70441.jpg" xlink:type="simple">https://books.toscrape.com/../media/cache/11/71/117145e4525b2e801e2cd1ba4dd7044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irl Who Kicked the Hornet's Nest (Millennium Trilogy #3)</text:p>
          </table:table-cell>
          <table:table-cell office:value-type="string" calcext:value-type="string">
            <text:p>£57.48</text:p>
          </table:table-cell>
          <table:table-cell office:value-type="string" calcext:value-type="string">
            <text:p><text:a xlink:href="https://books.toscrape.com/media/cache/2a/a2/2aa2d8c4a8bfc1972c806ca16718e5c5.jpg" xlink:type="simple">https://books.toscrape.com/../media/cache/2a/a2/2aa2d8c4a8bfc1972c806ca16718e5c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Exiled</text:p>
          </table:table-cell>
          <table:table-cell office:value-type="string" calcext:value-type="string">
            <text:p>£43.45</text:p>
          </table:table-cell>
          <table:table-cell office:value-type="string" calcext:value-type="string">
            <text:p><text:a xlink:href="https://books.toscrape.com/media/cache/2d/1a/2d1aeb1cc8a23064164e230fa232cc04.jpg" xlink:type="simple">https://books.toscrape.com/../media/cache/2d/1a/2d1aeb1cc8a23064164e230fa232cc0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End of Faith: Religion, Terror, and the Future of Reason</text:p>
          </table:table-cell>
          <table:table-cell office:value-type="string" calcext:value-type="string">
            <text:p>£22.13</text:p>
          </table:table-cell>
          <table:table-cell office:value-type="string" calcext:value-type="string">
            <text:p><text:a xlink:href="https://books.toscrape.com/media/cache/9d/56/9d5631724c6496b2f012fa5d2f2b6abd.jpg" xlink:type="simple">https://books.toscrape.com/../media/cache/9d/56/9d5631724c6496b2f012fa5d2f2b6ab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Elegant Universe: Superstrings, Hidden Dimensions, and the Quest for the Ultimate Theory</text:p>
          </table:table-cell>
          <table:table-cell office:value-type="string" calcext:value-type="string">
            <text:p>£13.03</text:p>
          </table:table-cell>
          <table:table-cell office:value-type="string" calcext:value-type="string">
            <text:p><text:a xlink:href="https://books.toscrape.com/media/cache/69/c8/69c83860995cde393dbe6690ec3f1d4f.jpg" xlink:type="simple">https://books.toscrape.com/../media/cache/69/c8/69c83860995cde393dbe6690ec3f1d4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Disappearing Spoon: And Other True Tales of Madness, Love, and the History of the World from the Periodic Table of the Elements</text:p>
          </table:table-cell>
          <table:table-cell office:value-type="string" calcext:value-type="string">
            <text:p>£57.35</text:p>
          </table:table-cell>
          <table:table-cell office:value-type="string" calcext:value-type="string">
            <text:p><text:a xlink:href="https://books.toscrape.com/media/cache/f9/69/f969969428b505970a46272fdcea00d3.jpg" xlink:type="simple">https://books.toscrape.com/../media/cache/f9/69/f969969428b505970a46272fdcea00d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Devil Wears Prada (The Devil Wears Prada #1)</text:p>
          </table:table-cell>
          <table:table-cell office:value-type="string" calcext:value-type="string">
            <text:p>£44.29</text:p>
          </table:table-cell>
          <table:table-cell office:value-type="string" calcext:value-type="string">
            <text:p><text:a xlink:href="https://books.toscrape.com/media/cache/87/d3/87d34d376555dd0cb75030d1059cc144.jpg" xlink:type="simple">https://books.toscrape.com/../media/cache/87/d3/87d34d376555dd0cb75030d1059cc14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Demon-Haunted World: Science as a Candle in the Dark</text:p>
          </table:table-cell>
          <table:table-cell office:value-type="string" calcext:value-type="string">
            <text:p>£52.25</text:p>
          </table:table-cell>
          <table:table-cell office:value-type="string" calcext:value-type="string">
            <text:p><text:a xlink:href="https://books.toscrape.com/media/cache/4a/35/4a352dc298e4bbe6ba5f81bbc0d41ca0.jpg" xlink:type="simple">https://books.toscrape.com/../media/cache/4a/35/4a352dc298e4bbe6ba5f81bbc0d41ca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Day the Crayons Came Home (Crayons)</text:p>
          </table:table-cell>
          <table:table-cell office:value-type="string" calcext:value-type="string">
            <text:p>£26.33</text:p>
          </table:table-cell>
          <table:table-cell office:value-type="string" calcext:value-type="string">
            <text:p><text:a xlink:href="https://books.toscrape.com/media/cache/ec/08/ec08efebaa33a403e54080b48c139794.jpg" xlink:type="simple">https://books.toscrape.com/../media/cache/ec/08/ec08efebaa33a403e54080b48c13979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Da Vinci Code (Robert Langdon #2)</text:p>
          </table:table-cell>
          <table:table-cell office:value-type="string" calcext:value-type="string">
            <text:p>£22.96</text:p>
          </table:table-cell>
          <table:table-cell office:value-type="string" calcext:value-type="string">
            <text:p><text:a xlink:href="https://books.toscrape.com/media/cache/cf/d5/cfd553eaa00f4d6091c459081cd98199.jpg" xlink:type="simple">https://books.toscrape.com/../media/cache/cf/d5/cfd553eaa00f4d6091c459081cd9819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Cuckoo's Calling (Cormoran Strike #1)</text:p>
          </table:table-cell>
          <table:table-cell office:value-type="string" calcext:value-type="string">
            <text:p>£19.21</text:p>
          </table:table-cell>
          <table:table-cell office:value-type="string" calcext:value-type="string">
            <text:p><text:a xlink:href="https://books.toscrape.com/media/cache/11/81/11815f24d043f77d4f09a3522a688a5c.jpg" xlink:type="simple">https://books.toscrape.com/../media/cache/11/81/11815f24d043f77d4f09a3522a688a5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Complete Stories and Poems (The Works of Edgar Allan Poe [Cameo Edition])</text:p>
          </table:table-cell>
          <table:table-cell office:value-type="string" calcext:value-type="string">
            <text:p>£26.78</text:p>
          </table:table-cell>
          <table:table-cell office:value-type="string" calcext:value-type="string">
            <text:p><text:a xlink:href="https://books.toscrape.com/media/cache/42/c4/42c48f11b7e70a0f76c5ba9cb5c5018a.jpg" xlink:type="simple">https://books.toscrape.com/../media/cache/42/c4/42c48f11b7e70a0f76c5ba9cb5c5018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Complete Poems</text:p>
          </table:table-cell>
          <table:table-cell office:value-type="string" calcext:value-type="string">
            <text:p>£41.32</text:p>
          </table:table-cell>
          <table:table-cell office:value-type="string" calcext:value-type="string">
            <text:p><text:a xlink:href="https://books.toscrape.com/media/cache/e5/f2/e5f270cf4a079a7d411439abe17691e0.jpg" xlink:type="simple">https://books.toscrape.com/../media/cache/e5/f2/e5f270cf4a079a7d411439abe17691e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Catcher in the Rye</text:p>
          </table:table-cell>
          <table:table-cell office:value-type="string" calcext:value-type="string">
            <text:p>£24.55</text:p>
          </table:table-cell>
          <table:table-cell office:value-type="string" calcext:value-type="string">
            <text:p><text:a xlink:href="https://books.toscrape.com/media/cache/70/f4/70f4dbf8110363f4e7ef32db0ce2a675.jpg" xlink:type="simple">https://books.toscrape.com/../media/cache/70/f4/70f4dbf8110363f4e7ef32db0ce2a67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Cat in the Hat (Beginner Books B-1)</text:p>
          </table:table-cell>
          <table:table-cell office:value-type="string" calcext:value-type="string">
            <text:p>£16.26</text:p>
          </table:table-cell>
          <table:table-cell office:value-type="string" calcext:value-type="string">
            <text:p><text:a xlink:href="https://books.toscrape.com/media/cache/9b/f1/9bf106306301a44635aa7bd381c84e4d.jpg" xlink:type="simple">https://books.toscrape.com/../media/cache/9b/f1/9bf106306301a44635aa7bd381c84e4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Case for Christ (Cases for Christianity)</text:p>
          </table:table-cell>
          <table:table-cell office:value-type="string" calcext:value-type="string">
            <text:p>£47.84</text:p>
          </table:table-cell>
          <table:table-cell office:value-type="string" calcext:value-type="string">
            <text:p><text:a xlink:href="https://books.toscrape.com/media/cache/12/3d/123d05986974943a58c5cfa518e11e6d.jpg" xlink:type="simple">https://books.toscrape.com/../media/cache/12/3d/123d05986974943a58c5cfa518e11e6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ook Thief</text:p>
          </table:table-cell>
          <table:table-cell office:value-type="string" calcext:value-type="string">
            <text:p>£53.49</text:p>
          </table:table-cell>
          <table:table-cell office:value-type="string" calcext:value-type="string">
            <text:p><text:a xlink:href="https://books.toscrape.com/media/cache/ff/a0/ffa08bf29ae0a5c9e91564dba71cde90.jpg" xlink:type="simple">https://books.toscrape.com/../media/cache/ff/a0/ffa08bf29ae0a5c9e91564dba71cde9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ook of Basketball: The NBA According to The Sports Guy</text:p>
          </table:table-cell>
          <table:table-cell office:value-type="string" calcext:value-type="string">
            <text:p>£44.84</text:p>
          </table:table-cell>
          <table:table-cell office:value-type="string" calcext:value-type="string">
            <text:p><text:a xlink:href="https://books.toscrape.com/media/cache/61/2c/612caeb0b2acb35c100629f0f52a40d7.jpg" xlink:type="simple">https://books.toscrape.com/../media/cache/61/2c/612caeb0b2acb35c100629f0f52a40d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lind Side: Evolution of a Game</text:p>
          </table:table-cell>
          <table:table-cell office:value-type="string" calcext:value-type="string">
            <text:p>£53.71</text:p>
          </table:table-cell>
          <table:table-cell office:value-type="string" calcext:value-type="string">
            <text:p><text:a xlink:href="https://books.toscrape.com/media/cache/5e/ee/5eeecab909b9e87ddfb6e3d31078fbbf.jpg" xlink:type="simple">https://books.toscrape.com/../media/cache/5e/ee/5eeecab909b9e87ddfb6e3d31078fbb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Autobiography of Malcolm X</text:p>
          </table:table-cell>
          <table:table-cell office:value-type="string" calcext:value-type="string">
            <text:p>£23.43</text:p>
          </table:table-cell>
          <table:table-cell office:value-type="string" calcext:value-type="string">
            <text:p><text:a xlink:href="https://books.toscrape.com/media/cache/84/07/84074b59293cc5bf4012ef0f60e90c4f.jpg" xlink:type="simple">https://books.toscrape.com/../media/cache/84/07/84074b59293cc5bf4012ef0f60e90c4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Art of Simple Food: Notes, Lessons, and Recipes from a Delicious Revolution</text:p>
          </table:table-cell>
          <table:table-cell office:value-type="string" calcext:value-type="string">
            <text:p>£34.32</text:p>
          </table:table-cell>
          <table:table-cell office:value-type="string" calcext:value-type="string">
            <text:p><text:a xlink:href="https://books.toscrape.com/media/cache/96/57/9657c6d89024e343879a7b5512474f1e.jpg" xlink:type="simple">https://books.toscrape.com/../media/cache/96/57/9657c6d89024e343879a7b5512474f1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Art of Fielding</text:p>
          </table:table-cell>
          <table:table-cell office:value-type="string" calcext:value-type="string">
            <text:p>£22.10</text:p>
          </table:table-cell>
          <table:table-cell office:value-type="string" calcext:value-type="string">
            <text:p><text:a xlink:href="https://books.toscrape.com/media/cache/68/a6/68a6112c857e595c684f2a1a3287ba16.jpg" xlink:type="simple">https://books.toscrape.com/../media/cache/68/a6/68a6112c857e595c684f2a1a3287ba1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urely You're Joking, Mr. Feynman!: Adventures of a Curious Character</text:p>
          </table:table-cell>
          <table:table-cell office:value-type="string" calcext:value-type="string">
            <text:p>£25.83</text:p>
          </table:table-cell>
          <table:table-cell office:value-type="string" calcext:value-type="string">
            <text:p><text:a xlink:href="https://books.toscrape.com/media/cache/f8/bc/f8bcd489d33473e0819beaecccd5ebac.jpg" xlink:type="simple">https://books.toscrape.com/../media/cache/f8/bc/f8bcd489d33473e0819beaecccd5eba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tiff: The Curious Lives of Human Cadavers</text:p>
          </table:table-cell>
          <table:table-cell office:value-type="string" calcext:value-type="string">
            <text:p>£36.74</text:p>
          </table:table-cell>
          <table:table-cell office:value-type="string" calcext:value-type="string">
            <text:p><text:a xlink:href="https://books.toscrape.com/media/cache/a0/a0/a0a013b029130df92073f547df83ee5c.jpg" xlink:type="simple">https://books.toscrape.com/../media/cache/a0/a0/a0a013b029130df92073f547df83ee5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pilled Milk: Based on a True Story</text:p>
          </table:table-cell>
          <table:table-cell office:value-type="string" calcext:value-type="string">
            <text:p>£49.51</text:p>
          </table:table-cell>
          <table:table-cell office:value-type="string" calcext:value-type="string">
            <text:p><text:a xlink:href="https://books.toscrape.com/media/cache/a8/0d/a80d4310cab08a3660149fd3f2cf15c7.jpg" xlink:type="simple">https://books.toscrape.com/../media/cache/a8/0d/a80d4310cab08a3660149fd3f2cf15c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omething Borrowed (Darcy &amp; Rachel #1)</text:p>
          </table:table-cell>
          <table:table-cell office:value-type="string" calcext:value-type="string">
            <text:p>£48.96</text:p>
          </table:table-cell>
          <table:table-cell office:value-type="string" calcext:value-type="string">
            <text:p><text:a xlink:href="https://books.toscrape.com/media/cache/6d/6d/6d6d5799190b4f9ef89f3bbc8b67d60d.jpg" xlink:type="simple">https://books.toscrape.com/../media/cache/6d/6d/6d6d5799190b4f9ef89f3bbc8b67d60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omething Blue (Darcy &amp; Rachel #2)</text:p>
          </table:table-cell>
          <table:table-cell office:value-type="string" calcext:value-type="string">
            <text:p>£54.62</text:p>
          </table:table-cell>
          <table:table-cell office:value-type="string" calcext:value-type="string">
            <text:p><text:a xlink:href="https://books.toscrape.com/media/cache/72/f5/72f5ed312bc82afa386c9cd48d4e36dd.jpg" xlink:type="simple">https://books.toscrape.com/../media/cache/72/f5/72f5ed312bc82afa386c9cd48d4e36d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oldier (Talon #3)</text:p>
          </table:table-cell>
          <table:table-cell office:value-type="string" calcext:value-type="string">
            <text:p>£24.72</text:p>
          </table:table-cell>
          <table:table-cell office:value-type="string" calcext:value-type="string">
            <text:p><text:a xlink:href="https://books.toscrape.com/media/cache/7b/96/7b96f6e11b388ee800c7fd17fe479444.jpg" xlink:type="simple">https://books.toscrape.com/../media/cache/7b/96/7b96f6e11b388ee800c7fd17fe47944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hopaholic &amp; Baby (Shopaholic #5)</text:p>
          </table:table-cell>
          <table:table-cell office:value-type="string" calcext:value-type="string">
            <text:p>£46.45</text:p>
          </table:table-cell>
          <table:table-cell office:value-type="string" calcext:value-type="string">
            <text:p><text:a xlink:href="https://books.toscrape.com/media/cache/f0/a4/f0a48c8cc6acd322eacd9d35e55d63e7.jpg" xlink:type="simple">https://books.toscrape.com/../media/cache/f0/a4/f0a48c8cc6acd322eacd9d35e55d63e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even Days in the Art World</text:p>
          </table:table-cell>
          <table:table-cell office:value-type="string" calcext:value-type="string">
            <text:p>£52.33</text:p>
          </table:table-cell>
          <table:table-cell office:value-type="string" calcext:value-type="string">
            <text:p><text:a xlink:href="https://books.toscrape.com/media/cache/35/2c/352c1a7e155c5d03d073bf8ce1564caa.jpg" xlink:type="simple">https://books.toscrape.com/../media/cache/35/2c/352c1a7e155c5d03d073bf8ce1564ca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even Brief Lessons on Physics</text:p>
          </table:table-cell>
          <table:table-cell office:value-type="string" calcext:value-type="string">
            <text:p>£30.60</text:p>
          </table:table-cell>
          <table:table-cell office:value-type="string" calcext:value-type="string">
            <text:p><text:a xlink:href="https://books.toscrape.com/media/cache/c8/63/c863c222c130a1bc8685a1242dd2523d.jpg" xlink:type="simple">https://books.toscrape.com/../media/cache/c8/63/c863c222c130a1bc8685a1242dd2523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carlet (The Lunar Chronicles #2)</text:p>
          </table:table-cell>
          <table:table-cell office:value-type="string" calcext:value-type="string">
            <text:p>£14.57</text:p>
          </table:table-cell>
          <table:table-cell office:value-type="string" calcext:value-type="string">
            <text:p><text:a xlink:href="https://books.toscrape.com/media/cache/b6/5c/b65c3622c0da689990fd1d7f1a0b826c.jpg" xlink:type="simple">https://books.toscrape.com/../media/cache/b6/5c/b65c3622c0da689990fd1d7f1a0b826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arah's Key</text:p>
          </table:table-cell>
          <table:table-cell office:value-type="string" calcext:value-type="string">
            <text:p>£46.29</text:p>
          </table:table-cell>
          <table:table-cell office:value-type="string" calcext:value-type="string">
            <text:p><text:a xlink:href="https://books.toscrape.com/media/cache/95/b2/95b235aeeae2d1849b78562f36e10aec.jpg" xlink:type="simple">https://books.toscrape.com/../media/cache/95/b2/95b235aeeae2d1849b78562f36e10ae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aga, Volume 3 (Saga (Collected Editions) #3)</text:p>
          </table:table-cell>
          <table:table-cell office:value-type="string" calcext:value-type="string">
            <text:p>£21.57</text:p>
          </table:table-cell>
          <table:table-cell office:value-type="string" calcext:value-type="string">
            <text:p><text:a xlink:href="https://books.toscrape.com/media/cache/d8/fd/d8fd30b3e5781e880a3efe4c9495b417.jpg" xlink:type="simple">https://books.toscrape.com/../media/cache/d8/fd/d8fd30b3e5781e880a3efe4c9495b41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unning with Scissors</text:p>
          </table:table-cell>
          <table:table-cell office:value-type="string" calcext:value-type="string">
            <text:p>£12.91</text:p>
          </table:table-cell>
          <table:table-cell office:value-type="string" calcext:value-type="string">
            <text:p><text:a xlink:href="https://books.toscrape.com/media/cache/66/c7/66c7a1537c8901e1e4ec217d1956bae8.jpg" xlink:type="simple">https://books.toscrape.com/../media/cache/66/c7/66c7a1537c8901e1e4ec217d1956bae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ogue Lawyer (Rogue Lawyer #1)</text:p>
          </table:table-cell>
          <table:table-cell office:value-type="string" calcext:value-type="string">
            <text:p>£50.11</text:p>
          </table:table-cell>
          <table:table-cell office:value-type="string" calcext:value-type="string">
            <text:p><text:a xlink:href="https://books.toscrape.com/media/cache/92/e4/92e4e180ba8fbde3b8ac0c1e71cfc5f4.jpg" xlink:type="simple">https://books.toscrape.com/../media/cache/92/e4/92e4e180ba8fbde3b8ac0c1e71cfc5f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ise of the Rocket Girls: The Women Who Propelled Us, from Missiles to the Moon to Mars</text:p>
          </table:table-cell>
          <table:table-cell office:value-type="string" calcext:value-type="string">
            <text:p>£41.67</text:p>
          </table:table-cell>
          <table:table-cell office:value-type="string" calcext:value-type="string">
            <text:p><text:a xlink:href="https://books.toscrape.com/media/cache/05/42/05428b0c7b79d0dbc521fd621e754083.jpg" xlink:type="simple">https://books.toscrape.com/../media/cache/05/42/05428b0c7b79d0dbc521fd621e75408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ework</text:p>
          </table:table-cell>
          <table:table-cell office:value-type="string" calcext:value-type="string">
            <text:p>£44.88</text:p>
          </table:table-cell>
          <table:table-cell office:value-type="string" calcext:value-type="string">
            <text:p><text:a xlink:href="https://books.toscrape.com/media/cache/54/10/5410a58193e2373c04b3021ade78a82b.jpg" xlink:type="simple">https://books.toscrape.com/../media/cache/54/10/5410a58193e2373c04b3021ade78a82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eservations for Two</text:p>
          </table:table-cell>
          <table:table-cell office:value-type="string" calcext:value-type="string">
            <text:p>£11.10</text:p>
          </table:table-cell>
          <table:table-cell office:value-type="string" calcext:value-type="string">
            <text:p><text:a xlink:href="https://books.toscrape.com/media/cache/39/a4/39a4d96a5bc75a34aae97676a4b854fa.jpg" xlink:type="simple">https://books.toscrape.com/../media/cache/39/a4/39a4d96a5bc75a34aae97676a4b854f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ed: The True Story of Red Riding Hood</text:p>
          </table:table-cell>
          <table:table-cell office:value-type="string" calcext:value-type="string">
            <text:p>£28.54</text:p>
          </table:table-cell>
          <table:table-cell office:value-type="string" calcext:value-type="string">
            <text:p><text:a xlink:href="https://books.toscrape.com/media/cache/70/4e/704e81b05e56dd84ecf607ea283952db.jpg" xlink:type="simple">https://books.toscrape.com/../media/cache/70/4e/704e81b05e56dd84ecf607ea283952d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eady Player One</text:p>
          </table:table-cell>
          <table:table-cell office:value-type="string" calcext:value-type="string">
            <text:p>£19.07</text:p>
          </table:table-cell>
          <table:table-cell office:value-type="string" calcext:value-type="string">
            <text:p><text:a xlink:href="https://books.toscrape.com/media/cache/51/34/513418bd1c6114f3ea1fd703278e20ef.jpg" xlink:type="simple">https://books.toscrape.com/../media/cache/51/34/513418bd1c6114f3ea1fd703278e20e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Quiet: The Power of Introverts in a World That Can't Stop Talking</text:p>
          </table:table-cell>
          <table:table-cell office:value-type="string" calcext:value-type="string">
            <text:p>£43.55</text:p>
          </table:table-cell>
          <table:table-cell office:value-type="string" calcext:value-type="string">
            <text:p><text:a xlink:href="https://books.toscrape.com/media/cache/ee/3a/ee3aebe36d1d0fa11a95a07067294b8c.jpg" xlink:type="simple">https://books.toscrape.com/../media/cache/ee/3a/ee3aebe36d1d0fa11a95a07067294b8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digy: The Graphic Novel (Legend: The Graphic Novel #2)</text:p>
          </table:table-cell>
          <table:table-cell office:value-type="string" calcext:value-type="string">
            <text:p>£43.63</text:p>
          </table:table-cell>
          <table:table-cell office:value-type="string" calcext:value-type="string">
            <text:p><text:a xlink:href="https://books.toscrape.com/media/cache/c9/a5/c9a559e3ba407c1d70ebfc4e2f0d82db.jpg" xlink:type="simple">https://books.toscrape.com/../media/cache/c9/a5/c9a559e3ba407c1d70ebfc4e2f0d82d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ersepolis: The Story of a Childhood (Persepolis #1-2)</text:p>
          </table:table-cell>
          <table:table-cell office:value-type="string" calcext:value-type="string">
            <text:p>£39.13</text:p>
          </table:table-cell>
          <table:table-cell office:value-type="string" calcext:value-type="string">
            <text:p><text:a xlink:href="https://books.toscrape.com/media/cache/14/98/14987a55d9609e706d2619814e2a8b0a.jpg" xlink:type="simple">https://books.toscrape.com/../media/cache/14/98/14987a55d9609e706d2619814e2a8b0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acking for Mars: The Curious Science of Life in the Void</text:p>
          </table:table-cell>
          <table:table-cell office:value-type="string" calcext:value-type="string">
            <text:p>£56.68</text:p>
          </table:table-cell>
          <table:table-cell office:value-type="string" calcext:value-type="string">
            <text:p><text:a xlink:href="https://books.toscrape.com/media/cache/8d/72/8d7216b05e1b5edf9bdb0d2db295ca33.jpg" xlink:type="simple">https://books.toscrape.com/../media/cache/8d/72/8d7216b05e1b5edf9bdb0d2db295ca3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utliers: The Story of Success</text:p>
          </table:table-cell>
          <table:table-cell office:value-type="string" calcext:value-type="string">
            <text:p>£14.16</text:p>
          </table:table-cell>
          <table:table-cell office:value-type="string" calcext:value-type="string">
            <text:p><text:a xlink:href="https://books.toscrape.com/media/cache/70/37/70372ab3240019fbe2de6cd407c98675.jpg" xlink:type="simple">https://books.toscrape.com/../media/cache/70/37/70372ab3240019fbe2de6cd407c9867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riginal Fake</text:p>
          </table:table-cell>
          <table:table-cell office:value-type="string" calcext:value-type="string">
            <text:p>£31.45</text:p>
          </table:table-cell>
          <table:table-cell office:value-type="string" calcext:value-type="string">
            <text:p><text:a xlink:href="https://books.toscrape.com/media/cache/e7/29/e72934871f9b42a807d976670a446e12.jpg" xlink:type="simple">https://books.toscrape.com/../media/cache/e7/29/e72934871f9b42a807d976670a446e1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range Is the New Black</text:p>
          </table:table-cell>
          <table:table-cell office:value-type="string" calcext:value-type="string">
            <text:p>£24.61</text:p>
          </table:table-cell>
          <table:table-cell office:value-type="string" calcext:value-type="string">
            <text:p><text:a xlink:href="https://books.toscrape.com/media/cache/d9/ea/d9ea34aea25469189bca07af6a18790a.jpg" xlink:type="simple">https://books.toscrape.com/../media/cache/d9/ea/d9ea34aea25469189bca07af6a18790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ne for the Money (Stephanie Plum #1)</text:p>
          </table:table-cell>
          <table:table-cell office:value-type="string" calcext:value-type="string">
            <text:p>£32.87</text:p>
          </table:table-cell>
          <table:table-cell office:value-type="string" calcext:value-type="string">
            <text:p><text:a xlink:href="https://books.toscrape.com/media/cache/4e/52/4e52f087337abef25de62845f093ed6e.jpg" xlink:type="simple">https://books.toscrape.com/../media/cache/4e/52/4e52f087337abef25de62845f093ed6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otes from a Small Island (Notes From a Small Island #1)</text:p>
          </table:table-cell>
          <table:table-cell office:value-type="string" calcext:value-type="string">
            <text:p>£40.17</text:p>
          </table:table-cell>
          <table:table-cell office:value-type="string" calcext:value-type="string">
            <text:p><text:a xlink:href="https://books.toscrape.com/media/cache/61/39/61393c43f7caaccaa07daccaa8530736.jpg" xlink:type="simple">https://books.toscrape.com/../media/cache/61/39/61393c43f7caaccaa07daccaa853073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ight (The Night Trilogy #1)</text:p>
          </table:table-cell>
          <table:table-cell office:value-type="string" calcext:value-type="string">
            <text:p>£13.51</text:p>
          </table:table-cell>
          <table:table-cell office:value-type="string" calcext:value-type="string">
            <text:p><text:a xlink:href="https://books.toscrape.com/media/cache/e3/cc/e3ccf96311f9c1b9e9ecc80e16c05f4e.jpg" xlink:type="simple">https://books.toscrape.com/../media/cache/e3/cc/e3ccf96311f9c1b9e9ecc80e16c05f4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either Here nor There: Travels in Europe</text:p>
          </table:table-cell>
          <table:table-cell office:value-type="string" calcext:value-type="string">
            <text:p>£38.95</text:p>
          </table:table-cell>
          <table:table-cell office:value-type="string" calcext:value-type="string">
            <text:p><text:a xlink:href="https://books.toscrape.com/media/cache/06/81/0681530a7bc301caf5c3257e1b0f0750.jpg" xlink:type="simple">https://books.toscrape.com/../media/cache/06/81/0681530a7bc301caf5c3257e1b0f075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aked</text:p>
          </table:table-cell>
          <table:table-cell office:value-type="string" calcext:value-type="string">
            <text:p>£31.69</text:p>
          </table:table-cell>
          <table:table-cell office:value-type="string" calcext:value-type="string">
            <text:p><text:a xlink:href="https://books.toscrape.com/media/cache/e7/12/e71268a559d73826aa64151d47357a12.jpg" xlink:type="simple">https://books.toscrape.com/../media/cache/e7/12/e71268a559d73826aa64151d47357a1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orning Star (Red Rising #3)</text:p>
          </table:table-cell>
          <table:table-cell office:value-type="string" calcext:value-type="string">
            <text:p>£29.40</text:p>
          </table:table-cell>
          <table:table-cell office:value-type="string" calcext:value-type="string">
            <text:p><text:a xlink:href="https://books.toscrape.com/media/cache/b5/f0/b5f04530d0343e763a80ef3f2dbdb386.jpg" xlink:type="simple">https://books.toscrape.com/../media/cache/b5/f0/b5f04530d0343e763a80ef3f2dbdb38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iracles from Heaven: A Little Girl, Her Journey to Heaven, and Her Amazing Story of Healing</text:p>
          </table:table-cell>
          <table:table-cell office:value-type="string" calcext:value-type="string">
            <text:p>£57.83</text:p>
          </table:table-cell>
          <table:table-cell office:value-type="string" calcext:value-type="string">
            <text:p><text:a xlink:href="https://books.toscrape.com/media/cache/7c/8e/7c8ea0cef3825cc6ddae55267c55a59e.jpg" xlink:type="simple">https://books.toscrape.com/../media/cache/7c/8e/7c8ea0cef3825cc6ddae55267c55a59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idnight Riot (Peter Grant/ Rivers of London - books #1)</text:p>
          </table:table-cell>
          <table:table-cell office:value-type="string" calcext:value-type="string">
            <text:p>£55.46</text:p>
          </table:table-cell>
          <table:table-cell office:value-type="string" calcext:value-type="string">
            <text:p><text:a xlink:href="https://books.toscrape.com/media/cache/e6/57/e6574a313ad7e6adf97a1d71318f9a7f.jpg" xlink:type="simple">https://books.toscrape.com/../media/cache/e6/57/e6574a313ad7e6adf97a1d71318f9a7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e Talk Pretty One Day</text:p>
          </table:table-cell>
          <table:table-cell office:value-type="string" calcext:value-type="string">
            <text:p>£57.60</text:p>
          </table:table-cell>
          <table:table-cell office:value-type="string" calcext:value-type="string">
            <text:p><text:a xlink:href="https://books.toscrape.com/media/cache/98/9f/989fe700e9e6bdec4fc3217daa5b7df3.jpg" xlink:type="simple">https://books.toscrape.com/../media/cache/98/9f/989fe700e9e6bdec4fc3217daa5b7df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anuscript Found in Accra</text:p>
          </table:table-cell>
          <table:table-cell office:value-type="string" calcext:value-type="string">
            <text:p>£34.98</text:p>
          </table:table-cell>
          <table:table-cell office:value-type="string" calcext:value-type="string">
            <text:p><text:a xlink:href="https://books.toscrape.com/media/cache/26/b7/26b72a3c1cf2a8afdbe92fa1a1d78f41.jpg" xlink:type="simple">https://books.toscrape.com/../media/cache/26/b7/26b72a3c1cf2a8afdbe92fa1a1d78f4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ust &amp; Wonder</text:p>
          </table:table-cell>
          <table:table-cell office:value-type="string" calcext:value-type="string">
            <text:p>£11.87</text:p>
          </table:table-cell>
          <table:table-cell office:value-type="string" calcext:value-type="string">
            <text:p><text:a xlink:href="https://books.toscrape.com/media/cache/61/ba/61ba5bc1ee3d8cb3dd350120ffa3f31e.jpg" xlink:type="simple">https://books.toscrape.com/../media/cache/61/ba/61ba5bc1ee3d8cb3dd350120ffa3f31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ila (Gilead #3)</text:p>
          </table:table-cell>
          <table:table-cell office:value-type="string" calcext:value-type="string">
            <text:p>£12.47</text:p>
          </table:table-cell>
          <table:table-cell office:value-type="string" calcext:value-type="string">
            <text:p><text:a xlink:href="https://books.toscrape.com/media/cache/2b/99/2b99a765a013979637b4a6726bfb10f5.jpg" xlink:type="simple">https://books.toscrape.com/../media/cache/2b/99/2b99a765a013979637b4a6726bfb10f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ife, the Universe and Everything (Hitchhiker's Guide to the Galaxy #3)</text:p>
          </table:table-cell>
          <table:table-cell office:value-type="string" calcext:value-type="string">
            <text:p>£33.26</text:p>
          </table:table-cell>
          <table:table-cell office:value-type="string" calcext:value-type="string">
            <text:p><text:a xlink:href="https://books.toscrape.com/media/cache/ef/8b/ef8bc5adcd3bea8e8ba97be76d07a32a.jpg" xlink:type="simple">https://books.toscrape.com/../media/cache/ef/8b/ef8bc5adcd3bea8e8ba97be76d07a32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ife Without a Recipe</text:p>
          </table:table-cell>
          <table:table-cell office:value-type="string" calcext:value-type="string">
            <text:p>£59.04</text:p>
          </table:table-cell>
          <table:table-cell office:value-type="string" calcext:value-type="string">
            <text:p><text:a xlink:href="https://books.toscrape.com/media/cache/80/b3/80b3e38be4204b3b64cdbe8c80dcf1f9.jpg" xlink:type="simple">https://books.toscrape.com/../media/cache/80/b3/80b3e38be4204b3b64cdbe8c80dcf1f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ife After Life</text:p>
          </table:table-cell>
          <table:table-cell office:value-type="string" calcext:value-type="string">
            <text:p>£26.13</text:p>
          </table:table-cell>
          <table:table-cell office:value-type="string" calcext:value-type="string">
            <text:p><text:a xlink:href="https://books.toscrape.com/media/cache/59/80/59803a88c2e5dd7a2e36de1d41f7f1ae.jpg" xlink:type="simple">https://books.toscrape.com/../media/cache/59/80/59803a88c2e5dd7a2e36de1d41f7f1a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tter to a Christian Nation</text:p>
          </table:table-cell>
          <table:table-cell office:value-type="string" calcext:value-type="string">
            <text:p>£22.20</text:p>
          </table:table-cell>
          <table:table-cell office:value-type="string" calcext:value-type="string">
            <text:p><text:a xlink:href="https://books.toscrape.com/media/cache/74/c2/74c2893188f917409ba564d46f481f77.jpg" xlink:type="simple">https://books.toscrape.com/../media/cache/74/c2/74c2893188f917409ba564d46f481f7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t's Pretend This Never Happened: A Mostly True Memoir</text:p>
          </table:table-cell>
          <table:table-cell office:value-type="string" calcext:value-type="string">
            <text:p>£45.11</text:p>
          </table:table-cell>
          <table:table-cell office:value-type="string" calcext:value-type="string">
            <text:p><text:a xlink:href="https://books.toscrape.com/media/cache/78/e1/78e1b9ccc99ba11d78015f0a18f0b421.jpg" xlink:type="simple">https://books.toscrape.com/../media/cache/78/e1/78e1b9ccc99ba11d78015f0a18f0b42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gend (Legend #1)</text:p>
          </table:table-cell>
          <table:table-cell office:value-type="string" calcext:value-type="string">
            <text:p>£43.69</text:p>
          </table:table-cell>
          <table:table-cell office:value-type="string" calcext:value-type="string">
            <text:p><text:a xlink:href="https://books.toscrape.com/media/cache/6c/6c/6c6c0984ab57d6b4f71d84dd0db0f65b.jpg" xlink:type="simple">https://books.toscrape.com/../media/cache/6c/6c/6c6c0984ab57d6b4f71d84dd0db0f65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ean In: Women, Work, and the Will to Lead</text:p>
          </table:table-cell>
          <table:table-cell office:value-type="string" calcext:value-type="string">
            <text:p>£25.02</text:p>
          </table:table-cell>
          <table:table-cell office:value-type="string" calcext:value-type="string">
            <text:p><text:a xlink:href="https://books.toscrape.com/media/cache/4f/e5/4fe55bc7134401f6db04f0775ead1d4c.jpg" xlink:type="simple">https://books.toscrape.com/../media/cache/4f/e5/4fe55bc7134401f6db04f0775ead1d4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amb: The Gospel According to Biff, Christ's Childhood Pal</text:p>
          </table:table-cell>
          <table:table-cell office:value-type="string" calcext:value-type="string">
            <text:p>£55.50</text:p>
          </table:table-cell>
          <table:table-cell office:value-type="string" calcext:value-type="string">
            <text:p><text:a xlink:href="https://books.toscrape.com/media/cache/a1/03/a10370da29e4ba78c7a75a14041eae0e.jpg" xlink:type="simple">https://books.toscrape.com/../media/cache/a1/03/a10370da29e4ba78c7a75a14041eae0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ady Renegades (Rebel Belle #3)</text:p>
          </table:table-cell>
          <table:table-cell office:value-type="string" calcext:value-type="string">
            <text:p>£53.04</text:p>
          </table:table-cell>
          <table:table-cell office:value-type="string" calcext:value-type="string">
            <text:p><text:a xlink:href="https://books.toscrape.com/media/cache/d2/c2/d2c259e13fe3097325549a14f996b462.jpg" xlink:type="simple">https://books.toscrape.com/../media/cache/d2/c2/d2c259e13fe3097325549a14f996b46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Jurassic Park (Jurassic Park #1)</text:p>
          </table:table-cell>
          <table:table-cell office:value-type="string" calcext:value-type="string">
            <text:p>£44.97</text:p>
          </table:table-cell>
          <table:table-cell office:value-type="string" calcext:value-type="string">
            <text:p><text:a xlink:href="https://books.toscrape.com/media/cache/9a/71/9a7160b396790bd4a351522278de4f8c.jpg" xlink:type="simple">https://books.toscrape.com/../media/cache/9a/71/9a7160b396790bd4a351522278de4f8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t's Never Too Late to Begin Again: Discovering Creativity and Meaning at Midlife and Beyond</text:p>
          </table:table-cell>
          <table:table-cell office:value-type="string" calcext:value-type="string">
            <text:p>£42.38</text:p>
          </table:table-cell>
          <table:table-cell office:value-type="string" calcext:value-type="string">
            <text:p><text:a xlink:href="https://books.toscrape.com/media/cache/fa/36/fa3659740e31eb57775cc2647654bf11.jpg" xlink:type="simple">https://books.toscrape.com/../media/cache/fa/36/fa3659740e31eb57775cc2647654bf1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s Everyone Hanging Out Without Me? (And Other Concerns)</text:p>
          </table:table-cell>
          <table:table-cell office:value-type="string" calcext:value-type="string">
            <text:p>£20.11</text:p>
          </table:table-cell>
          <table:table-cell office:value-type="string" calcext:value-type="string">
            <text:p><text:a xlink:href="https://books.toscrape.com/media/cache/6b/94/6b94e98f822a42c03c4ff0b9cfdd6e0c.jpg" xlink:type="simple">https://books.toscrape.com/../media/cache/6b/94/6b94e98f822a42c03c4ff0b9cfdd6e0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nto the Wild</text:p>
          </table:table-cell>
          <table:table-cell office:value-type="string" calcext:value-type="string">
            <text:p>£56.70</text:p>
          </table:table-cell>
          <table:table-cell office:value-type="string" calcext:value-type="string">
            <text:p><text:a xlink:href="https://books.toscrape.com/media/cache/e2/ca/e2ca3b870db8071034edea19b1da3de2.jpg" xlink:type="simple">https://books.toscrape.com/../media/cache/e2/ca/e2ca3b870db8071034edea19b1da3de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nferno (Robert Langdon #4)</text:p>
          </table:table-cell>
          <table:table-cell office:value-type="string" calcext:value-type="string">
            <text:p>£41.00</text:p>
          </table:table-cell>
          <table:table-cell office:value-type="string" calcext:value-type="string">
            <text:p><text:a xlink:href="https://books.toscrape.com/media/cache/e3/11/e3111146083821b5a3670d869ab40d2a.jpg" xlink:type="simple">https://books.toscrape.com/../media/cache/e3/11/e3111146083821b5a3670d869ab40d2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n the Garden of Beasts: Love, Terror, and an American Family in Hitler's Berlin</text:p>
          </table:table-cell>
          <table:table-cell office:value-type="string" calcext:value-type="string">
            <text:p>£28.85</text:p>
          </table:table-cell>
          <table:table-cell office:value-type="string" calcext:value-type="string">
            <text:p><text:a xlink:href="https://books.toscrape.com/media/cache/25/82/2582a9f11ad68a30e44cc0b459383474.jpg" xlink:type="simple">https://books.toscrape.com/../media/cache/25/82/2582a9f11ad68a30e44cc0b45938347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f I Run (If I Run #1)</text:p>
          </table:table-cell>
          <table:table-cell office:value-type="string" calcext:value-type="string">
            <text:p>£49.97</text:p>
          </table:table-cell>
          <table:table-cell office:value-type="string" calcext:value-type="string">
            <text:p><text:a xlink:href="https://books.toscrape.com/media/cache/c3/d0/c3d0f2fb5cacbca64639a679b962e1b9.jpg" xlink:type="simple">https://books.toscrape.com/../media/cache/c3/d0/c3d0f2fb5cacbca64639a679b962e1b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've Got Your Number</text:p>
          </table:table-cell>
          <table:table-cell office:value-type="string" calcext:value-type="string">
            <text:p>£19.69</text:p>
          </table:table-cell>
          <table:table-cell office:value-type="string" calcext:value-type="string">
            <text:p><text:a xlink:href="https://books.toscrape.com/media/cache/b2/df/b2df826432771838819db89c20e20609.jpg" xlink:type="simple">https://books.toscrape.com/../media/cache/b2/df/b2df826432771838819db89c20e2060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 Am Malala: The Girl Who Stood Up for Education and Was Shot by the Taliban</text:p>
          </table:table-cell>
          <table:table-cell office:value-type="string" calcext:value-type="string">
            <text:p>£28.88</text:p>
          </table:table-cell>
          <table:table-cell office:value-type="string" calcext:value-type="string">
            <text:p><text:a xlink:href="https://books.toscrape.com/media/cache/52/7a/527a7d3b9b4928c093cadd75661bf467.jpg" xlink:type="simple">https://books.toscrape.com/../media/cache/52/7a/527a7d3b9b4928c093cadd75661bf46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ungry Girl Clean &amp; Hungry: Easy All-Natural Recipes for Healthy Eating in the Real World</text:p>
          </table:table-cell>
          <table:table-cell office:value-type="string" calcext:value-type="string">
            <text:p>£33.14</text:p>
          </table:table-cell>
          <table:table-cell office:value-type="string" calcext:value-type="string">
            <text:p><text:a xlink:href="https://books.toscrape.com/media/cache/6f/c4/6fc450625cd672e871a6176f74909be2.jpg" xlink:type="simple">https://books.toscrape.com/../media/cache/6f/c4/6fc450625cd672e871a6176f74909be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ouse of Lost Worlds: Dinosaurs, Dynasties, and the Story of Life on Earth</text:p>
          </table:table-cell>
          <table:table-cell office:value-type="string" calcext:value-type="string">
            <text:p>£43.70</text:p>
          </table:table-cell>
          <table:table-cell office:value-type="string" calcext:value-type="string">
            <text:p><text:a xlink:href="https://books.toscrape.com/media/cache/43/fd/43fda1db93163d67705264dcfa98aaa5.jpg" xlink:type="simple">https://books.toscrape.com/../media/cache/43/fd/43fda1db93163d67705264dcfa98aaa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ouse of Leaves</text:p>
          </table:table-cell>
          <table:table-cell office:value-type="string" calcext:value-type="string">
            <text:p>£54.89</text:p>
          </table:table-cell>
          <table:table-cell office:value-type="string" calcext:value-type="string">
            <text:p><text:a xlink:href="https://books.toscrape.com/media/cache/14/25/142563ccee483bc07632f9c083a68326.jpg" xlink:type="simple">https://books.toscrape.com/../media/cache/14/25/142563ccee483bc07632f9c083a6832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orrible Bear!</text:p>
          </table:table-cell>
          <table:table-cell office:value-type="string" calcext:value-type="string">
            <text:p>£37.52</text:p>
          </table:table-cell>
          <table:table-cell office:value-type="string" calcext:value-type="string">
            <text:p><text:a xlink:href="https://books.toscrape.com/media/cache/d2/63/d26337dee5c0b13b56b7aea59d611570.jpg" xlink:type="simple">https://books.toscrape.com/../media/cache/d2/63/d26337dee5c0b13b56b7aea59d61157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olidays on Ice</text:p>
          </table:table-cell>
          <table:table-cell office:value-type="string" calcext:value-type="string">
            <text:p>£51.07</text:p>
          </table:table-cell>
          <table:table-cell office:value-type="string" calcext:value-type="string">
            <text:p><text:a xlink:href="https://books.toscrape.com/media/cache/4b/9a/4b9a2a6d4c995e12fe216f6173a582be.jpg" xlink:type="simple">https://books.toscrape.com/../media/cache/4b/9a/4b9a2a6d4c995e12fe216f6173a582b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eir to the Sky</text:p>
          </table:table-cell>
          <table:table-cell office:value-type="string" calcext:value-type="string">
            <text:p>£44.07</text:p>
          </table:table-cell>
          <table:table-cell office:value-type="string" calcext:value-type="string">
            <text:p><text:a xlink:href="https://books.toscrape.com/media/cache/6d/b1/6db1568e09d10652593638a5f85e7202.jpg" xlink:type="simple">https://books.toscrape.com/../media/cache/6d/b1/6db1568e09d10652593638a5f85e720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reen Eggs and Ham (Beginner Books B-16)</text:p>
          </table:table-cell>
          <table:table-cell office:value-type="string" calcext:value-type="string">
            <text:p>£10.79</text:p>
          </table:table-cell>
          <table:table-cell office:value-type="string" calcext:value-type="string">
            <text:p><text:a xlink:href="https://books.toscrape.com/media/cache/3a/0e/3a0e75e4f758f90a80965869afbe41b4.jpg" xlink:type="simple">https://books.toscrape.com/../media/cache/3a/0e/3a0e75e4f758f90a80965869afbe41b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rayson, Vol 3: Nemesis (Grayson #3)</text:p>
          </table:table-cell>
          <table:table-cell office:value-type="string" calcext:value-type="string">
            <text:p>£42.72</text:p>
          </table:table-cell>
          <table:table-cell office:value-type="string" calcext:value-type="string">
            <text:p><text:a xlink:href="https://books.toscrape.com/media/cache/f9/4c/f94cfc3c82abb799568d1ea029b1d3d1.jpg" xlink:type="simple">https://books.toscrape.com/../media/cache/f9/4c/f94cfc3c82abb799568d1ea029b1d3d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ratitude</text:p>
          </table:table-cell>
          <table:table-cell office:value-type="string" calcext:value-type="string">
            <text:p>£26.66</text:p>
          </table:table-cell>
          <table:table-cell office:value-type="string" calcext:value-type="string">
            <text:p><text:a xlink:href="https://books.toscrape.com/media/cache/07/b6/07b673e7d367a5e89418bd513a8d5e72.jpg" xlink:type="simple">https://books.toscrape.com/../media/cache/07/b6/07b673e7d367a5e89418bd513a8d5e7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one Girl</text:p>
          </table:table-cell>
          <table:table-cell office:value-type="string" calcext:value-type="string">
            <text:p>£37.60</text:p>
          </table:table-cell>
          <table:table-cell office:value-type="string" calcext:value-type="string">
            <text:p><text:a xlink:href="https://books.toscrape.com/media/cache/24/ad/24ad42075b1aa1403aef934c29c1e8ba.jpg" xlink:type="simple">https://books.toscrape.com/../media/cache/24/ad/24ad42075b1aa1403aef934c29c1e8b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olden (Heart of Dread #3)</text:p>
          </table:table-cell>
          <table:table-cell office:value-type="string" calcext:value-type="string">
            <text:p>£42.21</text:p>
          </table:table-cell>
          <table:table-cell office:value-type="string" calcext:value-type="string">
            <text:p><text:a xlink:href="https://books.toscrape.com/media/cache/39/2f/392fedbcda7bf8f968d5e6643ea5545f.jpg" xlink:type="simple">https://books.toscrape.com/../media/cache/39/2f/392fedbcda7bf8f968d5e6643ea5545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irl in the Blue Coat</text:p>
          </table:table-cell>
          <table:table-cell office:value-type="string" calcext:value-type="string">
            <text:p>£46.83</text:p>
          </table:table-cell>
          <table:table-cell office:value-type="string" calcext:value-type="string">
            <text:p><text:a xlink:href="https://books.toscrape.com/media/cache/bf/7a/bf7a5bc1d1ebac5e9b6fbb147828a123.jpg" xlink:type="simple">https://books.toscrape.com/../media/cache/bf/7a/bf7a5bc1d1ebac5e9b6fbb147828a12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ruits Basket, Vol. 3 (Fruits Basket #3)</text:p>
          </table:table-cell>
          <table:table-cell office:value-type="string" calcext:value-type="string">
            <text:p>£45.17</text:p>
          </table:table-cell>
          <table:table-cell office:value-type="string" calcext:value-type="string">
            <text:p><text:a xlink:href="https://books.toscrape.com/media/cache/7b/e7/7be75475a916d6df4edebfc5fe36c3f9.jpg" xlink:type="simple">https://books.toscrape.com/../media/cache/7b/e7/7be75475a916d6df4edebfc5fe36c3f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riday Night Lights: A Town, a Team, and a Dream</text:p>
          </table:table-cell>
          <table:table-cell office:value-type="string" calcext:value-type="string">
            <text:p>£51.22</text:p>
          </table:table-cell>
          <table:table-cell office:value-type="string" calcext:value-type="string">
            <text:p><text:a xlink:href="https://books.toscrape.com/media/cache/7d/cf/7dcf6c3b419bf7e7e3b3b8162b177869.jpg" xlink:type="simple">https://books.toscrape.com/../media/cache/7d/cf/7dcf6c3b419bf7e7e3b3b8162b17786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ire Bound (Sea Haven/Sisters of the Heart #5)</text:p>
          </table:table-cell>
          <table:table-cell office:value-type="string" calcext:value-type="string">
            <text:p>£21.28</text:p>
          </table:table-cell>
          <table:table-cell office:value-type="string" calcext:value-type="string">
            <text:p><text:a xlink:href="https://books.toscrape.com/media/cache/cd/53/cd53431a069ee01572988de29ef68da5.jpg" xlink:type="simple">https://books.toscrape.com/../media/cache/cd/53/cd53431a069ee01572988de29ef68da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ifty Shades Freed (Fifty Shades #3)</text:p>
          </table:table-cell>
          <table:table-cell office:value-type="string" calcext:value-type="string">
            <text:p>£15.36</text:p>
          </table:table-cell>
          <table:table-cell office:value-type="string" calcext:value-type="string">
            <text:p><text:a xlink:href="https://books.toscrape.com/media/cache/18/d8/18d8e02c75c2ef23556c9746fae57e43.jpg" xlink:type="simple">https://books.toscrape.com/../media/cache/18/d8/18d8e02c75c2ef23556c9746fae57e4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ellside</text:p>
          </table:table-cell>
          <table:table-cell office:value-type="string" calcext:value-type="string">
            <text:p>£38.62</text:p>
          </table:table-cell>
          <table:table-cell office:value-type="string" calcext:value-type="string">
            <text:p><text:a xlink:href="https://books.toscrape.com/media/cache/f4/8f/f48f179d6bda290b66b2d165e0a419e6.jpg" xlink:type="simple">https://books.toscrape.com/../media/cache/f4/8f/f48f179d6bda290b66b2d165e0a419e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eme Prey (Lucas Davenport #26)</text:p>
          </table:table-cell>
          <table:table-cell office:value-type="string" calcext:value-type="string">
            <text:p>£25.40</text:p>
          </table:table-cell>
          <table:table-cell office:value-type="string" calcext:value-type="string">
            <text:p><text:a xlink:href="https://books.toscrape.com/media/cache/de/86/de86d4f1563fad2ca088922fbbb2b36a.jpg" xlink:type="simple">https://books.toscrape.com/../media/cache/de/86/de86d4f1563fad2ca088922fbbb2b36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ragon (The Inheritance Cycle #1)</text:p>
          </table:table-cell>
          <table:table-cell office:value-type="string" calcext:value-type="string">
            <text:p>£43.87</text:p>
          </table:table-cell>
          <table:table-cell office:value-type="string" calcext:value-type="string">
            <text:p><text:a xlink:href="https://books.toscrape.com/media/cache/2d/62/2d625f26cb3bbeef851221f125b81daf.jpg" xlink:type="simple">https://books.toscrape.com/../media/cache/2d/62/2d625f26cb3bbeef851221f125b81da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clipse (Twilight #3)</text:p>
          </table:table-cell>
          <table:table-cell office:value-type="string" calcext:value-type="string">
            <text:p>£18.74</text:p>
          </table:table-cell>
          <table:table-cell office:value-type="string" calcext:value-type="string">
            <text:p><text:a xlink:href="https://books.toscrape.com/media/cache/05/f8/05f833af99c37decb506e34e36f5cdaf.jpg" xlink:type="simple">https://books.toscrape.com/../media/cache/05/f8/05f833af99c37decb506e34e36f5cda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une (Dune #1)</text:p>
          </table:table-cell>
          <table:table-cell office:value-type="string" calcext:value-type="string">
            <text:p>£54.86</text:p>
          </table:table-cell>
          <table:table-cell office:value-type="string" calcext:value-type="string">
            <text:p><text:a xlink:href="https://books.toscrape.com/media/cache/7a/bc/7abccb865ecf9b0f676800b10c71cfd6.jpg" xlink:type="simple">https://books.toscrape.com/../media/cache/7a/bc/7abccb865ecf9b0f676800b10c71cfd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racula</text:p>
          </table:table-cell>
          <table:table-cell office:value-type="string" calcext:value-type="string">
            <text:p>£52.62</text:p>
          </table:table-cell>
          <table:table-cell office:value-type="string" calcext:value-type="string">
            <text:p><text:a xlink:href="https://books.toscrape.com/media/cache/ef/d7/efd7c316b4d60a403ba6d111fdeb2d41.jpg" xlink:type="simple">https://books.toscrape.com/../media/cache/ef/d7/efd7c316b4d60a403ba6d111fdeb2d4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o Androids Dream of Electric Sheep? (Blade Runner #1)</text:p>
          </table:table-cell>
          <table:table-cell office:value-type="string" calcext:value-type="string">
            <text:p>£51.48</text:p>
          </table:table-cell>
          <table:table-cell office:value-type="string" calcext:value-type="string">
            <text:p><text:a xlink:href="https://books.toscrape.com/media/cache/fa/65/fa653fbe3a4c69227c9b79d471cee576.jpg" xlink:type="simple">https://books.toscrape.com/../media/cache/fa/65/fa653fbe3a4c69227c9b79d471cee57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srupted: My Misadventure in the Start-Up Bubble</text:p>
          </table:table-cell>
          <table:table-cell office:value-type="string" calcext:value-type="string">
            <text:p>£15.28</text:p>
          </table:table-cell>
          <table:table-cell office:value-type="string" calcext:value-type="string">
            <text:p><text:a xlink:href="https://books.toscrape.com/media/cache/2c/32/2c32dd01215c98fc1f6b176b6a9b3ece.jpg" xlink:type="simple">https://books.toscrape.com/../media/cache/2c/32/2c32dd01215c98fc1f6b176b6a9b3ec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ead Wake: The Last Crossing of the Lusitania</text:p>
          </table:table-cell>
          <table:table-cell office:value-type="string" calcext:value-type="string">
            <text:p>£39.24</text:p>
          </table:table-cell>
          <table:table-cell office:value-type="string" calcext:value-type="string">
            <text:p><text:a xlink:href="https://books.toscrape.com/media/cache/69/0e/690ee5b7ef94ea460861eee2e67fd787.jpg" xlink:type="simple">https://books.toscrape.com/../media/cache/69/0e/690ee5b7ef94ea460861eee2e67fd78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vid and Goliath: Underdogs, Misfits, and the Art of Battling Giants</text:p>
          </table:table-cell>
          <table:table-cell office:value-type="string" calcext:value-type="string">
            <text:p>£17.81</text:p>
          </table:table-cell>
          <table:table-cell office:value-type="string" calcext:value-type="string">
            <text:p><text:a xlink:href="https://books.toscrape.com/media/cache/df/95/df9520adbabbb17f22fcb3f49c69640f.jpg" xlink:type="simple">https://books.toscrape.com/../media/cache/df/95/df9520adbabbb17f22fcb3f49c69640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rkfever (Fever #1)</text:p>
          </table:table-cell>
          <table:table-cell office:value-type="string" calcext:value-type="string">
            <text:p>£56.02</text:p>
          </table:table-cell>
          <table:table-cell office:value-type="string" calcext:value-type="string">
            <text:p><text:a xlink:href="https://books.toscrape.com/media/cache/af/08/af08d08c90b4df63ca5a2819a754da18.jpg" xlink:type="simple">https://books.toscrape.com/../media/cache/af/08/af08d08c90b4df63ca5a2819a754da1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rk Places</text:p>
          </table:table-cell>
          <table:table-cell office:value-type="string" calcext:value-type="string">
            <text:p>£23.90</text:p>
          </table:table-cell>
          <table:table-cell office:value-type="string" calcext:value-type="string">
            <text:p><text:a xlink:href="https://books.toscrape.com/media/cache/51/bf/51bf575f9af355f4f9f98abe8986402a.jpg" xlink:type="simple">https://books.toscrape.com/../media/cache/51/bf/51bf575f9af355f4f9f98abe8986402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razy Rich Asians (Crazy Rich Asians #1)</text:p>
          </table:table-cell>
          <table:table-cell office:value-type="string" calcext:value-type="string">
            <text:p>£49.13</text:p>
          </table:table-cell>
          <table:table-cell office:value-type="string" calcext:value-type="string">
            <text:p><text:a xlink:href="https://books.toscrape.com/media/cache/9a/62/9a621372fed3a80015283013d8a452cd.jpg" xlink:type="simple">https://books.toscrape.com/../media/cache/9a/62/9a621372fed3a80015283013d8a452c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ounting Thyme</text:p>
          </table:table-cell>
          <table:table-cell office:value-type="string" calcext:value-type="string">
            <text:p>£10.62</text:p>
          </table:table-cell>
          <table:table-cell office:value-type="string" calcext:value-type="string">
            <text:p><text:a xlink:href="https://books.toscrape.com/media/cache/e0/ae/e0ae97753a73b88b61b13b19977613dc.jpg" xlink:type="simple">https://books.toscrape.com/../media/cache/e0/ae/e0ae97753a73b88b61b13b19977613d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osmos</text:p>
          </table:table-cell>
          <table:table-cell office:value-type="string" calcext:value-type="string">
            <text:p>£36.17</text:p>
          </table:table-cell>
          <table:table-cell office:value-type="string" calcext:value-type="string">
            <text:p><text:a xlink:href="https://books.toscrape.com/media/cache/65/7b/657b1d20ea50775c5c87e039ed8aeebc.jpg" xlink:type="simple">https://books.toscrape.com/../media/cache/65/7b/657b1d20ea50775c5c87e039ed8aeeb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ivilization and Its Discontents</text:p>
          </table:table-cell>
          <table:table-cell office:value-type="string" calcext:value-type="string">
            <text:p>£59.95</text:p>
          </table:table-cell>
          <table:table-cell office:value-type="string" calcext:value-type="string">
            <text:p><text:a xlink:href="https://books.toscrape.com/media/cache/4d/a6/4da6939a6bbd895a5acdeabad46d1f9f.jpg" xlink:type="simple">https://books.toscrape.com/../media/cache/4d/a6/4da6939a6bbd895a5acdeabad46d1f9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inder (The Lunar Chronicles #1)</text:p>
          </table:table-cell>
          <table:table-cell office:value-type="string" calcext:value-type="string">
            <text:p>£26.09</text:p>
          </table:table-cell>
          <table:table-cell office:value-type="string" calcext:value-type="string">
            <text:p><text:a xlink:href="https://books.toscrape.com/media/cache/4e/d2/4ed2ec75df84ba1093fc4141b29abab3.jpg" xlink:type="simple">https://books.toscrape.com/../media/cache/4e/d2/4ed2ec75df84ba1093fc4141b29abab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atastrophic Happiness: Finding Joy in Childhood's Messy Years</text:p>
          </table:table-cell>
          <table:table-cell office:value-type="string" calcext:value-type="string">
            <text:p>£37.35</text:p>
          </table:table-cell>
          <table:table-cell office:value-type="string" calcext:value-type="string">
            <text:p><text:a xlink:href="https://books.toscrape.com/media/cache/7d/0b/7d0bb832760e81c281d8d283ba6a2b09.jpg" xlink:type="simple">https://books.toscrape.com/../media/cache/7d/0b/7d0bb832760e81c281d8d283ba6a2b0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areer of Evil (Cormoran Strike #3)</text:p>
          </table:table-cell>
          <table:table-cell office:value-type="string" calcext:value-type="string">
            <text:p>£24.72</text:p>
          </table:table-cell>
          <table:table-cell office:value-type="string" calcext:value-type="string">
            <text:p><text:a xlink:href="https://books.toscrape.com/media/cache/9e/ff/9eff8b66d583e8f0ba58a0bc86de40f2.jpg" xlink:type="simple">https://books.toscrape.com/../media/cache/9e/ff/9eff8b66d583e8f0ba58a0bc86de40f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reaking Dawn (Twilight #4)</text:p>
          </table:table-cell>
          <table:table-cell office:value-type="string" calcext:value-type="string">
            <text:p>£35.28</text:p>
          </table:table-cell>
          <table:table-cell office:value-type="string" calcext:value-type="string">
            <text:p><text:a xlink:href="https://books.toscrape.com/media/cache/ce/24/ce242d3eb00bf1938d6c18e0261ef868.jpg" xlink:type="simple">https://books.toscrape.com/../media/cache/ce/24/ce242d3eb00bf1938d6c18e0261ef86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rave Enough</text:p>
          </table:table-cell>
          <table:table-cell office:value-type="string" calcext:value-type="string">
            <text:p>£51.32</text:p>
          </table:table-cell>
          <table:table-cell office:value-type="string" calcext:value-type="string">
            <text:p><text:a xlink:href="https://books.toscrape.com/media/cache/94/c7/94c7add56827e01998189a021ec060e2.jpg" xlink:type="simple">https://books.toscrape.com/../media/cache/94/c7/94c7add56827e01998189a021ec060e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oy Meets Boy</text:p>
          </table:table-cell>
          <table:table-cell office:value-type="string" calcext:value-type="string">
            <text:p>£21.12</text:p>
          </table:table-cell>
          <table:table-cell office:value-type="string" calcext:value-type="string">
            <text:p><text:a xlink:href="https://books.toscrape.com/media/cache/0b/ac/0baceb72d202880d1441a32193df6e11.jpg" xlink:type="simple">https://books.toscrape.com/../media/cache/0b/ac/0baceb72d202880d1441a32193df6e1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orn to Run: A Hidden Tribe, Superathletes, and the Greatest Race the World Has Never Seen</text:p>
          </table:table-cell>
          <table:table-cell office:value-type="string" calcext:value-type="string">
            <text:p>£27.35</text:p>
          </table:table-cell>
          <table:table-cell office:value-type="string" calcext:value-type="string">
            <text:p><text:a xlink:href="https://books.toscrape.com/media/cache/ea/ee/eaee98b302dcaf91d1122816ae553295.jpg" xlink:type="simple">https://books.toscrape.com/../media/cache/ea/ee/eaee98b302dcaf91d1122816ae55329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link: The Power of Thinking Without Thinking</text:p>
          </table:table-cell>
          <table:table-cell office:value-type="string" calcext:value-type="string">
            <text:p>£21.74</text:p>
          </table:table-cell>
          <table:table-cell office:value-type="string" calcext:value-type="string">
            <text:p><text:a xlink:href="https://books.toscrape.com/media/cache/5d/41/5d415bc31b1f856a2a9dc8706fd19abd.jpg" xlink:type="simple">https://books.toscrape.com/../media/cache/5d/41/5d415bc31b1f856a2a9dc8706fd19ab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lack Flags: The Rise of ISIS</text:p>
          </table:table-cell>
          <table:table-cell office:value-type="string" calcext:value-type="string">
            <text:p>£40.87</text:p>
          </table:table-cell>
          <table:table-cell office:value-type="string" calcext:value-type="string">
            <text:p><text:a xlink:href="https://books.toscrape.com/media/cache/48/5d/485d2c4cedd639fcb005340a8d589bb3.jpg" xlink:type="simple">https://books.toscrape.com/../media/cache/48/5d/485d2c4cedd639fcb005340a8d589bb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lack Butler, Vol. 1 (Black Butler #1)</text:p>
          </table:table-cell>
          <table:table-cell office:value-type="string" calcext:value-type="string">
            <text:p>£49.31</text:p>
          </table:table-cell>
          <table:table-cell office:value-type="string" calcext:value-type="string">
            <text:p><text:a xlink:href="https://books.toscrape.com/media/cache/99/48/9948564dec3ac2f9e32419911b181e37.jpg" xlink:type="simple">https://books.toscrape.com/../media/cache/99/48/9948564dec3ac2f9e32419911b181e3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ig Little Lies</text:p>
          </table:table-cell>
          <table:table-cell office:value-type="string" calcext:value-type="string">
            <text:p>£22.11</text:p>
          </table:table-cell>
          <table:table-cell office:value-type="string" calcext:value-type="string">
            <text:p><text:a xlink:href="https://books.toscrape.com/media/cache/ef/b7/efb72b546fc7cab4ba1735b4b82c5851.jpg" xlink:type="simple">https://books.toscrape.com/../media/cache/ef/b7/efb72b546fc7cab4ba1735b4b82c585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etween Shades of Gray</text:p>
          </table:table-cell>
          <table:table-cell office:value-type="string" calcext:value-type="string">
            <text:p>£20.79</text:p>
          </table:table-cell>
          <table:table-cell office:value-type="string" calcext:value-type="string">
            <text:p><text:a xlink:href="https://books.toscrape.com/media/cache/f9/19/f919f64fc0e3642cdc604134bfd93774.jpg" xlink:type="simple">https://books.toscrape.com/../media/cache/f9/19/f919f64fc0e3642cdc604134bfd9377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est of My Love (Fool's Gold #20)</text:p>
          </table:table-cell>
          <table:table-cell office:value-type="string" calcext:value-type="string">
            <text:p>£27.41</text:p>
          </table:table-cell>
          <table:table-cell office:value-type="string" calcext:value-type="string">
            <text:p><text:a xlink:href="https://books.toscrape.com/media/cache/06/8c/068ccab8875670fccb8b72234370d16f.jpg" xlink:type="simple">https://books.toscrape.com/../media/cache/06/8c/068ccab8875670fccb8b72234370d16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eowulf</text:p>
          </table:table-cell>
          <table:table-cell office:value-type="string" calcext:value-type="string">
            <text:p>£38.35</text:p>
          </table:table-cell>
          <table:table-cell office:value-type="string" calcext:value-type="string">
            <text:p><text:a xlink:href="https://books.toscrape.com/media/cache/dd/6e/dd6e7b84e99f3b4b5655ea0db74af2b4.jpg" xlink:type="simple">https://books.toscrape.com/../media/cache/dd/6e/dd6e7b84e99f3b4b5655ea0db74af2b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eautiful Creatures (Caster Chronicles #1)</text:p>
          </table:table-cell>
          <table:table-cell office:value-type="string" calcext:value-type="string">
            <text:p>£21.55</text:p>
          </table:table-cell>
          <table:table-cell office:value-type="string" calcext:value-type="string">
            <text:p><text:a xlink:href="https://books.toscrape.com/media/cache/82/06/8206f351bd1ff6f52eed515a3b366916.jpg" xlink:type="simple">https://books.toscrape.com/../media/cache/82/06/8206f351bd1ff6f52eed515a3b36691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wkward</text:p>
          </table:table-cell>
          <table:table-cell office:value-type="string" calcext:value-type="string">
            <text:p>£38.02</text:p>
          </table:table-cell>
          <table:table-cell office:value-type="string" calcext:value-type="string">
            <text:p><text:a xlink:href="https://books.toscrape.com/media/cache/41/72/417255e608c389aedfb68491dae92c9c.jpg" xlink:type="simple">https://books.toscrape.com/../media/cache/41/72/417255e608c389aedfb68491dae92c9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£22.06</text:p>
          </table:table-cell>
          <table:table-cell office:value-type="string" calcext:value-type="string">
            <text:p><text:a xlink:href="https://books.toscrape.com/media/cache/d7/f0/d7f00033bda3779b2fd017e32e7c800c.jpg" xlink:type="simple">https://books.toscrape.com/../media/cache/d7/f0/d7f00033bda3779b2fd017e32e7c800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re We There Yet?</text:p>
          </table:table-cell>
          <table:table-cell office:value-type="string" calcext:value-type="string">
            <text:p>£10.66</text:p>
          </table:table-cell>
          <table:table-cell office:value-type="string" calcext:value-type="string">
            <text:p><text:a xlink:href="https://books.toscrape.com/media/cache/f8/be/f8be3238a1cf039a3e7d50de1d4c2cfd.jpg" xlink:type="simple">https://books.toscrape.com/../media/cache/f8/be/f8be3238a1cf039a3e7d50de1d4c2cf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re We Smart Enough to Know How Smart Animals Are?</text:p>
          </table:table-cell>
          <table:table-cell office:value-type="string" calcext:value-type="string">
            <text:p>£56.58</text:p>
          </table:table-cell>
          <table:table-cell office:value-type="string" calcext:value-type="string">
            <text:p><text:a xlink:href="https://books.toscrape.com/media/cache/71/d1/71d199b2abd878b9943dc818b77a1e72.jpg" xlink:type="simple">https://books.toscrape.com/../media/cache/71/d1/71d199b2abd878b9943dc818b77a1e7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nnie on My Mind</text:p>
          </table:table-cell>
          <table:table-cell office:value-type="string" calcext:value-type="string">
            <text:p>£36.83</text:p>
          </table:table-cell>
          <table:table-cell office:value-type="string" calcext:value-type="string">
            <text:p><text:a xlink:href="https://books.toscrape.com/media/cache/88/ba/88baf408218bf1e31626211da4329c6b.jpg" xlink:type="simple">https://books.toscrape.com/../media/cache/88/ba/88baf408218bf1e31626211da4329c6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nd Then There Were None</text:p>
          </table:table-cell>
          <table:table-cell office:value-type="string" calcext:value-type="string">
            <text:p>£35.01</text:p>
          </table:table-cell>
          <table:table-cell office:value-type="string" calcext:value-type="string">
            <text:p><text:a xlink:href="https://books.toscrape.com/media/cache/21/bf/21bf2eb0bff3134837def8bd40845ba0.jpg" xlink:type="simple">https://books.toscrape.com/../media/cache/21/bf/21bf2eb0bff3134837def8bd40845ba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Walk in the Woods: Rediscovering America on the Appalachian Trail</text:p>
          </table:table-cell>
          <table:table-cell office:value-type="string" calcext:value-type="string">
            <text:p>£30.48</text:p>
          </table:table-cell>
          <table:table-cell office:value-type="string" calcext:value-type="string">
            <text:p><text:a xlink:href="https://books.toscrape.com/media/cache/25/ff/25ffbe6f0e8961a1cb2ace38a5b02279.jpg" xlink:type="simple">https://books.toscrape.com/../media/cache/25/ff/25ffbe6f0e8961a1cb2ace38a5b0227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Visit from the Goon Squad</text:p>
          </table:table-cell>
          <table:table-cell office:value-type="string" calcext:value-type="string">
            <text:p>£14.08</text:p>
          </table:table-cell>
          <table:table-cell office:value-type="string" calcext:value-type="string">
            <text:p><text:a xlink:href="https://books.toscrape.com/media/cache/92/02/9202adfd4bc39e4058c5b9e851ffbf5a.jpg" xlink:type="simple">https://books.toscrape.com/../media/cache/92/02/9202adfd4bc39e4058c5b9e851ffbf5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Storm of Swords (A Song of Ice and Fire #3)</text:p>
          </table:table-cell>
          <table:table-cell office:value-type="string" calcext:value-type="string">
            <text:p>£31.22</text:p>
          </table:table-cell>
          <table:table-cell office:value-type="string" calcext:value-type="string">
            <text:p><text:a xlink:href="https://books.toscrape.com/media/cache/39/83/3983449f17095ed15a4878d6bc8114c9.jpg" xlink:type="simple">https://books.toscrape.com/../media/cache/39/83/3983449f17095ed15a4878d6bc8114c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Heartbreaking Work of Staggering Genius</text:p>
          </table:table-cell>
          <table:table-cell office:value-type="string" calcext:value-type="string">
            <text:p>£54.29</text:p>
          </table:table-cell>
          <table:table-cell office:value-type="string" calcext:value-type="string">
            <text:p><text:a xlink:href="https://books.toscrape.com/media/cache/7a/58/7a587c5814f33c0c54e8bfa0ef66d690.jpg" xlink:type="simple">https://books.toscrape.com/../media/cache/7a/58/7a587c5814f33c0c54e8bfa0ef66d69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8 Keys to Mental Health Through Exercise</text:p>
          </table:table-cell>
          <table:table-cell office:value-type="string" calcext:value-type="string">
            <text:p>£31.04</text:p>
          </table:table-cell>
          <table:table-cell office:value-type="string" calcext:value-type="string">
            <text:p><text:a xlink:href="https://books.toscrape.com/media/cache/b8/44/b844a77409f1d53cbb66148820abc217.jpg" xlink:type="simple">https://books.toscrape.com/../media/cache/b8/44/b844a77409f1d53cbb66148820abc21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#GIRLBOSS</text:p>
          </table:table-cell>
          <table:table-cell office:value-type="string" calcext:value-type="string">
            <text:p>£50.96</text:p>
          </table:table-cell>
          <table:table-cell office:value-type="string" calcext:value-type="string">
            <text:p><text:a xlink:href="https://books.toscrape.com/media/cache/70/9a/709a7625e50abf3fc3f26c0396a62131.jpg" xlink:type="simple">https://books.toscrape.com/../media/cache/70/9a/709a7625e50abf3fc3f26c0396a6213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uffragettes (Little Black Classics, #96)</text:p>
          </table:table-cell>
          <table:table-cell office:value-type="string" calcext:value-type="string">
            <text:p>£11.89</text:p>
          </table:table-cell>
          <table:table-cell office:value-type="string" calcext:value-type="string">
            <text:p><text:a xlink:href="https://books.toscrape.com/media/cache/ee/c3/eec3857d573218bfd22b23b80bfe740e.jpg" xlink:type="simple">https://books.toscrape.com/../media/cache/ee/c3/eec3857d573218bfd22b23b80bfe740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ense of an Ending</text:p>
          </table:table-cell>
          <table:table-cell office:value-type="string" calcext:value-type="string">
            <text:p>£31.38</text:p>
          </table:table-cell>
          <table:table-cell office:value-type="string" calcext:value-type="string">
            <text:p><text:a xlink:href="https://books.toscrape.com/media/cache/75/46/7546899e546c4aa11b501c0c41060727.jpg" xlink:type="simple">https://books.toscrape.com/../media/cache/75/46/7546899e546c4aa11b501c0c4106072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andman, Vol. 2: The Doll's House (The Sandman (volumes) #2)</text:p>
          </table:table-cell>
          <table:table-cell office:value-type="string" calcext:value-type="string">
            <text:p>£54.81</text:p>
          </table:table-cell>
          <table:table-cell office:value-type="string" calcext:value-type="string">
            <text:p><text:a xlink:href="https://books.toscrape.com/media/cache/e3/ae/e3ae48fe07d77611b49b5b78d99418ae.jpg" xlink:type="simple">https://books.toscrape.com/../media/cache/e3/ae/e3ae48fe07d77611b49b5b78d99418a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Course of Love</text:p>
          </table:table-cell>
          <table:table-cell office:value-type="string" calcext:value-type="string">
            <text:p>£16.78</text:p>
          </table:table-cell>
          <table:table-cell office:value-type="string" calcext:value-type="string">
            <text:p><text:a xlink:href="https://books.toscrape.com/media/cache/f2/c9/f2c952cfbce6ab5d8400a0bb8ee4eb5c.jpg" xlink:type="simple">https://books.toscrape.com/../media/cache/f2/c9/f2c952cfbce6ab5d8400a0bb8ee4eb5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ugar Rush (Offensive Line #2)</text:p>
          </table:table-cell>
          <table:table-cell office:value-type="string" calcext:value-type="string">
            <text:p>£24.42</text:p>
          </table:table-cell>
          <table:table-cell office:value-type="string" calcext:value-type="string">
            <text:p><text:a xlink:href="https://books.toscrape.com/media/cache/c3/a9/c3a90a5baa833a37c29c4b03a444737c.jpg" xlink:type="simple">https://books.toscrape.com/../media/cache/c3/a9/c3a90a5baa833a37c29c4b03a444737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aga, Volume 2 (Saga (Collected Editions) #2)</text:p>
          </table:table-cell>
          <table:table-cell office:value-type="string" calcext:value-type="string">
            <text:p>£11.75</text:p>
          </table:table-cell>
          <table:table-cell office:value-type="string" calcext:value-type="string">
            <text:p><text:a xlink:href="https://books.toscrape.com/media/cache/1a/eb/1aeb5d30809ad96d7c323228a2bd23d3.jpg" xlink:type="simple">https://books.toscrape.com/../media/cache/1a/eb/1aeb5d30809ad96d7c323228a2bd23d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un, Spot, Run: The Ethics of Keeping Pets</text:p>
          </table:table-cell>
          <table:table-cell office:value-type="string" calcext:value-type="string">
            <text:p>£20.02</text:p>
          </table:table-cell>
          <table:table-cell office:value-type="string" calcext:value-type="string">
            <text:p><text:a xlink:href="https://books.toscrape.com/media/cache/91/e6/91e6190dcdd7d6cdeb94a82b60917ec4.jpg" xlink:type="simple">https://books.toscrape.com/../media/cache/91/e6/91e6190dcdd7d6cdeb94a82b60917ec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New Moon (Twilight #2)</text:p>
          </table:table-cell>
          <table:table-cell office:value-type="string" calcext:value-type="string">
            <text:p>£12.86</text:p>
          </table:table-cell>
          <table:table-cell office:value-type="string" calcext:value-type="string">
            <text:p><text:a xlink:href="https://books.toscrape.com/media/cache/5a/1f/5a1fa3ec68add137878b42243813263d.jpg" xlink:type="simple">https://books.toscrape.com/../media/cache/5a/1f/5a1fa3ec68add137878b42243813263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£31.58</text:p>
          </table:table-cell>
          <table:table-cell office:value-type="string" calcext:value-type="string">
            <text:p><text:a xlink:href="https://books.toscrape.com/media/cache/99/97/9997eda658c2fe50e724171f9c2a2b0b.jpg" xlink:type="simple">https://books.toscrape.com/../media/cache/99/97/9997eda658c2fe50e724171f9c2a2b0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Kindle Paperwhite User's Guide</text:p>
          </table:table-cell>
          <table:table-cell office:value-type="string" calcext:value-type="string">
            <text:p>£34.00</text:p>
          </table:table-cell>
          <table:table-cell office:value-type="string" calcext:value-type="string">
            <text:p><text:a xlink:href="https://books.toscrape.com/media/cache/3e/49/3e49769bf9bf83d3bb25c6f93a7fcca2.jpg" xlink:type="simple">https://books.toscrape.com/../media/cache/3e/49/3e49769bf9bf83d3bb25c6f93a7fcca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 is for Hawk</text:p>
          </table:table-cell>
          <table:table-cell office:value-type="string" calcext:value-type="string">
            <text:p>£57.42</text:p>
          </table:table-cell>
          <table:table-cell office:value-type="string" calcext:value-type="string">
            <text:p><text:a xlink:href="https://books.toscrape.com/media/cache/78/3c/783c89d21306b712d832dbac267b786a.jpg" xlink:type="simple">https://books.toscrape.com/../media/cache/78/3c/783c89d21306b712d832dbac267b786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irl Online On Tour (Girl Online #2)</text:p>
          </table:table-cell>
          <table:table-cell office:value-type="string" calcext:value-type="string">
            <text:p>£53.47</text:p>
          </table:table-cell>
          <table:table-cell office:value-type="string" calcext:value-type="string">
            <text:p><text:a xlink:href="https://books.toscrape.com/media/cache/e0/22/e0221ab11b1d093a2d03927b4962c544.jpg" xlink:type="simple">https://books.toscrape.com/../media/cache/e0/22/e0221ab11b1d093a2d03927b4962c54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ruits Basket, Vol. 2 (Fruits Basket #2)</text:p>
          </table:table-cell>
          <table:table-cell office:value-type="string" calcext:value-type="string">
            <text:p>£11.64</text:p>
          </table:table-cell>
          <table:table-cell office:value-type="string" calcext:value-type="string">
            <text:p><text:a xlink:href="https://books.toscrape.com/media/cache/e9/fb/e9fb3236b73384253144f89b6eec6a68.jpg" xlink:type="simple">https://books.toscrape.com/../media/cache/e9/fb/e9fb3236b73384253144f89b6eec6a6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iary of a Minecraft Zombie Book 1: A Scare of a Dare (An Unofficial Minecraft Book)</text:p>
          </table:table-cell>
          <table:table-cell office:value-type="string" calcext:value-type="string">
            <text:p>£52.88</text:p>
          </table:table-cell>
          <table:table-cell office:value-type="string" calcext:value-type="string">
            <text:p><text:a xlink:href="https://books.toscrape.com/media/cache/47/16/47160ff71abe23cb52968b3d1b9b7988.jpg" xlink:type="simple">https://books.toscrape.com/../media/cache/47/16/47160ff71abe23cb52968b3d1b9b798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Y: The Last Man, Vol. 1: Unmanned (Y: The Last Man #1)</text:p>
          </table:table-cell>
          <table:table-cell office:value-type="string" calcext:value-type="string">
            <text:p>£18.51</text:p>
          </table:table-cell>
          <table:table-cell office:value-type="string" calcext:value-type="string">
            <text:p><text:a xlink:href="https://books.toscrape.com/media/cache/ae/16/ae169bb5ae814e0fb900cdf9e99332a7.jpg" xlink:type="simple">https://books.toscrape.com/../media/cache/ae/16/ae169bb5ae814e0fb900cdf9e99332a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hile You Were Mine</text:p>
          </table:table-cell>
          <table:table-cell office:value-type="string" calcext:value-type="string">
            <text:p>£41.32</text:p>
          </table:table-cell>
          <table:table-cell office:value-type="string" calcext:value-type="string">
            <text:p><text:a xlink:href="https://books.toscrape.com/media/cache/45/e8/45e87bcad554d79eadf0f89df9cac6f9.jpg" xlink:type="simple">https://books.toscrape.com/../media/cache/45/e8/45e87bcad554d79eadf0f89df9cac6f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here Lightning Strikes (Bleeding Stars #3)</text:p>
          </table:table-cell>
          <table:table-cell office:value-type="string" calcext:value-type="string">
            <text:p>£39.77</text:p>
          </table:table-cell>
          <table:table-cell office:value-type="string" calcext:value-type="string">
            <text:p><text:a xlink:href="https://books.toscrape.com/media/cache/73/d9/73d948af3f2adb6dd693ff4bd43e7760.jpg" xlink:type="simple">https://books.toscrape.com/../media/cache/73/d9/73d948af3f2adb6dd693ff4bd43e776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hen I'm Gone</text:p>
          </table:table-cell>
          <table:table-cell office:value-type="string" calcext:value-type="string">
            <text:p>£51.96</text:p>
          </table:table-cell>
          <table:table-cell office:value-type="string" calcext:value-type="string">
            <text:p><text:a xlink:href="https://books.toscrape.com/media/cache/13/a3/13a361d57f2b6021b2ae395a6fedd475.jpg" xlink:type="simple">https://books.toscrape.com/../media/cache/13/a3/13a361d57f2b6021b2ae395a6fedd47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ays of Seeing</text:p>
          </table:table-cell>
          <table:table-cell office:value-type="string" calcext:value-type="string">
            <text:p>£39.51</text:p>
          </table:table-cell>
          <table:table-cell office:value-type="string" calcext:value-type="string">
            <text:p><text:a xlink:href="https://books.toscrape.com/media/cache/a8/3a/a83a4d31d30dc3cb26a29899a5c3b91d.jpg" xlink:type="simple">https://books.toscrape.com/../media/cache/a8/3a/a83a4d31d30dc3cb26a29899a5c3b91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Vampire Knight, Vol. 1 (Vampire Knight #1)</text:p>
          </table:table-cell>
          <table:table-cell office:value-type="string" calcext:value-type="string">
            <text:p>£15.40</text:p>
          </table:table-cell>
          <table:table-cell office:value-type="string" calcext:value-type="string">
            <text:p><text:a xlink:href="https://books.toscrape.com/media/cache/4b/97/4b972f89c11900ac0e84726d1f07bfcc.jpg" xlink:type="simple">https://books.toscrape.com/../media/cache/4b/97/4b972f89c11900ac0e84726d1f07bfc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Vampire Girl (Vampire Girl #1)</text:p>
          </table:table-cell>
          <table:table-cell office:value-type="string" calcext:value-type="string">
            <text:p>£53.82</text:p>
          </table:table-cell>
          <table:table-cell office:value-type="string" calcext:value-type="string">
            <text:p><text:a xlink:href="https://books.toscrape.com/media/cache/ea/55/ea5547a00ad163902faba6929369bc77.jpg" xlink:type="simple">https://books.toscrape.com/../media/cache/ea/55/ea5547a00ad163902faba6929369bc7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wenty Love Poems and a Song of Despair</text:p>
          </table:table-cell>
          <table:table-cell office:value-type="string" calcext:value-type="string">
            <text:p>£30.95</text:p>
          </table:table-cell>
          <table:table-cell office:value-type="string" calcext:value-type="string">
            <text:p><text:a xlink:href="https://books.toscrape.com/media/cache/df/ab/dfab1d94f9190df7c13b63a093a6d16e.jpg" xlink:type="simple">https://books.toscrape.com/../media/cache/df/ab/dfab1d94f9190df7c13b63a093a6d16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ravels with Charley: In Search of America</text:p>
          </table:table-cell>
          <table:table-cell office:value-type="string" calcext:value-type="string">
            <text:p>£57.82</text:p>
          </table:table-cell>
          <table:table-cell office:value-type="string" calcext:value-type="string">
            <text:p><text:a xlink:href="https://books.toscrape.com/media/cache/ff/60/ff60e98e3da9c76d6f65b26bd7142d94.jpg" xlink:type="simple">https://books.toscrape.com/../media/cache/ff/60/ff60e98e3da9c76d6f65b26bd7142d9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ree Wishes (River of Time: California #1)</text:p>
          </table:table-cell>
          <table:table-cell office:value-type="string" calcext:value-type="string">
            <text:p>£44.18</text:p>
          </table:table-cell>
          <table:table-cell office:value-type="string" calcext:value-type="string">
            <text:p><text:a xlink:href="https://books.toscrape.com/media/cache/c7/21/c721943edf481cad5ab32505e2ad3865.jpg" xlink:type="simple">https://books.toscrape.com/../media/cache/c7/21/c721943edf481cad5ab32505e2ad386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is One Moment (Pushing Limits #1)</text:p>
          </table:table-cell>
          <table:table-cell office:value-type="string" calcext:value-type="string">
            <text:p>£48.71</text:p>
          </table:table-cell>
          <table:table-cell office:value-type="string" calcext:value-type="string">
            <text:p><text:a xlink:href="https://books.toscrape.com/media/cache/9b/06/9b061431c4fbb98cc18068a523a49988.jpg" xlink:type="simple">https://books.toscrape.com/../media/cache/9b/06/9b061431c4fbb98cc18068a523a4998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Zombie Room</text:p>
          </table:table-cell>
          <table:table-cell office:value-type="string" calcext:value-type="string">
            <text:p>£19.69</text:p>
          </table:table-cell>
          <table:table-cell office:value-type="string" calcext:value-type="string">
            <text:p><text:a xlink:href="https://books.toscrape.com/media/cache/1a/2d/1a2d5e478c6b33738ff17e7acfbd8b66.jpg" xlink:type="simple">https://books.toscrape.com/../media/cache/1a/2d/1a2d5e478c6b33738ff17e7acfbd8b6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Wicked + The Divine, Vol. 1: The Faust Act (The Wicked + The Divine)</text:p>
          </table:table-cell>
          <table:table-cell office:value-type="string" calcext:value-type="string">
            <text:p>£36.52</text:p>
          </table:table-cell>
          <table:table-cell office:value-type="string" calcext:value-type="string">
            <text:p><text:a xlink:href="https://books.toscrape.com/media/cache/64/75/64752f8cdae54b164fb81bfd81accd55.jpg" xlink:type="simple">https://books.toscrape.com/../media/cache/64/75/64752f8cdae54b164fb81bfd81accd5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Tumor</text:p>
          </table:table-cell>
          <table:table-cell office:value-type="string" calcext:value-type="string">
            <text:p>£41.56</text:p>
          </table:table-cell>
          <table:table-cell office:value-type="string" calcext:value-type="string">
            <text:p><text:a xlink:href="https://books.toscrape.com/media/cache/db/f4/dbf4f5d4e7c0364b078aa5ce7e196853.jpg" xlink:type="simple">https://books.toscrape.com/../media/cache/db/f4/dbf4f5d4e7c0364b078aa5ce7e19685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tory of Hong Gildong</text:p>
          </table:table-cell>
          <table:table-cell office:value-type="string" calcext:value-type="string">
            <text:p>£43.19</text:p>
          </table:table-cell>
          <table:table-cell office:value-type="string" calcext:value-type="string">
            <text:p><text:a xlink:href="https://books.toscrape.com/media/cache/ab/16/ab16eb035cc58809a73c4699477de9cb.jpg" xlink:type="simple">https://books.toscrape.com/../media/cache/ab/16/ab16eb035cc58809a73c4699477de9c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ilent Wife</text:p>
          </table:table-cell>
          <table:table-cell office:value-type="string" calcext:value-type="string">
            <text:p>£12.34</text:p>
          </table:table-cell>
          <table:table-cell office:value-type="string" calcext:value-type="string">
            <text:p><text:a xlink:href="https://books.toscrape.com/media/cache/9b/a3/9ba37429e4a2307fe0b2f4f4162dd636.jpg" xlink:type="simple">https://books.toscrape.com/../media/cache/9b/a3/9ba37429e4a2307fe0b2f4f4162dd63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ilent Twin (Detective Jennifer Knight #3)</text:p>
          </table:table-cell>
          <table:table-cell office:value-type="string" calcext:value-type="string">
            <text:p>£36.25</text:p>
          </table:table-cell>
          <table:table-cell office:value-type="string" calcext:value-type="string">
            <text:p><text:a xlink:href="https://books.toscrape.com/media/cache/a0/7b/a07b53e1708f9055145aa1ec3af8608d.jpg" xlink:type="simple">https://books.toscrape.com/../media/cache/a0/7b/a07b53e1708f9055145aa1ec3af8608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elfish Gene</text:p>
          </table:table-cell>
          <table:table-cell office:value-type="string" calcext:value-type="string">
            <text:p>£29.45</text:p>
          </table:table-cell>
          <table:table-cell office:value-type="string" calcext:value-type="string">
            <text:p><text:a xlink:href="https://books.toscrape.com/media/cache/08/14/0814f26516fb72b7391d0a742b5928a2.jpg" xlink:type="simple">https://books.toscrape.com/../media/cache/08/14/0814f26516fb72b7391d0a742b5928a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ecret Healer</text:p>
          </table:table-cell>
          <table:table-cell office:value-type="string" calcext:value-type="string">
            <text:p>£34.56</text:p>
          </table:table-cell>
          <table:table-cell office:value-type="string" calcext:value-type="string">
            <text:p><text:a xlink:href="https://books.toscrape.com/media/cache/69/d2/69d225899cce0a150c605ead01e02f60.jpg" xlink:type="simple">https://books.toscrape.com/../media/cache/69/d2/69d225899cce0a150c605ead01e02f6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Sandman, Vol. 1: Preludes and Nocturnes (The Sandman (volumes) #1)</text:p>
          </table:table-cell>
          <table:table-cell office:value-type="string" calcext:value-type="string">
            <text:p>£54.12</text:p>
          </table:table-cell>
          <table:table-cell office:value-type="string" calcext:value-type="string">
            <text:p><text:a xlink:href="https://books.toscrape.com/media/cache/56/ea/56eac75378feb4cab0dcb9d2101cf58b.jpg" xlink:type="simple">https://books.toscrape.com/../media/cache/56/ea/56eac75378feb4cab0dcb9d2101cf58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Republic</text:p>
          </table:table-cell>
          <table:table-cell office:value-type="string" calcext:value-type="string">
            <text:p>£33.78</text:p>
          </table:table-cell>
          <table:table-cell office:value-type="string" calcext:value-type="string">
            <text:p><text:a xlink:href="https://books.toscrape.com/media/cache/7b/2c/7b2cb77c4608fce189caebaa842e135d.jpg" xlink:type="simple">https://books.toscrape.com/../media/cache/7b/2c/7b2cb77c4608fce189caebaa842e135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Odyssey</text:p>
          </table:table-cell>
          <table:table-cell office:value-type="string" calcext:value-type="string">
            <text:p>£29.64</text:p>
          </table:table-cell>
          <table:table-cell office:value-type="string" calcext:value-type="string">
            <text:p><text:a xlink:href="https://books.toscrape.com/media/cache/0d/e8/0de8211253c4131e0caf9e8528d99443.jpg" xlink:type="simple">https://books.toscrape.com/../media/cache/0d/e8/0de8211253c4131e0caf9e8528d9944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No. 1 Ladies' Detective Agency (No. 1 Ladies' Detective Agency #1)</text:p>
          </table:table-cell>
          <table:table-cell office:value-type="string" calcext:value-type="string">
            <text:p>£57.70</text:p>
          </table:table-cell>
          <table:table-cell office:value-type="string" calcext:value-type="string">
            <text:p><text:a xlink:href="https://books.toscrape.com/media/cache/34/2e/342ec55d460f3dd49d77dac2bd4ff489.jpg" xlink:type="simple">https://books.toscrape.com/../media/cache/34/2e/342ec55d460f3dd49d77dac2bd4ff48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Nicomachean Ethics</text:p>
          </table:table-cell>
          <table:table-cell office:value-type="string" calcext:value-type="string">
            <text:p>£36.34</text:p>
          </table:table-cell>
          <table:table-cell office:value-type="string" calcext:value-type="string">
            <text:p><text:a xlink:href="https://books.toscrape.com/media/cache/f0/aa/f0aa9ae0319b1d6e0706e6053020e696.jpg" xlink:type="simple">https://books.toscrape.com/../media/cache/f0/aa/f0aa9ae0319b1d6e0706e6053020e69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Name of the Wind (The Kingkiller Chronicle #1)</text:p>
          </table:table-cell>
          <table:table-cell office:value-type="string" calcext:value-type="string">
            <text:p>£50.59</text:p>
          </table:table-cell>
          <table:table-cell office:value-type="string" calcext:value-type="string">
            <text:p><text:a xlink:href="https://books.toscrape.com/media/cache/6a/b3/6ab3616e7495ef64b1546a178cf8a9e7.jpg" xlink:type="simple">https://books.toscrape.com/../media/cache/6a/b3/6ab3616e7495ef64b1546a178cf8a9e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Mirror &amp; the Maze (The Wrath and the Dawn #1.5)</text:p>
          </table:table-cell>
          <table:table-cell office:value-type="string" calcext:value-type="string">
            <text:p>£29.38</text:p>
          </table:table-cell>
          <table:table-cell office:value-type="string" calcext:value-type="string">
            <text:p><text:a xlink:href="https://books.toscrape.com/media/cache/84/a8/84a85a5ecca2bdc17e219241938ebdba.jpg" xlink:type="simple">https://books.toscrape.com/../media/cache/84/a8/84a85a5ecca2bdc17e219241938ebdb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ittle Prince</text:p>
          </table:table-cell>
          <table:table-cell office:value-type="string" calcext:value-type="string">
            <text:p>£45.42</text:p>
          </table:table-cell>
          <table:table-cell office:value-type="string" calcext:value-type="string">
            <text:p><text:a xlink:href="https://books.toscrape.com/media/cache/c0/78/c078355608dd81c7c5e4f5e1c5f73d23.jpg" xlink:type="simple">https://books.toscrape.com/../media/cache/c0/78/c078355608dd81c7c5e4f5e1c5f73d2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ight of the Fireflies</text:p>
          </table:table-cell>
          <table:table-cell office:value-type="string" calcext:value-type="string">
            <text:p>£54.43</text:p>
          </table:table-cell>
          <table:table-cell office:value-type="string" calcext:value-type="string">
            <text:p><text:a xlink:href="https://books.toscrape.com/media/cache/17/8e/178e6e1cee8e5980e31148ea10a7321f.jpg" xlink:type="simple">https://books.toscrape.com/../media/cache/17/8e/178e6e1cee8e5980e31148ea10a7321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Last Girl (The Dominion Trilogy #1)</text:p>
          </table:table-cell>
          <table:table-cell office:value-type="string" calcext:value-type="string">
            <text:p>£36.26</text:p>
          </table:table-cell>
          <table:table-cell office:value-type="string" calcext:value-type="string">
            <text:p><text:a xlink:href="https://books.toscrape.com/media/cache/da/47/da4746e620f8ccd7cf20628d1a5e535a.jpg" xlink:type="simple">https://books.toscrape.com/../media/cache/da/47/da4746e620f8ccd7cf20628d1a5e535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Iliad</text:p>
          </table:table-cell>
          <table:table-cell office:value-type="string" calcext:value-type="string">
            <text:p>£16.16</text:p>
          </table:table-cell>
          <table:table-cell office:value-type="string" calcext:value-type="string">
            <text:p><text:a xlink:href="https://books.toscrape.com/media/cache/b4/49/b449e504e387b69322d85e76a57ab60f.jpg" xlink:type="simple">https://books.toscrape.com/../media/cache/b4/49/b449e504e387b69322d85e76a57ab60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Hook Up (Game On #1)</text:p>
          </table:table-cell>
          <table:table-cell office:value-type="string" calcext:value-type="string">
            <text:p>£36.29</text:p>
          </table:table-cell>
          <table:table-cell office:value-type="string" calcext:value-type="string">
            <text:p><text:a xlink:href="https://books.toscrape.com/media/cache/38/f1/38f1543cd2d51c2728678f5ecc128958.jpg" xlink:type="simple">https://books.toscrape.com/../media/cache/38/f1/38f1543cd2d51c2728678f5ecc12895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Haters</text:p>
          </table:table-cell>
          <table:table-cell office:value-type="string" calcext:value-type="string">
            <text:p>£27.89</text:p>
          </table:table-cell>
          <table:table-cell office:value-type="string" calcext:value-type="string">
            <text:p><text:a xlink:href="https://books.toscrape.com/media/cache/4c/e9/4ce9f937ac784ae0b377bcbf2a38a8b2.jpg" xlink:type="simple">https://books.toscrape.com/../media/cache/4c/e9/4ce9f937ac784ae0b377bcbf2a38a8b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irl You Lost</text:p>
          </table:table-cell>
          <table:table-cell office:value-type="string" calcext:value-type="string">
            <text:p>£12.29</text:p>
          </table:table-cell>
          <table:table-cell office:value-type="string" calcext:value-type="string">
            <text:p><text:a xlink:href="https://books.toscrape.com/media/cache/90/0d/900dba6987796f4312a6a6737b0ea94d.jpg" xlink:type="simple">https://books.toscrape.com/../media/cache/90/0d/900dba6987796f4312a6a6737b0ea94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Girl In The Ice (DCI Erika Foster #1)</text:p>
          </table:table-cell>
          <table:table-cell office:value-type="string" calcext:value-type="string">
            <text:p>£15.85</text:p>
          </table:table-cell>
          <table:table-cell office:value-type="string" calcext:value-type="string">
            <text:p><text:a xlink:href="https://books.toscrape.com/media/cache/d8/f7/d8f77fe7f4bb8610e903741441f84702.jpg" xlink:type="simple">https://books.toscrape.com/../media/cache/d8/f7/d8f77fe7f4bb8610e903741441f8470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End of the Jesus Era (An Investigation #1)</text:p>
          </table:table-cell>
          <table:table-cell office:value-type="string" calcext:value-type="string">
            <text:p>£14.40</text:p>
          </table:table-cell>
          <table:table-cell office:value-type="string" calcext:value-type="string">
            <text:p><text:a xlink:href="https://books.toscrape.com/media/cache/fe/47/fe47782c4f8194a4d93ec1381108be88.jpg" xlink:type="simple">https://books.toscrape.com/../media/cache/fe/47/fe47782c4f8194a4d93ec1381108be8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Edge of Reason (Bridget Jones #2)</text:p>
          </table:table-cell>
          <table:table-cell office:value-type="string" calcext:value-type="string">
            <text:p>£19.18</text:p>
          </table:table-cell>
          <table:table-cell office:value-type="string" calcext:value-type="string">
            <text:p><text:a xlink:href="https://books.toscrape.com/media/cache/db/34/db341aa83daa76cd9f9bd2c86ccb5dba.jpg" xlink:type="simple">https://books.toscrape.com/../media/cache/db/34/db341aa83daa76cd9f9bd2c86ccb5db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Complete Maus (Maus #1-2)</text:p>
          </table:table-cell>
          <table:table-cell office:value-type="string" calcext:value-type="string">
            <text:p>£10.64</text:p>
          </table:table-cell>
          <table:table-cell office:value-type="string" calcext:value-type="string">
            <text:p><text:a xlink:href="https://books.toscrape.com/media/cache/a6/f8/a6f889e0ba02be31875d3a324090ef5e.jpg" xlink:type="simple">https://books.toscrape.com/../media/cache/a6/f8/a6f889e0ba02be31875d3a324090ef5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Communist Manifesto</text:p>
          </table:table-cell>
          <table:table-cell office:value-type="string" calcext:value-type="string">
            <text:p>£14.76</text:p>
          </table:table-cell>
          <table:table-cell office:value-type="string" calcext:value-type="string">
            <text:p><text:a xlink:href="https://books.toscrape.com/media/cache/bb/cd/bbcd1a94ebc9fb56f8d079df4557f8e2.jpg" xlink:type="simple">https://books.toscrape.com/../media/cache/bb/cd/bbcd1a94ebc9fb56f8d079df4557f8e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hagavad Gita</text:p>
          </table:table-cell>
          <table:table-cell office:value-type="string" calcext:value-type="string">
            <text:p>£57.49</text:p>
          </table:table-cell>
          <table:table-cell office:value-type="string" calcext:value-type="string">
            <text:p><text:a xlink:href="https://books.toscrape.com/media/cache/4e/69/4e69dacc99de838814d0f65c94e67f6c.jpg" xlink:type="simple">https://books.toscrape.com/../media/cache/4e/69/4e69dacc99de838814d0f65c94e67f6c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Bette Davis Club</text:p>
          </table:table-cell>
          <table:table-cell office:value-type="string" calcext:value-type="string">
            <text:p>£30.66</text:p>
          </table:table-cell>
          <table:table-cell office:value-type="string" calcext:value-type="string">
            <text:p><text:a xlink:href="https://books.toscrape.com/media/cache/23/08/2308bf77130cf0a917642d82dbf4be05.jpg" xlink:type="simple">https://books.toscrape.com/../media/cache/23/08/2308bf77130cf0a917642d82dbf4be0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e Art of Not Breathing</text:p>
          </table:table-cell>
          <table:table-cell office:value-type="string" calcext:value-type="string">
            <text:p>£40.83</text:p>
          </table:table-cell>
          <table:table-cell office:value-type="string" calcext:value-type="string">
            <text:p><text:a xlink:href="https://books.toscrape.com/media/cache/37/26/3726bb1bf30241b6d6f8c8488ad70989.jpg" xlink:type="simple">https://books.toscrape.com/../media/cache/37/26/3726bb1bf30241b6d6f8c8488ad7098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aking Shots (Assassins #1)</text:p>
          </table:table-cell>
          <table:table-cell office:value-type="string" calcext:value-type="string">
            <text:p>£18.88</text:p>
          </table:table-cell>
          <table:table-cell office:value-type="string" calcext:value-type="string">
            <text:p><text:a xlink:href="https://books.toscrape.com/media/cache/ea/92/ea92404bce04a4bc76f3ed9c5344b2bf.jpg" xlink:type="simple">https://books.toscrape.com/../media/cache/ea/92/ea92404bce04a4bc76f3ed9c5344b2b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rlark</text:p>
          </table:table-cell>
          <table:table-cell office:value-type="string" calcext:value-type="string">
            <text:p>£25.83</text:p>
          </table:table-cell>
          <table:table-cell office:value-type="string" calcext:value-type="string">
            <text:p><text:a xlink:href="https://books.toscrape.com/media/cache/b4/9e/b49e66e8f446d9a3dae488955f2aa487.jpg" xlink:type="simple">https://books.toscrape.com/../media/cache/b4/9e/b49e66e8f446d9a3dae488955f2aa48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kip Beat!, Vol. 01 (Skip Beat! #1)</text:p>
          </table:table-cell>
          <table:table-cell office:value-type="string" calcext:value-type="string">
            <text:p>£42.12</text:p>
          </table:table-cell>
          <table:table-cell office:value-type="string" calcext:value-type="string">
            <text:p><text:a xlink:href="https://books.toscrape.com/media/cache/6c/60/6c607509837e2b362ffd7c0e15e7b1f9.jpg" xlink:type="simple">https://books.toscrape.com/../media/cache/6c/60/6c607509837e2b362ffd7c0e15e7b1f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ister Sable (The Mad Queen #1)</text:p>
          </table:table-cell>
          <table:table-cell office:value-type="string" calcext:value-type="string">
            <text:p>£13.33</text:p>
          </table:table-cell>
          <table:table-cell office:value-type="string" calcext:value-type="string">
            <text:p><text:a xlink:href="https://books.toscrape.com/media/cache/2c/89/2c89c4c5528ab4b9101701437953df75.jpg" xlink:type="simple">https://books.toscrape.com/../media/cache/2c/89/2c89c4c5528ab4b9101701437953df7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hatter Me (Shatter Me #1)</text:p>
          </table:table-cell>
          <table:table-cell office:value-type="string" calcext:value-type="string">
            <text:p>£42.40</text:p>
          </table:table-cell>
          <table:table-cell office:value-type="string" calcext:value-type="string">
            <text:p><text:a xlink:href="https://books.toscrape.com/media/cache/f0/31/f031254cafbdff0092c76c8dcba24139.jpg" xlink:type="simple">https://books.toscrape.com/../media/cache/f0/31/f031254cafbdff0092c76c8dcba2413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hameless</text:p>
          </table:table-cell>
          <table:table-cell office:value-type="string" calcext:value-type="string">
            <text:p>£58.35</text:p>
          </table:table-cell>
          <table:table-cell office:value-type="string" calcext:value-type="string">
            <text:p><text:a xlink:href="https://books.toscrape.com/media/cache/a2/19/a2198abf12e3287f84997b35f4e1050e.jpg" xlink:type="simple">https://books.toscrape.com/../media/cache/a2/19/a2198abf12e3287f84997b35f4e1050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hadow Rites (Jane Yellowrock #10)</text:p>
          </table:table-cell>
          <table:table-cell office:value-type="string" calcext:value-type="string">
            <text:p>£21.72</text:p>
          </table:table-cell>
          <table:table-cell office:value-type="string" calcext:value-type="string">
            <text:p><text:a xlink:href="https://books.toscrape.com/media/cache/7a/0d/7a0d52ec06a57c117c0b99c7980756e7.jpg" xlink:type="simple">https://books.toscrape.com/../media/cache/7a/0d/7a0d52ec06a57c117c0b99c7980756e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ettling the Score (The Summer Games #1)</text:p>
          </table:table-cell>
          <table:table-cell office:value-type="string" calcext:value-type="string">
            <text:p>£44.91</text:p>
          </table:table-cell>
          <table:table-cell office:value-type="string" calcext:value-type="string">
            <text:p><text:a xlink:href="https://books.toscrape.com/media/cache/9b/4e/9b4ece2ab5a6335c8594c878e2f22df1.jpg" xlink:type="simple">https://books.toscrape.com/../media/cache/9b/4e/9b4ece2ab5a6335c8594c878e2f22df1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ense and Sensibility</text:p>
          </table:table-cell>
          <table:table-cell office:value-type="string" calcext:value-type="string">
            <text:p>£37.46</text:p>
          </table:table-cell>
          <table:table-cell office:value-type="string" calcext:value-type="string">
            <text:p><text:a xlink:href="https://books.toscrape.com/media/cache/7d/53/7d53e2264b9647ee307259be9f73585d.jpg" xlink:type="simple">https://books.toscrape.com/../media/cache/7d/53/7d53e2264b9647ee307259be9f73585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aga, Volume 1 (Saga (Collected Editions) #1)</text:p>
          </table:table-cell>
          <table:table-cell office:value-type="string" calcext:value-type="string">
            <text:p>£28.48</text:p>
          </table:table-cell>
          <table:table-cell office:value-type="string" calcext:value-type="string">
            <text:p><text:a xlink:href="https://books.toscrape.com/media/cache/c6/ca/c6cab3f679acb45fd2eba092ec9f6a2a.jpg" xlink:type="simple">https://books.toscrape.com/../media/cache/c6/ca/c6cab3f679acb45fd2eba092ec9f6a2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hythm, Chord &amp; Malykhin</text:p>
          </table:table-cell>
          <table:table-cell office:value-type="string" calcext:value-type="string">
            <text:p>£28.34</text:p>
          </table:table-cell>
          <table:table-cell office:value-type="string" calcext:value-type="string">
            <text:p><text:a xlink:href="https://books.toscrape.com/media/cache/43/85/4385ee0304bc3546f2b6eaa75c46d4f8.jpg" xlink:type="simple">https://books.toscrape.com/../media/cache/43/85/4385ee0304bc3546f2b6eaa75c46d4f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Rat Queens, Vol. 1: Sass &amp; Sorcery (Rat Queens (Collected Editions) #1-5)</text:p>
          </table:table-cell>
          <table:table-cell office:value-type="string" calcext:value-type="string">
            <text:p>£46.96</text:p>
          </table:table-cell>
          <table:table-cell office:value-type="string" calcext:value-type="string">
            <text:p><text:a xlink:href="https://books.toscrape.com/media/cache/0d/22/0d22f9ee696b7443d1573e7752645c6d.jpg" xlink:type="simple">https://books.toscrape.com/../media/cache/0d/22/0d22f9ee696b7443d1573e7752645c6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aradise Lost (Paradise #1)</text:p>
          </table:table-cell>
          <table:table-cell office:value-type="string" calcext:value-type="string">
            <text:p>£24.96</text:p>
          </table:table-cell>
          <table:table-cell office:value-type="string" calcext:value-type="string">
            <text:p><text:a xlink:href="https://books.toscrape.com/media/cache/66/f9/66f9edebe41032584e08dcf2fc27b8b4.jpg" xlink:type="simple">https://books.toscrape.com/../media/cache/66/f9/66f9edebe41032584e08dcf2fc27b8b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Paper Girls, Vol. 1 (Paper Girls #1-5)</text:p>
          </table:table-cell>
          <table:table-cell office:value-type="string" calcext:value-type="string">
            <text:p>£21.71</text:p>
          </table:table-cell>
          <table:table-cell office:value-type="string" calcext:value-type="string">
            <text:p><text:a xlink:href="https://books.toscrape.com/media/cache/87/2b/872ba3b06a97e6662770bc2152595b84.jpg" xlink:type="simple">https://books.toscrape.com/../media/cache/87/2b/872ba3b06a97e6662770bc2152595b8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uran High School Host Club, Vol. 1 (Ouran High School Host Club #1)</text:p>
          </table:table-cell>
          <table:table-cell office:value-type="string" calcext:value-type="string">
            <text:p>£29.87</text:p>
          </table:table-cell>
          <table:table-cell office:value-type="string" calcext:value-type="string">
            <text:p><text:a xlink:href="https://books.toscrape.com/media/cache/d5/c5/d5c5a6ebf05b68bee78a38a8ea62305d.jpg" xlink:type="simple">https://books.toscrape.com/../media/cache/d5/c5/d5c5a6ebf05b68bee78a38a8ea62305d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rigins (Alphas 0.5)</text:p>
          </table:table-cell>
          <table:table-cell office:value-type="string" calcext:value-type="string">
            <text:p>£28.99</text:p>
          </table:table-cell>
          <table:table-cell office:value-type="string" calcext:value-type="string">
            <text:p><text:a xlink:href="https://books.toscrape.com/media/cache/12/9b/129b70d7b45d78a26459e7445e0e13e2.jpg" xlink:type="simple">https://books.toscrape.com/../media/cache/12/9b/129b70d7b45d78a26459e7445e0e13e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ne Second (Seven #7)</text:p>
          </table:table-cell>
          <table:table-cell office:value-type="string" calcext:value-type="string">
            <text:p>£52.94</text:p>
          </table:table-cell>
          <table:table-cell office:value-type="string" calcext:value-type="string">
            <text:p><text:a xlink:href="https://books.toscrape.com/media/cache/3f/f3/3ff3f7a0f3c949bb7adbe5f7fe80b9ab.jpg" xlink:type="simple">https://books.toscrape.com/../media/cache/3f/f3/3ff3f7a0f3c949bb7adbe5f7fe80b9a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n the Road (Duluoz Legend)</text:p>
          </table:table-cell>
          <table:table-cell office:value-type="string" calcext:value-type="string">
            <text:p>£32.36</text:p>
          </table:table-cell>
          <table:table-cell office:value-type="string" calcext:value-type="string">
            <text:p><text:a xlink:href="https://books.toscrape.com/media/cache/b8/3e/b83e5f1b9c1dcfe0ef05cff4b080e0fa.jpg" xlink:type="simple">https://books.toscrape.com/../media/cache/b8/3e/b83e5f1b9c1dcfe0ef05cff4b080e0f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ld Records Never Die: One Man's Quest for His Vinyl and His Past</text:p>
          </table:table-cell>
          <table:table-cell office:value-type="string" calcext:value-type="string">
            <text:p>£55.66</text:p>
          </table:table-cell>
          <table:table-cell office:value-type="string" calcext:value-type="string">
            <text:p><text:a xlink:href="https://books.toscrape.com/media/cache/7e/94/7e947f3dd04f178175b85123829467a9.jpg" xlink:type="simple">https://books.toscrape.com/../media/cache/7e/94/7e947f3dd04f178175b85123829467a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ff Sides (Off #1)</text:p>
          </table:table-cell>
          <table:table-cell office:value-type="string" calcext:value-type="string">
            <text:p>£39.45</text:p>
          </table:table-cell>
          <table:table-cell office:value-type="string" calcext:value-type="string">
            <text:p><text:a xlink:href="https://books.toscrape.com/media/cache/03/ed/03ed67ea504353b91b035151d8e80db2.jpg" xlink:type="simple">https://books.toscrape.com/../media/cache/03/ed/03ed67ea504353b91b035151d8e80db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Of Mice and Men</text:p>
          </table:table-cell>
          <table:table-cell office:value-type="string" calcext:value-type="string">
            <text:p>£47.11</text:p>
          </table:table-cell>
          <table:table-cell office:value-type="string" calcext:value-type="string">
            <text:p><text:a xlink:href="https://books.toscrape.com/media/cache/0f/ca/0fca4597765ffacdb7bd529fc5eb88fa.jpg" xlink:type="simple">https://books.toscrape.com/../media/cache/0f/ca/0fca4597765ffacdb7bd529fc5eb88f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yriad (Prentor #1)</text:p>
          </table:table-cell>
          <table:table-cell office:value-type="string" calcext:value-type="string">
            <text:p>£58.75</text:p>
          </table:table-cell>
          <table:table-cell office:value-type="string" calcext:value-type="string">
            <text:p><text:a xlink:href="https://books.toscrape.com/media/cache/6b/fa/6bfae8a489ff53f50467705c1e6fff19.jpg" xlink:type="simple">https://books.toscrape.com/../media/cache/6b/fa/6bfae8a489ff53f50467705c1e6fff1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y Perfect Mistake (Over the Top #1)</text:p>
          </table:table-cell>
          <table:table-cell office:value-type="string" calcext:value-type="string">
            <text:p>£38.92</text:p>
          </table:table-cell>
          <table:table-cell office:value-type="string" calcext:value-type="string">
            <text:p><text:a xlink:href="https://books.toscrape.com/media/cache/0d/03/0d03eb55ed070a53b6c4b6eedd48b458.jpg" xlink:type="simple">https://books.toscrape.com/../media/cache/0d/03/0d03eb55ed070a53b6c4b6eedd48b458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s. Marvel, Vol. 1: No Normal (Ms. Marvel (2014-2015) #1)</text:p>
          </table:table-cell>
          <table:table-cell office:value-type="string" calcext:value-type="string">
            <text:p>£39.39</text:p>
          </table:table-cell>
          <table:table-cell office:value-type="string" calcext:value-type="string">
            <text:p><text:a xlink:href="https://books.toscrape.com/media/cache/f4/96/f496db4d78639e233978ae2bee021752.jpg" xlink:type="simple">https://books.toscrape.com/../media/cache/f4/96/f496db4d78639e233978ae2bee02175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editations</text:p>
          </table:table-cell>
          <table:table-cell office:value-type="string" calcext:value-type="string">
            <text:p>£25.89</text:p>
          </table:table-cell>
          <table:table-cell office:value-type="string" calcext:value-type="string">
            <text:p><text:a xlink:href="https://books.toscrape.com/media/cache/df/c9/dfc9ed72e963572d23233b3a8cb01676.jpg" xlink:type="simple">https://books.toscrape.com/../media/cache/df/c9/dfc9ed72e963572d23233b3a8cb0167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atilda</text:p>
          </table:table-cell>
          <table:table-cell office:value-type="string" calcext:value-type="string">
            <text:p>£28.34</text:p>
          </table:table-cell>
          <table:table-cell office:value-type="string" calcext:value-type="string">
            <text:p><text:a xlink:href="https://books.toscrape.com/media/cache/03/47/0347bd215f4813edd81c2cd76bab53ca.jpg" xlink:type="simple">https://books.toscrape.com/../media/cache/03/47/0347bd215f4813edd81c2cd76bab53c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ost Among the Living</text:p>
          </table:table-cell>
          <table:table-cell office:value-type="string" calcext:value-type="string">
            <text:p>£27.70</text:p>
          </table:table-cell>
          <table:table-cell office:value-type="string" calcext:value-type="string">
            <text:p><text:a xlink:href="https://books.toscrape.com/media/cache/5a/40/5a40d914bc3491e5909f1167f9cb34f2.jpg" xlink:type="simple">https://books.toscrape.com/../media/cache/5a/40/5a40d914bc3491e5909f1167f9cb34f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ord of the Flies</text:p>
          </table:table-cell>
          <table:table-cell office:value-type="string" calcext:value-type="string">
            <text:p>£24.89</text:p>
          </table:table-cell>
          <table:table-cell office:value-type="string" calcext:value-type="string">
            <text:p><text:a xlink:href="https://books.toscrape.com/media/cache/33/73/3373a168b588e3fb19c558a21da71ac9.jpg" xlink:type="simple">https://books.toscrape.com/../media/cache/33/73/3373a168b588e3fb19c558a21da71ac9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Listen to Me (Fusion #1)</text:p>
          </table:table-cell>
          <table:table-cell office:value-type="string" calcext:value-type="string">
            <text:p>£58.99</text:p>
          </table:table-cell>
          <table:table-cell office:value-type="string" calcext:value-type="string">
            <text:p><text:a xlink:href="https://books.toscrape.com/media/cache/00/dd/00dd43f59d255cbc16e9d9c9ed20a997.jpg" xlink:type="simple">https://books.toscrape.com/../media/cache/00/dd/00dd43f59d255cbc16e9d9c9ed20a997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Kitchens of the Great Midwest</text:p>
          </table:table-cell>
          <table:table-cell office:value-type="string" calcext:value-type="string">
            <text:p>£57.20</text:p>
          </table:table-cell>
          <table:table-cell office:value-type="string" calcext:value-type="string">
            <text:p><text:a xlink:href="https://books.toscrape.com/media/cache/5e/37/5e379c1cc7003127bc74257a1b721540.jpg" xlink:type="simple">https://books.toscrape.com/../media/cache/5e/37/5e379c1cc7003127bc74257a1b72154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Jane Eyre</text:p>
          </table:table-cell>
          <table:table-cell office:value-type="string" calcext:value-type="string">
            <text:p>£38.43</text:p>
          </table:table-cell>
          <table:table-cell office:value-type="string" calcext:value-type="string">
            <text:p><text:a xlink:href="https://books.toscrape.com/media/cache/0b/9b/0b9bd2c1de5ec402b2c797b53e5257f6.jpg" xlink:type="simple">https://books.toscrape.com/../media/cache/0b/9b/0b9bd2c1de5ec402b2c797b53e5257f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mperfect Harmony</text:p>
          </table:table-cell>
          <table:table-cell office:value-type="string" calcext:value-type="string">
            <text:p>£34.74</text:p>
          </table:table-cell>
          <table:table-cell office:value-type="string" calcext:value-type="string">
            <text:p><text:a xlink:href="https://books.toscrape.com/media/cache/fb/29/fb299a516730a2f2602b10f945f7a8e5.jpg" xlink:type="simple">https://books.toscrape.com/../media/cache/fb/29/fb299a516730a2f2602b10f945f7a8e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Icing (Aces Hockey #2)</text:p>
          </table:table-cell>
          <table:table-cell office:value-type="string" calcext:value-type="string">
            <text:p>£40.44</text:p>
          </table:table-cell>
          <table:table-cell office:value-type="string" calcext:value-type="string">
            <text:p><text:a xlink:href="https://books.toscrape.com/media/cache/8d/1e/8d1e285bf672b2ea66879490cc5f6904.jpg" xlink:type="simple">https://books.toscrape.com/../media/cache/8d/1e/8d1e285bf672b2ea66879490cc5f690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awkeye, Vol. 1: My Life as a Weapon (Hawkeye #1)</text:p>
          </table:table-cell>
          <table:table-cell office:value-type="string" calcext:value-type="string">
            <text:p>£45.24</text:p>
          </table:table-cell>
          <table:table-cell office:value-type="string" calcext:value-type="string">
            <text:p><text:a xlink:href="https://books.toscrape.com/media/cache/16/46/16460146a1a8b99c82da027368383ade.jpg" xlink:type="simple">https://books.toscrape.com/../media/cache/16/46/16460146a1a8b99c82da027368383ad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aving the Barbarian's Baby (Ice Planet Barbarians #7.5)</text:p>
          </table:table-cell>
          <table:table-cell office:value-type="string" calcext:value-type="string">
            <text:p>£34.96</text:p>
          </table:table-cell>
          <table:table-cell office:value-type="string" calcext:value-type="string">
            <text:p><text:a xlink:href="https://books.toscrape.com/media/cache/f4/83/f4835e9f3fdd8b8107bbb39a391654f0.jpg" xlink:type="simple">https://books.toscrape.com/../media/cache/f4/83/f4835e9f3fdd8b8107bbb39a391654f0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Giant Days, Vol. 1 (Giant Days #1-4)</text:p>
          </table:table-cell>
          <table:table-cell office:value-type="string" calcext:value-type="string">
            <text:p>£56.76</text:p>
          </table:table-cell>
          <table:table-cell office:value-type="string" calcext:value-type="string">
            <text:p><text:a xlink:href="https://books.toscrape.com/media/cache/35/0b/350b1224dc46533851d5a34134e44842.jpg" xlink:type="simple">https://books.toscrape.com/../media/cache/35/0b/350b1224dc46533851d5a34134e4484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ruits Basket, Vol. 1 (Fruits Basket #1)</text:p>
          </table:table-cell>
          <table:table-cell office:value-type="string" calcext:value-type="string">
            <text:p>£40.28</text:p>
          </table:table-cell>
          <table:table-cell office:value-type="string" calcext:value-type="string">
            <text:p><text:a xlink:href="https://books.toscrape.com/media/cache/7c/c1/7cc13a8fb238202250e87843c1a62f94.jpg" xlink:type="simple">https://books.toscrape.com/../media/cache/7c/c1/7cc13a8fb238202250e87843c1a62f9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rankenstein</text:p>
          </table:table-cell>
          <table:table-cell office:value-type="string" calcext:value-type="string">
            <text:p>£38.00</text:p>
          </table:table-cell>
          <table:table-cell office:value-type="string" calcext:value-type="string">
            <text:p><text:a xlink:href="https://books.toscrape.com/media/cache/00/25/0025515e987a1ebd648773f9ac70bfe6.jpg" xlink:type="simple">https://books.toscrape.com/../media/cache/00/25/0025515e987a1ebd648773f9ac70bfe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orever Rockers (The Rocker #12)</text:p>
          </table:table-cell>
          <table:table-cell office:value-type="string" calcext:value-type="string">
            <text:p>£28.80</text:p>
          </table:table-cell>
          <table:table-cell office:value-type="string" calcext:value-type="string">
            <text:p><text:a xlink:href="https://books.toscrape.com/media/cache/7f/b0/7fb03a053c270000667a50dd8d594843.jpg" xlink:type="simple">https://books.toscrape.com/../media/cache/7f/b0/7fb03a053c270000667a50dd8d59484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ighting Fate (Fighting #6)</text:p>
          </table:table-cell>
          <table:table-cell office:value-type="string" calcext:value-type="string">
            <text:p>£39.24</text:p>
          </table:table-cell>
          <table:table-cell office:value-type="string" calcext:value-type="string">
            <text:p><text:a xlink:href="https://books.toscrape.com/media/cache/57/e2/57e255929f6e597c18cb3843904cd92b.jpg" xlink:type="simple">https://books.toscrape.com/../media/cache/57/e2/57e255929f6e597c18cb3843904cd92b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£32.93</text:p>
          </table:table-cell>
          <table:table-cell office:value-type="string" calcext:value-type="string">
            <text:p><text:a xlink:href="https://books.toscrape.com/media/cache/09/63/09638baaef52f03827c215029c632a13.jpg" xlink:type="simple">https://books.toscrape.com/../media/cache/09/63/09638baaef52f03827c215029c632a1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Eat, Pray, Love</text:p>
          </table:table-cell>
          <table:table-cell office:value-type="string" calcext:value-type="string">
            <text:p>£51.32</text:p>
          </table:table-cell>
          <table:table-cell office:value-type="string" calcext:value-type="string">
            <text:p><text:a xlink:href="https://books.toscrape.com/media/cache/21/95/2195c296e82620593a143356aeaa7745.jpg" xlink:type="simple">https://books.toscrape.com/../media/cache/21/95/2195c296e82620593a143356aeaa774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eep Under (Walker Security #1)</text:p>
          </table:table-cell>
          <table:table-cell office:value-type="string" calcext:value-type="string">
            <text:p>£47.09</text:p>
          </table:table-cell>
          <table:table-cell office:value-type="string" calcext:value-type="string">
            <text:p><text:a xlink:href="https://books.toscrape.com/media/cache/74/e4/74e4ec43c40926c7b57fc0fe0f397183.jpg" xlink:type="simple">https://books.toscrape.com/../media/cache/74/e4/74e4ec43c40926c7b57fc0fe0f397183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hoosing Our Religion: The Spiritual Lives of America's Nones</text:p>
          </table:table-cell>
          <table:table-cell office:value-type="string" calcext:value-type="string">
            <text:p>£28.42</text:p>
          </table:table-cell>
          <table:table-cell office:value-type="string" calcext:value-type="string">
            <text:p><text:a xlink:href="https://books.toscrape.com/media/cache/df/ab/dfabeab158046237ddb6b713b794909f.jpg" xlink:type="simple">https://books.toscrape.com/../media/cache/df/ab/dfabeab158046237ddb6b713b794909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harlie and the Chocolate Factory (Charlie Bucket #1)</text:p>
          </table:table-cell>
          <table:table-cell office:value-type="string" calcext:value-type="string">
            <text:p>£22.85</text:p>
          </table:table-cell>
          <table:table-cell office:value-type="string" calcext:value-type="string">
            <text:p><text:a xlink:href="https://books.toscrape.com/media/cache/d6/cc/d6cc0c66e34dfc214b406208bbaf18e2.jpg" xlink:type="simple">https://books.toscrape.com/../media/cache/d6/cc/d6cc0c66e34dfc214b406208bbaf18e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harity's Cross (Charles Towne Belles #4)</text:p>
          </table:table-cell>
          <table:table-cell office:value-type="string" calcext:value-type="string">
            <text:p>£41.24</text:p>
          </table:table-cell>
          <table:table-cell office:value-type="string" calcext:value-type="string">
            <text:p><text:a xlink:href="https://books.toscrape.com/media/cache/39/e0/39e008f84bbd24b49a7532c2024b855e.jpg" xlink:type="simple">https://books.toscrape.com/../media/cache/39/e0/39e008f84bbd24b49a7532c2024b855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right Lines</text:p>
          </table:table-cell>
          <table:table-cell office:value-type="string" calcext:value-type="string">
            <text:p>£39.07</text:p>
          </table:table-cell>
          <table:table-cell office:value-type="string" calcext:value-type="string">
            <text:p><text:a xlink:href="https://books.toscrape.com/media/cache/12/43/1243e7eb614f57f0e4cfee80553fa312.jpg" xlink:type="simple">https://books.toscrape.com/../media/cache/12/43/1243e7eb614f57f0e4cfee80553fa31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ridget Jones's Diary (Bridget Jones #1)</text:p>
          </table:table-cell>
          <table:table-cell office:value-type="string" calcext:value-type="string">
            <text:p>£29.82</text:p>
          </table:table-cell>
          <table:table-cell office:value-type="string" calcext:value-type="string">
            <text:p><text:a xlink:href="https://books.toscrape.com/media/cache/0c/32/0c329cbd2adf4e0dc825f892106673b2.jpg" xlink:type="simple">https://books.toscrape.com/../media/cache/0c/32/0c329cbd2adf4e0dc825f892106673b2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ounty (Colorado Mountain #7)</text:p>
          </table:table-cell>
          <table:table-cell office:value-type="string" calcext:value-type="string">
            <text:p>£37.26</text:p>
          </table:table-cell>
          <table:table-cell office:value-type="string" calcext:value-type="string">
            <text:p><text:a xlink:href="https://books.toscrape.com/media/cache/80/ff/80ff924ed78cd7c5172410d0d92f8dfe.jpg" xlink:type="simple">https://books.toscrape.com/../media/cache/80/ff/80ff924ed78cd7c5172410d0d92f8df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lood Defense (Samantha Brinkman #1)</text:p>
          </table:table-cell>
          <table:table-cell office:value-type="string" calcext:value-type="string">
            <text:p>£20.30</text:p>
          </table:table-cell>
          <table:table-cell office:value-type="string" calcext:value-type="string">
            <text:p><text:a xlink:href="https://books.toscrape.com/media/cache/cb/f6/cbf6d4b61953f29d7eedd2c9e01a9d74.jpg" xlink:type="simple">https://books.toscrape.com/../media/cache/cb/f6/cbf6d4b61953f29d7eedd2c9e01a9d74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leach, Vol. 1: Strawberry and the Soul Reapers (Bleach #1)</text:p>
          </table:table-cell>
          <table:table-cell office:value-type="string" calcext:value-type="string">
            <text:p>£34.65</text:p>
          </table:table-cell>
          <table:table-cell office:value-type="string" calcext:value-type="string">
            <text:p><text:a xlink:href="https://books.toscrape.com/media/cache/a8/38/a8383903c98af18b898b9d70d5be2c16.jpg" xlink:type="simple">https://books.toscrape.com/../media/cache/a8/38/a8383903c98af18b898b9d70d5be2c16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Beyond Good and Evil</text:p>
          </table:table-cell>
          <table:table-cell office:value-type="string" calcext:value-type="string">
            <text:p>£43.38</text:p>
          </table:table-cell>
          <table:table-cell office:value-type="string" calcext:value-type="string">
            <text:p><text:a xlink:href="https://books.toscrape.com/media/cache/ab/45/ab45f300aa15066ad1260d6f1398d03e.jpg" xlink:type="simple">https://books.toscrape.com/../media/cache/ab/45/ab45f300aa15066ad1260d6f1398d03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lice in Wonderland (Alice's Adventures in Wonderland #1)</text:p>
          </table:table-cell>
          <table:table-cell office:value-type="string" calcext:value-type="string">
            <text:p>£55.53</text:p>
          </table:table-cell>
          <table:table-cell office:value-type="string" calcext:value-type="string">
            <text:p><text:a xlink:href="https://books.toscrape.com/media/cache/96/ee/96ee77d71a31b7694dac6855f6affe4e.jpg" xlink:type="simple">https://books.toscrape.com/../media/cache/96/ee/96ee77d71a31b7694dac6855f6affe4e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jin: Demi-Human, Volume 1 (Ajin: Demi-Human #1)</text:p>
          </table:table-cell>
          <table:table-cell office:value-type="string" calcext:value-type="string">
            <text:p>£57.06</text:p>
          </table:table-cell>
          <table:table-cell office:value-type="string" calcext:value-type="string">
            <text:p><text:a xlink:href="https://books.toscrape.com/media/cache/09/7c/097cb5ecc6fb3fbe1690cf0cbdea4ac5.jpg" xlink:type="simple">https://books.toscrape.com/../media/cache/09/7c/097cb5ecc6fb3fbe1690cf0cbdea4ac5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A Spy's Devotion (The Regency Spies of London #1)</text:p>
          </table:table-cell>
          <table:table-cell office:value-type="string" calcext:value-type="string">
            <text:p>£16.97</text:p>
          </table:table-cell>
          <table:table-cell office:value-type="string" calcext:value-type="string">
            <text:p><text:a xlink:href="https://books.toscrape.com/media/cache/1b/5f/1b5ff86f3c75e51e24c573d3f8bffd8f.jpg" xlink:type="simple">https://books.toscrape.com/../media/cache/1b/5f/1b5ff86f3c75e51e24c573d3f8bffd8f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1st to Die (Women's Murder Club #1)</text:p>
          </table:table-cell>
          <table:table-cell office:value-type="string" calcext:value-type="string">
            <text:p>£53.98</text:p>
          </table:table-cell>
          <table:table-cell office:value-type="string" calcext:value-type="string">
            <text:p><text:a xlink:href="https://books.toscrape.com/media/cache/2b/41/2b4161c5b72a4ae386b644682361b34a.jpg" xlink:type="simple">https://books.toscrape.com/../media/cache/2b/41/2b4161c5b72a4ae386b644682361b34a.jpg</text:a>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1,000 Places to See Before You Die</text:p>
          </table:table-cell>
          <table:table-cell office:value-type="string" calcext:value-type="string">
            <text:p>£26.08</text:p>
          </table:table-cell>
          <table:table-cell office:value-type="string" calcext:value-type="string">
            <text:p><text:a xlink:href="https://books.toscrape.com/media/cache/d7/0f/d70f7edd92705c45a82118c3ff6c299d.jpg" xlink:type="simple">https://books.toscrape.com/../media/cache/d7/0f/d70f7edd92705c45a82118c3ff6c299d.jpg</text:a></text:p>
          </table:table-cell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Стили_20_стрелок_20_1" draw:display-name="Стили стрелок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Книги" style:display-name="PageStyle_Книг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10:17:58</meta:creation-date>
    <dc:date>2025-12-05T15:22:32.911421900</dc:date>
    <meta:generator>LibreOffice/25.8.3.2$Windows_X86_64 LibreOffice_project/8ca8d55c161d602844f5428fa4b58097424e324e</meta:generator>
    <meta:editing-duration>PT3M43S</meta:editing-duration>
    <meta:editing-cycles>1</meta:editing-cycles>
    <meta:document-statistic meta:table-count="1" meta:cell-count="3000" meta:object-count="0"/>
    <meta:user-defined meta:name="AppVersion">12.0000</meta:user-defined>
  </office:meta>
</office:document-meta>
</file>